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0.788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0.2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b2b2b2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13" style:family="table-cell" style:parent-style-name="Default" style:data-style-name="N109">
      <style:table-cell-properties fo:background-color="#b2b2b2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6">
      <style:text-properties fo:font-weight="bold" style:font-weight-asian="bold" style:font-weight-complex="bold"/>
    </style:style>
  </office:automatic-styles>
  <office:body>
    <office:spreadsheet>
      <table:table table:name="AIP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9"/>
        <table:table-column table:style-name="co2" table:number-columns-repeated="2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58 16</text:p>
          </table:table-cell>
          <table:table-cell office:value-type="string" calcext:value-type="string">
            <text:p>018 32 23</text:p>
          </table:table-cell>
          <table:table-cell table:formula="of:=COM.MICROSOFT.CONCAT([.A1];LEFT([.B1];1))" office:value-type="string" office:string-value="EPBYC" calcext:value-type="string">
            <text:p>EPBYC</text:p>
          </table:table-cell>
          <table:table-cell table:style-name="ce15" table:formula="of:=MIDB([.C1];1;2)+(MIDB([.C1];4;2)/60)+(MIDB([.C1];7;2)/3600)" office:value-type="float" office:value="52.9711111111111" calcext:value-type="float">
            <text:p>52,971111111</text:p>
          </table:table-cell>
          <table:table-cell table:style-name="ce15" table:formula="of:=MIDB([.D1];2;2)+(MIDB([.D1];5;2)/60)+(MIDB([.D1];8;2)/3600)" office:value-type="float" office:value="18.5397222222222" calcext:value-type="float">
            <text:p>18,539722222</text:p>
          </table:table-cell>
          <table:table-cell table:formula="of:=COM.MICROSOFT.CONCAT([.A1];LEFT([.B1];1))" office:value-type="string" office:string-value="EPBYC" calcext:value-type="string">
            <text:p>EPBYC</text:p>
          </table:table-cell>
          <table:table-cell table:formula="of:=MID([.H1];1;4)" office:value-type="string" office:string-value="EPBY" calcext:value-type="string">
            <text:p>EPBY</text:p>
          </table:table-cell>
          <table:table-cell table:formula="of:=MID([.H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58 21</text:p>
          </table:table-cell>
          <table:table-cell office:value-type="string" calcext:value-type="string">
            <text:p>017 43 22</text:p>
          </table:table-cell>
          <table:table-cell table:formula="of:=COM.MICROSOFT.CONCAT([.A2];LEFT([.B2];1))" office:value-type="string" office:string-value="EPBYK" calcext:value-type="string">
            <text:p>EPBYK</text:p>
          </table:table-cell>
          <table:table-cell table:style-name="ce15" table:formula="of:=MIDB([.C2];1;2)+(MIDB([.C2];4;2)/60)+(MIDB([.C2];7;2)/3600)" office:value-type="float" office:value="52.9725" calcext:value-type="float">
            <text:p>52,972500000</text:p>
          </table:table-cell>
          <table:table-cell table:style-name="ce15" table:formula="of:=MIDB([.D2];2;2)+(MIDB([.D2];5;2)/60)+(MIDB([.D2];8;2)/3600)" office:value-type="float" office:value="17.7227777777778" calcext:value-type="float">
            <text:p>17,722777778</text:p>
          </table:table-cell>
          <table:table-cell table:formula="of:=COM.MICROSOFT.CONCAT([.A2];LEFT([.B2];1))" office:value-type="string" office:string-value="EPBYK" calcext:value-type="string">
            <text:p>EPBYK</text:p>
          </table:table-cell>
          <table:table-cell table:formula="of:=MID([.H2];1;4)" office:value-type="string" office:string-value="EPBY" calcext:value-type="string">
            <text:p>EPBY</text:p>
          </table:table-cell>
          <table:table-cell table:formula="of:=MID([.H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13 25</text:p>
          </table:table-cell>
          <table:table-cell office:value-type="string" calcext:value-type="string">
            <text:p>018 02 13</text:p>
          </table:table-cell>
          <table:table-cell table:formula="of:=COM.MICROSOFT.CONCAT([.A3];LEFT([.B3];1))" office:value-type="string" office:string-value="EPBYM" calcext:value-type="string">
            <text:p>EPBYM</text:p>
          </table:table-cell>
          <table:table-cell table:style-name="ce15" table:formula="of:=MIDB([.C3];1;2)+(MIDB([.C3];4;2)/60)+(MIDB([.C3];7;2)/3600)" office:value-type="float" office:value="53.2236111111111" calcext:value-type="float">
            <text:p>53,223611111</text:p>
          </table:table-cell>
          <table:table-cell table:style-name="ce15" table:formula="of:=MIDB([.D3];2;2)+(MIDB([.D3];5;2)/60)+(MIDB([.D3];8;2)/3600)" office:value-type="float" office:value="18.0369444444444" calcext:value-type="float">
            <text:p>18,036944444</text:p>
          </table:table-cell>
          <table:table-cell table:formula="of:=COM.MICROSOFT.CONCAT([.A3];LEFT([.B3];1))" office:value-type="string" office:string-value="EPBYM" calcext:value-type="string">
            <text:p>EPBYM</text:p>
          </table:table-cell>
          <table:table-cell table:formula="of:=MID([.H3];1;4)" office:value-type="string" office:string-value="EPBY" calcext:value-type="string">
            <text:p>EPBY</text:p>
          </table:table-cell>
          <table:table-cell table:formula="of:=MID([.H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10 34</text:p>
          </table:table-cell>
          <table:table-cell office:value-type="string" calcext:value-type="string">
            <text:p>018 03 23</text:p>
          </table:table-cell>
          <table:table-cell table:formula="of:=COM.MICROSOFT.CONCAT([.A4];LEFT([.B4];1))" office:value-type="string" office:string-value="EPBYN" calcext:value-type="string">
            <text:p>EPBYN</text:p>
          </table:table-cell>
          <table:table-cell table:style-name="ce15" table:formula="of:=MIDB([.C4];1;2)+(MIDB([.C4];4;2)/60)+(MIDB([.C4];7;2)/3600)" office:value-type="float" office:value="53.1761111111111" calcext:value-type="float">
            <text:p>53,176111111</text:p>
          </table:table-cell>
          <table:table-cell table:style-name="ce15" table:formula="of:=MIDB([.D4];2;2)+(MIDB([.D4];5;2)/60)+(MIDB([.D4];8;2)/3600)" office:value-type="float" office:value="18.0563888888889" calcext:value-type="float">
            <text:p>18,056388889</text:p>
          </table:table-cell>
          <table:table-cell table:formula="of:=COM.MICROSOFT.CONCAT([.A4];LEFT([.B4];1))" office:value-type="string" office:string-value="EPBYN" calcext:value-type="string">
            <text:p>EPBYN</text:p>
          </table:table-cell>
          <table:table-cell table:formula="of:=MID([.H4];1;4)" office:value-type="string" office:string-value="EPBY" calcext:value-type="string">
            <text:p>EPBY</text:p>
          </table:table-cell>
          <table:table-cell table:formula="of:=MID([.H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08 23</text:p>
          </table:table-cell>
          <table:table-cell office:value-type="string" calcext:value-type="string">
            <text:p>017 35 30</text:p>
          </table:table-cell>
          <table:table-cell table:formula="of:=COM.MICROSOFT.CONCAT([.A5];LEFT([.B5];1))" office:value-type="string" office:string-value="EPBYO" calcext:value-type="string">
            <text:p>EPBYO</text:p>
          </table:table-cell>
          <table:table-cell table:style-name="ce15" table:formula="of:=MIDB([.C5];1;2)+(MIDB([.C5];4;2)/60)+(MIDB([.C5];7;2)/3600)" office:value-type="float" office:value="53.1397222222222" calcext:value-type="float">
            <text:p>53,139722222</text:p>
          </table:table-cell>
          <table:table-cell table:style-name="ce15" table:formula="of:=MIDB([.D5];2;2)+(MIDB([.D5];5;2)/60)+(MIDB([.D5];8;2)/3600)" office:value-type="float" office:value="17.5916666666667" calcext:value-type="float">
            <text:p>17,591666667</text:p>
          </table:table-cell>
          <table:table-cell table:formula="of:=COM.MICROSOFT.CONCAT([.A5];LEFT([.B5];1))" office:value-type="string" office:string-value="EPBYO" calcext:value-type="string">
            <text:p>EPBYO</text:p>
          </table:table-cell>
          <table:table-cell table:formula="of:=MID([.H5];1;4)" office:value-type="string" office:string-value="EPBY" calcext:value-type="string">
            <text:p>EPBY</text:p>
          </table:table-cell>
          <table:table-cell table:formula="of:=MID([.H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03 09</text:p>
          </table:table-cell>
          <table:table-cell office:value-type="string" calcext:value-type="string">
            <text:p>017 59 46</text:p>
          </table:table-cell>
          <table:table-cell table:formula="of:=COM.MICROSOFT.CONCAT([.A6];LEFT([.B6];1))" office:value-type="string" office:string-value="EPBYS" calcext:value-type="string">
            <text:p>EPBYS</text:p>
          </table:table-cell>
          <table:table-cell table:style-name="ce15" table:formula="of:=MIDB([.C6];1;2)+(MIDB([.C6];4;2)/60)+(MIDB([.C6];7;2)/3600)" office:value-type="float" office:value="53.0525" calcext:value-type="float">
            <text:p>53,052500000</text:p>
          </table:table-cell>
          <table:table-cell table:style-name="ce15" table:formula="of:=MIDB([.D6];2;2)+(MIDB([.D6];5;2)/60)+(MIDB([.D6];8;2)/3600)" office:value-type="float" office:value="17.9961111111111" calcext:value-type="float">
            <text:p>17,996111111</text:p>
          </table:table-cell>
          <table:table-cell table:formula="of:=COM.MICROSOFT.CONCAT([.A6];LEFT([.B6];1))" office:value-type="string" office:string-value="EPBYS" calcext:value-type="string">
            <text:p>EPBYS</text:p>
          </table:table-cell>
          <table:table-cell table:formula="of:=MID([.H6];1;4)" office:value-type="string" office:string-value="EPBY" calcext:value-type="string">
            <text:p>EPBY</text:p>
          </table:table-cell>
          <table:table-cell table:formula="of:=MID([.H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53 12 28</text:p>
          </table:table-cell>
          <table:table-cell office:value-type="string" calcext:value-type="string">
            <text:p>018 22 43</text:p>
          </table:table-cell>
          <table:table-cell table:formula="of:=COM.MICROSOFT.CONCAT([.A7];LEFT([.B7];1))" office:value-type="string" office:string-value="EPBYU" calcext:value-type="string">
            <text:p>EPBYU</text:p>
          </table:table-cell>
          <table:table-cell table:style-name="ce15" table:formula="of:=MIDB([.C7];1;2)+(MIDB([.C7];4;2)/60)+(MIDB([.C7];7;2)/3600)" office:value-type="float" office:value="53.2077777777778" calcext:value-type="float">
            <text:p>53,207777778</text:p>
          </table:table-cell>
          <table:table-cell table:style-name="ce15" table:formula="of:=MIDB([.D7];2;2)+(MIDB([.D7];5;2)/60)+(MIDB([.D7];8;2)/3600)" office:value-type="float" office:value="18.3786111111111" calcext:value-type="float">
            <text:p>18,378611111</text:p>
          </table:table-cell>
          <table:table-cell table:formula="of:=COM.MICROSOFT.CONCAT([.A7];LEFT([.B7];1))" office:value-type="string" office:string-value="EPBYU" calcext:value-type="string">
            <text:p>EPBYU</text:p>
          </table:table-cell>
          <table:table-cell table:formula="of:=MID([.H7];1;4)" office:value-type="string" office:string-value="EPBY" calcext:value-type="string">
            <text:p>EPBY</text:p>
          </table:table-cell>
          <table:table-cell table:formula="of:=MID([.H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BY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58 34</text:p>
          </table:table-cell>
          <table:table-cell office:value-type="string" calcext:value-type="string">
            <text:p>018 05 58</text:p>
          </table:table-cell>
          <table:table-cell table:formula="of:=COM.MICROSOFT.CONCAT([.A8];LEFT([.B8];1))" office:value-type="string" office:string-value="EPBYW" calcext:value-type="string">
            <text:p>EPBYW</text:p>
          </table:table-cell>
          <table:table-cell table:style-name="ce15" table:formula="of:=MIDB([.C8];1;2)+(MIDB([.C8];4;2)/60)+(MIDB([.C8];7;2)/3600)" office:value-type="float" office:value="52.9761111111111" calcext:value-type="float">
            <text:p>52,976111111</text:p>
          </table:table-cell>
          <table:table-cell table:style-name="ce15" table:formula="of:=MIDB([.D8];2;2)+(MIDB([.D8];5;2)/60)+(MIDB([.D8];8;2)/3600)" office:value-type="float" office:value="18.0994444444444" calcext:value-type="float">
            <text:p>18,099444444</text:p>
          </table:table-cell>
          <table:table-cell table:formula="of:=COM.MICROSOFT.CONCAT([.A8];LEFT([.B8];1))" office:value-type="string" office:string-value="EPBYW" calcext:value-type="string">
            <text:p>EPBYW</text:p>
          </table:table-cell>
          <table:table-cell table:formula="of:=MID([.H8];1;4)" office:value-type="string" office:string-value="EPBY" calcext:value-type="string">
            <text:p>EPBY</text:p>
          </table:table-cell>
          <table:table-cell table:formula="of:=MID([.H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4 29 49</text:p>
          </table:table-cell>
          <table:table-cell office:value-type="string" calcext:value-type="string">
            <text:p>017 29 40</text:p>
          </table:table-cell>
          <table:table-cell table:formula="of:=COM.MICROSOFT.CONCAT([.A10];LEFT([.B10];1))" office:value-type="string" office:string-value="EPCEI" calcext:value-type="string">
            <text:p>EPCEI</text:p>
          </table:table-cell>
          <table:table-cell table:style-name="ce15" table:formula="of:=MIDB([.C10];1;2)+(MIDB([.C10];4;2)/60)+(MIDB([.C10];7;2)/3600)" office:value-type="float" office:value="54.4969444444445" calcext:value-type="float">
            <text:p>54,496944444</text:p>
          </table:table-cell>
          <table:table-cell table:style-name="ce15" table:formula="of:=MIDB([.D10];2;2)+(MIDB([.D10];5;2)/60)+(MIDB([.D10];8;2)/3600)" office:value-type="float" office:value="17.4944444444444" calcext:value-type="float">
            <text:p>17,494444444</text:p>
          </table:table-cell>
          <table:table-cell table:formula="of:=COM.MICROSOFT.CONCAT([.A10];LEFT([.B10];1))" office:value-type="string" office:string-value="EPCEI" calcext:value-type="string">
            <text:p>EPCEI</text:p>
          </table:table-cell>
          <table:table-cell table:formula="of:=MID([.H10];1;4)" office:value-type="string" office:string-value="EPCE" calcext:value-type="string">
            <text:p>EPCE</text:p>
          </table:table-cell>
          <table:table-cell table:formula="of:=MID([.H1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4 30 17</text:p>
          </table:table-cell>
          <table:table-cell office:value-type="string" calcext:value-type="string">
            <text:p>017 38 23</text:p>
          </table:table-cell>
          <table:table-cell table:formula="of:=COM.MICROSOFT.CONCAT([.A11];LEFT([.B11];1))" office:value-type="string" office:string-value="EPCEH" calcext:value-type="string">
            <text:p>EPCEH</text:p>
          </table:table-cell>
          <table:table-cell table:style-name="ce15" table:formula="of:=MIDB([.C11];1;2)+(MIDB([.C11];4;2)/60)+(MIDB([.C11];7;2)/3600)" office:value-type="float" office:value="54.5047222222222" calcext:value-type="float">
            <text:p>54,504722222</text:p>
          </table:table-cell>
          <table:table-cell table:style-name="ce15" table:formula="of:=MIDB([.D11];2;2)+(MIDB([.D11];5;2)/60)+(MIDB([.D11];8;2)/3600)" office:value-type="float" office:value="17.6397222222222" calcext:value-type="float">
            <text:p>17,639722222</text:p>
          </table:table-cell>
          <table:table-cell table:formula="of:=COM.MICROSOFT.CONCAT([.A11];LEFT([.B11];1))" office:value-type="string" office:string-value="EPCEH" calcext:value-type="string">
            <text:p>EPCEH</text:p>
          </table:table-cell>
          <table:table-cell table:formula="of:=MID([.H11];1;4)" office:value-type="string" office:string-value="EPCE" calcext:value-type="string">
            <text:p>EPCE</text:p>
          </table:table-cell>
          <table:table-cell table:formula="of:=MID([.H1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4 33 10</text:p>
          </table:table-cell>
          <table:table-cell office:value-type="string" calcext:value-type="string">
            <text:p>017 50 11</text:p>
          </table:table-cell>
          <table:table-cell table:formula="of:=COM.MICROSOFT.CONCAT([.A12];LEFT([.B12];1))" office:value-type="string" office:string-value="EPCEG" calcext:value-type="string">
            <text:p>EPCEG</text:p>
          </table:table-cell>
          <table:table-cell table:style-name="ce15" table:formula="of:=MIDB([.C12];1;2)+(MIDB([.C12];4;2)/60)+(MIDB([.C12];7;2)/3600)" office:value-type="float" office:value="54.5527777777778" calcext:value-type="float">
            <text:p>54,552777778</text:p>
          </table:table-cell>
          <table:table-cell table:style-name="ce15" table:formula="of:=MIDB([.D12];2;2)+(MIDB([.D12];5;2)/60)+(MIDB([.D12];8;2)/3600)" office:value-type="float" office:value="17.8363888888889" calcext:value-type="float">
            <text:p>17,836388889</text:p>
          </table:table-cell>
          <table:table-cell table:formula="of:=COM.MICROSOFT.CONCAT([.A12];LEFT([.B12];1))" office:value-type="string" office:string-value="EPCEG" calcext:value-type="string">
            <text:p>EPCEG</text:p>
          </table:table-cell>
          <table:table-cell table:formula="of:=MID([.H12];1;4)" office:value-type="string" office:string-value="EPCE" calcext:value-type="string">
            <text:p>EPCE</text:p>
          </table:table-cell>
          <table:table-cell table:formula="of:=MID([.H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28 14</text:p>
          </table:table-cell>
          <table:table-cell office:value-type="string" calcext:value-type="string">
            <text:p>018 02 05</text:p>
          </table:table-cell>
          <table:table-cell table:formula="of:=COM.MICROSOFT.CONCAT([.A13];LEFT([.B13];1))" office:value-type="string" office:string-value="EPCEL" calcext:value-type="string">
            <text:p>EPCEL</text:p>
          </table:table-cell>
          <table:table-cell table:style-name="ce15" table:formula="of:=MIDB([.C13];1;2)+(MIDB([.C13];4;2)/60)+(MIDB([.C13];7;2)/3600)" office:value-type="float" office:value="54.4705555555556" calcext:value-type="float">
            <text:p>54,470555556</text:p>
          </table:table-cell>
          <table:table-cell table:style-name="ce15" table:formula="of:=MIDB([.D13];2;2)+(MIDB([.D13];5;2)/60)+(MIDB([.D13];8;2)/3600)" office:value-type="float" office:value="18.0347222222222" calcext:value-type="float">
            <text:p>18,034722222</text:p>
          </table:table-cell>
          <table:table-cell table:formula="of:=COM.MICROSOFT.CONCAT([.A13];LEFT([.B13];1))" office:value-type="string" office:string-value="EPCEL" calcext:value-type="string">
            <text:p>EPCEL</text:p>
          </table:table-cell>
          <table:table-cell table:formula="of:=MID([.H13];1;4)" office:value-type="string" office:string-value="EPCE" calcext:value-type="string">
            <text:p>EPCE</text:p>
          </table:table-cell>
          <table:table-cell table:formula="of:=MID([.H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21 01</text:p>
          </table:table-cell>
          <table:table-cell office:value-type="string" calcext:value-type="string">
            <text:p>017 54 12</text:p>
          </table:table-cell>
          <table:table-cell table:formula="of:=COM.MICROSOFT.CONCAT([.A14];LEFT([.B14];1))" office:value-type="string" office:string-value="EPCEK" calcext:value-type="string">
            <text:p>EPCEK</text:p>
          </table:table-cell>
          <table:table-cell table:style-name="ce15" table:formula="of:=MIDB([.C14];1;2)+(MIDB([.C14];4;2)/60)+(MIDB([.C14];7;2)/3600)" office:value-type="float" office:value="54.3502777777778" calcext:value-type="float">
            <text:p>54,350277778</text:p>
          </table:table-cell>
          <table:table-cell table:style-name="ce15" table:formula="of:=MIDB([.D14];2;2)+(MIDB([.D14];5;2)/60)+(MIDB([.D14];8;2)/3600)" office:value-type="float" office:value="17.9033333333333" calcext:value-type="float">
            <text:p>17,903333333</text:p>
          </table:table-cell>
          <table:table-cell table:formula="of:=COM.MICROSOFT.CONCAT([.A14];LEFT([.B14];1))" office:value-type="string" office:string-value="EPCEK" calcext:value-type="string">
            <text:p>EPCEK</text:p>
          </table:table-cell>
          <table:table-cell table:formula="of:=MID([.H14];1;4)" office:value-type="string" office:string-value="EPCE" calcext:value-type="string">
            <text:p>EPCE</text:p>
          </table:table-cell>
          <table:table-cell table:formula="of:=MID([.H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CE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21 17</text:p>
          </table:table-cell>
          <table:table-cell office:value-type="string" calcext:value-type="string">
            <text:p>017 34 32</text:p>
          </table:table-cell>
          <table:table-cell table:formula="of:=COM.MICROSOFT.CONCAT([.A15];LEFT([.B15];1))" office:value-type="string" office:string-value="EPCEJ" calcext:value-type="string">
            <text:p>EPCEJ</text:p>
          </table:table-cell>
          <table:table-cell table:style-name="ce15" table:formula="of:=MIDB([.C15];1;2)+(MIDB([.C15];4;2)/60)+(MIDB([.C15];7;2)/3600)" office:value-type="float" office:value="54.3547222222222" calcext:value-type="float">
            <text:p>54,354722222</text:p>
          </table:table-cell>
          <table:table-cell table:style-name="ce15" table:formula="of:=MIDB([.D15];2;2)+(MIDB([.D15];5;2)/60)+(MIDB([.D15];8;2)/3600)" office:value-type="float" office:value="17.5755555555556" calcext:value-type="float">
            <text:p>17,575555556</text:p>
          </table:table-cell>
          <table:table-cell table:formula="of:=COM.MICROSOFT.CONCAT([.A15];LEFT([.B15];1))" office:value-type="string" office:string-value="EPCEJ" calcext:value-type="string">
            <text:p>EPCEJ</text:p>
          </table:table-cell>
          <table:table-cell table:formula="of:=MID([.H15];1;4)" office:value-type="string" office:string-value="EPCE" calcext:value-type="string">
            <text:p>EPCE</text:p>
          </table:table-cell>
          <table:table-cell table:formula="of:=MID([.H15];1;2)" office:value-type="string" office:string-value="EP" calcext:value-type="string">
            <text:p>EP</text:p>
          </table:table-cell>
        </table:table-row>
        <table:table-row table:style-name="ro1">
          <table:table-cell table:style-name="ce1" office:value-type="string" calcext:value-type="string">
            <text:p>EPCE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4 19 31</text:p>
          </table:table-cell>
          <table:table-cell office:value-type="string" calcext:value-type="string">
            <text:p>017 47 26</text:p>
          </table:table-cell>
          <table:table-cell table:formula="of:=COM.MICROSOFT.CONCAT([.A16];LEFT([.B16];1))" office:value-type="string" office:string-value="EPCES" calcext:value-type="string">
            <text:p>EPCES</text:p>
          </table:table-cell>
          <table:table-cell table:style-name="ce15" table:formula="of:=MIDB([.C16];1;2)+(MIDB([.C16];4;2)/60)+(MIDB([.C16];7;2)/3600)" office:value-type="float" office:value="54.3252777777778" calcext:value-type="float">
            <text:p>54,325277778</text:p>
          </table:table-cell>
          <table:table-cell table:style-name="ce15" table:formula="of:=MIDB([.D16];2;2)+(MIDB([.D16];5;2)/60)+(MIDB([.D16];8;2)/3600)" office:value-type="float" office:value="17.7905555555556" calcext:value-type="float">
            <text:p>17,790555556</text:p>
          </table:table-cell>
          <table:table-cell table:formula="of:=COM.MICROSOFT.CONCAT([.A16];LEFT([.B16];1))" office:value-type="string" office:string-value="EPCES" calcext:value-type="string">
            <text:p>EPCES</text:p>
          </table:table-cell>
          <table:table-cell table:formula="of:=MID([.H16];1;4)" office:value-type="string" office:string-value="EPCE" calcext:value-type="string">
            <text:p>EPCE</text:p>
          </table:table-cell>
          <table:table-cell table:formula="of:=MID([.H16];1;2)" office:value-type="string" office:string-value="EP" calcext:value-type="string">
            <text:p>EP</text:p>
          </table:table-cell>
        </table:table-row>
        <table:table-row table:style-name="ro1">
          <table:table-cell table:style-name="ce1"/>
          <table:table-cell table:number-columns-repeated="4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34 03</text:p>
          </table:table-cell>
          <table:table-cell office:value-type="string" calcext:value-type="string">
            <text:p>022 07 52</text:p>
          </table:table-cell>
          <table:table-cell table:formula="of:=COM.MICROSOFT.CONCAT([.A18];LEFT([.B18];1))" office:value-type="string" office:string-value="EPDEB" calcext:value-type="string">
            <text:p>EPDEB</text:p>
          </table:table-cell>
          <table:table-cell table:style-name="ce15" table:formula="of:=MIDB([.C18];1;2)+(MIDB([.C18];4;2)/60)+(MIDB([.C18];7;2)/3600)" office:value-type="float" office:value="51.5675" calcext:value-type="float">
            <text:p>51,567500000</text:p>
          </table:table-cell>
          <table:table-cell table:style-name="ce15" table:formula="of:=MIDB([.D18];2;2)+(MIDB([.D18];5;2)/60)+(MIDB([.D18];8;2)/3600)" office:value-type="float" office:value="22.1311111111111" calcext:value-type="float">
            <text:p>22,131111111</text:p>
          </table:table-cell>
          <table:table-cell table:formula="of:=COM.MICROSOFT.CONCAT([.A18];LEFT([.B18];1))" office:value-type="string" office:string-value="EPDEB" calcext:value-type="string">
            <text:p>EPDEB</text:p>
          </table:table-cell>
          <table:table-cell table:formula="of:=MID([.H18];1;4)" office:value-type="string" office:string-value="EPDE" calcext:value-type="string">
            <text:p>EPDE</text:p>
          </table:table-cell>
          <table:table-cell table:formula="of:=MID([.H18];1;2)" office:value-type="string" office:string-value="EP" calcext:value-type="string">
            <text:p>EP</text:p>
          </table:table-cell>
        </table:table-row>
        <table:table-row table:style-name="ro1">
          <table:table-cell table:style-name="ce1" office:value-type="string" calcext:value-type="string">
            <text:p>EPDE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32 55</text:p>
          </table:table-cell>
          <table:table-cell office:value-type="string" calcext:value-type="string">
            <text:p>021 41 32</text:p>
          </table:table-cell>
          <table:table-cell table:formula="of:=COM.MICROSOFT.CONCAT([.A19];LEFT([.B19];1))" office:value-type="string" office:string-value="EPDED" calcext:value-type="string">
            <text:p>EPDED</text:p>
          </table:table-cell>
          <table:table-cell table:style-name="ce15" table:formula="of:=MIDB([.C19];1;2)+(MIDB([.C19];4;2)/60)+(MIDB([.C19];7;2)/3600)" office:value-type="float" office:value="51.5486111111111" calcext:value-type="float">
            <text:p>51,548611111</text:p>
          </table:table-cell>
          <table:table-cell table:style-name="ce15" table:formula="of:=MIDB([.D19];2;2)+(MIDB([.D19];5;2)/60)+(MIDB([.D19];8;2)/3600)" office:value-type="float" office:value="21.6922222222222" calcext:value-type="float">
            <text:p>21,692222222</text:p>
          </table:table-cell>
          <table:table-cell table:formula="of:=COM.MICROSOFT.CONCAT([.A19];LEFT([.B19];1))" office:value-type="string" office:string-value="EPDED" calcext:value-type="string">
            <text:p>EPDED</text:p>
          </table:table-cell>
          <table:table-cell table:formula="of:=MID([.H19];1;4)" office:value-type="string" office:string-value="EPDE" calcext:value-type="string">
            <text:p>EPDE</text:p>
          </table:table-cell>
          <table:table-cell table:formula="of:=MID([.H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28 53</text:p>
          </table:table-cell>
          <table:table-cell office:value-type="string" calcext:value-type="string">
            <text:p>021 54 41</text:p>
          </table:table-cell>
          <table:table-cell table:formula="of:=COM.MICROSOFT.CONCAT([.A20];LEFT([.B20];1))" office:value-type="string" office:string-value="EPDEG" calcext:value-type="string">
            <text:p>EPDEG</text:p>
          </table:table-cell>
          <table:table-cell table:style-name="ce15" table:formula="of:=MIDB([.C20];1;2)+(MIDB([.C20];4;2)/60)+(MIDB([.C20];7;2)/3600)" office:value-type="float" office:value="51.4813888888889" calcext:value-type="float">
            <text:p>51,481388889</text:p>
          </table:table-cell>
          <table:table-cell table:style-name="ce15" table:formula="of:=MIDB([.D20];2;2)+(MIDB([.D20];5;2)/60)+(MIDB([.D20];8;2)/3600)" office:value-type="float" office:value="21.9113888888889" calcext:value-type="float">
            <text:p>21,911388889</text:p>
          </table:table-cell>
          <table:table-cell table:formula="of:=COM.MICROSOFT.CONCAT([.A20];LEFT([.B20];1))" office:value-type="string" office:string-value="EPDEG" calcext:value-type="string">
            <text:p>EPDEG</text:p>
          </table:table-cell>
          <table:table-cell table:formula="of:=MID([.H20];1;4)" office:value-type="string" office:string-value="EPDE" calcext:value-type="string">
            <text:p>EPDE</text:p>
          </table:table-cell>
          <table:table-cell table:formula="of:=MID([.H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24 44</text:p>
          </table:table-cell>
          <table:table-cell office:value-type="string" calcext:value-type="string">
            <text:p>022 03 12</text:p>
          </table:table-cell>
          <table:table-cell table:formula="of:=COM.MICROSOFT.CONCAT([.A21];LEFT([.B21];1))" office:value-type="string" office:string-value="EPDEK" calcext:value-type="string">
            <text:p>EPDEK</text:p>
          </table:table-cell>
          <table:table-cell table:style-name="ce15" table:formula="of:=MIDB([.C21];1;2)+(MIDB([.C21];4;2)/60)+(MIDB([.C21];7;2)/3600)" office:value-type="float" office:value="51.4122222222222" calcext:value-type="float">
            <text:p>51,412222222</text:p>
          </table:table-cell>
          <table:table-cell table:style-name="ce15" table:formula="of:=MIDB([.D21];2;2)+(MIDB([.D21];5;2)/60)+(MIDB([.D21];8;2)/3600)" office:value-type="float" office:value="22.0533333333333" calcext:value-type="float">
            <text:p>22,053333333</text:p>
          </table:table-cell>
          <table:table-cell table:formula="of:=COM.MICROSOFT.CONCAT([.A21];LEFT([.B21];1))" office:value-type="string" office:string-value="EPDEK" calcext:value-type="string">
            <text:p>EPDEK</text:p>
          </table:table-cell>
          <table:table-cell table:formula="of:=MID([.H21];1;4)" office:value-type="string" office:string-value="EPDE" calcext:value-type="string">
            <text:p>EPDE</text:p>
          </table:table-cell>
          <table:table-cell table:formula="of:=MID([.H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1 44 23</text:p>
          </table:table-cell>
          <table:table-cell office:value-type="string" calcext:value-type="string">
            <text:p>021 40 29</text:p>
          </table:table-cell>
          <table:table-cell table:formula="of:=COM.MICROSOFT.CONCAT([.A22];LEFT([.B22];1))" office:value-type="string" office:string-value="EPDEL" calcext:value-type="string">
            <text:p>EPDEL</text:p>
          </table:table-cell>
          <table:table-cell table:style-name="ce15" table:formula="of:=MIDB([.C22];1;2)+(MIDB([.C22];4;2)/60)+(MIDB([.C22];7;2)/3600)" office:value-type="float" office:value="51.7397222222222" calcext:value-type="float">
            <text:p>51,739722222</text:p>
          </table:table-cell>
          <table:table-cell table:style-name="ce15" table:formula="of:=MIDB([.D22];2;2)+(MIDB([.D22];5;2)/60)+(MIDB([.D22];8;2)/3600)" office:value-type="float" office:value="21.6747222222222" calcext:value-type="float">
            <text:p>21,674722222</text:p>
          </table:table-cell>
          <table:table-cell table:formula="of:=COM.MICROSOFT.CONCAT([.A22];LEFT([.B22];1))" office:value-type="string" office:string-value="EPDEL" calcext:value-type="string">
            <text:p>EPDEL</text:p>
          </table:table-cell>
          <table:table-cell table:formula="of:=MID([.H22];1;4)" office:value-type="string" office:string-value="EPDE" calcext:value-type="string">
            <text:p>EPDE</text:p>
          </table:table-cell>
          <table:table-cell table:formula="of:=MID([.H2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31 25</text:p>
          </table:table-cell>
          <table:table-cell office:value-type="string" calcext:value-type="string">
            <text:p>022 18 57</text:p>
          </table:table-cell>
          <table:table-cell table:formula="of:=COM.MICROSOFT.CONCAT([.A23];LEFT([.B23];1))" office:value-type="string" office:string-value="EPDEM" calcext:value-type="string">
            <text:p>EPDEM</text:p>
          </table:table-cell>
          <table:table-cell table:style-name="ce15" table:formula="of:=MIDB([.C23];1;2)+(MIDB([.C23];4;2)/60)+(MIDB([.C23];7;2)/3600)" office:value-type="float" office:value="51.5236111111111" calcext:value-type="float">
            <text:p>51,523611111</text:p>
          </table:table-cell>
          <table:table-cell table:style-name="ce15" table:formula="of:=MIDB([.D23];2;2)+(MIDB([.D23];5;2)/60)+(MIDB([.D23];8;2)/3600)" office:value-type="float" office:value="22.3158333333333" calcext:value-type="float">
            <text:p>22,315833333</text:p>
          </table:table-cell>
          <table:table-cell table:formula="of:=COM.MICROSOFT.CONCAT([.A23];LEFT([.B23];1))" office:value-type="string" office:string-value="EPDEM" calcext:value-type="string">
            <text:p>EPDEM</text:p>
          </table:table-cell>
          <table:table-cell table:formula="of:=MID([.H23];1;4)" office:value-type="string" office:string-value="EPDE" calcext:value-type="string">
            <text:p>EPDE</text:p>
          </table:table-cell>
          <table:table-cell table:formula="of:=MID([.H2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35 12</text:p>
          </table:table-cell>
          <table:table-cell office:value-type="string" calcext:value-type="string">
            <text:p>021 56 20</text:p>
          </table:table-cell>
          <table:table-cell table:formula="of:=COM.MICROSOFT.CONCAT([.A24];LEFT([.B24];1))" office:value-type="string" office:string-value="EPDEN" calcext:value-type="string">
            <text:p>EPDEN</text:p>
          </table:table-cell>
          <table:table-cell table:style-name="ce15" table:formula="of:=MIDB([.C24];1;2)+(MIDB([.C24];4;2)/60)+(MIDB([.C24];7;2)/3600)" office:value-type="float" office:value="51.5866666666667" calcext:value-type="float">
            <text:p>51,586666667</text:p>
          </table:table-cell>
          <table:table-cell table:style-name="ce15" table:formula="of:=MIDB([.D24];2;2)+(MIDB([.D24];5;2)/60)+(MIDB([.D24];8;2)/3600)" office:value-type="float" office:value="21.9388888888889" calcext:value-type="float">
            <text:p>21,938888889</text:p>
          </table:table-cell>
          <table:table-cell table:formula="of:=COM.MICROSOFT.CONCAT([.A24];LEFT([.B24];1))" office:value-type="string" office:string-value="EPDEN" calcext:value-type="string">
            <text:p>EPDEN</text:p>
          </table:table-cell>
          <table:table-cell table:formula="of:=MID([.H24];1;4)" office:value-type="string" office:string-value="EPDE" calcext:value-type="string">
            <text:p>EPDE</text:p>
          </table:table-cell>
          <table:table-cell table:formula="of:=MID([.H2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1 32 06</text:p>
          </table:table-cell>
          <table:table-cell office:value-type="string" calcext:value-type="string">
            <text:p>021 45 40</text:p>
          </table:table-cell>
          <table:table-cell table:formula="of:=COM.MICROSOFT.CONCAT([.A25];LEFT([.B25];1))" office:value-type="string" office:string-value="EPDEO" calcext:value-type="string">
            <text:p>EPDEO</text:p>
          </table:table-cell>
          <table:table-cell table:style-name="ce15" table:formula="of:=MIDB([.C25];1;2)+(MIDB([.C25];4;2)/60)+(MIDB([.C25];7;2)/3600)" office:value-type="float" office:value="51.535" calcext:value-type="float">
            <text:p>51,535000000</text:p>
          </table:table-cell>
          <table:table-cell table:style-name="ce15" table:formula="of:=MIDB([.D25];2;2)+(MIDB([.D25];5;2)/60)+(MIDB([.D25];8;2)/3600)" office:value-type="float" office:value="21.7611111111111" calcext:value-type="float">
            <text:p>21,761111111</text:p>
          </table:table-cell>
          <table:table-cell table:formula="of:=COM.MICROSOFT.CONCAT([.A25];LEFT([.B25];1))" office:value-type="string" office:string-value="EPDEO" calcext:value-type="string">
            <text:p>EPDEO</text:p>
          </table:table-cell>
          <table:table-cell table:formula="of:=MID([.H25];1;4)" office:value-type="string" office:string-value="EPDE" calcext:value-type="string">
            <text:p>EPDE</text:p>
          </table:table-cell>
          <table:table-cell table:formula="of:=MID([.H2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1 24 40</text:p>
          </table:table-cell>
          <table:table-cell office:value-type="string" calcext:value-type="string">
            <text:p>021 55 42</text:p>
          </table:table-cell>
          <table:table-cell table:formula="of:=COM.MICROSOFT.CONCAT([.A26];LEFT([.B26];1))" office:value-type="string" office:string-value="EPDEP" calcext:value-type="string">
            <text:p>EPDEP</text:p>
          </table:table-cell>
          <table:table-cell table:style-name="ce15" table:formula="of:=MIDB([.C26];1;2)+(MIDB([.C26];4;2)/60)+(MIDB([.C26];7;2)/3600)" office:value-type="float" office:value="51.4111111111111" calcext:value-type="float">
            <text:p>51,411111111</text:p>
          </table:table-cell>
          <table:table-cell table:style-name="ce15" table:formula="of:=MIDB([.D26];2;2)+(MIDB([.D26];5;2)/60)+(MIDB([.D26];8;2)/3600)" office:value-type="float" office:value="21.9283333333333" calcext:value-type="float">
            <text:p>21,928333333</text:p>
          </table:table-cell>
          <table:table-cell table:formula="of:=COM.MICROSOFT.CONCAT([.A26];LEFT([.B26];1))" office:value-type="string" office:string-value="EPDEP" calcext:value-type="string">
            <text:p>EPDEP</text:p>
          </table:table-cell>
          <table:table-cell table:formula="of:=MID([.H26];1;4)" office:value-type="string" office:string-value="EPDE" calcext:value-type="string">
            <text:p>EPDE</text:p>
          </table:table-cell>
          <table:table-cell table:formula="of:=MID([.H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31 25</text:p>
          </table:table-cell>
          <table:table-cell office:value-type="string" calcext:value-type="string">
            <text:p>021 51 58</text:p>
          </table:table-cell>
          <table:table-cell table:formula="of:=COM.MICROSOFT.CONCAT([.A27];LEFT([.B27];1))" office:value-type="string" office:string-value="EPDES" calcext:value-type="string">
            <text:p>EPDES</text:p>
          </table:table-cell>
          <table:table-cell table:style-name="ce15" table:formula="of:=MIDB([.C27];1;2)+(MIDB([.C27];4;2)/60)+(MIDB([.C27];7;2)/3600)" office:value-type="float" office:value="51.5236111111111" calcext:value-type="float">
            <text:p>51,523611111</text:p>
          </table:table-cell>
          <table:table-cell table:style-name="ce15" table:formula="of:=MIDB([.D27];2;2)+(MIDB([.D27];5;2)/60)+(MIDB([.D27];8;2)/3600)" office:value-type="float" office:value="21.8661111111111" calcext:value-type="float">
            <text:p>21,866111111</text:p>
          </table:table-cell>
          <table:table-cell table:formula="of:=COM.MICROSOFT.CONCAT([.A27];LEFT([.B27];1))" office:value-type="string" office:string-value="EPDES" calcext:value-type="string">
            <text:p>EPDES</text:p>
          </table:table-cell>
          <table:table-cell table:formula="of:=MID([.H27];1;4)" office:value-type="string" office:string-value="EPDE" calcext:value-type="string">
            <text:p>EPDE</text:p>
          </table:table-cell>
          <table:table-cell table:formula="of:=MID([.H2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35 21</text:p>
          </table:table-cell>
          <table:table-cell office:value-type="string" calcext:value-type="string">
            <text:p>021 32 28</text:p>
          </table:table-cell>
          <table:table-cell table:formula="of:=COM.MICROSOFT.CONCAT([.A28];LEFT([.B28];1))" office:value-type="string" office:string-value="EPDEW" calcext:value-type="string">
            <text:p>EPDEW</text:p>
          </table:table-cell>
          <table:table-cell table:style-name="ce15" table:formula="of:=MIDB([.C28];1;2)+(MIDB([.C28];4;2)/60)+(MIDB([.C28];7;2)/3600)" office:value-type="float" office:value="51.5891666666667" calcext:value-type="float">
            <text:p>51,589166667</text:p>
          </table:table-cell>
          <table:table-cell table:style-name="ce15" table:formula="of:=MIDB([.D28];2;2)+(MIDB([.D28];5;2)/60)+(MIDB([.D28];8;2)/3600)" office:value-type="float" office:value="21.5411111111111" calcext:value-type="float">
            <text:p>21,541111111</text:p>
          </table:table-cell>
          <table:table-cell table:formula="of:=COM.MICROSOFT.CONCAT([.A28];LEFT([.B28];1))" office:value-type="string" office:string-value="EPDEW" calcext:value-type="string">
            <text:p>EPDEW</text:p>
          </table:table-cell>
          <table:table-cell table:formula="of:=MID([.H28];1;4)" office:value-type="string" office:string-value="EPDE" calcext:value-type="string">
            <text:p>EPDE</text:p>
          </table:table-cell>
          <table:table-cell table:formula="of:=MID([.H2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1 38 23</text:p>
          </table:table-cell>
          <table:table-cell office:value-type="string" calcext:value-type="string">
            <text:p>021 59 01</text:p>
          </table:table-cell>
          <table:table-cell table:formula="of:=COM.MICROSOFT.CONCAT([.A29];LEFT([.B29];1))" office:value-type="string" office:string-value="EPDEY" calcext:value-type="string">
            <text:p>EPDEY</text:p>
          </table:table-cell>
          <table:table-cell table:style-name="ce15" table:formula="of:=MIDB([.C29];1;2)+(MIDB([.C29];4;2)/60)+(MIDB([.C29];7;2)/3600)" office:value-type="float" office:value="51.6397222222222" calcext:value-type="float">
            <text:p>51,639722222</text:p>
          </table:table-cell>
          <table:table-cell table:style-name="ce15" table:formula="of:=MIDB([.D29];2;2)+(MIDB([.D29];5;2)/60)+(MIDB([.D29];8;2)/3600)" office:value-type="float" office:value="21.9836111111111" calcext:value-type="float">
            <text:p>21,983611111</text:p>
          </table:table-cell>
          <table:table-cell table:formula="of:=COM.MICROSOFT.CONCAT([.A29];LEFT([.B29];1))" office:value-type="string" office:string-value="EPDEY" calcext:value-type="string">
            <text:p>EPDEY</text:p>
          </table:table-cell>
          <table:table-cell table:formula="of:=MID([.H29];1;4)" office:value-type="string" office:string-value="EPDE" calcext:value-type="string">
            <text:p>EPDE</text:p>
          </table:table-cell>
          <table:table-cell table:formula="of:=MID([.H2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E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21 47</text:p>
          </table:table-cell>
          <table:table-cell office:value-type="string" calcext:value-type="string">
            <text:p>022 17 39</text:p>
          </table:table-cell>
          <table:table-cell table:formula="of:=COM.MICROSOFT.CONCAT([.A30];LEFT([.B30];1))" office:value-type="string" office:string-value="EPDEZ" calcext:value-type="string">
            <text:p>EPDEZ</text:p>
          </table:table-cell>
          <table:table-cell table:style-name="ce15" table:formula="of:=MIDB([.C30];1;2)+(MIDB([.C30];4;2)/60)+(MIDB([.C30];7;2)/3600)" office:value-type="float" office:value="51.3630555555556" calcext:value-type="float">
            <text:p>51,363055556</text:p>
          </table:table-cell>
          <table:table-cell table:style-name="ce15" table:formula="of:=MIDB([.D30];2;2)+(MIDB([.D30];5;2)/60)+(MIDB([.D30];8;2)/3600)" office:value-type="float" office:value="22.2941666666667" calcext:value-type="float">
            <text:p>22,294166667</text:p>
          </table:table-cell>
          <table:table-cell table:formula="of:=COM.MICROSOFT.CONCAT([.A30];LEFT([.B30];1))" office:value-type="string" office:string-value="EPDEZ" calcext:value-type="string">
            <text:p>EPDEZ</text:p>
          </table:table-cell>
          <table:table-cell table:formula="of:=MID([.H30];1;4)" office:value-type="string" office:string-value="EPDE" calcext:value-type="string">
            <text:p>EPDE</text:p>
          </table:table-cell>
          <table:table-cell table:formula="of:=MID([.H30];1;2)" office:value-type="string" office:string-value="EP" calcext:value-type="string">
            <text:p>EP</text:p>
          </table:table-cell>
        </table:table-row>
        <table:table-row table:style-name="ro1" table:number-rows-repeated="2">
          <table:table-cell table:style-name="ce1"/>
          <table:table-cell table:number-columns-repeated="4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GOLF </text:p>
          </table:table-cell>
          <table:table-cell office:value-type="string" calcext:value-type="string">
            <text:p>54 22 28</text:p>
          </table:table-cell>
          <table:table-cell office:value-type="string" calcext:value-type="string">
            <text:p>018 46 44</text:p>
          </table:table-cell>
          <table:table-cell table:formula="of:=COM.MICROSOFT.CONCAT([.A33];LEFT([.B33];1))" office:value-type="string" office:string-value="EPGDG" calcext:value-type="string">
            <text:p>EPGDG</text:p>
          </table:table-cell>
          <table:table-cell table:style-name="ce15" table:formula="of:=MIDB([.C33];1;2)+(MIDB([.C33];4;2)/60)+(MIDB([.C33];7;2)/3600)" office:value-type="float" office:value="54.3744444444444" calcext:value-type="float">
            <text:p>54,374444444</text:p>
          </table:table-cell>
          <table:table-cell table:style-name="ce15" table:formula="of:=MIDB([.D33];2;2)+(MIDB([.D33];5;2)/60)+(MIDB([.D33];8;2)/3600)" office:value-type="float" office:value="18.7788888888889" calcext:value-type="float">
            <text:p>18,778888889</text:p>
          </table:table-cell>
          <table:table-cell table:formula="of:=COM.MICROSOFT.CONCAT([.A33];LEFT([.B33];1))" office:value-type="string" office:string-value="EPGDG" calcext:value-type="string">
            <text:p>EPGDG</text:p>
          </table:table-cell>
          <table:table-cell table:formula="of:=MID([.H33];1;4)" office:value-type="string" office:string-value="EPGD" calcext:value-type="string">
            <text:p>EPGD</text:p>
          </table:table-cell>
          <table:table-cell table:formula="of:=MID([.H3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4 28 16</text:p>
          </table:table-cell>
          <table:table-cell office:value-type="string" calcext:value-type="string">
            <text:p>018 18 35</text:p>
          </table:table-cell>
          <table:table-cell table:formula="of:=COM.MICROSOFT.CONCAT([.A34];LEFT([.B34];1))" office:value-type="string" office:string-value="EPGDI" calcext:value-type="string">
            <text:p>EPGDI</text:p>
          </table:table-cell>
          <table:table-cell table:style-name="ce15" table:formula="of:=MIDB([.C34];1;2)+(MIDB([.C34];4;2)/60)+(MIDB([.C34];7;2)/3600)" office:value-type="float" office:value="54.4711111111111" calcext:value-type="float">
            <text:p>54,471111111</text:p>
          </table:table-cell>
          <table:table-cell table:style-name="ce15" table:formula="of:=MIDB([.D34];2;2)+(MIDB([.D34];5;2)/60)+(MIDB([.D34];8;2)/3600)" office:value-type="float" office:value="18.3097222222222" calcext:value-type="float">
            <text:p>18,309722222</text:p>
          </table:table-cell>
          <table:table-cell table:formula="of:=COM.MICROSOFT.CONCAT([.A34];LEFT([.B34];1))" office:value-type="string" office:string-value="EPGDI" calcext:value-type="string">
            <text:p>EPGDI</text:p>
          </table:table-cell>
          <table:table-cell table:formula="of:=MID([.H34];1;4)" office:value-type="string" office:string-value="EPGD" calcext:value-type="string">
            <text:p>EPGD</text:p>
          </table:table-cell>
          <table:table-cell table:formula="of:=MID([.H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4 26 41</text:p>
          </table:table-cell>
          <table:table-cell office:value-type="string" calcext:value-type="string">
            <text:p>018 32 40</text:p>
          </table:table-cell>
          <table:table-cell table:formula="of:=COM.MICROSOFT.CONCAT([.A35];LEFT([.B35];1))" office:value-type="string" office:string-value="EPGDM" calcext:value-type="string">
            <text:p>EPGDM</text:p>
          </table:table-cell>
          <table:table-cell table:style-name="ce15" table:formula="of:=MIDB([.C35];1;2)+(MIDB([.C35];4;2)/60)+(MIDB([.C35];7;2)/3600)" office:value-type="float" office:value="54.4447222222222" calcext:value-type="float">
            <text:p>54,444722222</text:p>
          </table:table-cell>
          <table:table-cell table:style-name="ce15" table:formula="of:=MIDB([.D35];2;2)+(MIDB([.D35];5;2)/60)+(MIDB([.D35];8;2)/3600)" office:value-type="float" office:value="18.5444444444444" calcext:value-type="float">
            <text:p>18,544444444</text:p>
          </table:table-cell>
          <table:table-cell table:formula="of:=COM.MICROSOFT.CONCAT([.A35];LEFT([.B35];1))" office:value-type="string" office:string-value="EPGDM" calcext:value-type="string">
            <text:p>EPGDM</text:p>
          </table:table-cell>
          <table:table-cell table:formula="of:=MID([.H35];1;4)" office:value-type="string" office:string-value="EPGD" calcext:value-type="string">
            <text:p>EPGD</text:p>
          </table:table-cell>
          <table:table-cell table:formula="of:=MID([.H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24 42</text:p>
          </table:table-cell>
          <table:table-cell office:value-type="string" calcext:value-type="string">
            <text:p>018 29 06</text:p>
          </table:table-cell>
          <table:table-cell table:formula="of:=COM.MICROSOFT.CONCAT([.A36];LEFT([.B36];1))" office:value-type="string" office:string-value="EPGDN" calcext:value-type="string">
            <text:p>EPGDN</text:p>
          </table:table-cell>
          <table:table-cell table:style-name="ce15" table:formula="of:=MIDB([.C36];1;2)+(MIDB([.C36];4;2)/60)+(MIDB([.C36];7;2)/3600)" office:value-type="float" office:value="54.4116666666667" calcext:value-type="float">
            <text:p>54,411666667</text:p>
          </table:table-cell>
          <table:table-cell table:style-name="ce15" table:formula="of:=MIDB([.D36];2;2)+(MIDB([.D36];5;2)/60)+(MIDB([.D36];8;2)/3600)" office:value-type="float" office:value="18.485" calcext:value-type="float">
            <text:p>18,485000000</text:p>
          </table:table-cell>
          <table:table-cell table:formula="of:=COM.MICROSOFT.CONCAT([.A36];LEFT([.B36];1))" office:value-type="string" office:string-value="EPGDN" calcext:value-type="string">
            <text:p>EPGDN</text:p>
          </table:table-cell>
          <table:table-cell table:formula="of:=MID([.H36];1;4)" office:value-type="string" office:string-value="EPGD" calcext:value-type="string">
            <text:p>EPGD</text:p>
          </table:table-cell>
          <table:table-cell table:formula="of:=MID([.H3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4 20 42</text:p>
          </table:table-cell>
          <table:table-cell office:value-type="string" calcext:value-type="string">
            <text:p>018 26 06</text:p>
          </table:table-cell>
          <table:table-cell table:formula="of:=COM.MICROSOFT.CONCAT([.A37];LEFT([.B37];1))" office:value-type="string" office:string-value="EPGDS" calcext:value-type="string">
            <text:p>EPGDS</text:p>
          </table:table-cell>
          <table:table-cell table:style-name="ce15" table:formula="of:=MIDB([.C37];1;2)+(MIDB([.C37];4;2)/60)+(MIDB([.C37];7;2)/3600)" office:value-type="float" office:value="54.345" calcext:value-type="float">
            <text:p>54,345000000</text:p>
          </table:table-cell>
          <table:table-cell table:style-name="ce15" table:formula="of:=MIDB([.D37];2;2)+(MIDB([.D37];5;2)/60)+(MIDB([.D37];8;2)/3600)" office:value-type="float" office:value="18.435" calcext:value-type="float">
            <text:p>18,435000000</text:p>
          </table:table-cell>
          <table:table-cell table:formula="of:=COM.MICROSOFT.CONCAT([.A37];LEFT([.B37];1))" office:value-type="string" office:string-value="EPGDS" calcext:value-type="string">
            <text:p>EPGDS</text:p>
          </table:table-cell>
          <table:table-cell table:formula="of:=MID([.H37];1;4)" office:value-type="string" office:string-value="EPGD" calcext:value-type="string">
            <text:p>EPGD</text:p>
          </table:table-cell>
          <table:table-cell table:formula="of:=MID([.H3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4 16 34</text:p>
          </table:table-cell>
          <table:table-cell office:value-type="string" calcext:value-type="string">
            <text:p>018 29 22</text:p>
          </table:table-cell>
          <table:table-cell table:formula="of:=COM.MICROSOFT.CONCAT([.A38];LEFT([.B38];1))" office:value-type="string" office:string-value="EPGDX" calcext:value-type="string">
            <text:p>EPGDX</text:p>
          </table:table-cell>
          <table:table-cell table:style-name="ce15" table:formula="of:=MIDB([.C38];1;2)+(MIDB([.C38];4;2)/60)+(MIDB([.C38];7;2)/3600)" office:value-type="float" office:value="54.2761111111111" calcext:value-type="float">
            <text:p>54,276111111</text:p>
          </table:table-cell>
          <table:table-cell table:style-name="ce15" table:formula="of:=MIDB([.D38];2;2)+(MIDB([.D38];5;2)/60)+(MIDB([.D38];8;2)/3600)" office:value-type="float" office:value="18.4894444444444" calcext:value-type="float">
            <text:p>18,489444444</text:p>
          </table:table-cell>
          <table:table-cell table:formula="of:=COM.MICROSOFT.CONCAT([.A38];LEFT([.B38];1))" office:value-type="string" office:string-value="EPGDX" calcext:value-type="string">
            <text:p>EPGDX</text:p>
          </table:table-cell>
          <table:table-cell table:formula="of:=MID([.H38];1;4)" office:value-type="string" office:string-value="EPGD" calcext:value-type="string">
            <text:p>EPGD</text:p>
          </table:table-cell>
          <table:table-cell table:formula="of:=MID([.H3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GD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4 19 30</text:p>
          </table:table-cell>
          <table:table-cell office:value-type="string" calcext:value-type="string">
            <text:p>018 11 01</text:p>
          </table:table-cell>
          <table:table-cell table:formula="of:=COM.MICROSOFT.CONCAT([.A39];LEFT([.B39];1))" office:value-type="string" office:string-value="EPGDZ" calcext:value-type="string">
            <text:p>EPGDZ</text:p>
          </table:table-cell>
          <table:table-cell table:style-name="ce15" table:formula="of:=MIDB([.C39];1;2)+(MIDB([.C39];4;2)/60)+(MIDB([.C39];7;2)/3600)" office:value-type="float" office:value="54.325" calcext:value-type="float">
            <text:p>54,325000000</text:p>
          </table:table-cell>
          <table:table-cell table:style-name="ce15" table:formula="of:=MIDB([.D39];2;2)+(MIDB([.D39];5;2)/60)+(MIDB([.D39];8;2)/3600)" office:value-type="float" office:value="18.1836111111111" calcext:value-type="float">
            <text:p>18,183611111</text:p>
          </table:table-cell>
          <table:table-cell table:formula="of:=COM.MICROSOFT.CONCAT([.A39];LEFT([.B39];1))" office:value-type="string" office:string-value="EPGDZ" calcext:value-type="string">
            <text:p>EPGDZ</text:p>
          </table:table-cell>
          <table:table-cell table:formula="of:=MID([.H39];1;4)" office:value-type="string" office:string-value="EPGD" calcext:value-type="string">
            <text:p>EPGD</text:p>
          </table:table-cell>
          <table:table-cell table:formula="of:=MID([.H39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0 16 00</text:p>
          </table:table-cell>
          <table:table-cell office:value-type="string" calcext:value-type="string">
            <text:p>019 26 00</text:p>
          </table:table-cell>
          <table:table-cell table:formula="of:=COM.MICROSOFT.CONCAT([.A41];LEFT([.B41];1))" office:value-type="string" office:string-value="EPKKB" calcext:value-type="string">
            <text:p>EPKKB</text:p>
          </table:table-cell>
          <table:table-cell table:style-name="ce15" table:formula="of:=MIDB([.C41];1;2)+(MIDB([.C41];4;2)/60)+(MIDB([.C41];7;2)/3600)" office:value-type="float" office:value="50.2666666666667" calcext:value-type="float">
            <text:p>50,266666667</text:p>
          </table:table-cell>
          <table:table-cell table:style-name="ce15" table:formula="of:=MIDB([.D41];2;2)+(MIDB([.D41];5;2)/60)+(MIDB([.D41];8;2)/3600)" office:value-type="float" office:value="19.4333333333333" calcext:value-type="float">
            <text:p>19,433333333</text:p>
          </table:table-cell>
          <table:table-cell table:formula="of:=COM.MICROSOFT.CONCAT([.A41];LEFT([.B41];1))" office:value-type="string" office:string-value="EPKKB" calcext:value-type="string">
            <text:p>EPKKB</text:p>
          </table:table-cell>
          <table:table-cell table:formula="of:=MID([.H41];1;4)" office:value-type="string" office:string-value="EPKK" calcext:value-type="string">
            <text:p>EPKK</text:p>
          </table:table-cell>
          <table:table-cell table:formula="of:=MID([.H4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49 51 25</text:p>
          </table:table-cell>
          <table:table-cell office:value-type="string" calcext:value-type="string">
            <text:p>020 08 30</text:p>
          </table:table-cell>
          <table:table-cell table:formula="of:=COM.MICROSOFT.CONCAT([.A42];LEFT([.B42];1))" office:value-type="string" office:string-value="EPKKD" calcext:value-type="string">
            <text:p>EPKKD</text:p>
          </table:table-cell>
          <table:table-cell table:style-name="ce15" table:formula="of:=MIDB([.C42];1;2)+(MIDB([.C42];4;2)/60)+(MIDB([.C42];7;2)/3600)" office:value-type="float" office:value="49.8569444444444" calcext:value-type="float">
            <text:p>49,856944444</text:p>
          </table:table-cell>
          <table:table-cell table:style-name="ce15" table:formula="of:=MIDB([.D42];2;2)+(MIDB([.D42];5;2)/60)+(MIDB([.D42];8;2)/3600)" office:value-type="float" office:value="20.1416666666667" calcext:value-type="float">
            <text:p>20,141666667</text:p>
          </table:table-cell>
          <table:table-cell table:formula="of:=COM.MICROSOFT.CONCAT([.A42];LEFT([.B42];1))" office:value-type="string" office:string-value="EPKKD" calcext:value-type="string">
            <text:p>EPKKD</text:p>
          </table:table-cell>
          <table:table-cell table:formula="of:=MID([.H42];1;4)" office:value-type="string" office:string-value="EPKK" calcext:value-type="string">
            <text:p>EPKK</text:p>
          </table:table-cell>
          <table:table-cell table:formula="of:=MID([.H4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0 02 31</text:p>
          </table:table-cell>
          <table:table-cell office:value-type="string" calcext:value-type="string">
            <text:p>020 05 52</text:p>
          </table:table-cell>
          <table:table-cell table:formula="of:=COM.MICROSOFT.CONCAT([.A43];LEFT([.B43];1))" office:value-type="string" office:string-value="EPKKE" calcext:value-type="string">
            <text:p>EPKKE</text:p>
          </table:table-cell>
          <table:table-cell table:style-name="ce15" table:formula="of:=MIDB([.C43];1;2)+(MIDB([.C43];4;2)/60)+(MIDB([.C43];7;2)/3600)" office:value-type="float" office:value="50.0419444444444" calcext:value-type="float">
            <text:p>50,041944444</text:p>
          </table:table-cell>
          <table:table-cell table:style-name="ce15" table:formula="of:=MIDB([.D43];2;2)+(MIDB([.D43];5;2)/60)+(MIDB([.D43];8;2)/3600)" office:value-type="float" office:value="20.0977777777778" calcext:value-type="float">
            <text:p>20,097777778</text:p>
          </table:table-cell>
          <table:table-cell table:formula="of:=COM.MICROSOFT.CONCAT([.A43];LEFT([.B43];1))" office:value-type="string" office:string-value="EPKKE" calcext:value-type="string">
            <text:p>EPKKE</text:p>
          </table:table-cell>
          <table:table-cell table:formula="of:=MID([.H43];1;4)" office:value-type="string" office:string-value="EPKK" calcext:value-type="string">
            <text:p>EPKK</text:p>
          </table:table-cell>
          <table:table-cell table:formula="of:=MID([.H4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0 09 00</text:p>
          </table:table-cell>
          <table:table-cell office:value-type="string" calcext:value-type="string">
            <text:p>019 38 00</text:p>
          </table:table-cell>
          <table:table-cell table:formula="of:=COM.MICROSOFT.CONCAT([.A44];LEFT([.B44];1))" office:value-type="string" office:string-value="EPKKI" calcext:value-type="string">
            <text:p>EPKKI</text:p>
          </table:table-cell>
          <table:table-cell table:style-name="ce15" table:formula="of:=MIDB([.C44];1;2)+(MIDB([.C44];4;2)/60)+(MIDB([.C44];7;2)/3600)" office:value-type="float" office:value="50.15" calcext:value-type="float">
            <text:p>50,150000000</text:p>
          </table:table-cell>
          <table:table-cell table:style-name="ce15" table:formula="of:=MIDB([.D44];2;2)+(MIDB([.D44];5;2)/60)+(MIDB([.D44];8;2)/3600)" office:value-type="float" office:value="19.6333333333333" calcext:value-type="float">
            <text:p>19,633333333</text:p>
          </table:table-cell>
          <table:table-cell table:formula="of:=COM.MICROSOFT.CONCAT([.A44];LEFT([.B44];1))" office:value-type="string" office:string-value="EPKKI" calcext:value-type="string">
            <text:p>EPKKI</text:p>
          </table:table-cell>
          <table:table-cell table:formula="of:=MID([.H44];1;4)" office:value-type="string" office:string-value="EPKK" calcext:value-type="string">
            <text:p>EPKK</text:p>
          </table:table-cell>
          <table:table-cell table:formula="of:=MID([.H4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0 03 00</text:p>
          </table:table-cell>
          <table:table-cell office:value-type="string" calcext:value-type="string">
            <text:p>019 48 00</text:p>
          </table:table-cell>
          <table:table-cell table:formula="of:=COM.MICROSOFT.CONCAT([.A45];LEFT([.B45];1))" office:value-type="string" office:string-value="EPKKK" calcext:value-type="string">
            <text:p>EPKKK</text:p>
          </table:table-cell>
          <table:table-cell table:style-name="ce15" table:formula="of:=MIDB([.C45];1;2)+(MIDB([.C45];4;2)/60)+(MIDB([.C45];7;2)/3600)" office:value-type="float" office:value="50.05" calcext:value-type="float">
            <text:p>50,050000000</text:p>
          </table:table-cell>
          <table:table-cell table:style-name="ce15" table:formula="of:=MIDB([.D45];2;2)+(MIDB([.D45];5;2)/60)+(MIDB([.D45];8;2)/3600)" office:value-type="float" office:value="19.8" calcext:value-type="float">
            <text:p>19,800000000</text:p>
          </table:table-cell>
          <table:table-cell table:formula="of:=COM.MICROSOFT.CONCAT([.A45];LEFT([.B45];1))" office:value-type="string" office:string-value="EPKKK" calcext:value-type="string">
            <text:p>EPKKK</text:p>
          </table:table-cell>
          <table:table-cell table:formula="of:=MID([.H45];1;4)" office:value-type="string" office:string-value="EPKK" calcext:value-type="string">
            <text:p>EPKK</text:p>
          </table:table-cell>
          <table:table-cell table:formula="of:=MID([.H4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0 08 11</text:p>
          </table:table-cell>
          <table:table-cell office:value-type="string" calcext:value-type="string">
            <text:p>020 06 52</text:p>
          </table:table-cell>
          <table:table-cell table:formula="of:=COM.MICROSOFT.CONCAT([.A46];LEFT([.B46];1))" office:value-type="string" office:string-value="EPKKL" calcext:value-type="string">
            <text:p>EPKKL</text:p>
          </table:table-cell>
          <table:table-cell table:style-name="ce15" table:formula="of:=MIDB([.C46];1;2)+(MIDB([.C46];4;2)/60)+(MIDB([.C46];7;2)/3600)" office:value-type="float" office:value="50.1363888888889" calcext:value-type="float">
            <text:p>50,136388889</text:p>
          </table:table-cell>
          <table:table-cell table:style-name="ce15" table:formula="of:=MIDB([.D46];2;2)+(MIDB([.D46];5;2)/60)+(MIDB([.D46];8;2)/3600)" office:value-type="float" office:value="20.1144444444444" calcext:value-type="float">
            <text:p>20,114444444</text:p>
          </table:table-cell>
          <table:table-cell table:formula="of:=COM.MICROSOFT.CONCAT([.A46];LEFT([.B46];1))" office:value-type="string" office:string-value="EPKKL" calcext:value-type="string">
            <text:p>EPKKL</text:p>
          </table:table-cell>
          <table:table-cell table:formula="of:=MID([.H46];1;4)" office:value-type="string" office:string-value="EPKK" calcext:value-type="string">
            <text:p>EPKK</text:p>
          </table:table-cell>
          <table:table-cell table:formula="of:=MID([.H4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0 21 00</text:p>
          </table:table-cell>
          <table:table-cell office:value-type="string" calcext:value-type="string">
            <text:p>020 02 00</text:p>
          </table:table-cell>
          <table:table-cell table:formula="of:=COM.MICROSOFT.CONCAT([.A47];LEFT([.B47];1))" office:value-type="string" office:string-value="EPKKM" calcext:value-type="string">
            <text:p>EPKKM</text:p>
          </table:table-cell>
          <table:table-cell table:style-name="ce15" table:formula="of:=MIDB([.C47];1;2)+(MIDB([.C47];4;2)/60)+(MIDB([.C47];7;2)/3600)" office:value-type="float" office:value="50.35" calcext:value-type="float">
            <text:p>50,350000000</text:p>
          </table:table-cell>
          <table:table-cell table:style-name="ce15" table:formula="of:=MIDB([.D47];2;2)+(MIDB([.D47];5;2)/60)+(MIDB([.D47];8;2)/3600)" office:value-type="float" office:value="20.0333333333333" calcext:value-type="float">
            <text:p>20,033333333</text:p>
          </table:table-cell>
          <table:table-cell table:formula="of:=COM.MICROSOFT.CONCAT([.A47];LEFT([.B47];1))" office:value-type="string" office:string-value="EPKKM" calcext:value-type="string">
            <text:p>EPKKM</text:p>
          </table:table-cell>
          <table:table-cell table:formula="of:=MID([.H47];1;4)" office:value-type="string" office:string-value="EPKK" calcext:value-type="string">
            <text:p>EPKK</text:p>
          </table:table-cell>
          <table:table-cell table:formula="of:=MID([.H4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0 12 00</text:p>
          </table:table-cell>
          <table:table-cell office:value-type="string" calcext:value-type="string">
            <text:p>019 53 00</text:p>
          </table:table-cell>
          <table:table-cell table:formula="of:=COM.MICROSOFT.CONCAT([.A48];LEFT([.B48];1))" office:value-type="string" office:string-value="EPKKO" calcext:value-type="string">
            <text:p>EPKKO</text:p>
          </table:table-cell>
          <table:table-cell table:style-name="ce15" table:formula="of:=MIDB([.C48];1;2)+(MIDB([.C48];4;2)/60)+(MIDB([.C48];7;2)/3600)" office:value-type="float" office:value="50.2" calcext:value-type="float">
            <text:p>50,200000000</text:p>
          </table:table-cell>
          <table:table-cell table:style-name="ce15" table:formula="of:=MIDB([.D48];2;2)+(MIDB([.D48];5;2)/60)+(MIDB([.D48];8;2)/3600)" office:value-type="float" office:value="19.8833333333333" calcext:value-type="float">
            <text:p>19,883333333</text:p>
          </table:table-cell>
          <table:table-cell table:formula="of:=COM.MICROSOFT.CONCAT([.A48];LEFT([.B48];1))" office:value-type="string" office:string-value="EPKKO" calcext:value-type="string">
            <text:p>EPKKO</text:p>
          </table:table-cell>
          <table:table-cell table:formula="of:=MID([.H48];1;4)" office:value-type="string" office:string-value="EPKK" calcext:value-type="string">
            <text:p>EPKK</text:p>
          </table:table-cell>
          <table:table-cell table:formula="of:=MID([.H4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49 54 39</text:p>
          </table:table-cell>
          <table:table-cell office:value-type="string" calcext:value-type="string">
            <text:p>019 24 46</text:p>
          </table:table-cell>
          <table:table-cell table:formula="of:=COM.MICROSOFT.CONCAT([.A49];LEFT([.B49];1))" office:value-type="string" office:string-value="EPKKR" calcext:value-type="string">
            <text:p>EPKKR</text:p>
          </table:table-cell>
          <table:table-cell table:style-name="ce15" table:formula="of:=MIDB([.C49];1;2)+(MIDB([.C49];4;2)/60)+(MIDB([.C49];7;2)/3600)" office:value-type="float" office:value="49.9108333333333" calcext:value-type="float">
            <text:p>49,910833333</text:p>
          </table:table-cell>
          <table:table-cell table:style-name="ce15" table:formula="of:=MIDB([.D49];2;2)+(MIDB([.D49];5;2)/60)+(MIDB([.D49];8;2)/3600)" office:value-type="float" office:value="19.4127777777778" calcext:value-type="float">
            <text:p>19,412777778</text:p>
          </table:table-cell>
          <table:table-cell table:formula="of:=COM.MICROSOFT.CONCAT([.A49];LEFT([.B49];1))" office:value-type="string" office:string-value="EPKKR" calcext:value-type="string">
            <text:p>EPKKR</text:p>
          </table:table-cell>
          <table:table-cell table:formula="of:=MID([.H49];1;4)" office:value-type="string" office:string-value="EPKK" calcext:value-type="string">
            <text:p>EPKK</text:p>
          </table:table-cell>
          <table:table-cell table:formula="of:=MID([.H4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49 59 00</text:p>
          </table:table-cell>
          <table:table-cell office:value-type="string" calcext:value-type="string">
            <text:p>019 49 00</text:p>
          </table:table-cell>
          <table:table-cell table:formula="of:=COM.MICROSOFT.CONCAT([.A50];LEFT([.B50];1))" office:value-type="string" office:string-value="EPKKS" calcext:value-type="string">
            <text:p>EPKKS</text:p>
          </table:table-cell>
          <table:table-cell table:style-name="ce15" table:formula="of:=MIDB([.C50];1;2)+(MIDB([.C50];4;2)/60)+(MIDB([.C50];7;2)/3600)" office:value-type="float" office:value="49.9833333333333" calcext:value-type="float">
            <text:p>49,983333333</text:p>
          </table:table-cell>
          <table:table-cell table:style-name="ce15" table:formula="of:=MIDB([.D50];2;2)+(MIDB([.D50];5;2)/60)+(MIDB([.D50];8;2)/3600)" office:value-type="float" office:value="19.8166666666667" calcext:value-type="float">
            <text:p>19,816666667</text:p>
          </table:table-cell>
          <table:table-cell table:formula="of:=COM.MICROSOFT.CONCAT([.A50];LEFT([.B50];1))" office:value-type="string" office:string-value="EPKKS" calcext:value-type="string">
            <text:p>EPKKS</text:p>
          </table:table-cell>
          <table:table-cell table:formula="of:=MID([.H50];1;4)" office:value-type="string" office:string-value="EPKK" calcext:value-type="string">
            <text:p>EPKK</text:p>
          </table:table-cell>
          <table:table-cell table:formula="of:=MID([.H5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49 47 31</text:p>
          </table:table-cell>
          <table:table-cell office:value-type="string" calcext:value-type="string">
            <text:p>019 46 41</text:p>
          </table:table-cell>
          <table:table-cell table:formula="of:=COM.MICROSOFT.CONCAT([.A51];LEFT([.B51];1))" office:value-type="string" office:string-value="EPKKU" calcext:value-type="string">
            <text:p>EPKKU</text:p>
          </table:table-cell>
          <table:table-cell table:style-name="ce15" table:formula="of:=MIDB([.C51];1;2)+(MIDB([.C51];4;2)/60)+(MIDB([.C51];7;2)/3600)" office:value-type="float" office:value="49.7919444444444" calcext:value-type="float">
            <text:p>49,791944444</text:p>
          </table:table-cell>
          <table:table-cell table:style-name="ce15" table:formula="of:=MIDB([.D51];2;2)+(MIDB([.D51];5;2)/60)+(MIDB([.D51];8;2)/3600)" office:value-type="float" office:value="19.7780555555556" calcext:value-type="float">
            <text:p>19,778055556</text:p>
          </table:table-cell>
          <table:table-cell table:formula="of:=COM.MICROSOFT.CONCAT([.A51];LEFT([.B51];1))" office:value-type="string" office:string-value="EPKKU" calcext:value-type="string">
            <text:p>EPKKU</text:p>
          </table:table-cell>
          <table:table-cell table:formula="of:=MID([.H51];1;4)" office:value-type="string" office:string-value="EPKK" calcext:value-type="string">
            <text:p>EPKK</text:p>
          </table:table-cell>
          <table:table-cell table:formula="of:=MID([.H5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K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06 33</text:p>
          </table:table-cell>
          <table:table-cell office:value-type="string" calcext:value-type="string">
            <text:p>019 46 46</text:p>
          </table:table-cell>
          <table:table-cell table:formula="of:=COM.MICROSOFT.CONCAT([.A52];LEFT([.B52];1))" office:value-type="string" office:string-value="EPKKZ" calcext:value-type="string">
            <text:p>EPKKZ</text:p>
          </table:table-cell>
          <table:table-cell table:style-name="ce15" table:formula="of:=MIDB([.C52];1;2)+(MIDB([.C52];4;2)/60)+(MIDB([.C52];7;2)/3600)" office:value-type="float" office:value="50.1091666666667" calcext:value-type="float">
            <text:p>50,109166667</text:p>
          </table:table-cell>
          <table:table-cell table:style-name="ce15" table:formula="of:=MIDB([.D52];2;2)+(MIDB([.D52];5;2)/60)+(MIDB([.D52];8;2)/3600)" office:value-type="float" office:value="19.7794444444444" calcext:value-type="float">
            <text:p>19,779444444</text:p>
          </table:table-cell>
          <table:table-cell table:formula="of:=COM.MICROSOFT.CONCAT([.A52];LEFT([.B52];1))" office:value-type="string" office:string-value="EPKKZ" calcext:value-type="string">
            <text:p>EPKKZ</text:p>
          </table:table-cell>
          <table:table-cell table:formula="of:=MID([.H52];1;4)" office:value-type="string" office:string-value="EPKK" calcext:value-type="string">
            <text:p>EPKK</text:p>
          </table:table-cell>
          <table:table-cell table:formula="of:=MID([.H5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12 41</text:p>
          </table:table-cell>
          <table:table-cell office:value-type="string" calcext:value-type="string">
            <text:p>017 17 09</text:p>
          </table:table-cell>
          <table:table-cell table:formula="of:=COM.MICROSOFT.CONCAT([.A54];LEFT([.B54];1))" office:value-type="string" office:string-value="EPKSE" calcext:value-type="string">
            <text:p>EPKSE</text:p>
          </table:table-cell>
          <table:table-cell table:style-name="ce15" table:formula="of:=MIDB([.C54];1;2)+(MIDB([.C54];4;2)/60)+(MIDB([.C54];7;2)/3600)" office:value-type="float" office:value="52.2113888888889" calcext:value-type="float">
            <text:p>52,211388889</text:p>
          </table:table-cell>
          <table:table-cell table:style-name="ce15" table:formula="of:=MIDB([.D54];2;2)+(MIDB([.D54];5;2)/60)+(MIDB([.D54];8;2)/3600)" office:value-type="float" office:value="17.2858333333333" calcext:value-type="float">
            <text:p>17,285833333</text:p>
          </table:table-cell>
          <table:table-cell table:formula="of:=COM.MICROSOFT.CONCAT([.A54];LEFT([.B54];1))" office:value-type="string" office:string-value="EPKSE" calcext:value-type="string">
            <text:p>EPKSE</text:p>
          </table:table-cell>
          <table:table-cell table:formula="of:=MID([.H54];1;4)" office:value-type="string" office:string-value="EPKS" calcext:value-type="string">
            <text:p>EPKS</text:p>
          </table:table-cell>
          <table:table-cell table:formula="of:=MID([.H5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19 53</text:p>
          </table:table-cell>
          <table:table-cell office:value-type="string" calcext:value-type="string">
            <text:p>017 10 16</text:p>
          </table:table-cell>
          <table:table-cell table:formula="of:=COM.MICROSOFT.CONCAT([.A55];LEFT([.B55];1))" office:value-type="string" office:string-value="EPKSK" calcext:value-type="string">
            <text:p>EPKSK</text:p>
          </table:table-cell>
          <table:table-cell table:style-name="ce15" table:formula="of:=MIDB([.C55];1;2)+(MIDB([.C55];4;2)/60)+(MIDB([.C55];7;2)/3600)" office:value-type="float" office:value="52.3313888888889" calcext:value-type="float">
            <text:p>52,331388889</text:p>
          </table:table-cell>
          <table:table-cell table:style-name="ce15" table:formula="of:=MIDB([.D55];2;2)+(MIDB([.D55];5;2)/60)+(MIDB([.D55];8;2)/3600)" office:value-type="float" office:value="17.1711111111111" calcext:value-type="float">
            <text:p>17,171111111</text:p>
          </table:table-cell>
          <table:table-cell table:formula="of:=COM.MICROSOFT.CONCAT([.A55];LEFT([.B55];1))" office:value-type="string" office:string-value="EPKSK" calcext:value-type="string">
            <text:p>EPKSK</text:p>
          </table:table-cell>
          <table:table-cell table:formula="of:=MID([.H55];1;4)" office:value-type="string" office:string-value="EPKS" calcext:value-type="string">
            <text:p>EPKS</text:p>
          </table:table-cell>
          <table:table-cell table:formula="of:=MID([.H5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14 00</text:p>
          </table:table-cell>
          <table:table-cell office:value-type="string" calcext:value-type="string">
            <text:p>016 50 00</text:p>
          </table:table-cell>
          <table:table-cell table:formula="of:=COM.MICROSOFT.CONCAT([.A56];LEFT([.B56];1))" office:value-type="string" office:string-value="EPKSM" calcext:value-type="string">
            <text:p>EPKSM</text:p>
          </table:table-cell>
          <table:table-cell table:style-name="ce15" table:formula="of:=MIDB([.C56];1;2)+(MIDB([.C56];4;2)/60)+(MIDB([.C56];7;2)/3600)" office:value-type="float" office:value="52.2333333333333" calcext:value-type="float">
            <text:p>52,233333333</text:p>
          </table:table-cell>
          <table:table-cell table:style-name="ce15" table:formula="of:=MIDB([.D56];2;2)+(MIDB([.D56];5;2)/60)+(MIDB([.D56];8;2)/3600)" office:value-type="float" office:value="16.8333333333333" calcext:value-type="float">
            <text:p>16,833333333</text:p>
          </table:table-cell>
          <table:table-cell table:formula="of:=COM.MICROSOFT.CONCAT([.A56];LEFT([.B56];1))" office:value-type="string" office:string-value="EPKSM" calcext:value-type="string">
            <text:p>EPKSM</text:p>
          </table:table-cell>
          <table:table-cell table:formula="of:=MID([.H56];1;4)" office:value-type="string" office:string-value="EPKS" calcext:value-type="string">
            <text:p>EPKS</text:p>
          </table:table-cell>
          <table:table-cell table:formula="of:=MID([.H5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19 46</text:p>
          </table:table-cell>
          <table:table-cell office:value-type="string" calcext:value-type="string">
            <text:p>017 03 03</text:p>
          </table:table-cell>
          <table:table-cell table:formula="of:=COM.MICROSOFT.CONCAT([.A57];LEFT([.B57];1))" office:value-type="string" office:string-value="EPKSR" calcext:value-type="string">
            <text:p>EPKSR</text:p>
          </table:table-cell>
          <table:table-cell table:style-name="ce15" table:formula="of:=MIDB([.C57];1;2)+(MIDB([.C57];4;2)/60)+(MIDB([.C57];7;2)/3600)" office:value-type="float" office:value="52.3294444444444" calcext:value-type="float">
            <text:p>52,329444444</text:p>
          </table:table-cell>
          <table:table-cell table:style-name="ce15" table:formula="of:=MIDB([.D57];2;2)+(MIDB([.D57];5;2)/60)+(MIDB([.D57];8;2)/3600)" office:value-type="float" office:value="17.0508333333333" calcext:value-type="float">
            <text:p>17,050833333</text:p>
          </table:table-cell>
          <table:table-cell table:formula="of:=COM.MICROSOFT.CONCAT([.A57];LEFT([.B57];1))" office:value-type="string" office:string-value="EPKSR" calcext:value-type="string">
            <text:p>EPKSR</text:p>
          </table:table-cell>
          <table:table-cell table:formula="of:=MID([.H57];1;4)" office:value-type="string" office:string-value="EPKS" calcext:value-type="string">
            <text:p>EPKS</text:p>
          </table:table-cell>
          <table:table-cell table:formula="of:=MID([.H5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S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10 00</text:p>
          </table:table-cell>
          <table:table-cell office:value-type="string" calcext:value-type="string">
            <text:p>017 10 00</text:p>
          </table:table-cell>
          <table:table-cell table:formula="of:=COM.MICROSOFT.CONCAT([.A58];LEFT([.B58];1))" office:value-type="string" office:string-value="EPKSZ" calcext:value-type="string">
            <text:p>EPKSZ</text:p>
          </table:table-cell>
          <table:table-cell table:style-name="ce15" table:formula="of:=MIDB([.C58];1;2)+(MIDB([.C58];4;2)/60)+(MIDB([.C58];7;2)/3600)" office:value-type="float" office:value="52.1666666666667" calcext:value-type="float">
            <text:p>52,166666667</text:p>
          </table:table-cell>
          <table:table-cell table:style-name="ce15" table:formula="of:=MIDB([.D58];2;2)+(MIDB([.D58];5;2)/60)+(MIDB([.D58];8;2)/3600)" office:value-type="float" office:value="17.1666666666667" calcext:value-type="float">
            <text:p>17,166666667</text:p>
          </table:table-cell>
          <table:table-cell table:formula="of:=COM.MICROSOFT.CONCAT([.A58];LEFT([.B58];1))" office:value-type="string" office:string-value="EPKSZ" calcext:value-type="string">
            <text:p>EPKSZ</text:p>
          </table:table-cell>
          <table:table-cell table:formula="of:=MID([.H58];1;4)" office:value-type="string" office:string-value="EPKS" calcext:value-type="string">
            <text:p>EPKS</text:p>
          </table:table-cell>
          <table:table-cell table:formula="of:=MID([.H5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0 37 25</text:p>
          </table:table-cell>
          <table:table-cell office:value-type="string" calcext:value-type="string">
            <text:p>018 50 10</text:p>
          </table:table-cell>
          <table:table-cell table:formula="of:=COM.MICROSOFT.CONCAT([.A60];LEFT([.B60];1))" office:value-type="string" office:string-value="EPKTC" calcext:value-type="string">
            <text:p>EPKTC</text:p>
          </table:table-cell>
          <table:table-cell table:style-name="ce15" table:formula="of:=MIDB([.C60];1;2)+(MIDB([.C60];4;2)/60)+(MIDB([.C60];7;2)/3600)" office:value-type="float" office:value="50.6236111111111" calcext:value-type="float">
            <text:p>50,623611111</text:p>
          </table:table-cell>
          <table:table-cell table:style-name="ce15" table:formula="of:=MIDB([.D60];2;2)+(MIDB([.D60];5;2)/60)+(MIDB([.D60];8;2)/3600)" office:value-type="float" office:value="18.8361111111111" calcext:value-type="float">
            <text:p>18,836111111</text:p>
          </table:table-cell>
          <table:table-cell table:formula="of:=COM.MICROSOFT.CONCAT([.A60];LEFT([.B60];1))" office:value-type="string" office:string-value="EPKTC" calcext:value-type="string">
            <text:p>EPKTC</text:p>
          </table:table-cell>
          <table:table-cell table:formula="of:=MID([.H60];1;4)" office:value-type="string" office:string-value="EPKT" calcext:value-type="string">
            <text:p>EPKT</text:p>
          </table:table-cell>
          <table:table-cell table:formula="of:=MID([.H6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0 24 00</text:p>
          </table:table-cell>
          <table:table-cell office:value-type="string" calcext:value-type="string">
            <text:p>019 03 00</text:p>
          </table:table-cell>
          <table:table-cell table:formula="of:=COM.MICROSOFT.CONCAT([.A61];LEFT([.B61];1))" office:value-type="string" office:string-value="EPKTG" calcext:value-type="string">
            <text:p>EPKTG</text:p>
          </table:table-cell>
          <table:table-cell table:style-name="ce15" table:formula="of:=MIDB([.C61];1;2)+(MIDB([.C61];4;2)/60)+(MIDB([.C61];7;2)/3600)" office:value-type="float" office:value="50.4" calcext:value-type="float">
            <text:p>50,400000000</text:p>
          </table:table-cell>
          <table:table-cell table:style-name="ce15" table:formula="of:=MIDB([.D61];2;2)+(MIDB([.D61];5;2)/60)+(MIDB([.D61];8;2)/3600)" office:value-type="float" office:value="19.05" calcext:value-type="float">
            <text:p>19,050000000</text:p>
          </table:table-cell>
          <table:table-cell table:formula="of:=COM.MICROSOFT.CONCAT([.A61];LEFT([.B61];1))" office:value-type="string" office:string-value="EPKTG" calcext:value-type="string">
            <text:p>EPKTG</text:p>
          </table:table-cell>
          <table:table-cell table:formula="of:=MID([.H61];1;4)" office:value-type="string" office:string-value="EPKT" calcext:value-type="string">
            <text:p>EPKT</text:p>
          </table:table-cell>
          <table:table-cell table:formula="of:=MID([.H6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0 19 00</text:p>
          </table:table-cell>
          <table:table-cell office:value-type="string" calcext:value-type="string">
            <text:p>019 14 00</text:p>
          </table:table-cell>
          <table:table-cell table:formula="of:=COM.MICROSOFT.CONCAT([.A62];LEFT([.B62];1))" office:value-type="string" office:string-value="EPKTH" calcext:value-type="string">
            <text:p>EPKTH</text:p>
          </table:table-cell>
          <table:table-cell table:style-name="ce15" table:formula="of:=MIDB([.C62];1;2)+(MIDB([.C62];4;2)/60)+(MIDB([.C62];7;2)/3600)" office:value-type="float" office:value="50.3166666666667" calcext:value-type="float">
            <text:p>50,316666667</text:p>
          </table:table-cell>
          <table:table-cell table:style-name="ce15" table:formula="of:=MIDB([.D62];2;2)+(MIDB([.D62];5;2)/60)+(MIDB([.D62];8;2)/3600)" office:value-type="float" office:value="19.2333333333333" calcext:value-type="float">
            <text:p>19,233333333</text:p>
          </table:table-cell>
          <table:table-cell table:formula="of:=COM.MICROSOFT.CONCAT([.A62];LEFT([.B62];1))" office:value-type="string" office:string-value="EPKTH" calcext:value-type="string">
            <text:p>EPKTH</text:p>
          </table:table-cell>
          <table:table-cell table:formula="of:=MID([.H62];1;4)" office:value-type="string" office:string-value="EPKT" calcext:value-type="string">
            <text:p>EPKT</text:p>
          </table:table-cell>
          <table:table-cell table:formula="of:=MID([.H6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0 40 18</text:p>
          </table:table-cell>
          <table:table-cell office:value-type="string" calcext:value-type="string">
            <text:p>019 12 18</text:p>
          </table:table-cell>
          <table:table-cell table:formula="of:=COM.MICROSOFT.CONCAT([.A63];LEFT([.B63];1))" office:value-type="string" office:string-value="EPKTJ" calcext:value-type="string">
            <text:p>EPKTJ</text:p>
          </table:table-cell>
          <table:table-cell table:style-name="ce15" table:formula="of:=MIDB([.C63];1;2)+(MIDB([.C63];4;2)/60)+(MIDB([.C63];7;2)/3600)" office:value-type="float" office:value="50.6716666666667" calcext:value-type="float">
            <text:p>50,671666667</text:p>
          </table:table-cell>
          <table:table-cell table:style-name="ce15" table:formula="of:=MIDB([.D63];2;2)+(MIDB([.D63];5;2)/60)+(MIDB([.D63];8;2)/3600)" office:value-type="float" office:value="19.205" calcext:value-type="float">
            <text:p>19,205000000</text:p>
          </table:table-cell>
          <table:table-cell table:formula="of:=COM.MICROSOFT.CONCAT([.A63];LEFT([.B63];1))" office:value-type="string" office:string-value="EPKTJ" calcext:value-type="string">
            <text:p>EPKTJ</text:p>
          </table:table-cell>
          <table:table-cell table:formula="of:=MID([.H63];1;4)" office:value-type="string" office:string-value="EPKT" calcext:value-type="string">
            <text:p>EPKT</text:p>
          </table:table-cell>
          <table:table-cell table:formula="of:=MID([.H6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29 50</text:p>
          </table:table-cell>
          <table:table-cell office:value-type="string" calcext:value-type="string">
            <text:p>019 04 45</text:p>
          </table:table-cell>
          <table:table-cell table:formula="of:=COM.MICROSOFT.CONCAT([.A64];LEFT([.B64];1))" office:value-type="string" office:string-value="EPKTN" calcext:value-type="string">
            <text:p>EPKTN</text:p>
          </table:table-cell>
          <table:table-cell table:style-name="ce15" table:formula="of:=MIDB([.C64];1;2)+(MIDB([.C64];4;2)/60)+(MIDB([.C64];7;2)/3600)" office:value-type="float" office:value="50.4972222222222" calcext:value-type="float">
            <text:p>50,497222222</text:p>
          </table:table-cell>
          <table:table-cell table:style-name="ce15" table:formula="of:=MIDB([.D64];2;2)+(MIDB([.D64];5;2)/60)+(MIDB([.D64];8;2)/3600)" office:value-type="float" office:value="19.0791666666667" calcext:value-type="float">
            <text:p>19,079166667</text:p>
          </table:table-cell>
          <table:table-cell table:formula="of:=COM.MICROSOFT.CONCAT([.A64];LEFT([.B64];1))" office:value-type="string" office:string-value="EPKTN" calcext:value-type="string">
            <text:p>EPKTN</text:p>
          </table:table-cell>
          <table:table-cell table:formula="of:=MID([.H64];1;4)" office:value-type="string" office:string-value="EPKT" calcext:value-type="string">
            <text:p>EPKT</text:p>
          </table:table-cell>
          <table:table-cell table:formula="of:=MID([.H6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0 21 00</text:p>
          </table:table-cell>
          <table:table-cell office:value-type="string" calcext:value-type="string">
            <text:p>018 51 00</text:p>
          </table:table-cell>
          <table:table-cell table:formula="of:=COM.MICROSOFT.CONCAT([.A65];LEFT([.B65];1))" office:value-type="string" office:string-value="EPKTT" calcext:value-type="string">
            <text:p>EPKTT</text:p>
          </table:table-cell>
          <table:table-cell table:style-name="ce15" table:formula="of:=MIDB([.C65];1;2)+(MIDB([.C65];4;2)/60)+(MIDB([.C65];7;2)/3600)" office:value-type="float" office:value="50.35" calcext:value-type="float">
            <text:p>50,350000000</text:p>
          </table:table-cell>
          <table:table-cell table:style-name="ce15" table:formula="of:=MIDB([.D65];2;2)+(MIDB([.D65];5;2)/60)+(MIDB([.D65];8;2)/3600)" office:value-type="float" office:value="18.85" calcext:value-type="float">
            <text:p>18,850000000</text:p>
          </table:table-cell>
          <table:table-cell table:formula="of:=COM.MICROSOFT.CONCAT([.A65];LEFT([.B65];1))" office:value-type="string" office:string-value="EPKTT" calcext:value-type="string">
            <text:p>EPKTT</text:p>
          </table:table-cell>
          <table:table-cell table:formula="of:=MID([.H65];1;4)" office:value-type="string" office:string-value="EPKT" calcext:value-type="string">
            <text:p>EPKT</text:p>
          </table:table-cell>
          <table:table-cell table:formula="of:=MID([.H6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35 00</text:p>
          </table:table-cell>
          <table:table-cell office:value-type="string" calcext:value-type="string">
            <text:p>019 03 30</text:p>
          </table:table-cell>
          <table:table-cell table:formula="of:=COM.MICROSOFT.CONCAT([.A66];LEFT([.B66];1))" office:value-type="string" office:string-value="EPKTW" calcext:value-type="string">
            <text:p>EPKTW</text:p>
          </table:table-cell>
          <table:table-cell table:style-name="ce15" table:formula="of:=MIDB([.C66];1;2)+(MIDB([.C66];4;2)/60)+(MIDB([.C66];7;2)/3600)" office:value-type="float" office:value="50.5833333333333" calcext:value-type="float">
            <text:p>50,583333333</text:p>
          </table:table-cell>
          <table:table-cell table:style-name="ce15" table:formula="of:=MIDB([.D66];2;2)+(MIDB([.D66];5;2)/60)+(MIDB([.D66];8;2)/3600)" office:value-type="float" office:value="19.0583333333333" calcext:value-type="float">
            <text:p>19,058333333</text:p>
          </table:table-cell>
          <table:table-cell table:formula="of:=COM.MICROSOFT.CONCAT([.A66];LEFT([.B66];1))" office:value-type="string" office:string-value="EPKTW" calcext:value-type="string">
            <text:p>EPKTW</text:p>
          </table:table-cell>
          <table:table-cell table:formula="of:=MID([.H66];1;4)" office:value-type="string" office:string-value="EPKT" calcext:value-type="string">
            <text:p>EPKT</text:p>
          </table:table-cell>
          <table:table-cell table:formula="of:=MID([.H6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KT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0 27 14</text:p>
          </table:table-cell>
          <table:table-cell office:value-type="string" calcext:value-type="string">
            <text:p>019 04 53</text:p>
          </table:table-cell>
          <table:table-cell table:formula="of:=COM.MICROSOFT.CONCAT([.A67];LEFT([.B67];1))" office:value-type="string" office:string-value="EPKTX" calcext:value-type="string">
            <text:p>EPKTX</text:p>
          </table:table-cell>
          <table:table-cell table:style-name="ce15" table:formula="of:=MIDB([.C67];1;2)+(MIDB([.C67];4;2)/60)+(MIDB([.C67];7;2)/3600)" office:value-type="float" office:value="50.4538888888889" calcext:value-type="float">
            <text:p>50,453888889</text:p>
          </table:table-cell>
          <table:table-cell table:style-name="ce15" table:formula="of:=MIDB([.D67];2;2)+(MIDB([.D67];5;2)/60)+(MIDB([.D67];8;2)/3600)" office:value-type="float" office:value="19.0813888888889" calcext:value-type="float">
            <text:p>19,081388889</text:p>
          </table:table-cell>
          <table:table-cell table:formula="of:=COM.MICROSOFT.CONCAT([.A67];LEFT([.B67];1))" office:value-type="string" office:string-value="EPKTX" calcext:value-type="string">
            <text:p>EPKTX</text:p>
          </table:table-cell>
          <table:table-cell table:formula="of:=MID([.H67];1;4)" office:value-type="string" office:string-value="EPKT" calcext:value-type="string">
            <text:p>EPKT</text:p>
          </table:table-cell>
          <table:table-cell table:formula="of:=MID([.H6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20 44</text:p>
          </table:table-cell>
          <table:table-cell office:value-type="string" calcext:value-type="string">
            <text:p>022 38 26</text:p>
          </table:table-cell>
          <table:table-cell table:formula="of:=COM.MICROSOFT.CONCAT([.A69];LEFT([.B69];1))" office:value-type="string" office:string-value="EPLBD" calcext:value-type="string">
            <text:p>EPLBD</text:p>
          </table:table-cell>
          <table:table-cell table:style-name="ce15" table:formula="of:=MIDB([.C69];1;2)+(MIDB([.C69];4;2)/60)+(MIDB([.C69];7;2)/3600)" office:value-type="float" office:value="51.3455555555556" calcext:value-type="float">
            <text:p>51,345555556</text:p>
          </table:table-cell>
          <table:table-cell table:style-name="ce15" table:formula="of:=MIDB([.D69];2;2)+(MIDB([.D69];5;2)/60)+(MIDB([.D69];8;2)/3600)" office:value-type="float" office:value="22.6405555555556" calcext:value-type="float">
            <text:p>22,640555556</text:p>
          </table:table-cell>
          <table:table-cell table:formula="of:=COM.MICROSOFT.CONCAT([.A69];LEFT([.B69];1))" office:value-type="string" office:string-value="EPLBD" calcext:value-type="string">
            <text:p>EPLBD</text:p>
          </table:table-cell>
          <table:table-cell table:formula="of:=MID([.H69];1;4)" office:value-type="string" office:string-value="EPLB" calcext:value-type="string">
            <text:p>EPLB</text:p>
          </table:table-cell>
          <table:table-cell table:formula="of:=MID([.H6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05 25</text:p>
          </table:table-cell>
          <table:table-cell office:value-type="string" calcext:value-type="string">
            <text:p>022 17 16</text:p>
          </table:table-cell>
          <table:table-cell table:formula="of:=COM.MICROSOFT.CONCAT([.A70];LEFT([.B70];1))" office:value-type="string" office:string-value="EPLBB" calcext:value-type="string">
            <text:p>EPLBB</text:p>
          </table:table-cell>
          <table:table-cell table:style-name="ce15" table:formula="of:=MIDB([.C70];1;2)+(MIDB([.C70];4;2)/60)+(MIDB([.C70];7;2)/3600)" office:value-type="float" office:value="51.0902777777778" calcext:value-type="float">
            <text:p>51,090277778</text:p>
          </table:table-cell>
          <table:table-cell table:style-name="ce15" table:formula="of:=MIDB([.D70];2;2)+(MIDB([.D70];5;2)/60)+(MIDB([.D70];8;2)/3600)" office:value-type="float" office:value="22.2877777777778" calcext:value-type="float">
            <text:p>22,287777778</text:p>
          </table:table-cell>
          <table:table-cell table:formula="of:=COM.MICROSOFT.CONCAT([.A70];LEFT([.B70];1))" office:value-type="string" office:string-value="EPLBB" calcext:value-type="string">
            <text:p>EPLBB</text:p>
          </table:table-cell>
          <table:table-cell table:formula="of:=MID([.H70];1;4)" office:value-type="string" office:string-value="EPLB" calcext:value-type="string">
            <text:p>EPLB</text:p>
          </table:table-cell>
          <table:table-cell table:formula="of:=MID([.H7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19 42</text:p>
          </table:table-cell>
          <table:table-cell office:value-type="string" calcext:value-type="string">
            <text:p>022 59 49</text:p>
          </table:table-cell>
          <table:table-cell table:formula="of:=COM.MICROSOFT.CONCAT([.A71];LEFT([.B71];1))" office:value-type="string" office:string-value="EPLBR" calcext:value-type="string">
            <text:p>EPLBR</text:p>
          </table:table-cell>
          <table:table-cell table:style-name="ce15" table:formula="of:=MIDB([.C71];1;2)+(MIDB([.C71];4;2)/60)+(MIDB([.C71];7;2)/3600)" office:value-type="float" office:value="51.3283333333333" calcext:value-type="float">
            <text:p>51,328333333</text:p>
          </table:table-cell>
          <table:table-cell table:style-name="ce15" table:formula="of:=MIDB([.D71];2;2)+(MIDB([.D71];5;2)/60)+(MIDB([.D71];8;2)/3600)" office:value-type="float" office:value="22.9969444444444" calcext:value-type="float">
            <text:p>22,996944444</text:p>
          </table:table-cell>
          <table:table-cell table:formula="of:=COM.MICROSOFT.CONCAT([.A71];LEFT([.B71];1))" office:value-type="string" office:string-value="EPLBR" calcext:value-type="string">
            <text:p>EPLBR</text:p>
          </table:table-cell>
          <table:table-cell table:formula="of:=MID([.H71];1;4)" office:value-type="string" office:string-value="EPLB" calcext:value-type="string">
            <text:p>EPLB</text:p>
          </table:table-cell>
          <table:table-cell table:formula="of:=MID([.H7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1 06 03</text:p>
          </table:table-cell>
          <table:table-cell office:value-type="string" calcext:value-type="string">
            <text:p>022 34 58</text:p>
          </table:table-cell>
          <table:table-cell table:formula="of:=COM.MICROSOFT.CONCAT([.A72];LEFT([.B72];1))" office:value-type="string" office:string-value="EPLBJ" calcext:value-type="string">
            <text:p>EPLBJ</text:p>
          </table:table-cell>
          <table:table-cell table:style-name="ce15" table:formula="of:=MIDB([.C72];1;2)+(MIDB([.C72];4;2)/60)+(MIDB([.C72];7;2)/3600)" office:value-type="float" office:value="51.1008333333333" calcext:value-type="float">
            <text:p>51,100833333</text:p>
          </table:table-cell>
          <table:table-cell table:style-name="ce15" table:formula="of:=MIDB([.D72];2;2)+(MIDB([.D72];5;2)/60)+(MIDB([.D72];8;2)/3600)" office:value-type="float" office:value="22.5827777777778" calcext:value-type="float">
            <text:p>22,582777778</text:p>
          </table:table-cell>
          <table:table-cell table:formula="of:=COM.MICROSOFT.CONCAT([.A72];LEFT([.B72];1))" office:value-type="string" office:string-value="EPLBJ" calcext:value-type="string">
            <text:p>EPLBJ</text:p>
          </table:table-cell>
          <table:table-cell table:formula="of:=MID([.H72];1;4)" office:value-type="string" office:string-value="EPLB" calcext:value-type="string">
            <text:p>EPLB</text:p>
          </table:table-cell>
          <table:table-cell table:formula="of:=MID([.H7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06 57</text:p>
          </table:table-cell>
          <table:table-cell office:value-type="string" calcext:value-type="string">
            <text:p>022 45 43</text:p>
          </table:table-cell>
          <table:table-cell table:formula="of:=COM.MICROSOFT.CONCAT([.A73];LEFT([.B73];1))" office:value-type="string" office:string-value="EPLBK" calcext:value-type="string">
            <text:p>EPLBK</text:p>
          </table:table-cell>
          <table:table-cell table:style-name="ce15" table:formula="of:=MIDB([.C73];1;2)+(MIDB([.C73];4;2)/60)+(MIDB([.C73];7;2)/3600)" office:value-type="float" office:value="51.1158333333333" calcext:value-type="float">
            <text:p>51,115833333</text:p>
          </table:table-cell>
          <table:table-cell table:style-name="ce15" table:formula="of:=MIDB([.D73];2;2)+(MIDB([.D73];5;2)/60)+(MIDB([.D73];8;2)/3600)" office:value-type="float" office:value="22.7619444444444" calcext:value-type="float">
            <text:p>22,761944444</text:p>
          </table:table-cell>
          <table:table-cell table:formula="of:=COM.MICROSOFT.CONCAT([.A73];LEFT([.B73];1))" office:value-type="string" office:string-value="EPLBK" calcext:value-type="string">
            <text:p>EPLBK</text:p>
          </table:table-cell>
          <table:table-cell table:formula="of:=MID([.H73];1;4)" office:value-type="string" office:string-value="EPLB" calcext:value-type="string">
            <text:p>EPLB</text:p>
          </table:table-cell>
          <table:table-cell table:formula="of:=MID([.H7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1 18 14</text:p>
          </table:table-cell>
          <table:table-cell office:value-type="string" calcext:value-type="string">
            <text:p>022 52 13</text:p>
          </table:table-cell>
          <table:table-cell table:formula="of:=COM.MICROSOFT.CONCAT([.A74];LEFT([.B74];1))" office:value-type="string" office:string-value="EPLBL" calcext:value-type="string">
            <text:p>EPLBL</text:p>
          </table:table-cell>
          <table:table-cell table:style-name="ce15" table:formula="of:=MIDB([.C74];1;2)+(MIDB([.C74];4;2)/60)+(MIDB([.C74];7;2)/3600)" office:value-type="float" office:value="51.3038888888889" calcext:value-type="float">
            <text:p>51,303888889</text:p>
          </table:table-cell>
          <table:table-cell table:style-name="ce15" table:formula="of:=MIDB([.D74];2;2)+(MIDB([.D74];5;2)/60)+(MIDB([.D74];8;2)/3600)" office:value-type="float" office:value="22.8702777777778" calcext:value-type="float">
            <text:p>22,870277778</text:p>
          </table:table-cell>
          <table:table-cell table:formula="of:=COM.MICROSOFT.CONCAT([.A74];LEFT([.B74];1))" office:value-type="string" office:string-value="EPLBL" calcext:value-type="string">
            <text:p>EPLBL</text:p>
          </table:table-cell>
          <table:table-cell table:formula="of:=MID([.H74];1;4)" office:value-type="string" office:string-value="EPLB" calcext:value-type="string">
            <text:p>EPLB</text:p>
          </table:table-cell>
          <table:table-cell table:formula="of:=MID([.H7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09 38</text:p>
          </table:table-cell>
          <table:table-cell office:value-type="string" calcext:value-type="string">
            <text:p>022 56 43</text:p>
          </table:table-cell>
          <table:table-cell table:formula="of:=COM.MICROSOFT.CONCAT([.A75];LEFT([.B75];1))" office:value-type="string" office:string-value="EPLBE" calcext:value-type="string">
            <text:p>EPLBE</text:p>
          </table:table-cell>
          <table:table-cell table:style-name="ce15" table:formula="of:=MIDB([.C75];1;2)+(MIDB([.C75];4;2)/60)+(MIDB([.C75];7;2)/3600)" office:value-type="float" office:value="51.1605555555556" calcext:value-type="float">
            <text:p>51,160555556</text:p>
          </table:table-cell>
          <table:table-cell table:style-name="ce15" table:formula="of:=MIDB([.D75];2;2)+(MIDB([.D75];5;2)/60)+(MIDB([.D75];8;2)/3600)" office:value-type="float" office:value="22.9452777777778" calcext:value-type="float">
            <text:p>22,945277778</text:p>
          </table:table-cell>
          <table:table-cell table:formula="of:=COM.MICROSOFT.CONCAT([.A75];LEFT([.B75];1))" office:value-type="string" office:string-value="EPLBE" calcext:value-type="string">
            <text:p>EPLBE</text:p>
          </table:table-cell>
          <table:table-cell table:formula="of:=MID([.H75];1;4)" office:value-type="string" office:string-value="EPLB" calcext:value-type="string">
            <text:p>EPLB</text:p>
          </table:table-cell>
          <table:table-cell table:formula="of:=MID([.H7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1 07 48</text:p>
          </table:table-cell>
          <table:table-cell office:value-type="string" calcext:value-type="string">
            <text:p>022 50 13</text:p>
          </table:table-cell>
          <table:table-cell table:formula="of:=COM.MICROSOFT.CONCAT([.A76];LEFT([.B76];1))" office:value-type="string" office:string-value="EPLBP" calcext:value-type="string">
            <text:p>EPLBP</text:p>
          </table:table-cell>
          <table:table-cell table:style-name="ce15" table:formula="of:=MIDB([.C76];1;2)+(MIDB([.C76];4;2)/60)+(MIDB([.C76];7;2)/3600)" office:value-type="float" office:value="51.13" calcext:value-type="float">
            <text:p>51,130000000</text:p>
          </table:table-cell>
          <table:table-cell table:style-name="ce15" table:formula="of:=MIDB([.D76];2;2)+(MIDB([.D76];5;2)/60)+(MIDB([.D76];8;2)/3600)" office:value-type="float" office:value="22.8369444444444" calcext:value-type="float">
            <text:p>22,836944444</text:p>
          </table:table-cell>
          <table:table-cell table:formula="of:=COM.MICROSOFT.CONCAT([.A76];LEFT([.B76];1))" office:value-type="string" office:string-value="EPLBP" calcext:value-type="string">
            <text:p>EPLBP</text:p>
          </table:table-cell>
          <table:table-cell table:formula="of:=MID([.H76];1;4)" office:value-type="string" office:string-value="EPLB" calcext:value-type="string">
            <text:p>EPLB</text:p>
          </table:table-cell>
          <table:table-cell table:formula="of:=MID([.H7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13 18</text:p>
          </table:table-cell>
          <table:table-cell office:value-type="string" calcext:value-type="string">
            <text:p>022 44 31</text:p>
          </table:table-cell>
          <table:table-cell table:formula="of:=COM.MICROSOFT.CONCAT([.A77];LEFT([.B77];1))" office:value-type="string" office:string-value="EPLBS" calcext:value-type="string">
            <text:p>EPLBS</text:p>
          </table:table-cell>
          <table:table-cell table:style-name="ce15" table:formula="of:=MIDB([.C77];1;2)+(MIDB([.C77];4;2)/60)+(MIDB([.C77];7;2)/3600)" office:value-type="float" office:value="51.2216666666667" calcext:value-type="float">
            <text:p>51,221666667</text:p>
          </table:table-cell>
          <table:table-cell table:style-name="ce15" table:formula="of:=MIDB([.D77];2;2)+(MIDB([.D77];5;2)/60)+(MIDB([.D77];8;2)/3600)" office:value-type="float" office:value="22.7419444444444" calcext:value-type="float">
            <text:p>22,741944444</text:p>
          </table:table-cell>
          <table:table-cell table:formula="of:=COM.MICROSOFT.CONCAT([.A77];LEFT([.B77];1))" office:value-type="string" office:string-value="EPLBS" calcext:value-type="string">
            <text:p>EPLBS</text:p>
          </table:table-cell>
          <table:table-cell table:formula="of:=MID([.H77];1;4)" office:value-type="string" office:string-value="EPLB" calcext:value-type="string">
            <text:p>EPLB</text:p>
          </table:table-cell>
          <table:table-cell table:formula="of:=MID([.H7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1 16 49</text:p>
          </table:table-cell>
          <table:table-cell office:value-type="string" calcext:value-type="string">
            <text:p>022 42 14</text:p>
          </table:table-cell>
          <table:table-cell table:formula="of:=COM.MICROSOFT.CONCAT([.A78];LEFT([.B78];1))" office:value-type="string" office:string-value="EPLBT" calcext:value-type="string">
            <text:p>EPLBT</text:p>
          </table:table-cell>
          <table:table-cell table:style-name="ce15" table:formula="of:=MIDB([.C78];1;2)+(MIDB([.C78];4;2)/60)+(MIDB([.C78];7;2)/3600)" office:value-type="float" office:value="51.2802777777778" calcext:value-type="float">
            <text:p>51,280277778</text:p>
          </table:table-cell>
          <table:table-cell table:style-name="ce15" table:formula="of:=MIDB([.D78];2;2)+(MIDB([.D78];5;2)/60)+(MIDB([.D78];8;2)/3600)" office:value-type="float" office:value="22.7038888888889" calcext:value-type="float">
            <text:p>22,703888889</text:p>
          </table:table-cell>
          <table:table-cell table:formula="of:=COM.MICROSOFT.CONCAT([.A78];LEFT([.B78];1))" office:value-type="string" office:string-value="EPLBT" calcext:value-type="string">
            <text:p>EPLBT</text:p>
          </table:table-cell>
          <table:table-cell table:formula="of:=MID([.H78];1;4)" office:value-type="string" office:string-value="EPLB" calcext:value-type="string">
            <text:p>EPLB</text:p>
          </table:table-cell>
          <table:table-cell table:formula="of:=MID([.H7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20 59</text:p>
          </table:table-cell>
          <table:table-cell office:value-type="string" calcext:value-type="string">
            <text:p>022 20 42</text:p>
          </table:table-cell>
          <table:table-cell table:formula="of:=COM.MICROSOFT.CONCAT([.A79];LEFT([.B79];1))" office:value-type="string" office:string-value="EPLBW" calcext:value-type="string">
            <text:p>EPLBW</text:p>
          </table:table-cell>
          <table:table-cell table:style-name="ce15" table:formula="of:=MIDB([.C79];1;2)+(MIDB([.C79];4;2)/60)+(MIDB([.C79];7;2)/3600)" office:value-type="float" office:value="51.3497222222222" calcext:value-type="float">
            <text:p>51,349722222</text:p>
          </table:table-cell>
          <table:table-cell table:style-name="ce15" table:formula="of:=MIDB([.D79];2;2)+(MIDB([.D79];5;2)/60)+(MIDB([.D79];8;2)/3600)" office:value-type="float" office:value="22.345" calcext:value-type="float">
            <text:p>22,345000000</text:p>
          </table:table-cell>
          <table:table-cell table:formula="of:=COM.MICROSOFT.CONCAT([.A79];LEFT([.B79];1))" office:value-type="string" office:string-value="EPLBW" calcext:value-type="string">
            <text:p>EPLBW</text:p>
          </table:table-cell>
          <table:table-cell table:formula="of:=MID([.H79];1;4)" office:value-type="string" office:string-value="EPLB" calcext:value-type="string">
            <text:p>EPLB</text:p>
          </table:table-cell>
          <table:table-cell table:formula="of:=MID([.H7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B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10 40</text:p>
          </table:table-cell>
          <table:table-cell office:value-type="string" calcext:value-type="string">
            <text:p>022 31 42</text:p>
          </table:table-cell>
          <table:table-cell table:formula="of:=COM.MICROSOFT.CONCAT([.A80];LEFT([.B80];1))" office:value-type="string" office:string-value="EPLBZ" calcext:value-type="string">
            <text:p>EPLBZ</text:p>
          </table:table-cell>
          <table:table-cell table:style-name="ce15" table:formula="of:=MIDB([.C80];1;2)+(MIDB([.C80];4;2)/60)+(MIDB([.C80];7;2)/3600)" office:value-type="float" office:value="51.1777777777778" calcext:value-type="float">
            <text:p>51,177777778</text:p>
          </table:table-cell>
          <table:table-cell table:style-name="ce15" table:formula="of:=MIDB([.D80];2;2)+(MIDB([.D80];5;2)/60)+(MIDB([.D80];8;2)/3600)" office:value-type="float" office:value="22.5283333333333" calcext:value-type="float">
            <text:p>22,528333333</text:p>
          </table:table-cell>
          <table:table-cell table:formula="of:=COM.MICROSOFT.CONCAT([.A80];LEFT([.B80];1))" office:value-type="string" office:string-value="EPLBZ" calcext:value-type="string">
            <text:p>EPLBZ</text:p>
          </table:table-cell>
          <table:table-cell table:formula="of:=MID([.H80];1;4)" office:value-type="string" office:string-value="EPLB" calcext:value-type="string">
            <text:p>EPLB</text:p>
          </table:table-cell>
          <table:table-cell table:formula="of:=MID([.H80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20 36</text:p>
          </table:table-cell>
          <table:table-cell office:value-type="string" calcext:value-type="string">
            <text:p>019 22 35</text:p>
          </table:table-cell>
          <table:table-cell table:formula="of:=COM.MICROSOFT.CONCAT([.A82];LEFT([.B82];1))" office:value-type="string" office:string-value="EPLKB" calcext:value-type="string">
            <text:p>EPLKB</text:p>
          </table:table-cell>
          <table:table-cell table:style-name="ce15" table:formula="of:=MIDB([.C82];1;2)+(MIDB([.C82];4;2)/60)+(MIDB([.C82];7;2)/3600)" office:value-type="float" office:value="51.3433333333333" calcext:value-type="float">
            <text:p>51,343333333</text:p>
          </table:table-cell>
          <table:table-cell table:style-name="ce15" table:formula="of:=MIDB([.D82];2;2)+(MIDB([.D82];5;2)/60)+(MIDB([.D82];8;2)/3600)" office:value-type="float" office:value="19.3763888888889" calcext:value-type="float">
            <text:p>19,376388889</text:p>
          </table:table-cell>
          <table:table-cell table:formula="of:=COM.MICROSOFT.CONCAT([.A82];LEFT([.B82];1))" office:value-type="string" office:string-value="EPLKB" calcext:value-type="string">
            <text:p>EPLKB</text:p>
          </table:table-cell>
          <table:table-cell table:formula="of:=MID([.H82];1;4)" office:value-type="string" office:string-value="EPLK" calcext:value-type="string">
            <text:p>EPLK</text:p>
          </table:table-cell>
          <table:table-cell table:formula="of:=MID([.H8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33 52</text:p>
          </table:table-cell>
          <table:table-cell office:value-type="string" calcext:value-type="string">
            <text:p>019 31 09</text:p>
          </table:table-cell>
          <table:table-cell table:formula="of:=COM.MICROSOFT.CONCAT([.A83];LEFT([.B83];1))" office:value-type="string" office:string-value="EPLKG" calcext:value-type="string">
            <text:p>EPLKG</text:p>
          </table:table-cell>
          <table:table-cell table:style-name="ce15" table:formula="of:=MIDB([.C83];1;2)+(MIDB([.C83];4;2)/60)+(MIDB([.C83];7;2)/3600)" office:value-type="float" office:value="51.5644444444444" calcext:value-type="float">
            <text:p>51,564444444</text:p>
          </table:table-cell>
          <table:table-cell table:style-name="ce15" table:formula="of:=MIDB([.D83];2;2)+(MIDB([.D83];5;2)/60)+(MIDB([.D83];8;2)/3600)" office:value-type="float" office:value="19.5191666666667" calcext:value-type="float">
            <text:p>19,519166667</text:p>
          </table:table-cell>
          <table:table-cell table:formula="of:=COM.MICROSOFT.CONCAT([.A83];LEFT([.B83];1))" office:value-type="string" office:string-value="EPLKG" calcext:value-type="string">
            <text:p>EPLKG</text:p>
          </table:table-cell>
          <table:table-cell table:formula="of:=MID([.H83];1;4)" office:value-type="string" office:string-value="EPLK" calcext:value-type="string">
            <text:p>EPLK</text:p>
          </table:table-cell>
          <table:table-cell table:formula="of:=MID([.H8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41 24</text:p>
          </table:table-cell>
          <table:table-cell office:value-type="string" calcext:value-type="string">
            <text:p>018 58 51</text:p>
          </table:table-cell>
          <table:table-cell table:formula="of:=COM.MICROSOFT.CONCAT([.A84];LEFT([.B84];1))" office:value-type="string" office:string-value="EPLKD" calcext:value-type="string">
            <text:p>EPLKD</text:p>
          </table:table-cell>
          <table:table-cell table:style-name="ce15" table:formula="of:=MIDB([.C84];1;2)+(MIDB([.C84];4;2)/60)+(MIDB([.C84];7;2)/3600)" office:value-type="float" office:value="51.69" calcext:value-type="float">
            <text:p>51,690000000</text:p>
          </table:table-cell>
          <table:table-cell table:style-name="ce15" table:formula="of:=MIDB([.D84];2;2)+(MIDB([.D84];5;2)/60)+(MIDB([.D84];8;2)/3600)" office:value-type="float" office:value="18.9808333333333" calcext:value-type="float">
            <text:p>18,980833333</text:p>
          </table:table-cell>
          <table:table-cell table:formula="of:=COM.MICROSOFT.CONCAT([.A84];LEFT([.B84];1))" office:value-type="string" office:string-value="EPLKD" calcext:value-type="string">
            <text:p>EPLKD</text:p>
          </table:table-cell>
          <table:table-cell table:formula="of:=MID([.H84];1;4)" office:value-type="string" office:string-value="EPLK" calcext:value-type="string">
            <text:p>EPLK</text:p>
          </table:table-cell>
          <table:table-cell table:formula="of:=MID([.H8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27 29</text:p>
          </table:table-cell>
          <table:table-cell office:value-type="string" calcext:value-type="string">
            <text:p>018 50 15</text:p>
          </table:table-cell>
          <table:table-cell table:formula="of:=COM.MICROSOFT.CONCAT([.A85];LEFT([.B85];1))" office:value-type="string" office:string-value="EPLKM" calcext:value-type="string">
            <text:p>EPLKM</text:p>
          </table:table-cell>
          <table:table-cell table:style-name="ce15" table:formula="of:=MIDB([.C85];1;2)+(MIDB([.C85];4;2)/60)+(MIDB([.C85];7;2)/3600)" office:value-type="float" office:value="51.4580555555556" calcext:value-type="float">
            <text:p>51,458055556</text:p>
          </table:table-cell>
          <table:table-cell table:style-name="ce15" table:formula="of:=MIDB([.D85];2;2)+(MIDB([.D85];5;2)/60)+(MIDB([.D85];8;2)/3600)" office:value-type="float" office:value="18.8375" calcext:value-type="float">
            <text:p>18,837500000</text:p>
          </table:table-cell>
          <table:table-cell table:formula="of:=COM.MICROSOFT.CONCAT([.A85];LEFT([.B85];1))" office:value-type="string" office:string-value="EPLKM" calcext:value-type="string">
            <text:p>EPLKM</text:p>
          </table:table-cell>
          <table:table-cell table:formula="of:=MID([.H85];1;4)" office:value-type="string" office:string-value="EPLK" calcext:value-type="string">
            <text:p>EPLK</text:p>
          </table:table-cell>
          <table:table-cell table:formula="of:=MID([.H8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31 59</text:p>
          </table:table-cell>
          <table:table-cell office:value-type="string" calcext:value-type="string">
            <text:p>019 10 20</text:p>
          </table:table-cell>
          <table:table-cell table:formula="of:=COM.MICROSOFT.CONCAT([.A86];LEFT([.B86];1))" office:value-type="string" office:string-value="EPLKS" calcext:value-type="string">
            <text:p>EPLKS</text:p>
          </table:table-cell>
          <table:table-cell table:style-name="ce15" table:formula="of:=MIDB([.C86];1;2)+(MIDB([.C86];4;2)/60)+(MIDB([.C86];7;2)/3600)" office:value-type="float" office:value="51.5330555555556" calcext:value-type="float">
            <text:p>51,533055556</text:p>
          </table:table-cell>
          <table:table-cell table:style-name="ce15" table:formula="of:=MIDB([.D86];2;2)+(MIDB([.D86];5;2)/60)+(MIDB([.D86];8;2)/3600)" office:value-type="float" office:value="19.1722222222222" calcext:value-type="float">
            <text:p>19,172222222</text:p>
          </table:table-cell>
          <table:table-cell table:formula="of:=COM.MICROSOFT.CONCAT([.A86];LEFT([.B86];1))" office:value-type="string" office:string-value="EPLKS" calcext:value-type="string">
            <text:p>EPLKS</text:p>
          </table:table-cell>
          <table:table-cell table:formula="of:=MID([.H86];1;4)" office:value-type="string" office:string-value="EPLK" calcext:value-type="string">
            <text:p>EPLK</text:p>
          </table:table-cell>
          <table:table-cell table:formula="of:=MID([.H8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K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34 12</text:p>
          </table:table-cell>
          <table:table-cell office:value-type="string" calcext:value-type="string">
            <text:p>019 11 17</text:p>
          </table:table-cell>
          <table:table-cell table:formula="of:=COM.MICROSOFT.CONCAT([.A87];LEFT([.B87];1))" office:value-type="string" office:string-value="EPLKN" calcext:value-type="string">
            <text:p>EPLKN</text:p>
          </table:table-cell>
          <table:table-cell table:style-name="ce15" table:formula="of:=MIDB([.C87];1;2)+(MIDB([.C87];4;2)/60)+(MIDB([.C87];7;2)/3600)" office:value-type="float" office:value="51.57" calcext:value-type="float">
            <text:p>51,570000000</text:p>
          </table:table-cell>
          <table:table-cell table:style-name="ce15" table:formula="of:=MIDB([.D87];2;2)+(MIDB([.D87];5;2)/60)+(MIDB([.D87];8;2)/3600)" office:value-type="float" office:value="19.1880555555556" calcext:value-type="float">
            <text:p>19,188055556</text:p>
          </table:table-cell>
          <table:table-cell table:formula="of:=COM.MICROSOFT.CONCAT([.A87];LEFT([.B87];1))" office:value-type="string" office:string-value="EPLKN" calcext:value-type="string">
            <text:p>EPLKN</text:p>
          </table:table-cell>
          <table:table-cell table:formula="of:=MID([.H87];1;4)" office:value-type="string" office:string-value="EPLK" calcext:value-type="string">
            <text:p>EPLK</text:p>
          </table:table-cell>
          <table:table-cell table:formula="of:=MID([.H8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1 43 55</text:p>
          </table:table-cell>
          <table:table-cell office:value-type="string" calcext:value-type="string">
            <text:p>018 57 13</text:p>
          </table:table-cell>
          <table:table-cell table:formula="of:=COM.MICROSOFT.CONCAT([.A89];LEFT([.B89];1))" office:value-type="string" office:string-value="EPLLC" calcext:value-type="string">
            <text:p>EPLLC</text:p>
          </table:table-cell>
          <table:table-cell table:style-name="ce15" table:formula="of:=MIDB([.C89];1;2)+(MIDB([.C89];4;2)/60)+(MIDB([.C89];7;2)/3600)" office:value-type="float" office:value="51.7319444444444" calcext:value-type="float">
            <text:p>51,731944444</text:p>
          </table:table-cell>
          <table:table-cell table:style-name="ce15" table:formula="of:=MIDB([.D89];2;2)+(MIDB([.D89];5;2)/60)+(MIDB([.D89];8;2)/3600)" office:value-type="float" office:value="18.9536111111111" calcext:value-type="float">
            <text:p>18,953611111</text:p>
          </table:table-cell>
          <table:table-cell table:formula="of:=COM.MICROSOFT.CONCAT([.A89];LEFT([.B89];1))" office:value-type="string" office:string-value="EPLLC" calcext:value-type="string">
            <text:p>EPLLC</text:p>
          </table:table-cell>
          <table:table-cell table:formula="of:=MID([.H89];1;4)" office:value-type="string" office:string-value="EPLL" calcext:value-type="string">
            <text:p>EPLL</text:p>
          </table:table-cell>
          <table:table-cell table:formula="of:=MID([.H8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48 00</text:p>
          </table:table-cell>
          <table:table-cell office:value-type="string" calcext:value-type="string">
            <text:p>019 38 10</text:p>
          </table:table-cell>
          <table:table-cell table:formula="of:=COM.MICROSOFT.CONCAT([.A90];LEFT([.B90];1))" office:value-type="string" office:string-value="EPLLE" calcext:value-type="string">
            <text:p>EPLLE</text:p>
          </table:table-cell>
          <table:table-cell table:style-name="ce15" table:formula="of:=MIDB([.C90];1;2)+(MIDB([.C90];4;2)/60)+(MIDB([.C90];7;2)/3600)" office:value-type="float" office:value="51.8" calcext:value-type="float">
            <text:p>51,800000000</text:p>
          </table:table-cell>
          <table:table-cell table:style-name="ce15" table:formula="of:=MIDB([.D90];2;2)+(MIDB([.D90];5;2)/60)+(MIDB([.D90];8;2)/3600)" office:value-type="float" office:value="19.6361111111111" calcext:value-type="float">
            <text:p>19,636111111</text:p>
          </table:table-cell>
          <table:table-cell table:formula="of:=COM.MICROSOFT.CONCAT([.A90];LEFT([.B90];1))" office:value-type="string" office:string-value="EPLLE" calcext:value-type="string">
            <text:p>EPLLE</text:p>
          </table:table-cell>
          <table:table-cell table:formula="of:=MID([.H90];1;4)" office:value-type="string" office:string-value="EPLL" calcext:value-type="string">
            <text:p>EPLL</text:p>
          </table:table-cell>
          <table:table-cell table:formula="of:=MID([.H9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41 26</text:p>
          </table:table-cell>
          <table:table-cell office:value-type="string" calcext:value-type="string">
            <text:p>019 08 02</text:p>
          </table:table-cell>
          <table:table-cell table:formula="of:=COM.MICROSOFT.CONCAT([.A91];LEFT([.B91];1))" office:value-type="string" office:string-value="EPLLG" calcext:value-type="string">
            <text:p>EPLLG</text:p>
          </table:table-cell>
          <table:table-cell table:style-name="ce15" table:formula="of:=MIDB([.C91];1;2)+(MIDB([.C91];4;2)/60)+(MIDB([.C91];7;2)/3600)" office:value-type="float" office:value="51.6905555555556" calcext:value-type="float">
            <text:p>51,690555556</text:p>
          </table:table-cell>
          <table:table-cell table:style-name="ce15" table:formula="of:=MIDB([.D91];2;2)+(MIDB([.D91];5;2)/60)+(MIDB([.D91];8;2)/3600)" office:value-type="float" office:value="19.1338888888889" calcext:value-type="float">
            <text:p>19,133888889</text:p>
          </table:table-cell>
          <table:table-cell table:formula="of:=COM.MICROSOFT.CONCAT([.A91];LEFT([.B91];1))" office:value-type="string" office:string-value="EPLLG" calcext:value-type="string">
            <text:p>EPLLG</text:p>
          </table:table-cell>
          <table:table-cell table:formula="of:=MID([.H91];1;4)" office:value-type="string" office:string-value="EPLL" calcext:value-type="string">
            <text:p>EPLL</text:p>
          </table:table-cell>
          <table:table-cell table:formula="of:=MID([.H9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1 38 16</text:p>
          </table:table-cell>
          <table:table-cell office:value-type="string" calcext:value-type="string">
            <text:p>019 16 17</text:p>
          </table:table-cell>
          <table:table-cell table:formula="of:=COM.MICROSOFT.CONCAT([.A92];LEFT([.B92];1))" office:value-type="string" office:string-value="EPLLH" calcext:value-type="string">
            <text:p>EPLLH</text:p>
          </table:table-cell>
          <table:table-cell table:style-name="ce15" table:formula="of:=MIDB([.C92];1;2)+(MIDB([.C92];4;2)/60)+(MIDB([.C92];7;2)/3600)" office:value-type="float" office:value="51.6377777777778" calcext:value-type="float">
            <text:p>51,637777778</text:p>
          </table:table-cell>
          <table:table-cell table:style-name="ce15" table:formula="of:=MIDB([.D92];2;2)+(MIDB([.D92];5;2)/60)+(MIDB([.D92];8;2)/3600)" office:value-type="float" office:value="19.2713888888889" calcext:value-type="float">
            <text:p>19,271388889</text:p>
          </table:table-cell>
          <table:table-cell table:formula="of:=COM.MICROSOFT.CONCAT([.A92];LEFT([.B92];1))" office:value-type="string" office:string-value="EPLLH" calcext:value-type="string">
            <text:p>EPLLH</text:p>
          </table:table-cell>
          <table:table-cell table:formula="of:=MID([.H92];1;4)" office:value-type="string" office:string-value="EPLL" calcext:value-type="string">
            <text:p>EPLL</text:p>
          </table:table-cell>
          <table:table-cell table:formula="of:=MID([.H9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43 43</text:p>
          </table:table-cell>
          <table:table-cell office:value-type="string" calcext:value-type="string">
            <text:p>019 48 38</text:p>
          </table:table-cell>
          <table:table-cell table:formula="of:=COM.MICROSOFT.CONCAT([.A93];LEFT([.B93];1))" office:value-type="string" office:string-value="EPLLK" calcext:value-type="string">
            <text:p>EPLLK</text:p>
          </table:table-cell>
          <table:table-cell table:style-name="ce15" table:formula="of:=MIDB([.C93];1;2)+(MIDB([.C93];4;2)/60)+(MIDB([.C93];7;2)/3600)" office:value-type="float" office:value="51.7286111111111" calcext:value-type="float">
            <text:p>51,728611111</text:p>
          </table:table-cell>
          <table:table-cell table:style-name="ce15" table:formula="of:=MIDB([.D93];2;2)+(MIDB([.D93];5;2)/60)+(MIDB([.D93];8;2)/3600)" office:value-type="float" office:value="19.8105555555556" calcext:value-type="float">
            <text:p>19,810555556</text:p>
          </table:table-cell>
          <table:table-cell table:formula="of:=COM.MICROSOFT.CONCAT([.A93];LEFT([.B93];1))" office:value-type="string" office:string-value="EPLLK" calcext:value-type="string">
            <text:p>EPLLK</text:p>
          </table:table-cell>
          <table:table-cell table:formula="of:=MID([.H93];1;4)" office:value-type="string" office:string-value="EPLL" calcext:value-type="string">
            <text:p>EPLL</text:p>
          </table:table-cell>
          <table:table-cell table:formula="of:=MID([.H9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1 48 34</text:p>
          </table:table-cell>
          <table:table-cell office:value-type="string" calcext:value-type="string">
            <text:p>019 17 10</text:p>
          </table:table-cell>
          <table:table-cell table:formula="of:=COM.MICROSOFT.CONCAT([.A94];LEFT([.B94];1))" office:value-type="string" office:string-value="EPLLL" calcext:value-type="string">
            <text:p>EPLLL</text:p>
          </table:table-cell>
          <table:table-cell table:style-name="ce15" table:formula="of:=MIDB([.C94];1;2)+(MIDB([.C94];4;2)/60)+(MIDB([.C94];7;2)/3600)" office:value-type="float" office:value="51.8094444444444" calcext:value-type="float">
            <text:p>51,809444444</text:p>
          </table:table-cell>
          <table:table-cell table:style-name="ce15" table:formula="of:=MIDB([.D94];2;2)+(MIDB([.D94];5;2)/60)+(MIDB([.D94];8;2)/3600)" office:value-type="float" office:value="19.2861111111111" calcext:value-type="float">
            <text:p>19,286111111</text:p>
          </table:table-cell>
          <table:table-cell table:formula="of:=COM.MICROSOFT.CONCAT([.A94];LEFT([.B94];1))" office:value-type="string" office:string-value="EPLLL" calcext:value-type="string">
            <text:p>EPLLL</text:p>
          </table:table-cell>
          <table:table-cell table:formula="of:=MID([.H94];1;4)" office:value-type="string" office:string-value="EPLL" calcext:value-type="string">
            <text:p>EPLL</text:p>
          </table:table-cell>
          <table:table-cell table:formula="of:=MID([.H9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38 20</text:p>
          </table:table-cell>
          <table:table-cell office:value-type="string" calcext:value-type="string">
            <text:p>019 29 55</text:p>
          </table:table-cell>
          <table:table-cell table:formula="of:=COM.MICROSOFT.CONCAT([.A95];LEFT([.B95];1))" office:value-type="string" office:string-value="EPLLR" calcext:value-type="string">
            <text:p>EPLLR</text:p>
          </table:table-cell>
          <table:table-cell table:style-name="ce15" table:formula="of:=MIDB([.C95];1;2)+(MIDB([.C95];4;2)/60)+(MIDB([.C95];7;2)/3600)" office:value-type="float" office:value="51.6388888888889" calcext:value-type="float">
            <text:p>51,638888889</text:p>
          </table:table-cell>
          <table:table-cell table:style-name="ce15" table:formula="of:=MIDB([.D95];2;2)+(MIDB([.D95];5;2)/60)+(MIDB([.D95];8;2)/3600)" office:value-type="float" office:value="19.4986111111111" calcext:value-type="float">
            <text:p>19,498611111</text:p>
          </table:table-cell>
          <table:table-cell table:formula="of:=COM.MICROSOFT.CONCAT([.A95];LEFT([.B95];1))" office:value-type="string" office:string-value="EPLLR" calcext:value-type="string">
            <text:p>EPLLR</text:p>
          </table:table-cell>
          <table:table-cell table:formula="of:=MID([.H95];1;4)" office:value-type="string" office:string-value="EPLL" calcext:value-type="string">
            <text:p>EPLL</text:p>
          </table:table-cell>
          <table:table-cell table:formula="of:=MID([.H9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41 25</text:p>
          </table:table-cell>
          <table:table-cell office:value-type="string" calcext:value-type="string">
            <text:p>019 26 36</text:p>
          </table:table-cell>
          <table:table-cell table:formula="of:=COM.MICROSOFT.CONCAT([.A96];LEFT([.B96];1))" office:value-type="string" office:string-value="EPLLS" calcext:value-type="string">
            <text:p>EPLLS</text:p>
          </table:table-cell>
          <table:table-cell table:style-name="ce15" table:formula="of:=MIDB([.C96];1;2)+(MIDB([.C96];4;2)/60)+(MIDB([.C96];7;2)/3600)" office:value-type="float" office:value="51.6902777777778" calcext:value-type="float">
            <text:p>51,690277778</text:p>
          </table:table-cell>
          <table:table-cell table:style-name="ce15" table:formula="of:=MIDB([.D96];2;2)+(MIDB([.D96];5;2)/60)+(MIDB([.D96];8;2)/3600)" office:value-type="float" office:value="19.4433333333333" calcext:value-type="float">
            <text:p>19,443333333</text:p>
          </table:table-cell>
          <table:table-cell table:formula="of:=COM.MICROSOFT.CONCAT([.A96];LEFT([.B96];1))" office:value-type="string" office:string-value="EPLLS" calcext:value-type="string">
            <text:p>EPLLS</text:p>
          </table:table-cell>
          <table:table-cell table:formula="of:=MID([.H96];1;4)" office:value-type="string" office:string-value="EPLL" calcext:value-type="string">
            <text:p>EPLL</text:p>
          </table:table-cell>
          <table:table-cell table:formula="of:=MID([.H9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44 40</text:p>
          </table:table-cell>
          <table:table-cell office:value-type="string" calcext:value-type="string">
            <text:p>019 07 12</text:p>
          </table:table-cell>
          <table:table-cell table:formula="of:=COM.MICROSOFT.CONCAT([.A97];LEFT([.B97];1))" office:value-type="string" office:string-value="EPLLW" calcext:value-type="string">
            <text:p>EPLLW</text:p>
          </table:table-cell>
          <table:table-cell table:style-name="ce15" table:formula="of:=MIDB([.C97];1;2)+(MIDB([.C97];4;2)/60)+(MIDB([.C97];7;2)/3600)" office:value-type="float" office:value="51.7444444444445" calcext:value-type="float">
            <text:p>51,744444444</text:p>
          </table:table-cell>
          <table:table-cell table:style-name="ce15" table:formula="of:=MIDB([.D97];2;2)+(MIDB([.D97];5;2)/60)+(MIDB([.D97];8;2)/3600)" office:value-type="float" office:value="19.12" calcext:value-type="float">
            <text:p>19,120000000</text:p>
          </table:table-cell>
          <table:table-cell table:formula="of:=COM.MICROSOFT.CONCAT([.A97];LEFT([.B97];1))" office:value-type="string" office:string-value="EPLLW" calcext:value-type="string">
            <text:p>EPLLW</text:p>
          </table:table-cell>
          <table:table-cell table:formula="of:=MID([.H97];1;4)" office:value-type="string" office:string-value="EPLL" calcext:value-type="string">
            <text:p>EPLL</text:p>
          </table:table-cell>
          <table:table-cell table:formula="of:=MID([.H9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1 53 30</text:p>
          </table:table-cell>
          <table:table-cell office:value-type="string" calcext:value-type="string">
            <text:p>019 38 06</text:p>
          </table:table-cell>
          <table:table-cell table:formula="of:=COM.MICROSOFT.CONCAT([.A98];LEFT([.B98];1))" office:value-type="string" office:string-value="EPLLX" calcext:value-type="string">
            <text:p>EPLLX</text:p>
          </table:table-cell>
          <table:table-cell table:style-name="ce15" table:formula="of:=MIDB([.C98];1;2)+(MIDB([.C98];4;2)/60)+(MIDB([.C98];7;2)/3600)" office:value-type="float" office:value="51.8916666666667" calcext:value-type="float">
            <text:p>51,891666667</text:p>
          </table:table-cell>
          <table:table-cell table:style-name="ce15" table:formula="of:=MIDB([.D98];2;2)+(MIDB([.D98];5;2)/60)+(MIDB([.D98];8;2)/3600)" office:value-type="float" office:value="19.635" calcext:value-type="float">
            <text:p>19,635000000</text:p>
          </table:table-cell>
          <table:table-cell table:formula="of:=COM.MICROSOFT.CONCAT([.A98];LEFT([.B98];1))" office:value-type="string" office:string-value="EPLLX" calcext:value-type="string">
            <text:p>EPLLX</text:p>
          </table:table-cell>
          <table:table-cell table:formula="of:=MID([.H98];1;4)" office:value-type="string" office:string-value="EPLL" calcext:value-type="string">
            <text:p>EPLL</text:p>
          </table:table-cell>
          <table:table-cell table:formula="of:=MID([.H9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L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1 44 55</text:p>
          </table:table-cell>
          <table:table-cell office:value-type="string" calcext:value-type="string">
            <text:p>019 21 00</text:p>
          </table:table-cell>
          <table:table-cell table:formula="of:=COM.MICROSOFT.CONCAT([.A99];LEFT([.B99];1))" office:value-type="string" office:string-value="EPLLY" calcext:value-type="string">
            <text:p>EPLLY</text:p>
          </table:table-cell>
          <table:table-cell table:style-name="ce15" table:formula="of:=MIDB([.C99];1;2)+(MIDB([.C99];4;2)/60)+(MIDB([.C99];7;2)/3600)" office:value-type="float" office:value="51.7486111111111" calcext:value-type="float">
            <text:p>51,748611111</text:p>
          </table:table-cell>
          <table:table-cell table:style-name="ce15" table:formula="of:=MIDB([.D99];2;2)+(MIDB([.D99];5;2)/60)+(MIDB([.D99];8;2)/3600)" office:value-type="float" office:value="19.35" calcext:value-type="float">
            <text:p>19,350000000</text:p>
          </table:table-cell>
          <table:table-cell table:formula="of:=COM.MICROSOFT.CONCAT([.A99];LEFT([.B99];1))" office:value-type="string" office:string-value="EPLLY" calcext:value-type="string">
            <text:p>EPLLY</text:p>
          </table:table-cell>
          <table:table-cell table:formula="of:=MID([.H99];1;4)" office:value-type="string" office:string-value="EPLL" calcext:value-type="string">
            <text:p>EPLL</text:p>
          </table:table-cell>
          <table:table-cell table:formula="of:=MID([.H99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03 50</text:p>
          </table:table-cell>
          <table:table-cell office:value-type="string" calcext:value-type="string">
            <text:p>019 07 00</text:p>
          </table:table-cell>
          <table:table-cell table:formula="of:=COM.MICROSOFT.CONCAT([.A101];LEFT([.B101];1))" office:value-type="string" office:string-value="EPMBN" calcext:value-type="string">
            <text:p>EPMBN</text:p>
          </table:table-cell>
          <table:table-cell table:style-name="ce15" table:formula="of:=MIDB([.C101];1;2)+(MIDB([.C101];4;2)/60)+(MIDB([.C101];7;2)/3600)" office:value-type="float" office:value="54.0638888888889" calcext:value-type="float">
            <text:p>54,063888889</text:p>
          </table:table-cell>
          <table:table-cell table:style-name="ce15" table:formula="of:=MIDB([.D101];2;2)+(MIDB([.D101];5;2)/60)+(MIDB([.D101];8;2)/3600)" office:value-type="float" office:value="19.1166666666667" calcext:value-type="float">
            <text:p>19,116666667</text:p>
          </table:table-cell>
          <table:table-cell table:formula="of:=COM.MICROSOFT.CONCAT([.A101];LEFT([.B101];1))" office:value-type="string" office:string-value="EPMBN" calcext:value-type="string">
            <text:p>EPMBN</text:p>
          </table:table-cell>
          <table:table-cell table:formula="of:=MID([.H101];1;4)" office:value-type="string" office:string-value="EPMB" calcext:value-type="string">
            <text:p>EPMB</text:p>
          </table:table-cell>
          <table:table-cell table:formula="of:=MID([.H10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59 12</text:p>
          </table:table-cell>
          <table:table-cell office:value-type="string" calcext:value-type="string">
            <text:p>019 09 23</text:p>
          </table:table-cell>
          <table:table-cell table:formula="of:=COM.MICROSOFT.CONCAT([.A102];LEFT([.B102];1))" office:value-type="string" office:string-value="EPMBS" calcext:value-type="string">
            <text:p>EPMBS</text:p>
          </table:table-cell>
          <table:table-cell table:style-name="ce15" table:formula="of:=MIDB([.C102];1;2)+(MIDB([.C102];4;2)/60)+(MIDB([.C102];7;2)/3600)" office:value-type="float" office:value="53.9866666666667" calcext:value-type="float">
            <text:p>53,986666667</text:p>
          </table:table-cell>
          <table:table-cell table:style-name="ce15" table:formula="of:=MIDB([.D102];2;2)+(MIDB([.D102];5;2)/60)+(MIDB([.D102];8;2)/3600)" office:value-type="float" office:value="19.1563888888889" calcext:value-type="float">
            <text:p>19,156388889</text:p>
          </table:table-cell>
          <table:table-cell table:formula="of:=COM.MICROSOFT.CONCAT([.A102];LEFT([.B102];1))" office:value-type="string" office:string-value="EPMBS" calcext:value-type="string">
            <text:p>EPMBS</text:p>
          </table:table-cell>
          <table:table-cell table:formula="of:=MID([.H102];1;4)" office:value-type="string" office:string-value="EPMB" calcext:value-type="string">
            <text:p>EPMB</text:p>
          </table:table-cell>
          <table:table-cell table:formula="of:=MID([.H10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4 08 30</text:p>
          </table:table-cell>
          <table:table-cell office:value-type="string" calcext:value-type="string">
            <text:p>019 00 30</text:p>
          </table:table-cell>
          <table:table-cell table:formula="of:=COM.MICROSOFT.CONCAT([.A103];LEFT([.B103];1))" office:value-type="string" office:string-value="EPMBG" calcext:value-type="string">
            <text:p>EPMBG</text:p>
          </table:table-cell>
          <table:table-cell table:style-name="ce15" table:formula="of:=MIDB([.C103];1;2)+(MIDB([.C103];4;2)/60)+(MIDB([.C103];7;2)/3600)" office:value-type="float" office:value="54.1416666666667" calcext:value-type="float">
            <text:p>54,141666667</text:p>
          </table:table-cell>
          <table:table-cell table:style-name="ce15" table:formula="of:=MIDB([.D103];2;2)+(MIDB([.D103];5;2)/60)+(MIDB([.D103];8;2)/3600)" office:value-type="float" office:value="19.0083333333333" calcext:value-type="float">
            <text:p>19,008333333</text:p>
          </table:table-cell>
          <table:table-cell table:formula="of:=COM.MICROSOFT.CONCAT([.A103];LEFT([.B103];1))" office:value-type="string" office:string-value="EPMBG" calcext:value-type="string">
            <text:p>EPMBG</text:p>
          </table:table-cell>
          <table:table-cell table:formula="of:=MID([.H103];1;4)" office:value-type="string" office:string-value="EPMB" calcext:value-type="string">
            <text:p>EPMB</text:p>
          </table:table-cell>
          <table:table-cell table:formula="of:=MID([.H10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07 21</text:p>
          </table:table-cell>
          <table:table-cell office:value-type="string" calcext:value-type="string">
            <text:p>019 17 45</text:p>
          </table:table-cell>
          <table:table-cell table:formula="of:=COM.MICROSOFT.CONCAT([.A104];LEFT([.B104];1))" office:value-type="string" office:string-value="EPMBJ" calcext:value-type="string">
            <text:p>EPMBJ</text:p>
          </table:table-cell>
          <table:table-cell table:style-name="ce15" table:formula="of:=MIDB([.C104];1;2)+(MIDB([.C104];4;2)/60)+(MIDB([.C104];7;2)/3600)" office:value-type="float" office:value="54.1225" calcext:value-type="float">
            <text:p>54,122500000</text:p>
          </table:table-cell>
          <table:table-cell table:style-name="ce15" table:formula="of:=MIDB([.D104];2;2)+(MIDB([.D104];5;2)/60)+(MIDB([.D104];8;2)/3600)" office:value-type="float" office:value="19.2958333333333" calcext:value-type="float">
            <text:p>19,295833333</text:p>
          </table:table-cell>
          <table:table-cell table:formula="of:=COM.MICROSOFT.CONCAT([.A104];LEFT([.B104];1))" office:value-type="string" office:string-value="EPMBJ" calcext:value-type="string">
            <text:p>EPMBJ</text:p>
          </table:table-cell>
          <table:table-cell table:formula="of:=MID([.H104];1;4)" office:value-type="string" office:string-value="EPMB" calcext:value-type="string">
            <text:p>EPMB</text:p>
          </table:table-cell>
          <table:table-cell table:formula="of:=MID([.H10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03 40</text:p>
          </table:table-cell>
          <table:table-cell office:value-type="string" calcext:value-type="string">
            <text:p>019 28 20</text:p>
          </table:table-cell>
          <table:table-cell table:formula="of:=COM.MICROSOFT.CONCAT([.A105];LEFT([.B105];1))" office:value-type="string" office:string-value="EPMBL" calcext:value-type="string">
            <text:p>EPMBL</text:p>
          </table:table-cell>
          <table:table-cell table:style-name="ce15" table:formula="of:=MIDB([.C105];1;2)+(MIDB([.C105];4;2)/60)+(MIDB([.C105];7;2)/3600)" office:value-type="float" office:value="54.0611111111111" calcext:value-type="float">
            <text:p>54,061111111</text:p>
          </table:table-cell>
          <table:table-cell table:style-name="ce15" table:formula="of:=MIDB([.D105];2;2)+(MIDB([.D105];5;2)/60)+(MIDB([.D105];8;2)/3600)" office:value-type="float" office:value="19.4722222222222" calcext:value-type="float">
            <text:p>19,472222222</text:p>
          </table:table-cell>
          <table:table-cell table:formula="of:=COM.MICROSOFT.CONCAT([.A105];LEFT([.B105];1))" office:value-type="string" office:string-value="EPMBL" calcext:value-type="string">
            <text:p>EPMBL</text:p>
          </table:table-cell>
          <table:table-cell table:formula="of:=MID([.H105];1;4)" office:value-type="string" office:string-value="EPMB" calcext:value-type="string">
            <text:p>EPMB</text:p>
          </table:table-cell>
          <table:table-cell table:formula="of:=MID([.H10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54 50</text:p>
          </table:table-cell>
          <table:table-cell office:value-type="string" calcext:value-type="string">
            <text:p>019 21 00</text:p>
          </table:table-cell>
          <table:table-cell table:formula="of:=COM.MICROSOFT.CONCAT([.A106];LEFT([.B106];1))" office:value-type="string" office:string-value="EPMBD" calcext:value-type="string">
            <text:p>EPMBD</text:p>
          </table:table-cell>
          <table:table-cell table:style-name="ce15" table:formula="of:=MIDB([.C106];1;2)+(MIDB([.C106];4;2)/60)+(MIDB([.C106];7;2)/3600)" office:value-type="float" office:value="53.9138888888889" calcext:value-type="float">
            <text:p>53,913888889</text:p>
          </table:table-cell>
          <table:table-cell table:style-name="ce15" table:formula="of:=MIDB([.D106];2;2)+(MIDB([.D106];5;2)/60)+(MIDB([.D106];8;2)/3600)" office:value-type="float" office:value="19.35" calcext:value-type="float">
            <text:p>19,350000000</text:p>
          </table:table-cell>
          <table:table-cell table:formula="of:=COM.MICROSOFT.CONCAT([.A106];LEFT([.B106];1))" office:value-type="string" office:string-value="EPMBD" calcext:value-type="string">
            <text:p>EPMBD</text:p>
          </table:table-cell>
          <table:table-cell table:formula="of:=MID([.H106];1;4)" office:value-type="string" office:string-value="EPMB" calcext:value-type="string">
            <text:p>EPMB</text:p>
          </table:table-cell>
          <table:table-cell table:formula="of:=MID([.H10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B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53 54 47</text:p>
          </table:table-cell>
          <table:table-cell office:value-type="string" calcext:value-type="string">
            <text:p>018 53 12</text:p>
          </table:table-cell>
          <table:table-cell table:formula="of:=COM.MICROSOFT.CONCAT([.A107];LEFT([.B107];1))" office:value-type="string" office:string-value="EPMBF" calcext:value-type="string">
            <text:p>EPMBF</text:p>
          </table:table-cell>
          <table:table-cell table:style-name="ce15" table:formula="of:=MIDB([.C107];1;2)+(MIDB([.C107];4;2)/60)+(MIDB([.C107];7;2)/3600)" office:value-type="float" office:value="53.9130555555556" calcext:value-type="float">
            <text:p>53,913055556</text:p>
          </table:table-cell>
          <table:table-cell table:style-name="ce15" table:formula="of:=MIDB([.D107];2;2)+(MIDB([.D107];5;2)/60)+(MIDB([.D107];8;2)/3600)" office:value-type="float" office:value="18.8866666666667" calcext:value-type="float">
            <text:p>18,886666667</text:p>
          </table:table-cell>
          <table:table-cell table:formula="of:=COM.MICROSOFT.CONCAT([.A107];LEFT([.B107];1))" office:value-type="string" office:string-value="EPMBF" calcext:value-type="string">
            <text:p>EPMBF</text:p>
          </table:table-cell>
          <table:table-cell table:formula="of:=MID([.H107];1;4)" office:value-type="string" office:string-value="EPMB" calcext:value-type="string">
            <text:p>EPMB</text:p>
          </table:table-cell>
          <table:table-cell table:formula="of:=MID([.H10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16 27</text:p>
          </table:table-cell>
          <table:table-cell office:value-type="string" calcext:value-type="string">
            <text:p>016 07 21</text:p>
          </table:table-cell>
          <table:table-cell table:formula="of:=COM.MICROSOFT.CONCAT([.A109];LEFT([.B109];1))" office:value-type="string" office:string-value="EPMID" calcext:value-type="string">
            <text:p>EPMID</text:p>
          </table:table-cell>
          <table:table-cell table:style-name="ce15" table:formula="of:=MIDB([.C109];1;2)+(MIDB([.C109];4;2)/60)+(MIDB([.C109];7;2)/3600)" office:value-type="float" office:value="53.2741666666667" calcext:value-type="float">
            <text:p>53,274166667</text:p>
          </table:table-cell>
          <table:table-cell table:style-name="ce15" table:formula="of:=MIDB([.D109];2;2)+(MIDB([.D109];5;2)/60)+(MIDB([.D109];8;2)/3600)" office:value-type="float" office:value="16.1225" calcext:value-type="float">
            <text:p>16,122500000</text:p>
          </table:table-cell>
          <table:table-cell table:formula="of:=COM.MICROSOFT.CONCAT([.A109];LEFT([.B109];1))" office:value-type="string" office:string-value="EPMID" calcext:value-type="string">
            <text:p>EPMID</text:p>
          </table:table-cell>
          <table:table-cell table:formula="of:=MID([.H109];1;4)" office:value-type="string" office:string-value="EPMI" calcext:value-type="string">
            <text:p>EPMI</text:p>
          </table:table-cell>
          <table:table-cell table:formula="of:=MID([.H10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3 22 15</text:p>
          </table:table-cell>
          <table:table-cell office:value-type="string" calcext:value-type="string">
            <text:p>016 25 40</text:p>
          </table:table-cell>
          <table:table-cell table:formula="of:=COM.MICROSOFT.CONCAT([.A110];LEFT([.B110];1))" office:value-type="string" office:string-value="EPMIG" calcext:value-type="string">
            <text:p>EPMIG</text:p>
          </table:table-cell>
          <table:table-cell table:style-name="ce15" table:formula="of:=MIDB([.C110];1;2)+(MIDB([.C110];4;2)/60)+(MIDB([.C110];7;2)/3600)" office:value-type="float" office:value="53.3708333333333" calcext:value-type="float">
            <text:p>53,370833333</text:p>
          </table:table-cell>
          <table:table-cell table:style-name="ce15" table:formula="of:=MIDB([.D110];2;2)+(MIDB([.D110];5;2)/60)+(MIDB([.D110];8;2)/3600)" office:value-type="float" office:value="16.4277777777778" calcext:value-type="float">
            <text:p>16,427777778</text:p>
          </table:table-cell>
          <table:table-cell table:formula="of:=COM.MICROSOFT.CONCAT([.A110];LEFT([.B110];1))" office:value-type="string" office:string-value="EPMIG" calcext:value-type="string">
            <text:p>EPMIG</text:p>
          </table:table-cell>
          <table:table-cell table:formula="of:=MID([.H110];1;4)" office:value-type="string" office:string-value="EPMI" calcext:value-type="string">
            <text:p>EPMI</text:p>
          </table:table-cell>
          <table:table-cell table:formula="of:=MID([.H11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3 19 44</text:p>
          </table:table-cell>
          <table:table-cell office:value-type="string" calcext:value-type="string">
            <text:p>016 02 27</text:p>
          </table:table-cell>
          <table:table-cell table:formula="of:=COM.MICROSOFT.CONCAT([.A111];LEFT([.B111];1))" office:value-type="string" office:string-value="EPMIH" calcext:value-type="string">
            <text:p>EPMIH</text:p>
          </table:table-cell>
          <table:table-cell table:style-name="ce15" table:formula="of:=MIDB([.C111];1;2)+(MIDB([.C111];4;2)/60)+(MIDB([.C111];7;2)/3600)" office:value-type="float" office:value="53.3288888888889" calcext:value-type="float">
            <text:p>53,328888889</text:p>
          </table:table-cell>
          <table:table-cell table:style-name="ce15" table:formula="of:=MIDB([.D111];2;2)+(MIDB([.D111];5;2)/60)+(MIDB([.D111];8;2)/3600)" office:value-type="float" office:value="16.0408333333333" calcext:value-type="float">
            <text:p>16,040833333</text:p>
          </table:table-cell>
          <table:table-cell table:formula="of:=COM.MICROSOFT.CONCAT([.A111];LEFT([.B111];1))" office:value-type="string" office:string-value="EPMIH" calcext:value-type="string">
            <text:p>EPMIH</text:p>
          </table:table-cell>
          <table:table-cell table:formula="of:=MID([.H111];1;4)" office:value-type="string" office:string-value="EPMI" calcext:value-type="string">
            <text:p>EPMI</text:p>
          </table:table-cell>
          <table:table-cell table:formula="of:=MID([.H11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3 22 01</text:p>
          </table:table-cell>
          <table:table-cell office:value-type="string" calcext:value-type="string">
            <text:p>016 20 20</text:p>
          </table:table-cell>
          <table:table-cell table:formula="of:=COM.MICROSOFT.CONCAT([.A112];LEFT([.B112];1))" office:value-type="string" office:string-value="EPMII" calcext:value-type="string">
            <text:p>EPMII</text:p>
          </table:table-cell>
          <table:table-cell table:style-name="ce15" table:formula="of:=MIDB([.C112];1;2)+(MIDB([.C112];4;2)/60)+(MIDB([.C112];7;2)/3600)" office:value-type="float" office:value="53.3669444444444" calcext:value-type="float">
            <text:p>53,366944444</text:p>
          </table:table-cell>
          <table:table-cell table:style-name="ce15" table:formula="of:=MIDB([.D112];2;2)+(MIDB([.D112];5;2)/60)+(MIDB([.D112];8;2)/3600)" office:value-type="float" office:value="16.3388888888889" calcext:value-type="float">
            <text:p>16,338888889</text:p>
          </table:table-cell>
          <table:table-cell table:formula="of:=COM.MICROSOFT.CONCAT([.A112];LEFT([.B112];1))" office:value-type="string" office:string-value="EPMII" calcext:value-type="string">
            <text:p>EPMII</text:p>
          </table:table-cell>
          <table:table-cell table:formula="of:=MID([.H112];1;4)" office:value-type="string" office:string-value="EPMI" calcext:value-type="string">
            <text:p>EPMI</text:p>
          </table:table-cell>
          <table:table-cell table:formula="of:=MID([.H1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3 17 54</text:p>
          </table:table-cell>
          <table:table-cell office:value-type="string" calcext:value-type="string">
            <text:p>015 54 21</text:p>
          </table:table-cell>
          <table:table-cell table:formula="of:=COM.MICROSOFT.CONCAT([.A113];LEFT([.B113];1))" office:value-type="string" office:string-value="EPMIK" calcext:value-type="string">
            <text:p>EPMIK</text:p>
          </table:table-cell>
          <table:table-cell table:style-name="ce15" table:formula="of:=MIDB([.C113];1;2)+(MIDB([.C113];4;2)/60)+(MIDB([.C113];7;2)/3600)" office:value-type="float" office:value="53.2983333333333" calcext:value-type="float">
            <text:p>53,298333333</text:p>
          </table:table-cell>
          <table:table-cell table:style-name="ce15" table:formula="of:=MIDB([.D113];2;2)+(MIDB([.D113];5;2)/60)+(MIDB([.D113];8;2)/3600)" office:value-type="float" office:value="15.9058333333333" calcext:value-type="float">
            <text:p>15,905833333</text:p>
          </table:table-cell>
          <table:table-cell table:formula="of:=COM.MICROSOFT.CONCAT([.A113];LEFT([.B113];1))" office:value-type="string" office:string-value="EPMIK" calcext:value-type="string">
            <text:p>EPMIK</text:p>
          </table:table-cell>
          <table:table-cell table:formula="of:=MID([.H113];1;4)" office:value-type="string" office:string-value="EPMI" calcext:value-type="string">
            <text:p>EPMI</text:p>
          </table:table-cell>
          <table:table-cell table:formula="of:=MID([.H1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3 27 30</text:p>
          </table:table-cell>
          <table:table-cell office:value-type="string" calcext:value-type="string">
            <text:p>015 56 44</text:p>
          </table:table-cell>
          <table:table-cell table:formula="of:=COM.MICROSOFT.CONCAT([.A114];LEFT([.B114];1))" office:value-type="string" office:string-value="EPMIL" calcext:value-type="string">
            <text:p>EPMIL</text:p>
          </table:table-cell>
          <table:table-cell table:style-name="ce15" table:formula="of:=MIDB([.C114];1;2)+(MIDB([.C114];4;2)/60)+(MIDB([.C114];7;2)/3600)" office:value-type="float" office:value="53.4583333333333" calcext:value-type="float">
            <text:p>53,458333333</text:p>
          </table:table-cell>
          <table:table-cell table:style-name="ce15" table:formula="of:=MIDB([.D114];2;2)+(MIDB([.D114];5;2)/60)+(MIDB([.D114];8;2)/3600)" office:value-type="float" office:value="15.9455555555556" calcext:value-type="float">
            <text:p>15,945555556</text:p>
          </table:table-cell>
          <table:table-cell table:formula="of:=COM.MICROSOFT.CONCAT([.A114];LEFT([.B114];1))" office:value-type="string" office:string-value="EPMIL" calcext:value-type="string">
            <text:p>EPMIL</text:p>
          </table:table-cell>
          <table:table-cell table:formula="of:=MID([.H114];1;4)" office:value-type="string" office:string-value="EPMI" calcext:value-type="string">
            <text:p>EPMI</text:p>
          </table:table-cell>
          <table:table-cell table:formula="of:=MID([.H1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28 58</text:p>
          </table:table-cell>
          <table:table-cell office:value-type="string" calcext:value-type="string">
            <text:p>016 20 43</text:p>
          </table:table-cell>
          <table:table-cell table:formula="of:=COM.MICROSOFT.CONCAT([.A115];LEFT([.B115];1))" office:value-type="string" office:string-value="EPMIM" calcext:value-type="string">
            <text:p>EPMIM</text:p>
          </table:table-cell>
          <table:table-cell table:style-name="ce15" table:formula="of:=MIDB([.C115];1;2)+(MIDB([.C115];4;2)/60)+(MIDB([.C115];7;2)/3600)" office:value-type="float" office:value="53.4827777777778" calcext:value-type="float">
            <text:p>53,482777778</text:p>
          </table:table-cell>
          <table:table-cell table:style-name="ce15" table:formula="of:=MIDB([.D115];2;2)+(MIDB([.D115];5;2)/60)+(MIDB([.D115];8;2)/3600)" office:value-type="float" office:value="16.3452777777778" calcext:value-type="float">
            <text:p>16,345277778</text:p>
          </table:table-cell>
          <table:table-cell table:formula="of:=COM.MICROSOFT.CONCAT([.A115];LEFT([.B115];1))" office:value-type="string" office:string-value="EPMIM" calcext:value-type="string">
            <text:p>EPMIM</text:p>
          </table:table-cell>
          <table:table-cell table:formula="of:=MID([.H115];1;4)" office:value-type="string" office:string-value="EPMI" calcext:value-type="string">
            <text:p>EPMI</text:p>
          </table:table-cell>
          <table:table-cell table:formula="of:=MID([.H11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24 45</text:p>
          </table:table-cell>
          <table:table-cell office:value-type="string" calcext:value-type="string">
            <text:p>016 05 58</text:p>
          </table:table-cell>
          <table:table-cell table:formula="of:=COM.MICROSOFT.CONCAT([.A116];LEFT([.B116];1))" office:value-type="string" office:string-value="EPMIN" calcext:value-type="string">
            <text:p>EPMIN</text:p>
          </table:table-cell>
          <table:table-cell table:style-name="ce15" table:formula="of:=MIDB([.C116];1;2)+(MIDB([.C116];4;2)/60)+(MIDB([.C116];7;2)/3600)" office:value-type="float" office:value="53.4125" calcext:value-type="float">
            <text:p>53,412500000</text:p>
          </table:table-cell>
          <table:table-cell table:style-name="ce15" table:formula="of:=MIDB([.D116];2;2)+(MIDB([.D116];5;2)/60)+(MIDB([.D116];8;2)/3600)" office:value-type="float" office:value="16.0994444444444" calcext:value-type="float">
            <text:p>16,099444444</text:p>
          </table:table-cell>
          <table:table-cell table:formula="of:=COM.MICROSOFT.CONCAT([.A116];LEFT([.B116];1))" office:value-type="string" office:string-value="EPMIN" calcext:value-type="string">
            <text:p>EPMIN</text:p>
          </table:table-cell>
          <table:table-cell table:formula="of:=MID([.H116];1;4)" office:value-type="string" office:string-value="EPMI" calcext:value-type="string">
            <text:p>EPMI</text:p>
          </table:table-cell>
          <table:table-cell table:formula="of:=MID([.H11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26 31</text:p>
          </table:table-cell>
          <table:table-cell office:value-type="string" calcext:value-type="string">
            <text:p>016 10 00</text:p>
          </table:table-cell>
          <table:table-cell table:formula="of:=COM.MICROSOFT.CONCAT([.A117];LEFT([.B117];1))" office:value-type="string" office:string-value="EPMIO" calcext:value-type="string">
            <text:p>EPMIO</text:p>
          </table:table-cell>
          <table:table-cell table:style-name="ce15" table:formula="of:=MIDB([.C117];1;2)+(MIDB([.C117];4;2)/60)+(MIDB([.C117];7;2)/3600)" office:value-type="float" office:value="53.4419444444444" calcext:value-type="float">
            <text:p>53,441944444</text:p>
          </table:table-cell>
          <table:table-cell table:style-name="ce15" table:formula="of:=MIDB([.D117];2;2)+(MIDB([.D117];5;2)/60)+(MIDB([.D117];8;2)/3600)" office:value-type="float" office:value="16.1666666666667" calcext:value-type="float">
            <text:p>16,166666667</text:p>
          </table:table-cell>
          <table:table-cell table:formula="of:=COM.MICROSOFT.CONCAT([.A117];LEFT([.B117];1))" office:value-type="string" office:string-value="EPMIO" calcext:value-type="string">
            <text:p>EPMIO</text:p>
          </table:table-cell>
          <table:table-cell table:formula="of:=MID([.H117];1;4)" office:value-type="string" office:string-value="EPMI" calcext:value-type="string">
            <text:p>EPMI</text:p>
          </table:table-cell>
          <table:table-cell table:formula="of:=MID([.H11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20 25</text:p>
          </table:table-cell>
          <table:table-cell office:value-type="string" calcext:value-type="string">
            <text:p>016 14 42</text:p>
          </table:table-cell>
          <table:table-cell table:formula="of:=COM.MICROSOFT.CONCAT([.A118];LEFT([.B118];1))" office:value-type="string" office:string-value="EPMIP" calcext:value-type="string">
            <text:p>EPMIP</text:p>
          </table:table-cell>
          <table:table-cell table:style-name="ce15" table:formula="of:=MIDB([.C118];1;2)+(MIDB([.C118];4;2)/60)+(MIDB([.C118];7;2)/3600)" office:value-type="float" office:value="53.3402777777778" calcext:value-type="float">
            <text:p>53,340277778</text:p>
          </table:table-cell>
          <table:table-cell table:style-name="ce15" table:formula="of:=MIDB([.D118];2;2)+(MIDB([.D118];5;2)/60)+(MIDB([.D118];8;2)/3600)" office:value-type="float" office:value="16.245" calcext:value-type="float">
            <text:p>16,245000000</text:p>
          </table:table-cell>
          <table:table-cell table:formula="of:=COM.MICROSOFT.CONCAT([.A118];LEFT([.B118];1))" office:value-type="string" office:string-value="EPMIP" calcext:value-type="string">
            <text:p>EPMIP</text:p>
          </table:table-cell>
          <table:table-cell table:formula="of:=MID([.H118];1;4)" office:value-type="string" office:string-value="EPMI" calcext:value-type="string">
            <text:p>EPMI</text:p>
          </table:table-cell>
          <table:table-cell table:formula="of:=MID([.H11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22 05</text:p>
          </table:table-cell>
          <table:table-cell office:value-type="string" calcext:value-type="string">
            <text:p>016 04 52</text:p>
          </table:table-cell>
          <table:table-cell table:formula="of:=COM.MICROSOFT.CONCAT([.A119];LEFT([.B119];1))" office:value-type="string" office:string-value="EPMIS" calcext:value-type="string">
            <text:p>EPMIS</text:p>
          </table:table-cell>
          <table:table-cell table:style-name="ce15" table:formula="of:=MIDB([.C119];1;2)+(MIDB([.C119];4;2)/60)+(MIDB([.C119];7;2)/3600)" office:value-type="float" office:value="53.3680555555556" calcext:value-type="float">
            <text:p>53,368055556</text:p>
          </table:table-cell>
          <table:table-cell table:style-name="ce15" table:formula="of:=MIDB([.D119];2;2)+(MIDB([.D119];5;2)/60)+(MIDB([.D119];8;2)/3600)" office:value-type="float" office:value="16.0811111111111" calcext:value-type="float">
            <text:p>16,081111111</text:p>
          </table:table-cell>
          <table:table-cell table:formula="of:=COM.MICROSOFT.CONCAT([.A119];LEFT([.B119];1))" office:value-type="string" office:string-value="EPMIS" calcext:value-type="string">
            <text:p>EPMIS</text:p>
          </table:table-cell>
          <table:table-cell table:formula="of:=MID([.H119];1;4)" office:value-type="string" office:string-value="EPMI" calcext:value-type="string">
            <text:p>EPMI</text:p>
          </table:table-cell>
          <table:table-cell table:formula="of:=MID([.H1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3 11 38</text:p>
          </table:table-cell>
          <table:table-cell office:value-type="string" calcext:value-type="string">
            <text:p>016 09 16</text:p>
          </table:table-cell>
          <table:table-cell table:formula="of:=COM.MICROSOFT.CONCAT([.A120];LEFT([.B120];1))" office:value-type="string" office:string-value="EPMIT" calcext:value-type="string">
            <text:p>EPMIT</text:p>
          </table:table-cell>
          <table:table-cell table:style-name="ce15" table:formula="of:=MIDB([.C120];1;2)+(MIDB([.C120];4;2)/60)+(MIDB([.C120];7;2)/3600)" office:value-type="float" office:value="53.1938888888889" calcext:value-type="float">
            <text:p>53,193888889</text:p>
          </table:table-cell>
          <table:table-cell table:style-name="ce15" table:formula="of:=MIDB([.D120];2;2)+(MIDB([.D120];5;2)/60)+(MIDB([.D120];8;2)/3600)" office:value-type="float" office:value="16.1544444444444" calcext:value-type="float">
            <text:p>16,154444444</text:p>
          </table:table-cell>
          <table:table-cell table:formula="of:=COM.MICROSOFT.CONCAT([.A120];LEFT([.B120];1))" office:value-type="string" office:string-value="EPMIT" calcext:value-type="string">
            <text:p>EPMIT</text:p>
          </table:table-cell>
          <table:table-cell table:formula="of:=MID([.H120];1;4)" office:value-type="string" office:string-value="EPMI" calcext:value-type="string">
            <text:p>EPMI</text:p>
          </table:table-cell>
          <table:table-cell table:formula="of:=MID([.H1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53 26 35</text:p>
          </table:table-cell>
          <table:table-cell office:value-type="string" calcext:value-type="string">
            <text:p>016 16 03</text:p>
          </table:table-cell>
          <table:table-cell table:formula="of:=COM.MICROSOFT.CONCAT([.A121];LEFT([.B121];1))" office:value-type="string" office:string-value="EPMIV" calcext:value-type="string">
            <text:p>EPMIV</text:p>
          </table:table-cell>
          <table:table-cell table:style-name="ce15" table:formula="of:=MIDB([.C121];1;2)+(MIDB([.C121];4;2)/60)+(MIDB([.C121];7;2)/3600)" office:value-type="float" office:value="53.4430555555556" calcext:value-type="float">
            <text:p>53,443055556</text:p>
          </table:table-cell>
          <table:table-cell table:style-name="ce15" table:formula="of:=MIDB([.D121];2;2)+(MIDB([.D121];5;2)/60)+(MIDB([.D121];8;2)/3600)" office:value-type="float" office:value="16.2675" calcext:value-type="float">
            <text:p>16,267500000</text:p>
          </table:table-cell>
          <table:table-cell table:formula="of:=COM.MICROSOFT.CONCAT([.A121];LEFT([.B121];1))" office:value-type="string" office:string-value="EPMIV" calcext:value-type="string">
            <text:p>EPMIV</text:p>
          </table:table-cell>
          <table:table-cell table:formula="of:=MID([.H121];1;4)" office:value-type="string" office:string-value="EPMI" calcext:value-type="string">
            <text:p>EPMI</text:p>
          </table:table-cell>
          <table:table-cell table:formula="of:=MID([.H1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16 37</text:p>
          </table:table-cell>
          <table:table-cell office:value-type="string" calcext:value-type="string">
            <text:p>016 27 48</text:p>
          </table:table-cell>
          <table:table-cell table:formula="of:=COM.MICROSOFT.CONCAT([.A122];LEFT([.B122];1))" office:value-type="string" office:string-value="EPMIW" calcext:value-type="string">
            <text:p>EPMIW</text:p>
          </table:table-cell>
          <table:table-cell table:style-name="ce15" table:formula="of:=MIDB([.C122];1;2)+(MIDB([.C122];4;2)/60)+(MIDB([.C122];7;2)/3600)" office:value-type="float" office:value="53.2769444444445" calcext:value-type="float">
            <text:p>53,276944444</text:p>
          </table:table-cell>
          <table:table-cell table:style-name="ce15" table:formula="of:=MIDB([.D122];2;2)+(MIDB([.D122];5;2)/60)+(MIDB([.D122];8;2)/3600)" office:value-type="float" office:value="16.4633333333333" calcext:value-type="float">
            <text:p>16,463333333</text:p>
          </table:table-cell>
          <table:table-cell table:formula="of:=COM.MICROSOFT.CONCAT([.A122];LEFT([.B122];1))" office:value-type="string" office:string-value="EPMIW" calcext:value-type="string">
            <text:p>EPMIW</text:p>
          </table:table-cell>
          <table:table-cell table:formula="of:=MID([.H122];1;4)" office:value-type="string" office:string-value="EPMI" calcext:value-type="string">
            <text:p>EPMI</text:p>
          </table:table-cell>
          <table:table-cell table:formula="of:=MID([.H12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3 29 32</text:p>
          </table:table-cell>
          <table:table-cell office:value-type="string" calcext:value-type="string">
            <text:p>015 51 38</text:p>
          </table:table-cell>
          <table:table-cell table:formula="of:=COM.MICROSOFT.CONCAT([.A123];LEFT([.B123];1))" office:value-type="string" office:string-value="EPMIX" calcext:value-type="string">
            <text:p>EPMIX</text:p>
          </table:table-cell>
          <table:table-cell table:style-name="ce15" table:formula="of:=MIDB([.C123];1;2)+(MIDB([.C123];4;2)/60)+(MIDB([.C123];7;2)/3600)" office:value-type="float" office:value="53.4922222222222" calcext:value-type="float">
            <text:p>53,492222222</text:p>
          </table:table-cell>
          <table:table-cell table:style-name="ce15" table:formula="of:=MIDB([.D123];2;2)+(MIDB([.D123];5;2)/60)+(MIDB([.D123];8;2)/3600)" office:value-type="float" office:value="15.8605555555556" calcext:value-type="float">
            <text:p>15,860555556</text:p>
          </table:table-cell>
          <table:table-cell table:formula="of:=COM.MICROSOFT.CONCAT([.A123];LEFT([.B123];1))" office:value-type="string" office:string-value="EPMIX" calcext:value-type="string">
            <text:p>EPMIX</text:p>
          </table:table-cell>
          <table:table-cell table:formula="of:=MID([.H123];1;4)" office:value-type="string" office:string-value="EPMI" calcext:value-type="string">
            <text:p>EPMI</text:p>
          </table:table-cell>
          <table:table-cell table:formula="of:=MID([.H12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I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3 31 32</text:p>
          </table:table-cell>
          <table:table-cell office:value-type="string" calcext:value-type="string">
            <text:p>016 00 21</text:p>
          </table:table-cell>
          <table:table-cell table:formula="of:=COM.MICROSOFT.CONCAT([.A124];LEFT([.B124];1))" office:value-type="string" office:string-value="EPMIZ" calcext:value-type="string">
            <text:p>EPMIZ</text:p>
          </table:table-cell>
          <table:table-cell table:style-name="ce15" table:formula="of:=MIDB([.C124];1;2)+(MIDB([.C124];4;2)/60)+(MIDB([.C124];7;2)/3600)" office:value-type="float" office:value="53.5255555555556" calcext:value-type="float">
            <text:p>53,525555556</text:p>
          </table:table-cell>
          <table:table-cell table:style-name="ce15" table:formula="of:=MIDB([.D124];2;2)+(MIDB([.D124];5;2)/60)+(MIDB([.D124];8;2)/3600)" office:value-type="float" office:value="16.0058333333333" calcext:value-type="float">
            <text:p>16,005833333</text:p>
          </table:table-cell>
          <table:table-cell table:formula="of:=COM.MICROSOFT.CONCAT([.A124];LEFT([.B124];1))" office:value-type="string" office:string-value="EPMIZ" calcext:value-type="string">
            <text:p>EPMIZ</text:p>
          </table:table-cell>
          <table:table-cell table:formula="of:=MID([.H124];1;4)" office:value-type="string" office:string-value="EPMI" calcext:value-type="string">
            <text:p>EPMI</text:p>
          </table:table-cell>
          <table:table-cell table:formula="of:=MID([.H124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2 16 10</text:p>
          </table:table-cell>
          <table:table-cell office:value-type="string" calcext:value-type="string">
            <text:p>021 54 44</text:p>
          </table:table-cell>
          <table:table-cell table:formula="of:=COM.MICROSOFT.CONCAT([.A126];LEFT([.B126];1))" office:value-type="string" office:string-value="EPMMG" calcext:value-type="string">
            <text:p>EPMMG</text:p>
          </table:table-cell>
          <table:table-cell table:style-name="ce15" table:formula="of:=MIDB([.C126];1;2)+(MIDB([.C126];4;2)/60)+(MIDB([.C126];7;2)/3600)" office:value-type="float" office:value="52.2694444444444" calcext:value-type="float">
            <text:p>52,269444444</text:p>
          </table:table-cell>
          <table:table-cell table:style-name="ce15" table:formula="of:=MIDB([.D126];2;2)+(MIDB([.D126];5;2)/60)+(MIDB([.D126];8;2)/3600)" office:value-type="float" office:value="21.9122222222222" calcext:value-type="float">
            <text:p>21,912222222</text:p>
          </table:table-cell>
          <table:table-cell table:formula="of:=COM.MICROSOFT.CONCAT([.A126];LEFT([.B126];1))" office:value-type="string" office:string-value="EPMMG" calcext:value-type="string">
            <text:p>EPMMG</text:p>
          </table:table-cell>
          <table:table-cell table:formula="of:=MID([.H126];1;4)" office:value-type="string" office:string-value="EPMM" calcext:value-type="string">
            <text:p>EPMM</text:p>
          </table:table-cell>
          <table:table-cell table:formula="of:=MID([.H1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06 48</text:p>
          </table:table-cell>
          <table:table-cell office:value-type="string" calcext:value-type="string">
            <text:p>021 35 07</text:p>
          </table:table-cell>
          <table:table-cell table:formula="of:=COM.MICROSOFT.CONCAT([.A127];LEFT([.B127];1))" office:value-type="string" office:string-value="EPMMK" calcext:value-type="string">
            <text:p>EPMMK</text:p>
          </table:table-cell>
          <table:table-cell table:style-name="ce15" table:formula="of:=MIDB([.C127];1;2)+(MIDB([.C127];4;2)/60)+(MIDB([.C127];7;2)/3600)" office:value-type="float" office:value="52.1133333333333" calcext:value-type="float">
            <text:p>52,113333333</text:p>
          </table:table-cell>
          <table:table-cell table:style-name="ce15" table:formula="of:=MIDB([.D127];2;2)+(MIDB([.D127];5;2)/60)+(MIDB([.D127];8;2)/3600)" office:value-type="float" office:value="21.5852777777778" calcext:value-type="float">
            <text:p>21,585277778</text:p>
          </table:table-cell>
          <table:table-cell table:formula="of:=COM.MICROSOFT.CONCAT([.A127];LEFT([.B127];1))" office:value-type="string" office:string-value="EPMMK" calcext:value-type="string">
            <text:p>EPMMK</text:p>
          </table:table-cell>
          <table:table-cell table:formula="of:=MID([.H127];1;4)" office:value-type="string" office:string-value="EPMM" calcext:value-type="string">
            <text:p>EPMM</text:p>
          </table:table-cell>
          <table:table-cell table:formula="of:=MID([.H12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06 28</text:p>
          </table:table-cell>
          <table:table-cell office:value-type="string" calcext:value-type="string">
            <text:p>21 49 40</text:p>
          </table:table-cell>
          <table:table-cell table:formula="of:=COM.MICROSOFT.CONCAT([.A128];LEFT([.B128];1))" office:value-type="string" office:string-value="EPMMM" calcext:value-type="string">
            <text:p>EPMMM</text:p>
          </table:table-cell>
          <table:table-cell table:style-name="ce15" table:formula="of:=MIDB([.C128];1;2)+(MIDB([.C128];4;2)/60)+(MIDB([.C128];7;2)/3600)" office:value-type="float" office:value="52.1077777777778" calcext:value-type="float">
            <text:p>52,107777778</text:p>
          </table:table-cell>
          <table:table-cell table:style-name="ce15" table:formula="of:=MIDB([.D128];2;2)+(MIDB([.D128];5;2)/60)+(MIDB([.D128];8;2)/3600)" office:value-type="float" office:value="1.15" calcext:value-type="float">
            <text:p>1,150000000</text:p>
          </table:table-cell>
          <table:table-cell table:formula="of:=COM.MICROSOFT.CONCAT([.A128];LEFT([.B128];1))" office:value-type="string" office:string-value="EPMMM" calcext:value-type="string">
            <text:p>EPMMM</text:p>
          </table:table-cell>
          <table:table-cell table:formula="of:=MID([.H128];1;4)" office:value-type="string" office:string-value="EPMM" calcext:value-type="string">
            <text:p>EPMM</text:p>
          </table:table-cell>
          <table:table-cell table:formula="of:=MID([.H12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14 42</text:p>
          </table:table-cell>
          <table:table-cell office:value-type="string" calcext:value-type="string">
            <text:p>021 39 04</text:p>
          </table:table-cell>
          <table:table-cell table:formula="of:=COM.MICROSOFT.CONCAT([.A129];LEFT([.B129];1))" office:value-type="string" office:string-value="EPMMN" calcext:value-type="string">
            <text:p>EPMMN</text:p>
          </table:table-cell>
          <table:table-cell table:style-name="ce15" table:formula="of:=MIDB([.C129];1;2)+(MIDB([.C129];4;2)/60)+(MIDB([.C129];7;2)/3600)" office:value-type="float" office:value="52.245" calcext:value-type="float">
            <text:p>52,245000000</text:p>
          </table:table-cell>
          <table:table-cell table:style-name="ce15" table:formula="of:=MIDB([.D129];2;2)+(MIDB([.D129];5;2)/60)+(MIDB([.D129];8;2)/3600)" office:value-type="float" office:value="21.6511111111111" calcext:value-type="float">
            <text:p>21,651111111</text:p>
          </table:table-cell>
          <table:table-cell table:formula="of:=COM.MICROSOFT.CONCAT([.A129];LEFT([.B129];1))" office:value-type="string" office:string-value="EPMMN" calcext:value-type="string">
            <text:p>EPMMN</text:p>
          </table:table-cell>
          <table:table-cell table:formula="of:=MID([.H129];1;4)" office:value-type="string" office:string-value="EPMM" calcext:value-type="string">
            <text:p>EPMM</text:p>
          </table:table-cell>
          <table:table-cell table:formula="of:=MID([.H12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07 26</text:p>
          </table:table-cell>
          <table:table-cell office:value-type="string" calcext:value-type="string">
            <text:p>022 01 20</text:p>
          </table:table-cell>
          <table:table-cell table:formula="of:=COM.MICROSOFT.CONCAT([.A130];LEFT([.B130];1))" office:value-type="string" office:string-value="EPMMO" calcext:value-type="string">
            <text:p>EPMMO</text:p>
          </table:table-cell>
          <table:table-cell table:style-name="ce15" table:formula="of:=MIDB([.C130];1;2)+(MIDB([.C130];4;2)/60)+(MIDB([.C130];7;2)/3600)" office:value-type="float" office:value="52.1238888888889" calcext:value-type="float">
            <text:p>52,123888889</text:p>
          </table:table-cell>
          <table:table-cell table:style-name="ce15" table:formula="of:=MIDB([.D130];2;2)+(MIDB([.D130];5;2)/60)+(MIDB([.D130];8;2)/3600)" office:value-type="float" office:value="22.0222222222222" calcext:value-type="float">
            <text:p>22,022222222</text:p>
          </table:table-cell>
          <table:table-cell table:formula="of:=COM.MICROSOFT.CONCAT([.A130];LEFT([.B130];1))" office:value-type="string" office:string-value="EPMMO" calcext:value-type="string">
            <text:p>EPMMO</text:p>
          </table:table-cell>
          <table:table-cell table:formula="of:=MID([.H130];1;4)" office:value-type="string" office:string-value="EPMM" calcext:value-type="string">
            <text:p>EPMM</text:p>
          </table:table-cell>
          <table:table-cell table:formula="of:=MID([.H13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18 16</text:p>
          </table:table-cell>
          <table:table-cell office:value-type="string" calcext:value-type="string">
            <text:p>021 33 00</text:p>
          </table:table-cell>
          <table:table-cell table:formula="of:=COM.MICROSOFT.CONCAT([.A131];LEFT([.B131];1))" office:value-type="string" office:string-value="EPMMR" calcext:value-type="string">
            <text:p>EPMMR</text:p>
          </table:table-cell>
          <table:table-cell table:style-name="ce15" table:formula="of:=MIDB([.C131];1;2)+(MIDB([.C131];4;2)/60)+(MIDB([.C131];7;2)/3600)" office:value-type="float" office:value="52.3044444444444" calcext:value-type="float">
            <text:p>52,304444444</text:p>
          </table:table-cell>
          <table:table-cell table:style-name="ce15" table:formula="of:=MIDB([.D131];2;2)+(MIDB([.D131];5;2)/60)+(MIDB([.D131];8;2)/3600)" office:value-type="float" office:value="21.55" calcext:value-type="float">
            <text:p>21,550000000</text:p>
          </table:table-cell>
          <table:table-cell table:formula="of:=COM.MICROSOFT.CONCAT([.A131];LEFT([.B131];1))" office:value-type="string" office:string-value="EPMMR" calcext:value-type="string">
            <text:p>EPMMR</text:p>
          </table:table-cell>
          <table:table-cell table:formula="of:=MID([.H131];1;4)" office:value-type="string" office:string-value="EPMM" calcext:value-type="string">
            <text:p>EPMM</text:p>
          </table:table-cell>
          <table:table-cell table:formula="of:=MID([.H13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M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09 00</text:p>
          </table:table-cell>
          <table:table-cell office:value-type="string" calcext:value-type="string">
            <text:p>021 39 59</text:p>
          </table:table-cell>
          <table:table-cell table:formula="of:=COM.MICROSOFT.CONCAT([.A132];LEFT([.B132];1))" office:value-type="string" office:string-value="EPMMS" calcext:value-type="string">
            <text:p>EPMMS</text:p>
          </table:table-cell>
          <table:table-cell table:style-name="ce15" table:formula="of:=MIDB([.C132];1;2)+(MIDB([.C132];4;2)/60)+(MIDB([.C132];7;2)/3600)" office:value-type="float" office:value="52.15" calcext:value-type="float">
            <text:p>52,150000000</text:p>
          </table:table-cell>
          <table:table-cell table:style-name="ce15" table:formula="of:=MIDB([.D132];2;2)+(MIDB([.D132];5;2)/60)+(MIDB([.D132];8;2)/3600)" office:value-type="float" office:value="21.6663888888889" calcext:value-type="float">
            <text:p>21,666388889</text:p>
          </table:table-cell>
          <table:table-cell table:formula="of:=COM.MICROSOFT.CONCAT([.A132];LEFT([.B132];1))" office:value-type="string" office:string-value="EPMMS" calcext:value-type="string">
            <text:p>EPMMS</text:p>
          </table:table-cell>
          <table:table-cell table:formula="of:=MID([.H132];1;4)" office:value-type="string" office:string-value="EPMM" calcext:value-type="string">
            <text:p>EPMM</text:p>
          </table:table-cell>
          <table:table-cell table:formula="of:=MID([.H13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52 22 40</text:p>
          </table:table-cell>
          <table:table-cell office:value-type="string" calcext:value-type="string">
            <text:p>020 11 13</text:p>
          </table:table-cell>
          <table:table-cell table:formula="of:=COM.MICROSOFT.CONCAT([.A134];LEFT([.B134];1))" office:value-type="string" office:string-value="EPMOQ" calcext:value-type="string">
            <text:p>EPMOQ</text:p>
          </table:table-cell>
          <table:table-cell table:style-name="ce15" table:formula="of:=MIDB([.C134];1;2)+(MIDB([.C134];4;2)/60)+(MIDB([.C134];7;2)/3600)" office:value-type="float" office:value="52.3777777777778" calcext:value-type="float">
            <text:p>52,377777778</text:p>
          </table:table-cell>
          <table:table-cell table:style-name="ce15" table:formula="of:=MIDB([.D134];2;2)+(MIDB([.D134];5;2)/60)+(MIDB([.D134];8;2)/3600)" office:value-type="float" office:value="20.1869444444444" calcext:value-type="float">
            <text:p>20,186944444</text:p>
          </table:table-cell>
          <table:table-cell table:formula="of:=COM.MICROSOFT.CONCAT([.A134];LEFT([.B134];1))" office:value-type="string" office:string-value="EPMOQ" calcext:value-type="string">
            <text:p>EPMOQ</text:p>
          </table:table-cell>
          <table:table-cell table:formula="of:=MID([.H134];1;4)" office:value-type="string" office:string-value="EPMO" calcext:value-type="string">
            <text:p>EPMO</text:p>
          </table:table-cell>
          <table:table-cell table:formula="of:=MID([.H1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2 32 57</text:p>
          </table:table-cell>
          <table:table-cell office:value-type="string" calcext:value-type="string">
            <text:p>020 30 04</text:p>
          </table:table-cell>
          <table:table-cell table:formula="of:=COM.MICROSOFT.CONCAT([.A135];LEFT([.B135];1))" office:value-type="string" office:string-value="EPMOH" calcext:value-type="string">
            <text:p>EPMOH</text:p>
          </table:table-cell>
          <table:table-cell table:style-name="ce15" table:formula="of:=MIDB([.C135];1;2)+(MIDB([.C135];4;2)/60)+(MIDB([.C135];7;2)/3600)" office:value-type="float" office:value="52.5491666666667" calcext:value-type="float">
            <text:p>52,549166667</text:p>
          </table:table-cell>
          <table:table-cell table:style-name="ce15" table:formula="of:=MIDB([.D135];2;2)+(MIDB([.D135];5;2)/60)+(MIDB([.D135];8;2)/3600)" office:value-type="float" office:value="20.5011111111111" calcext:value-type="float">
            <text:p>20,501111111</text:p>
          </table:table-cell>
          <table:table-cell table:formula="of:=COM.MICROSOFT.CONCAT([.A135];LEFT([.B135];1))" office:value-type="string" office:string-value="EPMOH" calcext:value-type="string">
            <text:p>EPMOH</text:p>
          </table:table-cell>
          <table:table-cell table:formula="of:=MID([.H135];1;4)" office:value-type="string" office:string-value="EPMO" calcext:value-type="string">
            <text:p>EPMO</text:p>
          </table:table-cell>
          <table:table-cell table:formula="of:=MID([.H1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2 28 28</text:p>
          </table:table-cell>
          <table:table-cell office:value-type="string" calcext:value-type="string">
            <text:p>020 38 55</text:p>
          </table:table-cell>
          <table:table-cell table:formula="of:=COM.MICROSOFT.CONCAT([.A136];LEFT([.B136];1))" office:value-type="string" office:string-value="EPMOI" calcext:value-type="string">
            <text:p>EPMOI</text:p>
          </table:table-cell>
          <table:table-cell table:style-name="ce15" table:formula="of:=MIDB([.C136];1;2)+(MIDB([.C136];4;2)/60)+(MIDB([.C136];7;2)/3600)" office:value-type="float" office:value="52.4744444444444" calcext:value-type="float">
            <text:p>52,474444444</text:p>
          </table:table-cell>
          <table:table-cell table:style-name="ce15" table:formula="of:=MIDB([.D136];2;2)+(MIDB([.D136];5;2)/60)+(MIDB([.D136];8;2)/3600)" office:value-type="float" office:value="20.6486111111111" calcext:value-type="float">
            <text:p>20,648611111</text:p>
          </table:table-cell>
          <table:table-cell table:formula="of:=COM.MICROSOFT.CONCAT([.A136];LEFT([.B136];1))" office:value-type="string" office:string-value="EPMOI" calcext:value-type="string">
            <text:p>EPMOI</text:p>
          </table:table-cell>
          <table:table-cell table:formula="of:=MID([.H136];1;4)" office:value-type="string" office:string-value="EPMO" calcext:value-type="string">
            <text:p>EPMO</text:p>
          </table:table-cell>
          <table:table-cell table:formula="of:=MID([.H13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36 21</text:p>
          </table:table-cell>
          <table:table-cell office:value-type="string" calcext:value-type="string">
            <text:p>020 23 58</text:p>
          </table:table-cell>
          <table:table-cell table:formula="of:=COM.MICROSOFT.CONCAT([.A137];LEFT([.B137];1))" office:value-type="string" office:string-value="EPMOS" calcext:value-type="string">
            <text:p>EPMOS</text:p>
          </table:table-cell>
          <table:table-cell table:style-name="ce15" table:formula="of:=MIDB([.C137];1;2)+(MIDB([.C137];4;2)/60)+(MIDB([.C137];7;2)/3600)" office:value-type="float" office:value="52.6058333333333" calcext:value-type="float">
            <text:p>52,605833333</text:p>
          </table:table-cell>
          <table:table-cell table:style-name="ce15" table:formula="of:=MIDB([.D137];2;2)+(MIDB([.D137];5;2)/60)+(MIDB([.D137];8;2)/3600)" office:value-type="float" office:value="20.3994444444444" calcext:value-type="float">
            <text:p>20,399444444</text:p>
          </table:table-cell>
          <table:table-cell table:formula="of:=COM.MICROSOFT.CONCAT([.A137];LEFT([.B137];1))" office:value-type="string" office:string-value="EPMOS" calcext:value-type="string">
            <text:p>EPMOS</text:p>
          </table:table-cell>
          <table:table-cell table:formula="of:=MID([.H137];1;4)" office:value-type="string" office:string-value="EPMO" calcext:value-type="string">
            <text:p>EPMO</text:p>
          </table:table-cell>
          <table:table-cell table:formula="of:=MID([.H13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52 25 45</text:p>
          </table:table-cell>
          <table:table-cell office:value-type="string" calcext:value-type="string">
            <text:p>020 39 15</text:p>
          </table:table-cell>
          <table:table-cell table:formula="of:=COM.MICROSOFT.CONCAT([.A138];LEFT([.B138];1))" office:value-type="string" office:string-value="EPMOU" calcext:value-type="string">
            <text:p>EPMOU</text:p>
          </table:table-cell>
          <table:table-cell table:style-name="ce15" table:formula="of:=MIDB([.C138];1;2)+(MIDB([.C138];4;2)/60)+(MIDB([.C138];7;2)/3600)" office:value-type="float" office:value="52.4291666666667" calcext:value-type="float">
            <text:p>52,429166667</text:p>
          </table:table-cell>
          <table:table-cell table:style-name="ce15" table:formula="of:=MIDB([.D138];2;2)+(MIDB([.D138];5;2)/60)+(MIDB([.D138];8;2)/3600)" office:value-type="float" office:value="20.6541666666667" calcext:value-type="float">
            <text:p>20,654166667</text:p>
          </table:table-cell>
          <table:table-cell table:formula="of:=COM.MICROSOFT.CONCAT([.A138];LEFT([.B138];1))" office:value-type="string" office:string-value="EPMOU" calcext:value-type="string">
            <text:p>EPMOU</text:p>
          </table:table-cell>
          <table:table-cell table:formula="of:=MID([.H138];1;4)" office:value-type="string" office:string-value="EPMO" calcext:value-type="string">
            <text:p>EPMO</text:p>
          </table:table-cell>
          <table:table-cell table:formula="of:=MID([.H13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52 23 41</text:p>
          </table:table-cell>
          <table:table-cell office:value-type="string" calcext:value-type="string">
            <text:p>020 32 26</text:p>
          </table:table-cell>
          <table:table-cell table:formula="of:=COM.MICROSOFT.CONCAT([.A139];LEFT([.B139];1))" office:value-type="string" office:string-value="EPMOV" calcext:value-type="string">
            <text:p>EPMOV</text:p>
          </table:table-cell>
          <table:table-cell table:style-name="ce15" table:formula="of:=MIDB([.C139];1;2)+(MIDB([.C139];4;2)/60)+(MIDB([.C139];7;2)/3600)" office:value-type="float" office:value="52.3947222222222" calcext:value-type="float">
            <text:p>52,394722222</text:p>
          </table:table-cell>
          <table:table-cell table:style-name="ce15" table:formula="of:=MIDB([.D139];2;2)+(MIDB([.D139];5;2)/60)+(MIDB([.D139];8;2)/3600)" office:value-type="float" office:value="20.5405555555556" calcext:value-type="float">
            <text:p>20,540555556</text:p>
          </table:table-cell>
          <table:table-cell table:formula="of:=COM.MICROSOFT.CONCAT([.A139];LEFT([.B139];1))" office:value-type="string" office:string-value="EPMOV" calcext:value-type="string">
            <text:p>EPMOV</text:p>
          </table:table-cell>
          <table:table-cell table:formula="of:=MID([.H139];1;4)" office:value-type="string" office:string-value="EPMO" calcext:value-type="string">
            <text:p>EPMO</text:p>
          </table:table-cell>
          <table:table-cell table:formula="of:=MID([.H13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2 34 48</text:p>
          </table:table-cell>
          <table:table-cell office:value-type="string" calcext:value-type="string">
            <text:p>020 46 25</text:p>
          </table:table-cell>
          <table:table-cell table:formula="of:=COM.MICROSOFT.CONCAT([.A140];LEFT([.B140];1))" office:value-type="string" office:string-value="EPMOY" calcext:value-type="string">
            <text:p>EPMOY</text:p>
          </table:table-cell>
          <table:table-cell table:style-name="ce15" table:formula="of:=MIDB([.C140];1;2)+(MIDB([.C140];4;2)/60)+(MIDB([.C140];7;2)/3600)" office:value-type="float" office:value="52.58" calcext:value-type="float">
            <text:p>52,580000000</text:p>
          </table:table-cell>
          <table:table-cell table:style-name="ce15" table:formula="of:=MIDB([.D140];2;2)+(MIDB([.D140];5;2)/60)+(MIDB([.D140];8;2)/3600)" office:value-type="float" office:value="20.7736111111111" calcext:value-type="float">
            <text:p>20,773611111</text:p>
          </table:table-cell>
          <table:table-cell table:formula="of:=COM.MICROSOFT.CONCAT([.A140];LEFT([.B140];1))" office:value-type="string" office:string-value="EPMOY" calcext:value-type="string">
            <text:p>EPMOY</text:p>
          </table:table-cell>
          <table:table-cell table:formula="of:=MID([.H140];1;4)" office:value-type="string" office:string-value="EPMO" calcext:value-type="string">
            <text:p>EPMO</text:p>
          </table:table-cell>
          <table:table-cell table:formula="of:=MID([.H14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MO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22 40</text:p>
          </table:table-cell>
          <table:table-cell office:value-type="string" calcext:value-type="string">
            <text:p>020 55 00</text:p>
          </table:table-cell>
          <table:table-cell table:formula="of:=COM.MICROSOFT.CONCAT([.A141];LEFT([.B141];1))" office:value-type="string" office:string-value="EPMOJ" calcext:value-type="string">
            <text:p>EPMOJ</text:p>
          </table:table-cell>
          <table:table-cell table:style-name="ce15" table:formula="of:=MIDB([.C141];1;2)+(MIDB([.C141];4;2)/60)+(MIDB([.C141];7;2)/3600)" office:value-type="float" office:value="52.3777777777778" calcext:value-type="float">
            <text:p>52,377777778</text:p>
          </table:table-cell>
          <table:table-cell table:style-name="ce15" table:formula="of:=MIDB([.D141];2;2)+(MIDB([.D141];5;2)/60)+(MIDB([.D141];8;2)/3600)" office:value-type="float" office:value="20.9166666666667" calcext:value-type="float">
            <text:p>20,916666667</text:p>
          </table:table-cell>
          <table:table-cell table:formula="of:=COM.MICROSOFT.CONCAT([.A141];LEFT([.B141];1))" office:value-type="string" office:string-value="EPMOJ" calcext:value-type="string">
            <text:p>EPMOJ</text:p>
          </table:table-cell>
          <table:table-cell table:formula="of:=MID([.H141];1;4)" office:value-type="string" office:string-value="EPMO" calcext:value-type="string">
            <text:p>EPMO</text:p>
          </table:table-cell>
          <table:table-cell table:formula="of:=MID([.H141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4 33 12</text:p>
          </table:table-cell>
          <table:table-cell office:value-type="string" calcext:value-type="string">
            <text:p>018 28 51</text:p>
          </table:table-cell>
          <table:table-cell table:formula="of:=COM.MICROSOFT.CONCAT([.A143];LEFT([.B143];1))" office:value-type="string" office:string-value="EPOKC" calcext:value-type="string">
            <text:p>EPOKC</text:p>
          </table:table-cell>
          <table:table-cell table:style-name="ce15" table:formula="of:=MIDB([.C143];1;2)+(MIDB([.C143];4;2)/60)+(MIDB([.C143];7;2)/3600)" office:value-type="float" office:value="54.5533333333333" calcext:value-type="float">
            <text:p>54,553333333</text:p>
          </table:table-cell>
          <table:table-cell table:style-name="ce15" table:formula="of:=MIDB([.D143];2;2)+(MIDB([.D143];5;2)/60)+(MIDB([.D143];8;2)/3600)" office:value-type="float" office:value="18.4808333333333" calcext:value-type="float">
            <text:p>18,480833333</text:p>
          </table:table-cell>
          <table:table-cell table:formula="of:=COM.MICROSOFT.CONCAT([.A143];LEFT([.B143];1))" office:value-type="string" office:string-value="EPOKC" calcext:value-type="string">
            <text:p>EPOKC</text:p>
          </table:table-cell>
          <table:table-cell table:formula="of:=MID([.H143];1;4)" office:value-type="string" office:string-value="EPOK" calcext:value-type="string">
            <text:p>EPOK</text:p>
          </table:table-cell>
          <table:table-cell table:formula="of:=MID([.H14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4 31 52</text:p>
          </table:table-cell>
          <table:table-cell office:value-type="string" calcext:value-type="string">
            <text:p>018 22 33</text:p>
          </table:table-cell>
          <table:table-cell table:formula="of:=COM.MICROSOFT.CONCAT([.A144];LEFT([.B144];1))" office:value-type="string" office:string-value="EPOKD" calcext:value-type="string">
            <text:p>EPOKD</text:p>
          </table:table-cell>
          <table:table-cell table:style-name="ce15" table:formula="of:=MIDB([.C144];1;2)+(MIDB([.C144];4;2)/60)+(MIDB([.C144];7;2)/3600)" office:value-type="float" office:value="54.5311111111111" calcext:value-type="float">
            <text:p>54,531111111</text:p>
          </table:table-cell>
          <table:table-cell table:style-name="ce15" table:formula="of:=MIDB([.D144];2;2)+(MIDB([.D144];5;2)/60)+(MIDB([.D144];8;2)/3600)" office:value-type="float" office:value="18.3758333333333" calcext:value-type="float">
            <text:p>18,375833333</text:p>
          </table:table-cell>
          <table:table-cell table:formula="of:=COM.MICROSOFT.CONCAT([.A144];LEFT([.B144];1))" office:value-type="string" office:string-value="EPOKD" calcext:value-type="string">
            <text:p>EPOKD</text:p>
          </table:table-cell>
          <table:table-cell table:formula="of:=MID([.H144];1;4)" office:value-type="string" office:string-value="EPOK" calcext:value-type="string">
            <text:p>EPOK</text:p>
          </table:table-cell>
          <table:table-cell table:formula="of:=MID([.H14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4 36 37</text:p>
          </table:table-cell>
          <table:table-cell office:value-type="string" calcext:value-type="string">
            <text:p>018 47 56</text:p>
          </table:table-cell>
          <table:table-cell table:formula="of:=COM.MICROSOFT.CONCAT([.A145];LEFT([.B145];1))" office:value-type="string" office:string-value="EPOKH" calcext:value-type="string">
            <text:p>EPOKH</text:p>
          </table:table-cell>
          <table:table-cell table:style-name="ce15" table:formula="of:=MIDB([.C145];1;2)+(MIDB([.C145];4;2)/60)+(MIDB([.C145];7;2)/3600)" office:value-type="float" office:value="54.6102777777778" calcext:value-type="float">
            <text:p>54,610277778</text:p>
          </table:table-cell>
          <table:table-cell table:style-name="ce15" table:formula="of:=MIDB([.D145];2;2)+(MIDB([.D145];5;2)/60)+(MIDB([.D145];8;2)/3600)" office:value-type="float" office:value="18.7988888888889" calcext:value-type="float">
            <text:p>18,798888889</text:p>
          </table:table-cell>
          <table:table-cell table:formula="of:=COM.MICROSOFT.CONCAT([.A145];LEFT([.B145];1))" office:value-type="string" office:string-value="EPOKH" calcext:value-type="string">
            <text:p>EPOKH</text:p>
          </table:table-cell>
          <table:table-cell table:formula="of:=MID([.H145];1;4)" office:value-type="string" office:string-value="EPOK" calcext:value-type="string">
            <text:p>EPOK</text:p>
          </table:table-cell>
          <table:table-cell table:formula="of:=MID([.H14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40 44</text:p>
          </table:table-cell>
          <table:table-cell office:value-type="string" calcext:value-type="string">
            <text:p>018 43 13</text:p>
          </table:table-cell>
          <table:table-cell table:formula="of:=COM.MICROSOFT.CONCAT([.A146];LEFT([.B146];1))" office:value-type="string" office:string-value="EPOKJ" calcext:value-type="string">
            <text:p>EPOKJ</text:p>
          </table:table-cell>
          <table:table-cell table:style-name="ce15" table:formula="of:=MIDB([.C146];1;2)+(MIDB([.C146];4;2)/60)+(MIDB([.C146];7;2)/3600)" office:value-type="float" office:value="54.6788888888889" calcext:value-type="float">
            <text:p>54,678888889</text:p>
          </table:table-cell>
          <table:table-cell table:style-name="ce15" table:formula="of:=MIDB([.D146];2;2)+(MIDB([.D146];5;2)/60)+(MIDB([.D146];8;2)/3600)" office:value-type="float" office:value="18.7202777777778" calcext:value-type="float">
            <text:p>18,720277778</text:p>
          </table:table-cell>
          <table:table-cell table:formula="of:=COM.MICROSOFT.CONCAT([.A146];LEFT([.B146];1))" office:value-type="string" office:string-value="EPOKJ" calcext:value-type="string">
            <text:p>EPOKJ</text:p>
          </table:table-cell>
          <table:table-cell table:formula="of:=MID([.H146];1;4)" office:value-type="string" office:string-value="EPOK" calcext:value-type="string">
            <text:p>EPOK</text:p>
          </table:table-cell>
          <table:table-cell table:formula="of:=MID([.H14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46 11</text:p>
          </table:table-cell>
          <table:table-cell office:value-type="string" calcext:value-type="string">
            <text:p>018 09 37</text:p>
          </table:table-cell>
          <table:table-cell table:formula="of:=COM.MICROSOFT.CONCAT([.A147];LEFT([.B147];1))" office:value-type="string" office:string-value="EPOKK" calcext:value-type="string">
            <text:p>EPOKK</text:p>
          </table:table-cell>
          <table:table-cell table:style-name="ce15" table:formula="of:=MIDB([.C147];1;2)+(MIDB([.C147];4;2)/60)+(MIDB([.C147];7;2)/3600)" office:value-type="float" office:value="54.7697222222222" calcext:value-type="float">
            <text:p>54,769722222</text:p>
          </table:table-cell>
          <table:table-cell table:style-name="ce15" table:formula="of:=MIDB([.D147];2;2)+(MIDB([.D147];5;2)/60)+(MIDB([.D147];8;2)/3600)" office:value-type="float" office:value="18.1602777777778" calcext:value-type="float">
            <text:p>18,160277778</text:p>
          </table:table-cell>
          <table:table-cell table:formula="of:=COM.MICROSOFT.CONCAT([.A147];LEFT([.B147];1))" office:value-type="string" office:string-value="EPOKK" calcext:value-type="string">
            <text:p>EPOKK</text:p>
          </table:table-cell>
          <table:table-cell table:formula="of:=MID([.H147];1;4)" office:value-type="string" office:string-value="EPOK" calcext:value-type="string">
            <text:p>EPOK</text:p>
          </table:table-cell>
          <table:table-cell table:formula="of:=MID([.H14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36 18</text:p>
          </table:table-cell>
          <table:table-cell office:value-type="string" calcext:value-type="string">
            <text:p>018 14 55</text:p>
          </table:table-cell>
          <table:table-cell table:formula="of:=COM.MICROSOFT.CONCAT([.A148];LEFT([.B148];1))" office:value-type="string" office:string-value="EPOKL" calcext:value-type="string">
            <text:p>EPOKL</text:p>
          </table:table-cell>
          <table:table-cell table:style-name="ce15" table:formula="of:=MIDB([.C148];1;2)+(MIDB([.C148];4;2)/60)+(MIDB([.C148];7;2)/3600)" office:value-type="float" office:value="54.605" calcext:value-type="float">
            <text:p>54,605000000</text:p>
          </table:table-cell>
          <table:table-cell table:style-name="ce15" table:formula="of:=MIDB([.D148];2;2)+(MIDB([.D148];5;2)/60)+(MIDB([.D148];8;2)/3600)" office:value-type="float" office:value="18.2486111111111" calcext:value-type="float">
            <text:p>18,248611111</text:p>
          </table:table-cell>
          <table:table-cell table:formula="of:=COM.MICROSOFT.CONCAT([.A148];LEFT([.B148];1))" office:value-type="string" office:string-value="EPOKL" calcext:value-type="string">
            <text:p>EPOKL</text:p>
          </table:table-cell>
          <table:table-cell table:formula="of:=MID([.H148];1;4)" office:value-type="string" office:string-value="EPOK" calcext:value-type="string">
            <text:p>EPOK</text:p>
          </table:table-cell>
          <table:table-cell table:formula="of:=MID([.H14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4 28 49</text:p>
          </table:table-cell>
          <table:table-cell office:value-type="string" calcext:value-type="string">
            <text:p>018 33 51</text:p>
          </table:table-cell>
          <table:table-cell table:formula="of:=COM.MICROSOFT.CONCAT([.A149];LEFT([.B149];1))" office:value-type="string" office:string-value="EPOKO" calcext:value-type="string">
            <text:p>EPOKO</text:p>
          </table:table-cell>
          <table:table-cell table:style-name="ce15" table:formula="of:=MIDB([.C149];1;2)+(MIDB([.C149];4;2)/60)+(MIDB([.C149];7;2)/3600)" office:value-type="float" office:value="54.4802777777778" calcext:value-type="float">
            <text:p>54,480277778</text:p>
          </table:table-cell>
          <table:table-cell table:style-name="ce15" table:formula="of:=MIDB([.D149];2;2)+(MIDB([.D149];5;2)/60)+(MIDB([.D149];8;2)/3600)" office:value-type="float" office:value="18.5641666666667" calcext:value-type="float">
            <text:p>18,564166667</text:p>
          </table:table-cell>
          <table:table-cell table:formula="of:=COM.MICROSOFT.CONCAT([.A149];LEFT([.B149];1))" office:value-type="string" office:string-value="EPOKO" calcext:value-type="string">
            <text:p>EPOKO</text:p>
          </table:table-cell>
          <table:table-cell table:formula="of:=MID([.H149];1;4)" office:value-type="string" office:string-value="EPOK" calcext:value-type="string">
            <text:p>EPOK</text:p>
          </table:table-cell>
          <table:table-cell table:formula="of:=MID([.H14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4 38 05</text:p>
          </table:table-cell>
          <table:table-cell office:value-type="string" calcext:value-type="string">
            <text:p>018 30 50</text:p>
          </table:table-cell>
          <table:table-cell table:formula="of:=COM.MICROSOFT.CONCAT([.A150];LEFT([.B150];1))" office:value-type="string" office:string-value="EPOKR" calcext:value-type="string">
            <text:p>EPOKR</text:p>
          </table:table-cell>
          <table:table-cell table:style-name="ce15" table:formula="of:=MIDB([.C150];1;2)+(MIDB([.C150];4;2)/60)+(MIDB([.C150];7;2)/3600)" office:value-type="float" office:value="54.6347222222222" calcext:value-type="float">
            <text:p>54,634722222</text:p>
          </table:table-cell>
          <table:table-cell table:style-name="ce15" table:formula="of:=MIDB([.D150];2;2)+(MIDB([.D150];5;2)/60)+(MIDB([.D150];8;2)/3600)" office:value-type="float" office:value="18.5138888888889" calcext:value-type="float">
            <text:p>18,513888889</text:p>
          </table:table-cell>
          <table:table-cell table:formula="of:=COM.MICROSOFT.CONCAT([.A150];LEFT([.B150];1))" office:value-type="string" office:string-value="EPOKR" calcext:value-type="string">
            <text:p>EPOKR</text:p>
          </table:table-cell>
          <table:table-cell table:formula="of:=MID([.H150];1;4)" office:value-type="string" office:string-value="EPOK" calcext:value-type="string">
            <text:p>EPOK</text:p>
          </table:table-cell>
          <table:table-cell table:formula="of:=MID([.H15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OK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47 25</text:p>
          </table:table-cell>
          <table:table-cell office:value-type="string" calcext:value-type="string">
            <text:p>018 24 30</text:p>
          </table:table-cell>
          <table:table-cell table:formula="of:=COM.MICROSOFT.CONCAT([.A151];LEFT([.B151];1))" office:value-type="string" office:string-value="EPOKW" calcext:value-type="string">
            <text:p>EPOKW</text:p>
          </table:table-cell>
          <table:table-cell table:style-name="ce15" table:formula="of:=MIDB([.C151];1;2)+(MIDB([.C151];4;2)/60)+(MIDB([.C151];7;2)/3600)" office:value-type="float" office:value="54.7902777777778" calcext:value-type="float">
            <text:p>54,790277778</text:p>
          </table:table-cell>
          <table:table-cell table:style-name="ce15" table:formula="of:=MIDB([.D151];2;2)+(MIDB([.D151];5;2)/60)+(MIDB([.D151];8;2)/3600)" office:value-type="float" office:value="18.4083333333333" calcext:value-type="float">
            <text:p>18,408333333</text:p>
          </table:table-cell>
          <table:table-cell table:formula="of:=COM.MICROSOFT.CONCAT([.A151];LEFT([.B151];1))" office:value-type="string" office:string-value="EPOKW" calcext:value-type="string">
            <text:p>EPOKW</text:p>
          </table:table-cell>
          <table:table-cell table:formula="of:=MID([.H151];1;4)" office:value-type="string" office:string-value="EPOK" calcext:value-type="string">
            <text:p>EPOK</text:p>
          </table:table-cell>
          <table:table-cell table:formula="of:=MID([.H151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30 41</text:p>
          </table:table-cell>
          <table:table-cell office:value-type="string" calcext:value-type="string">
            <text:p>016 44 25</text:p>
          </table:table-cell>
          <table:table-cell table:formula="of:=COM.MICROSOFT.CONCAT([.A153];LEFT([.B153];1))" office:value-type="string" office:string-value="EPPOC" calcext:value-type="string">
            <text:p>EPPOC</text:p>
          </table:table-cell>
          <table:table-cell table:style-name="ce15" table:formula="of:=MIDB([.C153];1;2)+(MIDB([.C153];4;2)/60)+(MIDB([.C153];7;2)/3600)" office:value-type="float" office:value="52.5113888888889" calcext:value-type="float">
            <text:p>52,511388889</text:p>
          </table:table-cell>
          <table:table-cell table:style-name="ce15" table:formula="of:=MIDB([.D153];2;2)+(MIDB([.D153];5;2)/60)+(MIDB([.D153];8;2)/3600)" office:value-type="float" office:value="16.7402777777778" calcext:value-type="float">
            <text:p>16,740277778</text:p>
          </table:table-cell>
          <table:table-cell table:formula="of:=COM.MICROSOFT.CONCAT([.A153];LEFT([.B153];1))" office:value-type="string" office:string-value="EPPOC" calcext:value-type="string">
            <text:p>EPPOC</text:p>
          </table:table-cell>
          <table:table-cell table:formula="of:=MID([.H153];1;4)" office:value-type="string" office:string-value="EPPO" calcext:value-type="string">
            <text:p>EPPO</text:p>
          </table:table-cell>
          <table:table-cell table:formula="of:=MID([.H15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27 55</text:p>
          </table:table-cell>
          <table:table-cell office:value-type="string" calcext:value-type="string">
            <text:p>016 51 34</text:p>
          </table:table-cell>
          <table:table-cell table:formula="of:=COM.MICROSOFT.CONCAT([.A154];LEFT([.B154];1))" office:value-type="string" office:string-value="EPPON" calcext:value-type="string">
            <text:p>EPPON</text:p>
          </table:table-cell>
          <table:table-cell table:style-name="ce15" table:formula="of:=MIDB([.C154];1;2)+(MIDB([.C154];4;2)/60)+(MIDB([.C154];7;2)/3600)" office:value-type="float" office:value="52.4652777777778" calcext:value-type="float">
            <text:p>52,465277778</text:p>
          </table:table-cell>
          <table:table-cell table:style-name="ce15" table:formula="of:=MIDB([.D154];2;2)+(MIDB([.D154];5;2)/60)+(MIDB([.D154];8;2)/3600)" office:value-type="float" office:value="16.8594444444444" calcext:value-type="float">
            <text:p>16,859444444</text:p>
          </table:table-cell>
          <table:table-cell table:formula="of:=COM.MICROSOFT.CONCAT([.A154];LEFT([.B154];1))" office:value-type="string" office:string-value="EPPON" calcext:value-type="string">
            <text:p>EPPON</text:p>
          </table:table-cell>
          <table:table-cell table:formula="of:=MID([.H154];1;4)" office:value-type="string" office:string-value="EPPO" calcext:value-type="string">
            <text:p>EPPO</text:p>
          </table:table-cell>
          <table:table-cell table:formula="of:=MID([.H15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22 40</text:p>
          </table:table-cell>
          <table:table-cell office:value-type="string" calcext:value-type="string">
            <text:p>016 49 32</text:p>
          </table:table-cell>
          <table:table-cell table:formula="of:=COM.MICROSOFT.CONCAT([.A155];LEFT([.B155];1))" office:value-type="string" office:string-value="EPPOS" calcext:value-type="string">
            <text:p>EPPOS</text:p>
          </table:table-cell>
          <table:table-cell table:style-name="ce15" table:formula="of:=MIDB([.C155];1;2)+(MIDB([.C155];4;2)/60)+(MIDB([.C155];7;2)/3600)" office:value-type="float" office:value="52.3777777777778" calcext:value-type="float">
            <text:p>52,377777778</text:p>
          </table:table-cell>
          <table:table-cell table:style-name="ce15" table:formula="of:=MIDB([.D155];2;2)+(MIDB([.D155];5;2)/60)+(MIDB([.D155];8;2)/3600)" office:value-type="float" office:value="16.8255555555556" calcext:value-type="float">
            <text:p>16,825555556</text:p>
          </table:table-cell>
          <table:table-cell table:formula="of:=COM.MICROSOFT.CONCAT([.A155];LEFT([.B155];1))" office:value-type="string" office:string-value="EPPOS" calcext:value-type="string">
            <text:p>EPPOS</text:p>
          </table:table-cell>
          <table:table-cell table:formula="of:=MID([.H155];1;4)" office:value-type="string" office:string-value="EPPO" calcext:value-type="string">
            <text:p>EPPO</text:p>
          </table:table-cell>
          <table:table-cell table:formula="of:=MID([.H15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2 27 11</text:p>
          </table:table-cell>
          <table:table-cell office:value-type="string" calcext:value-type="string">
            <text:p>016 58 48</text:p>
          </table:table-cell>
          <table:table-cell table:formula="of:=COM.MICROSOFT.CONCAT([.A156];LEFT([.B156];1))" office:value-type="string" office:string-value="EPPOT" calcext:value-type="string">
            <text:p>EPPOT</text:p>
          </table:table-cell>
          <table:table-cell table:style-name="ce15" table:formula="of:=MIDB([.C156];1;2)+(MIDB([.C156];4;2)/60)+(MIDB([.C156];7;2)/3600)" office:value-type="float" office:value="52.4530555555556" calcext:value-type="float">
            <text:p>52,453055556</text:p>
          </table:table-cell>
          <table:table-cell table:style-name="ce15" table:formula="of:=MIDB([.D156];2;2)+(MIDB([.D156];5;2)/60)+(MIDB([.D156];8;2)/3600)" office:value-type="float" office:value="16.98" calcext:value-type="float">
            <text:p>16,980000000</text:p>
          </table:table-cell>
          <table:table-cell table:formula="of:=COM.MICROSOFT.CONCAT([.A156];LEFT([.B156];1))" office:value-type="string" office:string-value="EPPOT" calcext:value-type="string">
            <text:p>EPPOT</text:p>
          </table:table-cell>
          <table:table-cell table:formula="of:=MID([.H156];1;4)" office:value-type="string" office:string-value="EPPO" calcext:value-type="string">
            <text:p>EPPO</text:p>
          </table:table-cell>
          <table:table-cell table:formula="of:=MID([.H15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O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22 33</text:p>
          </table:table-cell>
          <table:table-cell office:value-type="string" calcext:value-type="string">
            <text:p>016 37 12</text:p>
          </table:table-cell>
          <table:table-cell table:formula="of:=COM.MICROSOFT.CONCAT([.A157];LEFT([.B157];1))" office:value-type="string" office:string-value="EPPOW" calcext:value-type="string">
            <text:p>EPPOW</text:p>
          </table:table-cell>
          <table:table-cell table:style-name="ce15" table:formula="of:=MIDB([.C157];1;2)+(MIDB([.C157];4;2)/60)+(MIDB([.C157];7;2)/3600)" office:value-type="float" office:value="52.3758333333333" calcext:value-type="float">
            <text:p>52,375833333</text:p>
          </table:table-cell>
          <table:table-cell table:style-name="ce15" table:formula="of:=MIDB([.D157];2;2)+(MIDB([.D157];5;2)/60)+(MIDB([.D157];8;2)/3600)" office:value-type="float" office:value="16.62" calcext:value-type="float">
            <text:p>16,620000000</text:p>
          </table:table-cell>
          <table:table-cell table:formula="of:=COM.MICROSOFT.CONCAT([.A157];LEFT([.B157];1))" office:value-type="string" office:string-value="EPPOW" calcext:value-type="string">
            <text:p>EPPOW</text:p>
          </table:table-cell>
          <table:table-cell table:formula="of:=MID([.H157];1;4)" office:value-type="string" office:string-value="EPPO" calcext:value-type="string">
            <text:p>EPPO</text:p>
          </table:table-cell>
          <table:table-cell table:formula="of:=MID([.H15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26 10</text:p>
          </table:table-cell>
          <table:table-cell office:value-type="string" calcext:value-type="string">
            <text:p>018 04 58</text:p>
          </table:table-cell>
          <table:table-cell table:formula="of:=COM.MICROSOFT.CONCAT([.A159];LEFT([.B159];1))" office:value-type="string" office:string-value="EPPWB" calcext:value-type="string">
            <text:p>EPPWB</text:p>
          </table:table-cell>
          <table:table-cell table:style-name="ce15" table:formula="of:=MIDB([.C159];1;2)+(MIDB([.C159];4;2)/60)+(MIDB([.C159];7;2)/3600)" office:value-type="float" office:value="52.4361111111111" calcext:value-type="float">
            <text:p>52,436111111</text:p>
          </table:table-cell>
          <table:table-cell table:style-name="ce15" table:formula="of:=MIDB([.D159];2;2)+(MIDB([.D159];5;2)/60)+(MIDB([.D159];8;2)/3600)" office:value-type="float" office:value="18.0827777777778" calcext:value-type="float">
            <text:p>18,082777778</text:p>
          </table:table-cell>
          <table:table-cell table:formula="of:=COM.MICROSOFT.CONCAT([.A159];LEFT([.B159];1))" office:value-type="string" office:string-value="EPPWB" calcext:value-type="string">
            <text:p>EPPWB</text:p>
          </table:table-cell>
          <table:table-cell table:formula="of:=MID([.H159];1;4)" office:value-type="string" office:string-value="EPPW" calcext:value-type="string">
            <text:p>EPPW</text:p>
          </table:table-cell>
          <table:table-cell table:formula="of:=MID([.H15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31 44</text:p>
          </table:table-cell>
          <table:table-cell office:value-type="string" calcext:value-type="string">
            <text:p>017 45 12</text:p>
          </table:table-cell>
          <table:table-cell table:formula="of:=COM.MICROSOFT.CONCAT([.A160];LEFT([.B160];1))" office:value-type="string" office:string-value="EPPWK" calcext:value-type="string">
            <text:p>EPPWK</text:p>
          </table:table-cell>
          <table:table-cell table:style-name="ce15" table:formula="of:=MIDB([.C160];1;2)+(MIDB([.C160];4;2)/60)+(MIDB([.C160];7;2)/3600)" office:value-type="float" office:value="52.5288888888889" calcext:value-type="float">
            <text:p>52,528888889</text:p>
          </table:table-cell>
          <table:table-cell table:style-name="ce15" table:formula="of:=MIDB([.D160];2;2)+(MIDB([.D160];5;2)/60)+(MIDB([.D160];8;2)/3600)" office:value-type="float" office:value="17.7533333333333" calcext:value-type="float">
            <text:p>17,753333333</text:p>
          </table:table-cell>
          <table:table-cell table:formula="of:=COM.MICROSOFT.CONCAT([.A160];LEFT([.B160];1))" office:value-type="string" office:string-value="EPPWK" calcext:value-type="string">
            <text:p>EPPWK</text:p>
          </table:table-cell>
          <table:table-cell table:formula="of:=MID([.H160];1;4)" office:value-type="string" office:string-value="EPPW" calcext:value-type="string">
            <text:p>EPPW</text:p>
          </table:table-cell>
          <table:table-cell table:formula="of:=MID([.H16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13 44</text:p>
          </table:table-cell>
          <table:table-cell office:value-type="string" calcext:value-type="string">
            <text:p>018 03 37</text:p>
          </table:table-cell>
          <table:table-cell table:formula="of:=COM.MICROSOFT.CONCAT([.A161];LEFT([.B161];1))" office:value-type="string" office:string-value="EPPWM" calcext:value-type="string">
            <text:p>EPPWM</text:p>
          </table:table-cell>
          <table:table-cell table:style-name="ce15" table:formula="of:=MIDB([.C161];1;2)+(MIDB([.C161];4;2)/60)+(MIDB([.C161];7;2)/3600)" office:value-type="float" office:value="52.2288888888889" calcext:value-type="float">
            <text:p>52,228888889</text:p>
          </table:table-cell>
          <table:table-cell table:style-name="ce15" table:formula="of:=MIDB([.D161];2;2)+(MIDB([.D161];5;2)/60)+(MIDB([.D161];8;2)/3600)" office:value-type="float" office:value="18.0602777777778" calcext:value-type="float">
            <text:p>18,060277778</text:p>
          </table:table-cell>
          <table:table-cell table:formula="of:=COM.MICROSOFT.CONCAT([.A161];LEFT([.B161];1))" office:value-type="string" office:string-value="EPPWM" calcext:value-type="string">
            <text:p>EPPWM</text:p>
          </table:table-cell>
          <table:table-cell table:formula="of:=MID([.H161];1;4)" office:value-type="string" office:string-value="EPPW" calcext:value-type="string">
            <text:p>EPPW</text:p>
          </table:table-cell>
          <table:table-cell table:formula="of:=MID([.H16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20 24</text:p>
          </table:table-cell>
          <table:table-cell office:value-type="string" calcext:value-type="string">
            <text:p>017 33 23</text:p>
          </table:table-cell>
          <table:table-cell table:formula="of:=COM.MICROSOFT.CONCAT([.A162];LEFT([.B162];1))" office:value-type="string" office:string-value="EPPWW" calcext:value-type="string">
            <text:p>EPPWW</text:p>
          </table:table-cell>
          <table:table-cell table:style-name="ce15" table:formula="of:=MIDB([.C162];1;2)+(MIDB([.C162];4;2)/60)+(MIDB([.C162];7;2)/3600)" office:value-type="float" office:value="52.34" calcext:value-type="float">
            <text:p>52,340000000</text:p>
          </table:table-cell>
          <table:table-cell table:style-name="ce15" table:formula="of:=MIDB([.D162];2;2)+(MIDB([.D162];5;2)/60)+(MIDB([.D162];8;2)/3600)" office:value-type="float" office:value="17.5563888888889" calcext:value-type="float">
            <text:p>17,556388889</text:p>
          </table:table-cell>
          <table:table-cell table:formula="of:=COM.MICROSOFT.CONCAT([.A162];LEFT([.B162];1))" office:value-type="string" office:string-value="EPPWW" calcext:value-type="string">
            <text:p>EPPWW</text:p>
          </table:table-cell>
          <table:table-cell table:formula="of:=MID([.H162];1;4)" office:value-type="string" office:string-value="EPPW" calcext:value-type="string">
            <text:p>EPPW</text:p>
          </table:table-cell>
          <table:table-cell table:formula="of:=MID([.H16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27 28</text:p>
          </table:table-cell>
          <table:table-cell office:value-type="string" calcext:value-type="string">
            <text:p>017 53 28</text:p>
          </table:table-cell>
          <table:table-cell table:formula="of:=COM.MICROSOFT.CONCAT([.A163];LEFT([.B163];1))" office:value-type="string" office:string-value="EPPWN" calcext:value-type="string">
            <text:p>EPPWN</text:p>
          </table:table-cell>
          <table:table-cell table:style-name="ce15" table:formula="of:=MIDB([.C163];1;2)+(MIDB([.C163];4;2)/60)+(MIDB([.C163];7;2)/3600)" office:value-type="float" office:value="52.4577777777778" calcext:value-type="float">
            <text:p>52,457777778</text:p>
          </table:table-cell>
          <table:table-cell table:style-name="ce15" table:formula="of:=MIDB([.D163];2;2)+(MIDB([.D163];5;2)/60)+(MIDB([.D163];8;2)/3600)" office:value-type="float" office:value="17.8911111111111" calcext:value-type="float">
            <text:p>17,891111111</text:p>
          </table:table-cell>
          <table:table-cell table:formula="of:=COM.MICROSOFT.CONCAT([.A163];LEFT([.B163];1))" office:value-type="string" office:string-value="EPPWN" calcext:value-type="string">
            <text:p>EPPWN</text:p>
          </table:table-cell>
          <table:table-cell table:formula="of:=MID([.H163];1;4)" office:value-type="string" office:string-value="EPPW" calcext:value-type="string">
            <text:p>EPPW</text:p>
          </table:table-cell>
          <table:table-cell table:formula="of:=MID([.H16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2 24 45</text:p>
          </table:table-cell>
          <table:table-cell office:value-type="string" calcext:value-type="string">
            <text:p>017 52 03</text:p>
          </table:table-cell>
          <table:table-cell table:formula="of:=COM.MICROSOFT.CONCAT([.A164];LEFT([.B164];1))" office:value-type="string" office:string-value="EPPWL" calcext:value-type="string">
            <text:p>EPPWL</text:p>
          </table:table-cell>
          <table:table-cell table:style-name="ce15" table:formula="of:=MIDB([.C164];1;2)+(MIDB([.C164];4;2)/60)+(MIDB([.C164];7;2)/3600)" office:value-type="float" office:value="52.4125" calcext:value-type="float">
            <text:p>52,412500000</text:p>
          </table:table-cell>
          <table:table-cell table:style-name="ce15" table:formula="of:=MIDB([.D164];2;2)+(MIDB([.D164];5;2)/60)+(MIDB([.D164];8;2)/3600)" office:value-type="float" office:value="17.8675" calcext:value-type="float">
            <text:p>17,867500000</text:p>
          </table:table-cell>
          <table:table-cell table:formula="of:=COM.MICROSOFT.CONCAT([.A164];LEFT([.B164];1))" office:value-type="string" office:string-value="EPPWL" calcext:value-type="string">
            <text:p>EPPWL</text:p>
          </table:table-cell>
          <table:table-cell table:formula="of:=MID([.H164];1;4)" office:value-type="string" office:string-value="EPPW" calcext:value-type="string">
            <text:p>EPPW</text:p>
          </table:table-cell>
          <table:table-cell table:formula="of:=MID([.H16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18 39</text:p>
          </table:table-cell>
          <table:table-cell office:value-type="string" calcext:value-type="string">
            <text:p>017 49 00</text:p>
          </table:table-cell>
          <table:table-cell table:formula="of:=COM.MICROSOFT.CONCAT([.A165];LEFT([.B165];1))" office:value-type="string" office:string-value="EPPWS" calcext:value-type="string">
            <text:p>EPPWS</text:p>
          </table:table-cell>
          <table:table-cell table:style-name="ce15" table:formula="of:=MIDB([.C165];1;2)+(MIDB([.C165];4;2)/60)+(MIDB([.C165];7;2)/3600)" office:value-type="float" office:value="52.3108333333333" calcext:value-type="float">
            <text:p>52,310833333</text:p>
          </table:table-cell>
          <table:table-cell table:style-name="ce15" table:formula="of:=MIDB([.D165];2;2)+(MIDB([.D165];5;2)/60)+(MIDB([.D165];8;2)/3600)" office:value-type="float" office:value="17.8166666666667" calcext:value-type="float">
            <text:p>17,816666667</text:p>
          </table:table-cell>
          <table:table-cell table:formula="of:=COM.MICROSOFT.CONCAT([.A165];LEFT([.B165];1))" office:value-type="string" office:string-value="EPPWS" calcext:value-type="string">
            <text:p>EPPWS</text:p>
          </table:table-cell>
          <table:table-cell table:formula="of:=MID([.H165];1;4)" office:value-type="string" office:string-value="EPPW" calcext:value-type="string">
            <text:p>EPPW</text:p>
          </table:table-cell>
          <table:table-cell table:formula="of:=MID([.H16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W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20 51</text:p>
          </table:table-cell>
          <table:table-cell office:value-type="string" calcext:value-type="string">
            <text:p>017 50 08</text:p>
          </table:table-cell>
          <table:table-cell table:formula="of:=COM.MICROSOFT.CONCAT([.A166];LEFT([.B166];1))" office:value-type="string" office:string-value="EPPWO" calcext:value-type="string">
            <text:p>EPPWO</text:p>
          </table:table-cell>
          <table:table-cell table:style-name="ce15" table:formula="of:=MIDB([.C166];1;2)+(MIDB([.C166];4;2)/60)+(MIDB([.C166];7;2)/3600)" office:value-type="float" office:value="52.3475" calcext:value-type="float">
            <text:p>52,347500000</text:p>
          </table:table-cell>
          <table:table-cell table:style-name="ce15" table:formula="of:=MIDB([.D166];2;2)+(MIDB([.D166];5;2)/60)+(MIDB([.D166];8;2)/3600)" office:value-type="float" office:value="17.8355555555556" calcext:value-type="float">
            <text:p>17,835555556</text:p>
          </table:table-cell>
          <table:table-cell table:formula="of:=COM.MICROSOFT.CONCAT([.A166];LEFT([.B166];1))" office:value-type="string" office:string-value="EPPWO" calcext:value-type="string">
            <text:p>EPPWO</text:p>
          </table:table-cell>
          <table:table-cell table:formula="of:=MID([.H166];1;4)" office:value-type="string" office:string-value="EPPW" calcext:value-type="string">
            <text:p>EPPW</text:p>
          </table:table-cell>
          <table:table-cell table:formula="of:=MID([.H166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1 32 15</text:p>
          </table:table-cell>
          <table:table-cell office:value-type="string" calcext:value-type="string">
            <text:p>021 23 56</text:p>
          </table:table-cell>
          <table:table-cell table:formula="of:=COM.MICROSOFT.CONCAT([.A168];LEFT([.B168];1))" office:value-type="string" office:string-value="EPRAP" calcext:value-type="string">
            <text:p>EPRAP</text:p>
          </table:table-cell>
          <table:table-cell table:style-name="ce15" table:formula="of:=MIDB([.C168];1;2)+(MIDB([.C168];4;2)/60)+(MIDB([.C168];7;2)/3600)" office:value-type="float" office:value="51.5375" calcext:value-type="float">
            <text:p>51,537500000</text:p>
          </table:table-cell>
          <table:table-cell table:style-name="ce15" table:formula="of:=MIDB([.D168];2;2)+(MIDB([.D168];5;2)/60)+(MIDB([.D168];8;2)/3600)" office:value-type="float" office:value="21.3988888888889" calcext:value-type="float">
            <text:p>21,398888889</text:p>
          </table:table-cell>
          <table:table-cell table:formula="of:=COM.MICROSOFT.CONCAT([.A168];LEFT([.B168];1))" office:value-type="string" office:string-value="EPRAP" calcext:value-type="string">
            <text:p>EPRAP</text:p>
          </table:table-cell>
          <table:table-cell table:formula="of:=MID([.H168];1;4)" office:value-type="string" office:string-value="EPRA" calcext:value-type="string">
            <text:p>EPRA</text:p>
          </table:table-cell>
          <table:table-cell table:formula="of:=MID([.H16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26 35</text:p>
          </table:table-cell>
          <table:table-cell office:value-type="string" calcext:value-type="string">
            <text:p>021 12 00</text:p>
          </table:table-cell>
          <table:table-cell table:formula="of:=COM.MICROSOFT.CONCAT([.A169];LEFT([.B169];1))" office:value-type="string" office:string-value="EPRAN" calcext:value-type="string">
            <text:p>EPRAN</text:p>
          </table:table-cell>
          <table:table-cell table:style-name="ce15" table:formula="of:=MIDB([.C169];1;2)+(MIDB([.C169];4;2)/60)+(MIDB([.C169];7;2)/3600)" office:value-type="float" office:value="51.4430555555556" calcext:value-type="float">
            <text:p>51,443055556</text:p>
          </table:table-cell>
          <table:table-cell table:style-name="ce15" table:formula="of:=MIDB([.D169];2;2)+(MIDB([.D169];5;2)/60)+(MIDB([.D169];8;2)/3600)" office:value-type="float" office:value="21.2" calcext:value-type="float">
            <text:p>21,200000000</text:p>
          </table:table-cell>
          <table:table-cell table:formula="of:=COM.MICROSOFT.CONCAT([.A169];LEFT([.B169];1))" office:value-type="string" office:string-value="EPRAN" calcext:value-type="string">
            <text:p>EPRAN</text:p>
          </table:table-cell>
          <table:table-cell table:formula="of:=MID([.H169];1;4)" office:value-type="string" office:string-value="EPRA" calcext:value-type="string">
            <text:p>EPRA</text:p>
          </table:table-cell>
          <table:table-cell table:formula="of:=MID([.H16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24 12</text:p>
          </table:table-cell>
          <table:table-cell office:value-type="string" calcext:value-type="string">
            <text:p>021 05 20</text:p>
          </table:table-cell>
          <table:table-cell table:formula="of:=COM.MICROSOFT.CONCAT([.A170];LEFT([.B170];1))" office:value-type="string" office:string-value="EPRAR" calcext:value-type="string">
            <text:p>EPRAR</text:p>
          </table:table-cell>
          <table:table-cell table:style-name="ce15" table:formula="of:=MIDB([.C170];1;2)+(MIDB([.C170];4;2)/60)+(MIDB([.C170];7;2)/3600)" office:value-type="float" office:value="51.4033333333333" calcext:value-type="float">
            <text:p>51,403333333</text:p>
          </table:table-cell>
          <table:table-cell table:style-name="ce15" table:formula="of:=MIDB([.D170];2;2)+(MIDB([.D170];5;2)/60)+(MIDB([.D170];8;2)/3600)" office:value-type="float" office:value="21.0888888888889" calcext:value-type="float">
            <text:p>21,088888889</text:p>
          </table:table-cell>
          <table:table-cell table:formula="of:=COM.MICROSOFT.CONCAT([.A170];LEFT([.B170];1))" office:value-type="string" office:string-value="EPRAR" calcext:value-type="string">
            <text:p>EPRAR</text:p>
          </table:table-cell>
          <table:table-cell table:formula="of:=MID([.H170];1;4)" office:value-type="string" office:string-value="EPRA" calcext:value-type="string">
            <text:p>EPRA</text:p>
          </table:table-cell>
          <table:table-cell table:formula="of:=MID([.H17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15 03</text:p>
          </table:table-cell>
          <table:table-cell office:value-type="string" calcext:value-type="string">
            <text:p>021 04 45</text:p>
          </table:table-cell>
          <table:table-cell table:formula="of:=COM.MICROSOFT.CONCAT([.A171];LEFT([.B171];1))" office:value-type="string" office:string-value="EPRAW" calcext:value-type="string">
            <text:p>EPRAW</text:p>
          </table:table-cell>
          <table:table-cell table:style-name="ce15" table:formula="of:=MIDB([.C171];1;2)+(MIDB([.C171];4;2)/60)+(MIDB([.C171];7;2)/3600)" office:value-type="float" office:value="51.2508333333333" calcext:value-type="float">
            <text:p>51,250833333</text:p>
          </table:table-cell>
          <table:table-cell table:style-name="ce15" table:formula="of:=MIDB([.D171];2;2)+(MIDB([.D171];5;2)/60)+(MIDB([.D171];8;2)/3600)" office:value-type="float" office:value="21.0791666666667" calcext:value-type="float">
            <text:p>21,079166667</text:p>
          </table:table-cell>
          <table:table-cell table:formula="of:=COM.MICROSOFT.CONCAT([.A171];LEFT([.B171];1))" office:value-type="string" office:string-value="EPRAW" calcext:value-type="string">
            <text:p>EPRAW</text:p>
          </table:table-cell>
          <table:table-cell table:formula="of:=MID([.H171];1;4)" office:value-type="string" office:string-value="EPRA" calcext:value-type="string">
            <text:p>EPRA</text:p>
          </table:table-cell>
          <table:table-cell table:formula="of:=MID([.H17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14 50</text:p>
          </table:table-cell>
          <table:table-cell office:value-type="string" calcext:value-type="string">
            <text:p>021 14 20</text:p>
          </table:table-cell>
          <table:table-cell table:formula="of:=COM.MICROSOFT.CONCAT([.A172];LEFT([.B172];1))" office:value-type="string" office:string-value="EPRAB" calcext:value-type="string">
            <text:p>EPRAB</text:p>
          </table:table-cell>
          <table:table-cell table:style-name="ce15" table:formula="of:=MIDB([.C172];1;2)+(MIDB([.C172];4;2)/60)+(MIDB([.C172];7;2)/3600)" office:value-type="float" office:value="51.2472222222222" calcext:value-type="float">
            <text:p>51,247222222</text:p>
          </table:table-cell>
          <table:table-cell table:style-name="ce15" table:formula="of:=MIDB([.D172];2;2)+(MIDB([.D172];5;2)/60)+(MIDB([.D172];8;2)/3600)" office:value-type="float" office:value="21.2388888888889" calcext:value-type="float">
            <text:p>21,238888889</text:p>
          </table:table-cell>
          <table:table-cell table:formula="of:=COM.MICROSOFT.CONCAT([.A172];LEFT([.B172];1))" office:value-type="string" office:string-value="EPRAB" calcext:value-type="string">
            <text:p>EPRAB</text:p>
          </table:table-cell>
          <table:table-cell table:formula="of:=MID([.H172];1;4)" office:value-type="string" office:string-value="EPRA" calcext:value-type="string">
            <text:p>EPRA</text:p>
          </table:table-cell>
          <table:table-cell table:formula="of:=MID([.H17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18 38</text:p>
          </table:table-cell>
          <table:table-cell office:value-type="string" calcext:value-type="string">
            <text:p>021 15 10</text:p>
          </table:table-cell>
          <table:table-cell table:formula="of:=COM.MICROSOFT.CONCAT([.A173];LEFT([.B173];1))" office:value-type="string" office:string-value="EPRAS" calcext:value-type="string">
            <text:p>EPRAS</text:p>
          </table:table-cell>
          <table:table-cell table:style-name="ce15" table:formula="of:=MIDB([.C173];1;2)+(MIDB([.C173];4;2)/60)+(MIDB([.C173];7;2)/3600)" office:value-type="float" office:value="51.3105555555556" calcext:value-type="float">
            <text:p>51,310555556</text:p>
          </table:table-cell>
          <table:table-cell table:style-name="ce15" table:formula="of:=MIDB([.D173];2;2)+(MIDB([.D173];5;2)/60)+(MIDB([.D173];8;2)/3600)" office:value-type="float" office:value="21.2527777777778" calcext:value-type="float">
            <text:p>21,252777778</text:p>
          </table:table-cell>
          <table:table-cell table:formula="of:=COM.MICROSOFT.CONCAT([.A173];LEFT([.B173];1))" office:value-type="string" office:string-value="EPRAS" calcext:value-type="string">
            <text:p>EPRAS</text:p>
          </table:table-cell>
          <table:table-cell table:formula="of:=MID([.H173];1;4)" office:value-type="string" office:string-value="EPRA" calcext:value-type="string">
            <text:p>EPRA</text:p>
          </table:table-cell>
          <table:table-cell table:formula="of:=MID([.H17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16 23</text:p>
          </table:table-cell>
          <table:table-cell office:value-type="string" calcext:value-type="string">
            <text:p>021 27 37</text:p>
          </table:table-cell>
          <table:table-cell table:formula="of:=COM.MICROSOFT.CONCAT([.A174];LEFT([.B174];1))" office:value-type="string" office:string-value="EPRAK" calcext:value-type="string">
            <text:p>EPRAK</text:p>
          </table:table-cell>
          <table:table-cell table:style-name="ce15" table:formula="of:=MIDB([.C174];1;2)+(MIDB([.C174];4;2)/60)+(MIDB([.C174];7;2)/3600)" office:value-type="float" office:value="51.2730555555556" calcext:value-type="float">
            <text:p>51,273055556</text:p>
          </table:table-cell>
          <table:table-cell table:style-name="ce15" table:formula="of:=MIDB([.D174];2;2)+(MIDB([.D174];5;2)/60)+(MIDB([.D174];8;2)/3600)" office:value-type="float" office:value="21.4602777777778" calcext:value-type="float">
            <text:p>21,460277778</text:p>
          </table:table-cell>
          <table:table-cell table:formula="of:=COM.MICROSOFT.CONCAT([.A174];LEFT([.B174];1))" office:value-type="string" office:string-value="EPRAK" calcext:value-type="string">
            <text:p>EPRAK</text:p>
          </table:table-cell>
          <table:table-cell table:formula="of:=MID([.H174];1;4)" office:value-type="string" office:string-value="EPRA" calcext:value-type="string">
            <text:p>EPRA</text:p>
          </table:table-cell>
          <table:table-cell table:formula="of:=MID([.H17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A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21 58</text:p>
          </table:table-cell>
          <table:table-cell office:value-type="string" calcext:value-type="string">
            <text:p>021 29 25</text:p>
          </table:table-cell>
          <table:table-cell table:formula="of:=COM.MICROSOFT.CONCAT([.A175];LEFT([.B175];1))" office:value-type="string" office:string-value="EPRAM" calcext:value-type="string">
            <text:p>EPRAM</text:p>
          </table:table-cell>
          <table:table-cell table:style-name="ce15" table:formula="of:=MIDB([.C175];1;2)+(MIDB([.C175];4;2)/60)+(MIDB([.C175];7;2)/3600)" office:value-type="float" office:value="51.3661111111111" calcext:value-type="float">
            <text:p>51,366111111</text:p>
          </table:table-cell>
          <table:table-cell table:style-name="ce15" table:formula="of:=MIDB([.D175];2;2)+(MIDB([.D175];5;2)/60)+(MIDB([.D175];8;2)/3600)" office:value-type="float" office:value="21.4902777777778" calcext:value-type="float">
            <text:p>21,490277778</text:p>
          </table:table-cell>
          <table:table-cell table:formula="of:=COM.MICROSOFT.CONCAT([.A175];LEFT([.B175];1))" office:value-type="string" office:string-value="EPRAM" calcext:value-type="string">
            <text:p>EPRAM</text:p>
          </table:table-cell>
          <table:table-cell table:formula="of:=MID([.H175];1;4)" office:value-type="string" office:string-value="EPRA" calcext:value-type="string">
            <text:p>EPRA</text:p>
          </table:table-cell>
          <table:table-cell table:formula="of:=MID([.H175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49 59 02</text:p>
          </table:table-cell>
          <table:table-cell office:value-type="string" calcext:value-type="string">
            <text:p>021 56 40</text:p>
          </table:table-cell>
          <table:table-cell table:formula="of:=COM.MICROSOFT.CONCAT([.A177];LEFT([.B177];1))" office:value-type="string" office:string-value="EPRZB" calcext:value-type="string">
            <text:p>EPRZB</text:p>
          </table:table-cell>
          <table:table-cell table:style-name="ce15" table:formula="of:=MIDB([.C177];1;2)+(MIDB([.C177];4;2)/60)+(MIDB([.C177];7;2)/3600)" office:value-type="float" office:value="49.9838888888889" calcext:value-type="float">
            <text:p>49,983888889</text:p>
          </table:table-cell>
          <table:table-cell table:style-name="ce15" table:formula="of:=MIDB([.D177];2;2)+(MIDB([.D177];5;2)/60)+(MIDB([.D177];8;2)/3600)" office:value-type="float" office:value="21.9444444444444" calcext:value-type="float">
            <text:p>21,944444444</text:p>
          </table:table-cell>
          <table:table-cell table:formula="of:=COM.MICROSOFT.CONCAT([.A177];LEFT([.B177];1))" office:value-type="string" office:string-value="EPRZB" calcext:value-type="string">
            <text:p>EPRZB</text:p>
          </table:table-cell>
          <table:table-cell table:formula="of:=MID([.H177];1;4)" office:value-type="string" office:string-value="EPRZ" calcext:value-type="string">
            <text:p>EPRZ</text:p>
          </table:table-cell>
          <table:table-cell table:formula="of:=MID([.H17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49 59 02</text:p>
          </table:table-cell>
          <table:table-cell office:value-type="string" calcext:value-type="string">
            <text:p>022 24 05</text:p>
          </table:table-cell>
          <table:table-cell table:formula="of:=COM.MICROSOFT.CONCAT([.A178];LEFT([.B178];1))" office:value-type="string" office:string-value="EPRZG" calcext:value-type="string">
            <text:p>EPRZG</text:p>
          </table:table-cell>
          <table:table-cell table:style-name="ce15" table:formula="of:=MIDB([.C178];1;2)+(MIDB([.C178];4;2)/60)+(MIDB([.C178];7;2)/3600)" office:value-type="float" office:value="49.9838888888889" calcext:value-type="float">
            <text:p>49,983888889</text:p>
          </table:table-cell>
          <table:table-cell table:style-name="ce15" table:formula="of:=MIDB([.D178];2;2)+(MIDB([.D178];5;2)/60)+(MIDB([.D178];8;2)/3600)" office:value-type="float" office:value="22.4013888888889" calcext:value-type="float">
            <text:p>22,401388889</text:p>
          </table:table-cell>
          <table:table-cell table:formula="of:=COM.MICROSOFT.CONCAT([.A178];LEFT([.B178];1))" office:value-type="string" office:string-value="EPRZG" calcext:value-type="string">
            <text:p>EPRZG</text:p>
          </table:table-cell>
          <table:table-cell table:formula="of:=MID([.H178];1;4)" office:value-type="string" office:string-value="EPRZ" calcext:value-type="string">
            <text:p>EPRZ</text:p>
          </table:table-cell>
          <table:table-cell table:formula="of:=MID([.H17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0 01 10</text:p>
          </table:table-cell>
          <table:table-cell office:value-type="string" calcext:value-type="string">
            <text:p>022 15 34</text:p>
          </table:table-cell>
          <table:table-cell table:formula="of:=COM.MICROSOFT.CONCAT([.A179];LEFT([.B179];1))" office:value-type="string" office:string-value="EPRZH" calcext:value-type="string">
            <text:p>EPRZH</text:p>
          </table:table-cell>
          <table:table-cell table:style-name="ce15" table:formula="of:=MIDB([.C179];1;2)+(MIDB([.C179];4;2)/60)+(MIDB([.C179];7;2)/3600)" office:value-type="float" office:value="50.0194444444445" calcext:value-type="float">
            <text:p>50,019444444</text:p>
          </table:table-cell>
          <table:table-cell table:style-name="ce15" table:formula="of:=MIDB([.D179];2;2)+(MIDB([.D179];5;2)/60)+(MIDB([.D179];8;2)/3600)" office:value-type="float" office:value="22.2594444444444" calcext:value-type="float">
            <text:p>22,259444444</text:p>
          </table:table-cell>
          <table:table-cell table:formula="of:=COM.MICROSOFT.CONCAT([.A179];LEFT([.B179];1))" office:value-type="string" office:string-value="EPRZH" calcext:value-type="string">
            <text:p>EPRZH</text:p>
          </table:table-cell>
          <table:table-cell table:formula="of:=MID([.H179];1;4)" office:value-type="string" office:string-value="EPRZ" calcext:value-type="string">
            <text:p>EPRZ</text:p>
          </table:table-cell>
          <table:table-cell table:formula="of:=MID([.H17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0 14 46</text:p>
          </table:table-cell>
          <table:table-cell office:value-type="string" calcext:value-type="string">
            <text:p>021 47 12</text:p>
          </table:table-cell>
          <table:table-cell table:formula="of:=COM.MICROSOFT.CONCAT([.A180];LEFT([.B180];1))" office:value-type="string" office:string-value="EPRZK" calcext:value-type="string">
            <text:p>EPRZK</text:p>
          </table:table-cell>
          <table:table-cell table:style-name="ce15" table:formula="of:=MIDB([.C180];1;2)+(MIDB([.C180];4;2)/60)+(MIDB([.C180];7;2)/3600)" office:value-type="float" office:value="50.2461111111111" calcext:value-type="float">
            <text:p>50,246111111</text:p>
          </table:table-cell>
          <table:table-cell table:style-name="ce15" table:formula="of:=MIDB([.D180];2;2)+(MIDB([.D180];5;2)/60)+(MIDB([.D180];8;2)/3600)" office:value-type="float" office:value="21.7866666666667" calcext:value-type="float">
            <text:p>21,786666667</text:p>
          </table:table-cell>
          <table:table-cell table:formula="of:=COM.MICROSOFT.CONCAT([.A180];LEFT([.B180];1))" office:value-type="string" office:string-value="EPRZK" calcext:value-type="string">
            <text:p>EPRZK</text:p>
          </table:table-cell>
          <table:table-cell table:formula="of:=MID([.H180];1;4)" office:value-type="string" office:string-value="EPRZ" calcext:value-type="string">
            <text:p>EPRZ</text:p>
          </table:table-cell>
          <table:table-cell table:formula="of:=MID([.H18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0 14 57</text:p>
          </table:table-cell>
          <table:table-cell office:value-type="string" calcext:value-type="string">
            <text:p>022 07 19</text:p>
          </table:table-cell>
          <table:table-cell table:formula="of:=COM.MICROSOFT.CONCAT([.A181];LEFT([.B181];1))" office:value-type="string" office:string-value="EPRZM" calcext:value-type="string">
            <text:p>EPRZM</text:p>
          </table:table-cell>
          <table:table-cell table:style-name="ce15" table:formula="of:=MIDB([.C181];1;2)+(MIDB([.C181];4;2)/60)+(MIDB([.C181];7;2)/3600)" office:value-type="float" office:value="50.2491666666667" calcext:value-type="float">
            <text:p>50,249166667</text:p>
          </table:table-cell>
          <table:table-cell table:style-name="ce15" table:formula="of:=MIDB([.D181];2;2)+(MIDB([.D181];5;2)/60)+(MIDB([.D181];8;2)/3600)" office:value-type="float" office:value="22.1219444444444" calcext:value-type="float">
            <text:p>22,121944444</text:p>
          </table:table-cell>
          <table:table-cell table:formula="of:=COM.MICROSOFT.CONCAT([.A181];LEFT([.B181];1))" office:value-type="string" office:string-value="EPRZM" calcext:value-type="string">
            <text:p>EPRZM</text:p>
          </table:table-cell>
          <table:table-cell table:formula="of:=MID([.H181];1;4)" office:value-type="string" office:string-value="EPRZ" calcext:value-type="string">
            <text:p>EPRZ</text:p>
          </table:table-cell>
          <table:table-cell table:formula="of:=MID([.H18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10 00</text:p>
          </table:table-cell>
          <table:table-cell office:value-type="string" calcext:value-type="string">
            <text:p>022 02 00</text:p>
          </table:table-cell>
          <table:table-cell table:formula="of:=COM.MICROSOFT.CONCAT([.A182];LEFT([.B182];1))" office:value-type="string" office:string-value="EPRZN" calcext:value-type="string">
            <text:p>EPRZN</text:p>
          </table:table-cell>
          <table:table-cell table:style-name="ce15" table:formula="of:=MIDB([.C182];1;2)+(MIDB([.C182];4;2)/60)+(MIDB([.C182];7;2)/3600)" office:value-type="float" office:value="50.1666666666667" calcext:value-type="float">
            <text:p>50,166666667</text:p>
          </table:table-cell>
          <table:table-cell table:style-name="ce15" table:formula="of:=MIDB([.D182];2;2)+(MIDB([.D182];5;2)/60)+(MIDB([.D182];8;2)/3600)" office:value-type="float" office:value="22.0333333333333" calcext:value-type="float">
            <text:p>22,033333333</text:p>
          </table:table-cell>
          <table:table-cell table:formula="of:=COM.MICROSOFT.CONCAT([.A182];LEFT([.B182];1))" office:value-type="string" office:string-value="EPRZN" calcext:value-type="string">
            <text:p>EPRZN</text:p>
          </table:table-cell>
          <table:table-cell table:formula="of:=MID([.H182];1;4)" office:value-type="string" office:string-value="EPRZ" calcext:value-type="string">
            <text:p>EPRZ</text:p>
          </table:table-cell>
          <table:table-cell table:formula="of:=MID([.H18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50 02 21</text:p>
          </table:table-cell>
          <table:table-cell office:value-type="string" calcext:value-type="string">
            <text:p>022 04 09</text:p>
          </table:table-cell>
          <table:table-cell table:formula="of:=COM.MICROSOFT.CONCAT([.A183];LEFT([.B183];1))" office:value-type="string" office:string-value="EPRZQ" calcext:value-type="string">
            <text:p>EPRZQ</text:p>
          </table:table-cell>
          <table:table-cell table:style-name="ce15" table:formula="of:=MIDB([.C183];1;2)+(MIDB([.C183];4;2)/60)+(MIDB([.C183];7;2)/3600)" office:value-type="float" office:value="50.0391666666667" calcext:value-type="float">
            <text:p>50,039166667</text:p>
          </table:table-cell>
          <table:table-cell table:style-name="ce15" table:formula="of:=MIDB([.D183];2;2)+(MIDB([.D183];5;2)/60)+(MIDB([.D183];8;2)/3600)" office:value-type="float" office:value="22.0691666666667" calcext:value-type="float">
            <text:p>22,069166667</text:p>
          </table:table-cell>
          <table:table-cell table:formula="of:=COM.MICROSOFT.CONCAT([.A183];LEFT([.B183];1))" office:value-type="string" office:string-value="EPRZQ" calcext:value-type="string">
            <text:p>EPRZQ</text:p>
          </table:table-cell>
          <table:table-cell table:formula="of:=MID([.H183];1;4)" office:value-type="string" office:string-value="EPRZ" calcext:value-type="string">
            <text:p>EPRZ</text:p>
          </table:table-cell>
          <table:table-cell table:formula="of:=MID([.H18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49 58 22</text:p>
          </table:table-cell>
          <table:table-cell office:value-type="string" calcext:value-type="string">
            <text:p>022 02 02</text:p>
          </table:table-cell>
          <table:table-cell table:formula="of:=COM.MICROSOFT.CONCAT([.A184];LEFT([.B184];1))" office:value-type="string" office:string-value="EPRZT" calcext:value-type="string">
            <text:p>EPRZT</text:p>
          </table:table-cell>
          <table:table-cell table:style-name="ce15" table:formula="of:=MIDB([.C184];1;2)+(MIDB([.C184];4;2)/60)+(MIDB([.C184];7;2)/3600)" office:value-type="float" office:value="49.9727777777778" calcext:value-type="float">
            <text:p>49,972777778</text:p>
          </table:table-cell>
          <table:table-cell table:style-name="ce15" table:formula="of:=MIDB([.D184];2;2)+(MIDB([.D184];5;2)/60)+(MIDB([.D184];8;2)/3600)" office:value-type="float" office:value="22.0338888888889" calcext:value-type="float">
            <text:p>22,033888889</text:p>
          </table:table-cell>
          <table:table-cell table:formula="of:=COM.MICROSOFT.CONCAT([.A184];LEFT([.B184];1))" office:value-type="string" office:string-value="EPRZT" calcext:value-type="string">
            <text:p>EPRZT</text:p>
          </table:table-cell>
          <table:table-cell table:formula="of:=MID([.H184];1;4)" office:value-type="string" office:string-value="EPRZ" calcext:value-type="string">
            <text:p>EPRZ</text:p>
          </table:table-cell>
          <table:table-cell table:formula="of:=MID([.H18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03 52</text:p>
          </table:table-cell>
          <table:table-cell office:value-type="string" calcext:value-type="string">
            <text:p>021 43 52</text:p>
          </table:table-cell>
          <table:table-cell table:formula="of:=COM.MICROSOFT.CONCAT([.A185];LEFT([.B185];1))" office:value-type="string" office:string-value="EPRZW" calcext:value-type="string">
            <text:p>EPRZW</text:p>
          </table:table-cell>
          <table:table-cell table:style-name="ce15" table:formula="of:=MIDB([.C185];1;2)+(MIDB([.C185];4;2)/60)+(MIDB([.C185];7;2)/3600)" office:value-type="float" office:value="50.0644444444444" calcext:value-type="float">
            <text:p>50,064444444</text:p>
          </table:table-cell>
          <table:table-cell table:style-name="ce15" table:formula="of:=MIDB([.D185];2;2)+(MIDB([.D185];5;2)/60)+(MIDB([.D185];8;2)/3600)" office:value-type="float" office:value="21.7311111111111" calcext:value-type="float">
            <text:p>21,731111111</text:p>
          </table:table-cell>
          <table:table-cell table:formula="of:=COM.MICROSOFT.CONCAT([.A185];LEFT([.B185];1))" office:value-type="string" office:string-value="EPRZW" calcext:value-type="string">
            <text:p>EPRZW</text:p>
          </table:table-cell>
          <table:table-cell table:formula="of:=MID([.H185];1;4)" office:value-type="string" office:string-value="EPRZ" calcext:value-type="string">
            <text:p>EPRZ</text:p>
          </table:table-cell>
          <table:table-cell table:formula="of:=MID([.H18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RZ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0 03 57</text:p>
          </table:table-cell>
          <table:table-cell office:value-type="string" calcext:value-type="string">
            <text:p>021 55 38</text:p>
          </table:table-cell>
          <table:table-cell table:formula="of:=COM.MICROSOFT.CONCAT([.A186];LEFT([.B186];1))" office:value-type="string" office:string-value="EPRZY" calcext:value-type="string">
            <text:p>EPRZY</text:p>
          </table:table-cell>
          <table:table-cell table:style-name="ce15" table:formula="of:=MIDB([.C186];1;2)+(MIDB([.C186];4;2)/60)+(MIDB([.C186];7;2)/3600)" office:value-type="float" office:value="50.0658333333333" calcext:value-type="float">
            <text:p>50,065833333</text:p>
          </table:table-cell>
          <table:table-cell table:style-name="ce15" table:formula="of:=MIDB([.D186];2;2)+(MIDB([.D186];5;2)/60)+(MIDB([.D186];8;2)/3600)" office:value-type="float" office:value="21.9272222222222" calcext:value-type="float">
            <text:p>21,927222222</text:p>
          </table:table-cell>
          <table:table-cell table:formula="of:=COM.MICROSOFT.CONCAT([.A186];LEFT([.B186];1))" office:value-type="string" office:string-value="EPRZY" calcext:value-type="string">
            <text:p>EPRZY</text:p>
          </table:table-cell>
          <table:table-cell table:formula="of:=MID([.H186];1;4)" office:value-type="string" office:string-value="EPRZ" calcext:value-type="string">
            <text:p>EPRZ</text:p>
          </table:table-cell>
          <table:table-cell table:formula="of:=MID([.H186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36 06</text:p>
          </table:table-cell>
          <table:table-cell office:value-type="string" calcext:value-type="string">
            <text:p>014 57 51</text:p>
          </table:table-cell>
          <table:table-cell table:formula="of:=COM.MICROSOFT.CONCAT([.A188];LEFT([.B188];1))" office:value-type="string" office:string-value="EPSCN" calcext:value-type="string">
            <text:p>EPSCN</text:p>
          </table:table-cell>
          <table:table-cell table:style-name="ce15" table:formula="of:=MIDB([.C188];1;2)+(MIDB([.C188];4;2)/60)+(MIDB([.C188];7;2)/3600)" office:value-type="float" office:value="53.6016666666667" calcext:value-type="float">
            <text:p>53,601666667</text:p>
          </table:table-cell>
          <table:table-cell table:style-name="ce15" table:formula="of:=MIDB([.D188];2;2)+(MIDB([.D188];5;2)/60)+(MIDB([.D188];8;2)/3600)" office:value-type="float" office:value="14.9641666666667" calcext:value-type="float">
            <text:p>14,964166667</text:p>
          </table:table-cell>
          <table:table-cell table:formula="of:=COM.MICROSOFT.CONCAT([.A188];LEFT([.B188];1))" office:value-type="string" office:string-value="EPSCN" calcext:value-type="string">
            <text:p>EPSCN</text:p>
          </table:table-cell>
          <table:table-cell table:formula="of:=MID([.H188];1;4)" office:value-type="string" office:string-value="EPSC" calcext:value-type="string">
            <text:p>EPSC</text:p>
          </table:table-cell>
          <table:table-cell table:formula="of:=MID([.H18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34 04</text:p>
          </table:table-cell>
          <table:table-cell office:value-type="string" calcext:value-type="string">
            <text:p>014 50 49</text:p>
          </table:table-cell>
          <table:table-cell table:formula="of:=COM.MICROSOFT.CONCAT([.A189];LEFT([.B189];1))" office:value-type="string" office:string-value="EPSCS" calcext:value-type="string">
            <text:p>EPSCS</text:p>
          </table:table-cell>
          <table:table-cell table:style-name="ce15" table:formula="of:=MIDB([.C189];1;2)+(MIDB([.C189];4;2)/60)+(MIDB([.C189];7;2)/3600)" office:value-type="float" office:value="53.5677777777778" calcext:value-type="float">
            <text:p>53,567777778</text:p>
          </table:table-cell>
          <table:table-cell table:style-name="ce15" table:formula="of:=MIDB([.D189];2;2)+(MIDB([.D189];5;2)/60)+(MIDB([.D189];8;2)/3600)" office:value-type="float" office:value="14.8469444444444" calcext:value-type="float">
            <text:p>14,846944444</text:p>
          </table:table-cell>
          <table:table-cell table:formula="of:=COM.MICROSOFT.CONCAT([.A189];LEFT([.B189];1))" office:value-type="string" office:string-value="EPSCS" calcext:value-type="string">
            <text:p>EPSCS</text:p>
          </table:table-cell>
          <table:table-cell table:formula="of:=MID([.H189];1;4)" office:value-type="string" office:string-value="EPSC" calcext:value-type="string">
            <text:p>EPSC</text:p>
          </table:table-cell>
          <table:table-cell table:formula="of:=MID([.H18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3 39 04</text:p>
          </table:table-cell>
          <table:table-cell office:value-type="string" calcext:value-type="string">
            <text:p>015 04 01</text:p>
          </table:table-cell>
          <table:table-cell table:formula="of:=COM.MICROSOFT.CONCAT([.A190];LEFT([.B190];1))" office:value-type="string" office:string-value="EPSCR" calcext:value-type="string">
            <text:p>EPSCR</text:p>
          </table:table-cell>
          <table:table-cell table:style-name="ce15" table:formula="of:=MIDB([.C190];1;2)+(MIDB([.C190];4;2)/60)+(MIDB([.C190];7;2)/3600)" office:value-type="float" office:value="53.6511111111111" calcext:value-type="float">
            <text:p>53,651111111</text:p>
          </table:table-cell>
          <table:table-cell table:style-name="ce15" table:formula="of:=MIDB([.D190];2;2)+(MIDB([.D190];5;2)/60)+(MIDB([.D190];8;2)/3600)" office:value-type="float" office:value="15.0669444444444" calcext:value-type="float">
            <text:p>15,066944444</text:p>
          </table:table-cell>
          <table:table-cell table:formula="of:=COM.MICROSOFT.CONCAT([.A190];LEFT([.B190];1))" office:value-type="string" office:string-value="EPSCR" calcext:value-type="string">
            <text:p>EPSCR</text:p>
          </table:table-cell>
          <table:table-cell table:formula="of:=MID([.H190];1;4)" office:value-type="string" office:string-value="EPSC" calcext:value-type="string">
            <text:p>EPSC</text:p>
          </table:table-cell>
          <table:table-cell table:formula="of:=MID([.H19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C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3 32 26</text:p>
          </table:table-cell>
          <table:table-cell office:value-type="string" calcext:value-type="string">
            <text:p>014 47 14</text:p>
          </table:table-cell>
          <table:table-cell table:formula="of:=COM.MICROSOFT.CONCAT([.A191];LEFT([.B191];1))" office:value-type="string" office:string-value="EPSCI" calcext:value-type="string">
            <text:p>EPSCI</text:p>
          </table:table-cell>
          <table:table-cell table:style-name="ce15" table:formula="of:=MIDB([.C191];1;2)+(MIDB([.C191];4;2)/60)+(MIDB([.C191];7;2)/3600)" office:value-type="float" office:value="53.5405555555556" calcext:value-type="float">
            <text:p>53,540555556</text:p>
          </table:table-cell>
          <table:table-cell table:style-name="ce15" table:formula="of:=MIDB([.D191];2;2)+(MIDB([.D191];5;2)/60)+(MIDB([.D191];8;2)/3600)" office:value-type="float" office:value="14.7872222222222" calcext:value-type="float">
            <text:p>14,787222222</text:p>
          </table:table-cell>
          <table:table-cell table:formula="of:=COM.MICROSOFT.CONCAT([.A191];LEFT([.B191];1))" office:value-type="string" office:string-value="EPSCI" calcext:value-type="string">
            <text:p>EPSCI</text:p>
          </table:table-cell>
          <table:table-cell table:formula="of:=MID([.H191];1;4)" office:value-type="string" office:string-value="EPSC" calcext:value-type="string">
            <text:p>EPSC</text:p>
          </table:table-cell>
          <table:table-cell table:formula="of:=MID([.H191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BARDO</text:p>
          </table:table-cell>
          <table:table-cell office:value-type="string" calcext:value-type="string">
            <text:p>53 49 50</text:p>
          </table:table-cell>
          <table:table-cell office:value-type="string" calcext:value-type="string">
            <text:p>016 06 20</text:p>
          </table:table-cell>
          <table:table-cell table:formula="of:=COM.MICROSOFT.CONCAT([.A193];LEFT([.B193];1))" office:value-type="string" office:string-value="EPSNB" calcext:value-type="string">
            <text:p>EPSNB</text:p>
          </table:table-cell>
          <table:table-cell table:style-name="ce15" table:formula="of:=MIDB([.C193];1;2)+(MIDB([.C193];4;2)/60)+(MIDB([.C193];7;2)/3600)" office:value-type="float" office:value="53.8305555555556" calcext:value-type="float">
            <text:p>53,830555556</text:p>
          </table:table-cell>
          <table:table-cell table:style-name="ce15" table:formula="of:=MIDB([.D193];2;2)+(MIDB([.D193];5;2)/60)+(MIDB([.D193];8;2)/3600)" office:value-type="float" office:value="16.1055555555556" calcext:value-type="float">
            <text:p>16,105555556</text:p>
          </table:table-cell>
          <table:table-cell table:formula="of:=COM.MICROSOFT.CONCAT([.A193];LEFT([.B193];1))" office:value-type="string" office:string-value="EPSNB" calcext:value-type="string">
            <text:p>EPSNB</text:p>
          </table:table-cell>
          <table:table-cell table:formula="of:=MID([.H193];1;4)" office:value-type="string" office:string-value="EPSN" calcext:value-type="string">
            <text:p>EPSN</text:p>
          </table:table-cell>
          <table:table-cell table:formula="of:=MID([.H19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3 39 05</text:p>
          </table:table-cell>
          <table:table-cell office:value-type="string" calcext:value-type="string">
            <text:p>016 01 40</text:p>
          </table:table-cell>
          <table:table-cell table:formula="of:=COM.MICROSOFT.CONCAT([.A194];LEFT([.B194];1))" office:value-type="string" office:string-value="EPSNG" calcext:value-type="string">
            <text:p>EPSNG</text:p>
          </table:table-cell>
          <table:table-cell table:style-name="ce15" table:formula="of:=MIDB([.C194];1;2)+(MIDB([.C194];4;2)/60)+(MIDB([.C194];7;2)/3600)" office:value-type="float" office:value="53.6513888888889" calcext:value-type="float">
            <text:p>53,651388889</text:p>
          </table:table-cell>
          <table:table-cell table:style-name="ce15" table:formula="of:=MIDB([.D194];2;2)+(MIDB([.D194];5;2)/60)+(MIDB([.D194];8;2)/3600)" office:value-type="float" office:value="16.0277777777778" calcext:value-type="float">
            <text:p>16,027777778</text:p>
          </table:table-cell>
          <table:table-cell table:formula="of:=COM.MICROSOFT.CONCAT([.A194];LEFT([.B194];1))" office:value-type="string" office:string-value="EPSNG" calcext:value-type="string">
            <text:p>EPSNG</text:p>
          </table:table-cell>
          <table:table-cell table:formula="of:=MID([.H194];1;4)" office:value-type="string" office:string-value="EPSN" calcext:value-type="string">
            <text:p>EPSN</text:p>
          </table:table-cell>
          <table:table-cell table:formula="of:=MID([.H19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LEKOV</text:p>
          </table:table-cell>
          <table:table-cell office:value-type="string" calcext:value-type="string">
            <text:p>53 48 56</text:p>
          </table:table-cell>
          <table:table-cell office:value-type="string" calcext:value-type="string">
            <text:p>015 40 28</text:p>
          </table:table-cell>
          <table:table-cell table:formula="of:=COM.MICROSOFT.CONCAT([.A195];LEFT([.B195];1))" office:value-type="string" office:string-value="EPSNL" calcext:value-type="string">
            <text:p>EPSNL</text:p>
          </table:table-cell>
          <table:table-cell table:style-name="ce15" table:formula="of:=MIDB([.C195];1;2)+(MIDB([.C195];4;2)/60)+(MIDB([.C195];7;2)/3600)" office:value-type="float" office:value="53.8155555555556" calcext:value-type="float">
            <text:p>53,815555556</text:p>
          </table:table-cell>
          <table:table-cell table:style-name="ce15" table:formula="of:=MIDB([.D195];2;2)+(MIDB([.D195];5;2)/60)+(MIDB([.D195];8;2)/3600)" office:value-type="float" office:value="15.6744444444444" calcext:value-type="float">
            <text:p>15,674444444</text:p>
          </table:table-cell>
          <table:table-cell table:formula="of:=COM.MICROSOFT.CONCAT([.A195];LEFT([.B195];1))" office:value-type="string" office:string-value="EPSNL" calcext:value-type="string">
            <text:p>EPSNL</text:p>
          </table:table-cell>
          <table:table-cell table:formula="of:=MID([.H195];1;4)" office:value-type="string" office:string-value="EPSN" calcext:value-type="string">
            <text:p>EPSN</text:p>
          </table:table-cell>
          <table:table-cell table:formula="of:=MID([.H19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48 39</text:p>
          </table:table-cell>
          <table:table-cell office:value-type="string" calcext:value-type="string">
            <text:p>015 51 42</text:p>
          </table:table-cell>
          <table:table-cell table:formula="of:=COM.MICROSOFT.CONCAT([.A196];LEFT([.B196];1))" office:value-type="string" office:string-value="EPSNM" calcext:value-type="string">
            <text:p>EPSNM</text:p>
          </table:table-cell>
          <table:table-cell table:style-name="ce15" table:formula="of:=MIDB([.C196];1;2)+(MIDB([.C196];4;2)/60)+(MIDB([.C196];7;2)/3600)" office:value-type="float" office:value="53.8108333333333" calcext:value-type="float">
            <text:p>53,810833333</text:p>
          </table:table-cell>
          <table:table-cell table:style-name="ce15" table:formula="of:=MIDB([.D196];2;2)+(MIDB([.D196];5;2)/60)+(MIDB([.D196];8;2)/3600)" office:value-type="float" office:value="15.8616666666667" calcext:value-type="float">
            <text:p>15,861666667</text:p>
          </table:table-cell>
          <table:table-cell table:formula="of:=COM.MICROSOFT.CONCAT([.A196];LEFT([.B196];1))" office:value-type="string" office:string-value="EPSNM" calcext:value-type="string">
            <text:p>EPSNM</text:p>
          </table:table-cell>
          <table:table-cell table:formula="of:=MID([.H196];1;4)" office:value-type="string" office:string-value="EPSN" calcext:value-type="string">
            <text:p>EPSN</text:p>
          </table:table-cell>
          <table:table-cell table:formula="of:=MID([.H19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53 09</text:p>
          </table:table-cell>
          <table:table-cell office:value-type="string" calcext:value-type="string">
            <text:p>016 00 43</text:p>
          </table:table-cell>
          <table:table-cell table:formula="of:=COM.MICROSOFT.CONCAT([.A197];LEFT([.B197];1))" office:value-type="string" office:string-value="EPSNN" calcext:value-type="string">
            <text:p>EPSNN</text:p>
          </table:table-cell>
          <table:table-cell table:style-name="ce15" table:formula="of:=MIDB([.C197];1;2)+(MIDB([.C197];4;2)/60)+(MIDB([.C197];7;2)/3600)" office:value-type="float" office:value="53.8858333333333" calcext:value-type="float">
            <text:p>53,885833333</text:p>
          </table:table-cell>
          <table:table-cell table:style-name="ce15" table:formula="of:=MIDB([.D197];2;2)+(MIDB([.D197];5;2)/60)+(MIDB([.D197];8;2)/3600)" office:value-type="float" office:value="16.0119444444444" calcext:value-type="float">
            <text:p>16,011944444</text:p>
          </table:table-cell>
          <table:table-cell table:formula="of:=COM.MICROSOFT.CONCAT([.A197];LEFT([.B197];1))" office:value-type="string" office:string-value="EPSNN" calcext:value-type="string">
            <text:p>EPSNN</text:p>
          </table:table-cell>
          <table:table-cell table:formula="of:=MID([.H197];1;4)" office:value-type="string" office:string-value="EPSN" calcext:value-type="string">
            <text:p>EPSN</text:p>
          </table:table-cell>
          <table:table-cell table:formula="of:=MID([.H19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45 57</text:p>
          </table:table-cell>
          <table:table-cell office:value-type="string" calcext:value-type="string">
            <text:p>015 49 10</text:p>
          </table:table-cell>
          <table:table-cell table:formula="of:=COM.MICROSOFT.CONCAT([.A198];LEFT([.B198];1))" office:value-type="string" office:string-value="EPSNP" calcext:value-type="string">
            <text:p>EPSNP</text:p>
          </table:table-cell>
          <table:table-cell table:style-name="ce15" table:formula="of:=MIDB([.C198];1;2)+(MIDB([.C198];4;2)/60)+(MIDB([.C198];7;2)/3600)" office:value-type="float" office:value="53.7658333333333" calcext:value-type="float">
            <text:p>53,765833333</text:p>
          </table:table-cell>
          <table:table-cell table:style-name="ce15" table:formula="of:=MIDB([.D198];2;2)+(MIDB([.D198];5;2)/60)+(MIDB([.D198];8;2)/3600)" office:value-type="float" office:value="15.8194444444444" calcext:value-type="float">
            <text:p>15,819444444</text:p>
          </table:table-cell>
          <table:table-cell table:formula="of:=COM.MICROSOFT.CONCAT([.A198];LEFT([.B198];1))" office:value-type="string" office:string-value="EPSNP" calcext:value-type="string">
            <text:p>EPSNP</text:p>
          </table:table-cell>
          <table:table-cell table:formula="of:=MID([.H198];1;4)" office:value-type="string" office:string-value="EPSN" calcext:value-type="string">
            <text:p>EPSN</text:p>
          </table:table-cell>
          <table:table-cell table:formula="of:=MID([.H19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REDLO</text:p>
          </table:table-cell>
          <table:table-cell office:value-type="string" calcext:value-type="string">
            <text:p>53 46 22</text:p>
          </table:table-cell>
          <table:table-cell office:value-type="string" calcext:value-type="string">
            <text:p>015 58 10</text:p>
          </table:table-cell>
          <table:table-cell table:formula="of:=COM.MICROSOFT.CONCAT([.A199];LEFT([.B199];1))" office:value-type="string" office:string-value="EPSNR" calcext:value-type="string">
            <text:p>EPSNR</text:p>
          </table:table-cell>
          <table:table-cell table:style-name="ce15" table:formula="of:=MIDB([.C199];1;2)+(MIDB([.C199];4;2)/60)+(MIDB([.C199];7;2)/3600)" office:value-type="float" office:value="53.7727777777778" calcext:value-type="float">
            <text:p>53,772777778</text:p>
          </table:table-cell>
          <table:table-cell table:style-name="ce15" table:formula="of:=MIDB([.D199];2;2)+(MIDB([.D199];5;2)/60)+(MIDB([.D199];8;2)/3600)" office:value-type="float" office:value="15.9694444444444" calcext:value-type="float">
            <text:p>15,969444444</text:p>
          </table:table-cell>
          <table:table-cell table:formula="of:=COM.MICROSOFT.CONCAT([.A199];LEFT([.B199];1))" office:value-type="string" office:string-value="EPSNR" calcext:value-type="string">
            <text:p>EPSNR</text:p>
          </table:table-cell>
          <table:table-cell table:formula="of:=MID([.H199];1;4)" office:value-type="string" office:string-value="EPSN" calcext:value-type="string">
            <text:p>EPSN</text:p>
          </table:table-cell>
          <table:table-cell table:formula="of:=MID([.H19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42 01</text:p>
          </table:table-cell>
          <table:table-cell office:value-type="string" calcext:value-type="string">
            <text:p>015 49 08</text:p>
          </table:table-cell>
          <table:table-cell table:formula="of:=COM.MICROSOFT.CONCAT([.A200];LEFT([.B200];1))" office:value-type="string" office:string-value="EPSNS" calcext:value-type="string">
            <text:p>EPSNS</text:p>
          </table:table-cell>
          <table:table-cell table:style-name="ce15" table:formula="of:=MIDB([.C200];1;2)+(MIDB([.C200];4;2)/60)+(MIDB([.C200];7;2)/3600)" office:value-type="float" office:value="53.7002777777778" calcext:value-type="float">
            <text:p>53,700277778</text:p>
          </table:table-cell>
          <table:table-cell table:style-name="ce15" table:formula="of:=MIDB([.D200];2;2)+(MIDB([.D200];5;2)/60)+(MIDB([.D200];8;2)/3600)" office:value-type="float" office:value="15.8188888888889" calcext:value-type="float">
            <text:p>15,818888889</text:p>
          </table:table-cell>
          <table:table-cell table:formula="of:=COM.MICROSOFT.CONCAT([.A200];LEFT([.B200];1))" office:value-type="string" office:string-value="EPSNS" calcext:value-type="string">
            <text:p>EPSNS</text:p>
          </table:table-cell>
          <table:table-cell table:formula="of:=MID([.H200];1;4)" office:value-type="string" office:string-value="EPSN" calcext:value-type="string">
            <text:p>EPSN</text:p>
          </table:table-cell>
          <table:table-cell table:formula="of:=MID([.H20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3 45 30</text:p>
          </table:table-cell>
          <table:table-cell office:value-type="string" calcext:value-type="string">
            <text:p>015 32 20</text:p>
          </table:table-cell>
          <table:table-cell table:formula="of:=COM.MICROSOFT.CONCAT([.A201];LEFT([.B201];1))" office:value-type="string" office:string-value="EPSNT" calcext:value-type="string">
            <text:p>EPSNT</text:p>
          </table:table-cell>
          <table:table-cell table:style-name="ce15" table:formula="of:=MIDB([.C201];1;2)+(MIDB([.C201];4;2)/60)+(MIDB([.C201];7;2)/3600)" office:value-type="float" office:value="53.7583333333333" calcext:value-type="float">
            <text:p>53,758333333</text:p>
          </table:table-cell>
          <table:table-cell table:style-name="ce15" table:formula="of:=MIDB([.D201];2;2)+(MIDB([.D201];5;2)/60)+(MIDB([.D201];8;2)/3600)" office:value-type="float" office:value="15.5388888888889" calcext:value-type="float">
            <text:p>15,538888889</text:p>
          </table:table-cell>
          <table:table-cell table:formula="of:=COM.MICROSOFT.CONCAT([.A201];LEFT([.B201];1))" office:value-type="string" office:string-value="EPSNT" calcext:value-type="string">
            <text:p>EPSNT</text:p>
          </table:table-cell>
          <table:table-cell table:formula="of:=MID([.H201];1;4)" office:value-type="string" office:string-value="EPSN" calcext:value-type="string">
            <text:p>EPSN</text:p>
          </table:table-cell>
          <table:table-cell table:formula="of:=MID([.H20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44 10</text:p>
          </table:table-cell>
          <table:table-cell office:value-type="string" calcext:value-type="string">
            <text:p>016 21 00</text:p>
          </table:table-cell>
          <table:table-cell table:formula="of:=COM.MICROSOFT.CONCAT([.A202];LEFT([.B202];1))" office:value-type="string" office:string-value="EPSNW" calcext:value-type="string">
            <text:p>EPSNW</text:p>
          </table:table-cell>
          <table:table-cell table:style-name="ce15" table:formula="of:=MIDB([.C202];1;2)+(MIDB([.C202];4;2)/60)+(MIDB([.C202];7;2)/3600)" office:value-type="float" office:value="53.7361111111111" calcext:value-type="float">
            <text:p>53,736111111</text:p>
          </table:table-cell>
          <table:table-cell table:style-name="ce15" table:formula="of:=MIDB([.D202];2;2)+(MIDB([.D202];5;2)/60)+(MIDB([.D202];8;2)/3600)" office:value-type="float" office:value="16.35" calcext:value-type="float">
            <text:p>16,350000000</text:p>
          </table:table-cell>
          <table:table-cell table:formula="of:=COM.MICROSOFT.CONCAT([.A202];LEFT([.B202];1))" office:value-type="string" office:string-value="EPSNW" calcext:value-type="string">
            <text:p>EPSNW</text:p>
          </table:table-cell>
          <table:table-cell table:formula="of:=MID([.H202];1;4)" office:value-type="string" office:string-value="EPSN" calcext:value-type="string">
            <text:p>EPSN</text:p>
          </table:table-cell>
          <table:table-cell table:formula="of:=MID([.H20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N</text:p>
          </table:table-cell>
          <table:table-cell office:value-type="string" calcext:value-type="string">
            <text:p>YANKEE</text:p>
          </table:table-cell>
          <table:table-cell office:value-type="string" calcext:value-type="string">
            <text:p>53 56 37</text:p>
          </table:table-cell>
          <table:table-cell office:value-type="string" calcext:value-type="string">
            <text:p>015 37 10</text:p>
          </table:table-cell>
          <table:table-cell table:formula="of:=COM.MICROSOFT.CONCAT([.A203];LEFT([.B203];1))" office:value-type="string" office:string-value="EPSNY" calcext:value-type="string">
            <text:p>EPSNY</text:p>
          </table:table-cell>
          <table:table-cell table:style-name="ce15" table:formula="of:=MIDB([.C203];1;2)+(MIDB([.C203];4;2)/60)+(MIDB([.C203];7;2)/3600)" office:value-type="float" office:value="53.9436111111111" calcext:value-type="float">
            <text:p>53,943611111</text:p>
          </table:table-cell>
          <table:table-cell table:style-name="ce15" table:formula="of:=MIDB([.D203];2;2)+(MIDB([.D203];5;2)/60)+(MIDB([.D203];8;2)/3600)" office:value-type="float" office:value="15.6194444444444" calcext:value-type="float">
            <text:p>15,619444444</text:p>
          </table:table-cell>
          <table:table-cell table:formula="of:=COM.MICROSOFT.CONCAT([.A203];LEFT([.B203];1))" office:value-type="string" office:string-value="EPSNY" calcext:value-type="string">
            <text:p>EPSNY</text:p>
          </table:table-cell>
          <table:table-cell table:formula="of:=MID([.H203];1;4)" office:value-type="string" office:string-value="EPSN" calcext:value-type="string">
            <text:p>EPSN</text:p>
          </table:table-cell>
          <table:table-cell table:formula="of:=MID([.H203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3 32 40</text:p>
          </table:table-cell>
          <table:table-cell office:value-type="string" calcext:value-type="string">
            <text:p>020 49 13</text:p>
          </table:table-cell>
          <table:table-cell table:formula="of:=COM.MICROSOFT.CONCAT([.A205];LEFT([.B205];1))" office:value-type="string" office:string-value="EPSYB" calcext:value-type="string">
            <text:p>EPSYB</text:p>
          </table:table-cell>
          <table:table-cell table:style-name="ce15" table:formula="of:=MIDB([.C205];1;2)+(MIDB([.C205];4;2)/60)+(MIDB([.C205];7;2)/3600)" office:value-type="float" office:value="53.5444444444445" calcext:value-type="float">
            <text:p>53,544444444</text:p>
          </table:table-cell>
          <table:table-cell table:style-name="ce15" table:formula="of:=MIDB([.D205];2;2)+(MIDB([.D205];5;2)/60)+(MIDB([.D205];8;2)/3600)" office:value-type="float" office:value="20.8202777777778" calcext:value-type="float">
            <text:p>20,820277778</text:p>
          </table:table-cell>
          <table:table-cell table:formula="of:=COM.MICROSOFT.CONCAT([.A205];LEFT([.B205];1))" office:value-type="string" office:string-value="EPSYB" calcext:value-type="string">
            <text:p>EPSYB</text:p>
          </table:table-cell>
          <table:table-cell table:formula="of:=MID([.H205];1;4)" office:value-type="string" office:string-value="EPSY" calcext:value-type="string">
            <text:p>EPSY</text:p>
          </table:table-cell>
          <table:table-cell table:formula="of:=MID([.H20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3 28 26</text:p>
          </table:table-cell>
          <table:table-cell office:value-type="string" calcext:value-type="string">
            <text:p>020 58 03</text:p>
          </table:table-cell>
          <table:table-cell table:formula="of:=COM.MICROSOFT.CONCAT([.A206];LEFT([.B206];1))" office:value-type="string" office:string-value="EPSYE" calcext:value-type="string">
            <text:p>EPSYE</text:p>
          </table:table-cell>
          <table:table-cell table:style-name="ce15" table:formula="of:=MIDB([.C206];1;2)+(MIDB([.C206];4;2)/60)+(MIDB([.C206];7;2)/3600)" office:value-type="float" office:value="53.4738888888889" calcext:value-type="float">
            <text:p>53,473888889</text:p>
          </table:table-cell>
          <table:table-cell table:style-name="ce15" table:formula="of:=MIDB([.D206];2;2)+(MIDB([.D206];5;2)/60)+(MIDB([.D206];8;2)/3600)" office:value-type="float" office:value="20.9675" calcext:value-type="float">
            <text:p>20,967500000</text:p>
          </table:table-cell>
          <table:table-cell table:formula="of:=COM.MICROSOFT.CONCAT([.A206];LEFT([.B206];1))" office:value-type="string" office:string-value="EPSYE" calcext:value-type="string">
            <text:p>EPSYE</text:p>
          </table:table-cell>
          <table:table-cell table:formula="of:=MID([.H206];1;4)" office:value-type="string" office:string-value="EPSY" calcext:value-type="string">
            <text:p>EPSY</text:p>
          </table:table-cell>
          <table:table-cell table:formula="of:=MID([.H20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30 07</text:p>
          </table:table-cell>
          <table:table-cell office:value-type="string" calcext:value-type="string">
            <text:p>020 53 55</text:p>
          </table:table-cell>
          <table:table-cell table:formula="of:=COM.MICROSOFT.CONCAT([.A207];LEFT([.B207];1))" office:value-type="string" office:string-value="EPSYW" calcext:value-type="string">
            <text:p>EPSYW</text:p>
          </table:table-cell>
          <table:table-cell table:style-name="ce15" table:formula="of:=MIDB([.C207];1;2)+(MIDB([.C207];4;2)/60)+(MIDB([.C207];7;2)/3600)" office:value-type="float" office:value="53.5019444444445" calcext:value-type="float">
            <text:p>53,501944444</text:p>
          </table:table-cell>
          <table:table-cell table:style-name="ce15" table:formula="of:=MIDB([.D207];2;2)+(MIDB([.D207];5;2)/60)+(MIDB([.D207];8;2)/3600)" office:value-type="float" office:value="20.8986111111111" calcext:value-type="float">
            <text:p>20,898611111</text:p>
          </table:table-cell>
          <table:table-cell table:formula="of:=COM.MICROSOFT.CONCAT([.A207];LEFT([.B207];1))" office:value-type="string" office:string-value="EPSYW" calcext:value-type="string">
            <text:p>EPSYW</text:p>
          </table:table-cell>
          <table:table-cell table:formula="of:=MID([.H207];1;4)" office:value-type="string" office:string-value="EPSY" calcext:value-type="string">
            <text:p>EPSY</text:p>
          </table:table-cell>
          <table:table-cell table:formula="of:=MID([.H20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SY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3 25 13</text:p>
          </table:table-cell>
          <table:table-cell office:value-type="string" calcext:value-type="string">
            <text:p>021 07 05</text:p>
          </table:table-cell>
          <table:table-cell table:formula="of:=COM.MICROSOFT.CONCAT([.A208];LEFT([.B208];1))" office:value-type="string" office:string-value="EPSYZ" calcext:value-type="string">
            <text:p>EPSYZ</text:p>
          </table:table-cell>
          <table:table-cell table:style-name="ce15" table:formula="of:=MIDB([.C208];1;2)+(MIDB([.C208];4;2)/60)+(MIDB([.C208];7;2)/3600)" office:value-type="float" office:value="53.4202777777778" calcext:value-type="float">
            <text:p>53,420277778</text:p>
          </table:table-cell>
          <table:table-cell table:style-name="ce15" table:formula="of:=MIDB([.D208];2;2)+(MIDB([.D208];5;2)/60)+(MIDB([.D208];8;2)/3600)" office:value-type="float" office:value="21.1180555555556" calcext:value-type="float">
            <text:p>21,118055556</text:p>
          </table:table-cell>
          <table:table-cell table:formula="of:=COM.MICROSOFT.CONCAT([.A208];LEFT([.B208];1))" office:value-type="string" office:string-value="EPSYZ" calcext:value-type="string">
            <text:p>EPSYZ</text:p>
          </table:table-cell>
          <table:table-cell table:formula="of:=MID([.H208];1;4)" office:value-type="string" office:string-value="EPSY" calcext:value-type="string">
            <text:p>EPSY</text:p>
          </table:table-cell>
          <table:table-cell table:formula="of:=MID([.H208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13 03</text:p>
          </table:table-cell>
          <table:table-cell office:value-type="string" calcext:value-type="string">
            <text:p>021 05 50</text:p>
          </table:table-cell>
          <table:table-cell table:formula="of:=COM.MICROSOFT.CONCAT([.A210];LEFT([.B210];1))" office:value-type="string" office:string-value="EPWAN" calcext:value-type="string">
            <text:p>EPWAN</text:p>
          </table:table-cell>
          <table:table-cell table:style-name="ce15" table:formula="of:=MIDB([.C210];1;2)+(MIDB([.C210];4;2)/60)+(MIDB([.C210];7;2)/3600)" office:value-type="float" office:value="52.2175" calcext:value-type="float">
            <text:p>52,217500000</text:p>
          </table:table-cell>
          <table:table-cell table:style-name="ce15" table:formula="of:=MIDB([.D210];2;2)+(MIDB([.D210];5;2)/60)+(MIDB([.D210];8;2)/3600)" office:value-type="float" office:value="21.0972222222222" calcext:value-type="float">
            <text:p>21,097222222</text:p>
          </table:table-cell>
          <table:table-cell table:formula="of:=COM.MICROSOFT.CONCAT([.A210];LEFT([.B210];1))" office:value-type="string" office:string-value="EPWAN" calcext:value-type="string">
            <text:p>EPWAN</text:p>
          </table:table-cell>
          <table:table-cell table:formula="of:=MID([.H210];1;4)" office:value-type="string" office:string-value="EPWA" calcext:value-type="string">
            <text:p>EPWA</text:p>
          </table:table-cell>
          <table:table-cell table:formula="of:=MID([.H21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11 51</text:p>
          </table:table-cell>
          <table:table-cell office:value-type="string" calcext:value-type="string">
            <text:p>021 03 06</text:p>
          </table:table-cell>
          <table:table-cell table:formula="of:=COM.MICROSOFT.CONCAT([.A211];LEFT([.B211];1))" office:value-type="string" office:string-value="EPWAO" calcext:value-type="string">
            <text:p>EPWAO</text:p>
          </table:table-cell>
          <table:table-cell table:style-name="ce15" table:formula="of:=MIDB([.C211];1;2)+(MIDB([.C211];4;2)/60)+(MIDB([.C211];7;2)/3600)" office:value-type="float" office:value="52.1975" calcext:value-type="float">
            <text:p>52,197500000</text:p>
          </table:table-cell>
          <table:table-cell table:style-name="ce15" table:formula="of:=MIDB([.D211];2;2)+(MIDB([.D211];5;2)/60)+(MIDB([.D211];8;2)/3600)" office:value-type="float" office:value="21.0516666666667" calcext:value-type="float">
            <text:p>21,051666667</text:p>
          </table:table-cell>
          <table:table-cell table:formula="of:=COM.MICROSOFT.CONCAT([.A211];LEFT([.B211];1))" office:value-type="string" office:string-value="EPWAO" calcext:value-type="string">
            <text:p>EPWAO</text:p>
          </table:table-cell>
          <table:table-cell table:formula="of:=MID([.H211];1;4)" office:value-type="string" office:string-value="EPWA" calcext:value-type="string">
            <text:p>EPWA</text:p>
          </table:table-cell>
          <table:table-cell table:formula="of:=MID([.H21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10 54</text:p>
          </table:table-cell>
          <table:table-cell office:value-type="string" calcext:value-type="string">
            <text:p>020 59 10</text:p>
          </table:table-cell>
          <table:table-cell table:formula="of:=COM.MICROSOFT.CONCAT([.A212];LEFT([.B212];1))" office:value-type="string" office:string-value="EPWAE" calcext:value-type="string">
            <text:p>EPWAE</text:p>
          </table:table-cell>
          <table:table-cell table:style-name="ce15" table:formula="of:=MIDB([.C212];1;2)+(MIDB([.C212];4;2)/60)+(MIDB([.C212];7;2)/3600)" office:value-type="float" office:value="52.1816666666667" calcext:value-type="float">
            <text:p>52,181666667</text:p>
          </table:table-cell>
          <table:table-cell table:style-name="ce15" table:formula="of:=MIDB([.D212];2;2)+(MIDB([.D212];5;2)/60)+(MIDB([.D212];8;2)/3600)" office:value-type="float" office:value="20.9861111111111" calcext:value-type="float">
            <text:p>20,986111111</text:p>
          </table:table-cell>
          <table:table-cell table:formula="of:=COM.MICROSOFT.CONCAT([.A212];LEFT([.B212];1))" office:value-type="string" office:string-value="EPWAE" calcext:value-type="string">
            <text:p>EPWAE</text:p>
          </table:table-cell>
          <table:table-cell table:formula="of:=MID([.H212];1;4)" office:value-type="string" office:string-value="EPWA" calcext:value-type="string">
            <text:p>EPWA</text:p>
          </table:table-cell>
          <table:table-cell table:formula="of:=MID([.H2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09 25</text:p>
          </table:table-cell>
          <table:table-cell office:value-type="string" calcext:value-type="string">
            <text:p>020 56 59</text:p>
          </table:table-cell>
          <table:table-cell table:formula="of:=COM.MICROSOFT.CONCAT([.A213];LEFT([.B213];1))" office:value-type="string" office:string-value="EPWAW" calcext:value-type="string">
            <text:p>EPWAW</text:p>
          </table:table-cell>
          <table:table-cell table:style-name="ce15" table:formula="of:=MIDB([.C213];1;2)+(MIDB([.C213];4;2)/60)+(MIDB([.C213];7;2)/3600)" office:value-type="float" office:value="52.1569444444444" calcext:value-type="float">
            <text:p>52,156944444</text:p>
          </table:table-cell>
          <table:table-cell table:style-name="ce15" table:formula="of:=MIDB([.D213];2;2)+(MIDB([.D213];5;2)/60)+(MIDB([.D213];8;2)/3600)" office:value-type="float" office:value="20.9497222222222" calcext:value-type="float">
            <text:p>20,949722222</text:p>
          </table:table-cell>
          <table:table-cell table:formula="of:=COM.MICROSOFT.CONCAT([.A213];LEFT([.B213];1))" office:value-type="string" office:string-value="EPWAW" calcext:value-type="string">
            <text:p>EPWAW</text:p>
          </table:table-cell>
          <table:table-cell table:formula="of:=MID([.H213];1;4)" office:value-type="string" office:string-value="EPWA" calcext:value-type="string">
            <text:p>EPWA</text:p>
          </table:table-cell>
          <table:table-cell table:formula="of:=MID([.H2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08 06</text:p>
          </table:table-cell>
          <table:table-cell office:value-type="string" calcext:value-type="string">
            <text:p>020 53 22</text:p>
          </table:table-cell>
          <table:table-cell table:formula="of:=COM.MICROSOFT.CONCAT([.A214];LEFT([.B214];1))" office:value-type="string" office:string-value="EPWAR" calcext:value-type="string">
            <text:p>EPWAR</text:p>
          </table:table-cell>
          <table:table-cell table:style-name="ce15" table:formula="of:=MIDB([.C214];1;2)+(MIDB([.C214];4;2)/60)+(MIDB([.C214];7;2)/3600)" office:value-type="float" office:value="52.135" calcext:value-type="float">
            <text:p>52,135000000</text:p>
          </table:table-cell>
          <table:table-cell table:style-name="ce15" table:formula="of:=MIDB([.D214];2;2)+(MIDB([.D214];5;2)/60)+(MIDB([.D214];8;2)/3600)" office:value-type="float" office:value="20.8894444444444" calcext:value-type="float">
            <text:p>20,889444444</text:p>
          </table:table-cell>
          <table:table-cell table:formula="of:=COM.MICROSOFT.CONCAT([.A214];LEFT([.B214];1))" office:value-type="string" office:string-value="EPWAR" calcext:value-type="string">
            <text:p>EPWAR</text:p>
          </table:table-cell>
          <table:table-cell table:formula="of:=MID([.H214];1;4)" office:value-type="string" office:string-value="EPWA" calcext:value-type="string">
            <text:p>EPWA</text:p>
          </table:table-cell>
          <table:table-cell table:formula="of:=MID([.H2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2 03 48</text:p>
          </table:table-cell>
          <table:table-cell office:value-type="string" calcext:value-type="string">
            <text:p>020 44 36</text:p>
          </table:table-cell>
          <table:table-cell table:formula="of:=COM.MICROSOFT.CONCAT([.A215];LEFT([.B215];1))" office:value-type="string" office:string-value="EPWAA" calcext:value-type="string">
            <text:p>EPWAA</text:p>
          </table:table-cell>
          <table:table-cell table:style-name="ce15" table:formula="of:=MIDB([.C215];1;2)+(MIDB([.C215];4;2)/60)+(MIDB([.C215];7;2)/3600)" office:value-type="float" office:value="52.0633333333333" calcext:value-type="float">
            <text:p>52,063333333</text:p>
          </table:table-cell>
          <table:table-cell table:style-name="ce15" table:formula="of:=MIDB([.D215];2;2)+(MIDB([.D215];5;2)/60)+(MIDB([.D215];8;2)/3600)" office:value-type="float" office:value="20.7433333333333" calcext:value-type="float">
            <text:p>20,743333333</text:p>
          </table:table-cell>
          <table:table-cell table:formula="of:=COM.MICROSOFT.CONCAT([.A215];LEFT([.B215];1))" office:value-type="string" office:string-value="EPWAA" calcext:value-type="string">
            <text:p>EPWAA</text:p>
          </table:table-cell>
          <table:table-cell table:formula="of:=MID([.H215];1;4)" office:value-type="string" office:string-value="EPWA" calcext:value-type="string">
            <text:p>EPWA</text:p>
          </table:table-cell>
          <table:table-cell table:formula="of:=MID([.H21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11 03</text:p>
          </table:table-cell>
          <table:table-cell office:value-type="string" calcext:value-type="string">
            <text:p>020 36 50</text:p>
          </table:table-cell>
          <table:table-cell table:formula="of:=COM.MICROSOFT.CONCAT([.A216];LEFT([.B216];1))" office:value-type="string" office:string-value="EPWAB" calcext:value-type="string">
            <text:p>EPWAB</text:p>
          </table:table-cell>
          <table:table-cell table:style-name="ce15" table:formula="of:=MIDB([.C216];1;2)+(MIDB([.C216];4;2)/60)+(MIDB([.C216];7;2)/3600)" office:value-type="float" office:value="52.1841666666667" calcext:value-type="float">
            <text:p>52,184166667</text:p>
          </table:table-cell>
          <table:table-cell table:style-name="ce15" table:formula="of:=MIDB([.D216];2;2)+(MIDB([.D216];5;2)/60)+(MIDB([.D216];8;2)/3600)" office:value-type="float" office:value="20.6138888888889" calcext:value-type="float">
            <text:p>20,613888889</text:p>
          </table:table-cell>
          <table:table-cell table:formula="of:=COM.MICROSOFT.CONCAT([.A216];LEFT([.B216];1))" office:value-type="string" office:string-value="EPWAB" calcext:value-type="string">
            <text:p>EPWAB</text:p>
          </table:table-cell>
          <table:table-cell table:formula="of:=MID([.H216];1;4)" office:value-type="string" office:string-value="EPWA" calcext:value-type="string">
            <text:p>EPWA</text:p>
          </table:table-cell>
          <table:table-cell table:formula="of:=MID([.H21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1 58 14</text:p>
          </table:table-cell>
          <table:table-cell office:value-type="string" calcext:value-type="string">
            <text:p>020 50 01</text:p>
          </table:table-cell>
          <table:table-cell table:formula="of:=COM.MICROSOFT.CONCAT([.A217];LEFT([.B217];1))" office:value-type="string" office:string-value="EPWAT" calcext:value-type="string">
            <text:p>EPWAT</text:p>
          </table:table-cell>
          <table:table-cell table:style-name="ce15" table:formula="of:=MIDB([.C217];1;2)+(MIDB([.C217];4;2)/60)+(MIDB([.C217];7;2)/3600)" office:value-type="float" office:value="51.9705555555556" calcext:value-type="float">
            <text:p>51,970555556</text:p>
          </table:table-cell>
          <table:table-cell table:style-name="ce15" table:formula="of:=MIDB([.D217];2;2)+(MIDB([.D217];5;2)/60)+(MIDB([.D217];8;2)/3600)" office:value-type="float" office:value="20.8336111111111" calcext:value-type="float">
            <text:p>20,833611111</text:p>
          </table:table-cell>
          <table:table-cell table:formula="of:=COM.MICROSOFT.CONCAT([.A217];LEFT([.B217];1))" office:value-type="string" office:string-value="EPWAT" calcext:value-type="string">
            <text:p>EPWAT</text:p>
          </table:table-cell>
          <table:table-cell table:formula="of:=MID([.H217];1;4)" office:value-type="string" office:string-value="EPWA" calcext:value-type="string">
            <text:p>EPWA</text:p>
          </table:table-cell>
          <table:table-cell table:formula="of:=MID([.H21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17 25</text:p>
          </table:table-cell>
          <table:table-cell office:value-type="string" calcext:value-type="string">
            <text:p>021 00 39</text:p>
          </table:table-cell>
          <table:table-cell table:formula="of:=COM.MICROSOFT.CONCAT([.A218];LEFT([.B218];1))" office:value-type="string" office:string-value="EPWAZ" calcext:value-type="string">
            <text:p>EPWAZ</text:p>
          </table:table-cell>
          <table:table-cell table:style-name="ce15" table:formula="of:=MIDB([.C218];1;2)+(MIDB([.C218];4;2)/60)+(MIDB([.C218];7;2)/3600)" office:value-type="float" office:value="52.2902777777778" calcext:value-type="float">
            <text:p>52,290277778</text:p>
          </table:table-cell>
          <table:table-cell table:style-name="ce15" table:formula="of:=MIDB([.D218];2;2)+(MIDB([.D218];5;2)/60)+(MIDB([.D218];8;2)/3600)" office:value-type="float" office:value="21.0108333333333" calcext:value-type="float">
            <text:p>21,010833333</text:p>
          </table:table-cell>
          <table:table-cell table:formula="of:=COM.MICROSOFT.CONCAT([.A218];LEFT([.B218];1))" office:value-type="string" office:string-value="EPWAZ" calcext:value-type="string">
            <text:p>EPWAZ</text:p>
          </table:table-cell>
          <table:table-cell table:formula="of:=MID([.H218];1;4)" office:value-type="string" office:string-value="EPWA" calcext:value-type="string">
            <text:p>EPWA</text:p>
          </table:table-cell>
          <table:table-cell table:formula="of:=MID([.H21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59 27</text:p>
          </table:table-cell>
          <table:table-cell office:value-type="string" calcext:value-type="string">
            <text:p>021 14 05</text:p>
          </table:table-cell>
          <table:table-cell table:formula="of:=COM.MICROSOFT.CONCAT([.A219];LEFT([.B219];1))" office:value-type="string" office:string-value="EPWAG" calcext:value-type="string">
            <text:p>EPWAG</text:p>
          </table:table-cell>
          <table:table-cell table:style-name="ce15" table:formula="of:=MIDB([.C219];1;2)+(MIDB([.C219];4;2)/60)+(MIDB([.C219];7;2)/3600)" office:value-type="float" office:value="51.9908333333333" calcext:value-type="float">
            <text:p>51,990833333</text:p>
          </table:table-cell>
          <table:table-cell table:style-name="ce15" table:formula="of:=MIDB([.D219];2;2)+(MIDB([.D219];5;2)/60)+(MIDB([.D219];8;2)/3600)" office:value-type="float" office:value="21.2347222222222" calcext:value-type="float">
            <text:p>21,234722222</text:p>
          </table:table-cell>
          <table:table-cell table:formula="of:=COM.MICROSOFT.CONCAT([.A219];LEFT([.B219];1))" office:value-type="string" office:string-value="EPWAG" calcext:value-type="string">
            <text:p>EPWAG</text:p>
          </table:table-cell>
          <table:table-cell table:formula="of:=MID([.H219];1;4)" office:value-type="string" office:string-value="EPWA" calcext:value-type="string">
            <text:p>EPWA</text:p>
          </table:table-cell>
          <table:table-cell table:formula="of:=MID([.H2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05 29</text:p>
          </table:table-cell>
          <table:table-cell office:value-type="string" calcext:value-type="string">
            <text:p>021 14 15</text:p>
          </table:table-cell>
          <table:table-cell table:formula="of:=COM.MICROSOFT.CONCAT([.A220];LEFT([.B220];1))" office:value-type="string" office:string-value="EPWAK" calcext:value-type="string">
            <text:p>EPWAK</text:p>
          </table:table-cell>
          <table:table-cell table:style-name="ce15" table:formula="of:=MIDB([.C220];1;2)+(MIDB([.C220];4;2)/60)+(MIDB([.C220];7;2)/3600)" office:value-type="float" office:value="52.0913888888889" calcext:value-type="float">
            <text:p>52,091388889</text:p>
          </table:table-cell>
          <table:table-cell table:style-name="ce15" table:formula="of:=MIDB([.D220];2;2)+(MIDB([.D220];5;2)/60)+(MIDB([.D220];8;2)/3600)" office:value-type="float" office:value="21.2375" calcext:value-type="float">
            <text:p>21,237500000</text:p>
          </table:table-cell>
          <table:table-cell table:formula="of:=COM.MICROSOFT.CONCAT([.A220];LEFT([.B220];1))" office:value-type="string" office:string-value="EPWAK" calcext:value-type="string">
            <text:p>EPWAK</text:p>
          </table:table-cell>
          <table:table-cell table:formula="of:=MID([.H220];1;4)" office:value-type="string" office:string-value="EPWA" calcext:value-type="string">
            <text:p>EPWA</text:p>
          </table:table-cell>
          <table:table-cell table:formula="of:=MID([.H2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13 22</text:p>
          </table:table-cell>
          <table:table-cell office:value-type="string" calcext:value-type="string">
            <text:p>021 15 00</text:p>
          </table:table-cell>
          <table:table-cell table:formula="of:=COM.MICROSOFT.CONCAT([.A221];LEFT([.B221];1))" office:value-type="string" office:string-value="EPWAM" calcext:value-type="string">
            <text:p>EPWAM</text:p>
          </table:table-cell>
          <table:table-cell table:style-name="ce15" table:formula="of:=MIDB([.C221];1;2)+(MIDB([.C221];4;2)/60)+(MIDB([.C221];7;2)/3600)" office:value-type="float" office:value="52.2227777777778" calcext:value-type="float">
            <text:p>52,222777778</text:p>
          </table:table-cell>
          <table:table-cell table:style-name="ce15" table:formula="of:=MIDB([.D221];2;2)+(MIDB([.D221];5;2)/60)+(MIDB([.D221];8;2)/3600)" office:value-type="float" office:value="21.25" calcext:value-type="float">
            <text:p>21,250000000</text:p>
          </table:table-cell>
          <table:table-cell table:formula="of:=COM.MICROSOFT.CONCAT([.A221];LEFT([.B221];1))" office:value-type="string" office:string-value="EPWAM" calcext:value-type="string">
            <text:p>EPWAM</text:p>
          </table:table-cell>
          <table:table-cell table:formula="of:=MID([.H221];1;4)" office:value-type="string" office:string-value="EPWA" calcext:value-type="string">
            <text:p>EPWA</text:p>
          </table:table-cell>
          <table:table-cell table:formula="of:=MID([.H2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A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52 06 31</text:p>
          </table:table-cell>
          <table:table-cell office:value-type="string" calcext:value-type="string">
            <text:p>020 49 51</text:p>
          </table:table-cell>
          <table:table-cell table:formula="of:=COM.MICROSOFT.CONCAT([.A222];LEFT([.B222];1))" office:value-type="string" office:string-value="EPWAX" calcext:value-type="string">
            <text:p>EPWAX</text:p>
          </table:table-cell>
          <table:table-cell table:style-name="ce15" table:formula="of:=MIDB([.C222];1;2)+(MIDB([.C222];4;2)/60)+(MIDB([.C222];7;2)/3600)" office:value-type="float" office:value="52.1086111111111" calcext:value-type="float">
            <text:p>52,108611111</text:p>
          </table:table-cell>
          <table:table-cell table:style-name="ce15" table:formula="of:=MIDB([.D222];2;2)+(MIDB([.D222];5;2)/60)+(MIDB([.D222];8;2)/3600)" office:value-type="float" office:value="20.8308333333333" calcext:value-type="float">
            <text:p>20,830833333</text:p>
          </table:table-cell>
          <table:table-cell table:formula="of:=COM.MICROSOFT.CONCAT([.A222];LEFT([.B222];1))" office:value-type="string" office:string-value="EPWAX" calcext:value-type="string">
            <text:p>EPWAX</text:p>
          </table:table-cell>
          <table:table-cell table:formula="of:=MID([.H222];1;4)" office:value-type="string" office:string-value="EPWA" calcext:value-type="string">
            <text:p>EPWA</text:p>
          </table:table-cell>
          <table:table-cell table:formula="of:=MID([.H222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02 54</text:p>
          </table:table-cell>
          <table:table-cell office:value-type="string" calcext:value-type="string">
            <text:p>016 36 48</text:p>
          </table:table-cell>
          <table:table-cell table:formula="of:=COM.MICROSOFT.CONCAT([.A224];LEFT([.B224];1))" office:value-type="string" office:string-value="EPWRK" calcext:value-type="string">
            <text:p>EPWRK</text:p>
          </table:table-cell>
          <table:table-cell table:style-name="ce15" table:formula="of:=MIDB([.C224];1;2)+(MIDB([.C224];4;2)/60)+(MIDB([.C224];7;2)/3600)" office:value-type="float" office:value="51.0483333333333" calcext:value-type="float">
            <text:p>51,048333333</text:p>
          </table:table-cell>
          <table:table-cell table:style-name="ce15" table:formula="of:=MIDB([.D224];2;2)+(MIDB([.D224];5;2)/60)+(MIDB([.D224];8;2)/3600)" office:value-type="float" office:value="16.6133333333333" calcext:value-type="float">
            <text:p>16,613333333</text:p>
          </table:table-cell>
          <table:table-cell table:formula="of:=COM.MICROSOFT.CONCAT([.A224];LEFT([.B224];1))" office:value-type="string" office:string-value="EPWRK" calcext:value-type="string">
            <text:p>EPWRK</text:p>
          </table:table-cell>
          <table:table-cell table:formula="of:=MID([.H224];1;4)" office:value-type="string" office:string-value="EPWR" calcext:value-type="string">
            <text:p>EPWR</text:p>
          </table:table-cell>
          <table:table-cell table:formula="of:=MID([.H22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04 30</text:p>
          </table:table-cell>
          <table:table-cell office:value-type="string" calcext:value-type="string">
            <text:p>016 53 02</text:p>
          </table:table-cell>
          <table:table-cell table:formula="of:=COM.MICROSOFT.CONCAT([.A225];LEFT([.B225];1))" office:value-type="string" office:string-value="EPWRS" calcext:value-type="string">
            <text:p>EPWRS</text:p>
          </table:table-cell>
          <table:table-cell table:style-name="ce15" table:formula="of:=MIDB([.C225];1;2)+(MIDB([.C225];4;2)/60)+(MIDB([.C225];7;2)/3600)" office:value-type="float" office:value="51.075" calcext:value-type="float">
            <text:p>51,075000000</text:p>
          </table:table-cell>
          <table:table-cell table:style-name="ce15" table:formula="of:=MIDB([.D225];2;2)+(MIDB([.D225];5;2)/60)+(MIDB([.D225];8;2)/3600)" office:value-type="float" office:value="16.8838888888889" calcext:value-type="float">
            <text:p>16,883888889</text:p>
          </table:table-cell>
          <table:table-cell table:formula="of:=COM.MICROSOFT.CONCAT([.A225];LEFT([.B225];1))" office:value-type="string" office:string-value="EPWRS" calcext:value-type="string">
            <text:p>EPWRS</text:p>
          </table:table-cell>
          <table:table-cell table:formula="of:=MID([.H225];1;4)" office:value-type="string" office:string-value="EPWR" calcext:value-type="string">
            <text:p>EPWR</text:p>
          </table:table-cell>
          <table:table-cell table:formula="of:=MID([.H22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0 59 22</text:p>
          </table:table-cell>
          <table:table-cell office:value-type="string" calcext:value-type="string">
            <text:p>016 50 03</text:p>
          </table:table-cell>
          <table:table-cell table:formula="of:=COM.MICROSOFT.CONCAT([.A226];LEFT([.B226];1))" office:value-type="string" office:string-value="EPWRG" calcext:value-type="string">
            <text:p>EPWRG</text:p>
          </table:table-cell>
          <table:table-cell table:style-name="ce15" table:formula="of:=MIDB([.C226];1;2)+(MIDB([.C226];4;2)/60)+(MIDB([.C226];7;2)/3600)" office:value-type="float" office:value="50.9894444444444" calcext:value-type="float">
            <text:p>50,989444444</text:p>
          </table:table-cell>
          <table:table-cell table:style-name="ce15" table:formula="of:=MIDB([.D226];2;2)+(MIDB([.D226];5;2)/60)+(MIDB([.D226];8;2)/3600)" office:value-type="float" office:value="16.8341666666667" calcext:value-type="float">
            <text:p>16,834166667</text:p>
          </table:table-cell>
          <table:table-cell table:formula="of:=COM.MICROSOFT.CONCAT([.A226];LEFT([.B226];1))" office:value-type="string" office:string-value="EPWRG" calcext:value-type="string">
            <text:p>EPWRG</text:p>
          </table:table-cell>
          <table:table-cell table:formula="of:=MID([.H226];1;4)" office:value-type="string" office:string-value="EPWR" calcext:value-type="string">
            <text:p>EPWR</text:p>
          </table:table-cell>
          <table:table-cell table:formula="of:=MID([.H2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W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07 33</text:p>
          </table:table-cell>
          <table:table-cell office:value-type="string" calcext:value-type="string">
            <text:p>016 54 11</text:p>
          </table:table-cell>
          <table:table-cell table:formula="of:=COM.MICROSOFT.CONCAT([.A227];LEFT([.B227];1))" office:value-type="string" office:string-value="EPWRN" calcext:value-type="string">
            <text:p>EPWRN</text:p>
          </table:table-cell>
          <table:table-cell table:style-name="ce15" table:formula="of:=MIDB([.C227];1;2)+(MIDB([.C227];4;2)/60)+(MIDB([.C227];7;2)/3600)" office:value-type="float" office:value="51.1258333333333" calcext:value-type="float">
            <text:p>51,125833333</text:p>
          </table:table-cell>
          <table:table-cell table:style-name="ce15" table:formula="of:=MIDB([.D227];2;2)+(MIDB([.D227];5;2)/60)+(MIDB([.D227];8;2)/3600)" office:value-type="float" office:value="16.9030555555556" calcext:value-type="float">
            <text:p>16,903055556</text:p>
          </table:table-cell>
          <table:table-cell table:formula="of:=COM.MICROSOFT.CONCAT([.A227];LEFT([.B227];1))" office:value-type="string" office:string-value="EPWRN" calcext:value-type="string">
            <text:p>EPWRN</text:p>
          </table:table-cell>
          <table:table-cell table:formula="of:=MID([.H227];1;4)" office:value-type="string" office:string-value="EPWR" calcext:value-type="string">
            <text:p>EPWR</text:p>
          </table:table-cell>
          <table:table-cell table:formula="of:=MID([.H22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01 54</text:p>
          </table:table-cell>
          <table:table-cell office:value-type="string" calcext:value-type="string">
            <text:p>015 37 37</text:p>
          </table:table-cell>
          <table:table-cell table:formula="of:=COM.MICROSOFT.CONCAT([.A229];LEFT([.B229];1))" office:value-type="string" office:string-value="EPZGC" calcext:value-type="string">
            <text:p>EPZGC</text:p>
          </table:table-cell>
          <table:table-cell table:style-name="ce15" table:formula="of:=MIDB([.C229];1;2)+(MIDB([.C229];4;2)/60)+(MIDB([.C229];7;2)/3600)" office:value-type="float" office:value="52.0316666666667" calcext:value-type="float">
            <text:p>52,031666667</text:p>
          </table:table-cell>
          <table:table-cell table:style-name="ce15" table:formula="of:=MIDB([.D229];2;2)+(MIDB([.D229];5;2)/60)+(MIDB([.D229];8;2)/3600)" office:value-type="float" office:value="15.6269444444444" calcext:value-type="float">
            <text:p>15,626944444</text:p>
          </table:table-cell>
          <table:table-cell table:formula="of:=COM.MICROSOFT.CONCAT([.A229];LEFT([.B229];1))" office:value-type="string" office:string-value="EPZGC" calcext:value-type="string">
            <text:p>EPZGC</text:p>
          </table:table-cell>
          <table:table-cell table:formula="of:=MID([.H229];1;4)" office:value-type="string" office:string-value="EPZG" calcext:value-type="string">
            <text:p>EPZG</text:p>
          </table:table-cell>
          <table:table-cell table:formula="of:=MID([.H22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2 09 29</text:p>
          </table:table-cell>
          <table:table-cell office:value-type="string" calcext:value-type="string">
            <text:p>015 31 12</text:p>
          </table:table-cell>
          <table:table-cell table:formula="of:=COM.MICROSOFT.CONCAT([.A230];LEFT([.B230];1))" office:value-type="string" office:string-value="EPZGD" calcext:value-type="string">
            <text:p>EPZGD</text:p>
          </table:table-cell>
          <table:table-cell table:style-name="ce15" table:formula="of:=MIDB([.C230];1;2)+(MIDB([.C230];4;2)/60)+(MIDB([.C230];7;2)/3600)" office:value-type="float" office:value="52.1580555555556" calcext:value-type="float">
            <text:p>52,158055556</text:p>
          </table:table-cell>
          <table:table-cell table:style-name="ce15" table:formula="of:=MIDB([.D230];2;2)+(MIDB([.D230];5;2)/60)+(MIDB([.D230];8;2)/3600)" office:value-type="float" office:value="15.52" calcext:value-type="float">
            <text:p>15,520000000</text:p>
          </table:table-cell>
          <table:table-cell table:formula="of:=COM.MICROSOFT.CONCAT([.A230];LEFT([.B230];1))" office:value-type="string" office:string-value="EPZGD" calcext:value-type="string">
            <text:p>EPZGD</text:p>
          </table:table-cell>
          <table:table-cell table:formula="of:=MID([.H230];1;4)" office:value-type="string" office:string-value="EPZG" calcext:value-type="string">
            <text:p>EPZG</text:p>
          </table:table-cell>
          <table:table-cell table:formula="of:=MID([.H23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2 04 00</text:p>
          </table:table-cell>
          <table:table-cell office:value-type="string" calcext:value-type="string">
            <text:p>015 51 36</text:p>
          </table:table-cell>
          <table:table-cell table:formula="of:=COM.MICROSOFT.CONCAT([.A231];LEFT([.B231];1))" office:value-type="string" office:string-value="EPZGK" calcext:value-type="string">
            <text:p>EPZGK</text:p>
          </table:table-cell>
          <table:table-cell table:style-name="ce15" table:formula="of:=MIDB([.C231];1;2)+(MIDB([.C231];4;2)/60)+(MIDB([.C231];7;2)/3600)" office:value-type="float" office:value="52.0666666666667" calcext:value-type="float">
            <text:p>52,066666667</text:p>
          </table:table-cell>
          <table:table-cell table:style-name="ce15" table:formula="of:=MIDB([.D231];2;2)+(MIDB([.D231];5;2)/60)+(MIDB([.D231];8;2)/3600)" office:value-type="float" office:value="15.86" calcext:value-type="float">
            <text:p>15,860000000</text:p>
          </table:table-cell>
          <table:table-cell table:formula="of:=COM.MICROSOFT.CONCAT([.A231];LEFT([.B231];1))" office:value-type="string" office:string-value="EPZGK" calcext:value-type="string">
            <text:p>EPZGK</text:p>
          </table:table-cell>
          <table:table-cell table:formula="of:=MID([.H231];1;4)" office:value-type="string" office:string-value="EPZG" calcext:value-type="string">
            <text:p>EPZG</text:p>
          </table:table-cell>
          <table:table-cell table:formula="of:=MID([.H23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2 18 15</text:p>
          </table:table-cell>
          <table:table-cell office:value-type="string" calcext:value-type="string">
            <text:p>016 07 53</text:p>
          </table:table-cell>
          <table:table-cell table:formula="of:=COM.MICROSOFT.CONCAT([.A232];LEFT([.B232];1))" office:value-type="string" office:string-value="EPZGI" calcext:value-type="string">
            <text:p>EPZGI</text:p>
          </table:table-cell>
          <table:table-cell table:style-name="ce15" table:formula="of:=MIDB([.C232];1;2)+(MIDB([.C232];4;2)/60)+(MIDB([.C232];7;2)/3600)" office:value-type="float" office:value="52.3041666666667" calcext:value-type="float">
            <text:p>52,304166667</text:p>
          </table:table-cell>
          <table:table-cell table:style-name="ce15" table:formula="of:=MIDB([.D232];2;2)+(MIDB([.D232];5;2)/60)+(MIDB([.D232];8;2)/3600)" office:value-type="float" office:value="16.1313888888889" calcext:value-type="float">
            <text:p>16,131388889</text:p>
          </table:table-cell>
          <table:table-cell table:formula="of:=COM.MICROSOFT.CONCAT([.A232];LEFT([.B232];1))" office:value-type="string" office:string-value="EPZGI" calcext:value-type="string">
            <text:p>EPZGI</text:p>
          </table:table-cell>
          <table:table-cell table:formula="of:=MID([.H232];1;4)" office:value-type="string" office:string-value="EPZG" calcext:value-type="string">
            <text:p>EPZG</text:p>
          </table:table-cell>
          <table:table-cell table:formula="of:=MID([.H23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07 18</text:p>
          </table:table-cell>
          <table:table-cell office:value-type="string" calcext:value-type="string">
            <text:p>015 48 37</text:p>
          </table:table-cell>
          <table:table-cell table:formula="of:=COM.MICROSOFT.CONCAT([.A233];LEFT([.B233];1))" office:value-type="string" office:string-value="EPZGS" calcext:value-type="string">
            <text:p>EPZGS</text:p>
          </table:table-cell>
          <table:table-cell table:style-name="ce15" table:formula="of:=MIDB([.C233];1;2)+(MIDB([.C233];4;2)/60)+(MIDB([.C233];7;2)/3600)" office:value-type="float" office:value="52.1216666666667" calcext:value-type="float">
            <text:p>52,121666667</text:p>
          </table:table-cell>
          <table:table-cell table:style-name="ce15" table:formula="of:=MIDB([.D233];2;2)+(MIDB([.D233];5;2)/60)+(MIDB([.D233];8;2)/3600)" office:value-type="float" office:value="15.8102777777778" calcext:value-type="float">
            <text:p>15,810277778</text:p>
          </table:table-cell>
          <table:table-cell table:formula="of:=COM.MICROSOFT.CONCAT([.A233];LEFT([.B233];1))" office:value-type="string" office:string-value="EPZGS" calcext:value-type="string">
            <text:p>EPZGS</text:p>
          </table:table-cell>
          <table:table-cell table:formula="of:=MID([.H233];1;4)" office:value-type="string" office:string-value="EPZG" calcext:value-type="string">
            <text:p>EPZG</text:p>
          </table:table-cell>
          <table:table-cell table:formula="of:=MID([.H23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09 53</text:p>
          </table:table-cell>
          <table:table-cell office:value-type="string" calcext:value-type="string">
            <text:p>015 48 43</text:p>
          </table:table-cell>
          <table:table-cell table:formula="of:=COM.MICROSOFT.CONCAT([.A234];LEFT([.B234];1))" office:value-type="string" office:string-value="EPZGN" calcext:value-type="string">
            <text:p>EPZGN</text:p>
          </table:table-cell>
          <table:table-cell table:style-name="ce15" table:formula="of:=MIDB([.C234];1;2)+(MIDB([.C234];4;2)/60)+(MIDB([.C234];7;2)/3600)" office:value-type="float" office:value="52.1647222222222" calcext:value-type="float">
            <text:p>52,164722222</text:p>
          </table:table-cell>
          <table:table-cell table:style-name="ce15" table:formula="of:=MIDB([.D234];2;2)+(MIDB([.D234];5;2)/60)+(MIDB([.D234];8;2)/3600)" office:value-type="float" office:value="15.8119444444444" calcext:value-type="float">
            <text:p>15,811944444</text:p>
          </table:table-cell>
          <table:table-cell table:formula="of:=COM.MICROSOFT.CONCAT([.A234];LEFT([.B234];1))" office:value-type="string" office:string-value="EPZGN" calcext:value-type="string">
            <text:p>EPZGN</text:p>
          </table:table-cell>
          <table:table-cell table:formula="of:=MID([.H234];1;4)" office:value-type="string" office:string-value="EPZG" calcext:value-type="string">
            <text:p>EPZG</text:p>
          </table:table-cell>
          <table:table-cell table:formula="of:=MID([.H2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05 51</text:p>
          </table:table-cell>
          <table:table-cell office:value-type="string" calcext:value-type="string">
            <text:p>016 05 43</text:p>
          </table:table-cell>
          <table:table-cell table:formula="of:=COM.MICROSOFT.CONCAT([.A235];LEFT([.B235];1))" office:value-type="string" office:string-value="EPZGW" calcext:value-type="string">
            <text:p>EPZGW</text:p>
          </table:table-cell>
          <table:table-cell table:style-name="ce15" table:formula="of:=MIDB([.C235];1;2)+(MIDB([.C235];4;2)/60)+(MIDB([.C235];7;2)/3600)" office:value-type="float" office:value="52.0975" calcext:value-type="float">
            <text:p>52,097500000</text:p>
          </table:table-cell>
          <table:table-cell table:style-name="ce15" table:formula="of:=MIDB([.D235];2;2)+(MIDB([.D235];5;2)/60)+(MIDB([.D235];8;2)/3600)" office:value-type="float" office:value="16.0952777777778" calcext:value-type="float">
            <text:p>16,095277778</text:p>
          </table:table-cell>
          <table:table-cell table:formula="of:=COM.MICROSOFT.CONCAT([.A235];LEFT([.B235];1))" office:value-type="string" office:string-value="EPZGW" calcext:value-type="string">
            <text:p>EPZGW</text:p>
          </table:table-cell>
          <table:table-cell table:formula="of:=MID([.H235];1;4)" office:value-type="string" office:string-value="EPZG" calcext:value-type="string">
            <text:p>EPZG</text:p>
          </table:table-cell>
          <table:table-cell table:formula="of:=MID([.H2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ZG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13 51</text:p>
          </table:table-cell>
          <table:table-cell office:value-type="string" calcext:value-type="string">
            <text:p>015 48 20</text:p>
          </table:table-cell>
          <table:table-cell table:formula="of:=COM.MICROSOFT.CONCAT([.A236];LEFT([.B236];1))" office:value-type="string" office:string-value="EPZGZ" calcext:value-type="string">
            <text:p>EPZGZ</text:p>
          </table:table-cell>
          <table:table-cell table:style-name="ce15" table:formula="of:=MIDB([.C236];1;2)+(MIDB([.C236];4;2)/60)+(MIDB([.C236];7;2)/3600)" office:value-type="float" office:value="52.2308333333333" calcext:value-type="float">
            <text:p>52,230833333</text:p>
          </table:table-cell>
          <table:table-cell table:style-name="ce15" table:formula="of:=MIDB([.D236];2;2)+(MIDB([.D236];5;2)/60)+(MIDB([.D236];8;2)/3600)" office:value-type="float" office:value="15.8055555555556" calcext:value-type="float">
            <text:p>15,805555556</text:p>
          </table:table-cell>
          <table:table-cell table:formula="of:=COM.MICROSOFT.CONCAT([.A236];LEFT([.B236];1))" office:value-type="string" office:string-value="EPZGZ" calcext:value-type="string">
            <text:p>EPZGZ</text:p>
          </table:table-cell>
          <table:table-cell table:formula="of:=MID([.H236];1;4)" office:value-type="string" office:string-value="EPZG" calcext:value-type="string">
            <text:p>EPZG</text:p>
          </table:table-cell>
          <table:table-cell table:formula="of:=MID([.H236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5"/>
          <table:table-cell table:style-name="ce15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number-columns-repeated="4"/>
          <table:table-cell table:formula="of:=COM.MICROSOFT.CONCAT([.A242];LEFT([.B242];1))">
            <text:p/>
          </table:table-cell>
          <table:table-cell table:style-name="ce15" table:number-columns-repeated="2"/>
          <table:table-cell table:number-columns-repeated="3"/>
        </table:table-row>
        <table:table-row table:style-name="ro1" table:number-rows-repeated="22"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number-columns-repeated="4"/>
          <table:table-cell table:formula="of:=COM.MICROSOFT.CONCAT([.A265];LEFT([.B265];1))">
            <text:p/>
          </table:table-cell>
          <table:table-cell table:style-name="ce15" table:number-columns-repeated="2"/>
          <table:table-cell table:number-columns-repeated="3"/>
        </table:table-row>
        <table:table-row table:style-name="ro1" table:number-rows-repeated="7"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>
          <table:table-cell table:number-columns-repeated="4"/>
          <table:table-cell table:formula="of:=COM.MICROSOFT.CONCAT([.A273];LEFT([.B273];1))">
            <text:p/>
          </table:table-cell>
          <table:table-cell table:style-name="ce15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</table:table-row>
        <table:table-row table:style-name="ro1" table:number-rows-repeated="104829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default-cell-style-name="ce14"/>
        <table:table-column table:style-name="co2" table:number-columns-repeated="2" table:default-cell-style-name="ce15"/>
        <table:table-column table:style-name="co1" table:number-columns-repeated="3" table:default-cell-style-name="ce9"/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2 06 03</text:p>
          </table:table-cell>
          <table:table-cell office:value-type="string" calcext:value-type="string">
            <text:p>018 51 44</text:p>
          </table:table-cell>
          <table:table-cell table:formula="of:=COM.MICROSOFT.CONCAT([.A1];LEFT([.B1];1))" office:value-type="string" office:string-value="EPLYD" calcext:value-type="string">
            <text:p>EPLYD</text:p>
          </table:table-cell>
          <table:table-cell table:formula="of:=MIDB([.C1];1;2)+(MIDB([.C1];4;2)/60)+(MIDB([.C1];7;2)/3600)" office:value-type="float" office:value="52.1008333333333" calcext:value-type="float">
            <text:p>52,100833333</text:p>
          </table:table-cell>
          <table:table-cell table:formula="of:=MIDB([.D1];2;2)+(MIDB([.D1];5;2)/60)+(MIDB([.D1];8;2)/3600)" office:value-type="float" office:value="18.8622222222222" calcext:value-type="float">
            <text:p>18,862222222</text:p>
          </table:table-cell>
          <table:table-cell table:formula="of:=COM.MICROSOFT.CONCAT([.A1];LEFT([.B1];1))" office:value-type="string" office:string-value="EPLYD" calcext:value-type="string">
            <text:p>EPLYD</text:p>
          </table:table-cell>
          <table:table-cell table:formula="of:=MID([.H1];1;4)" office:value-type="string" office:string-value="EPLY" calcext:value-type="string">
            <text:p>EPLY</text:p>
          </table:table-cell>
          <table:table-cell table:formula="of:=MID([.H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51 59 52</text:p>
          </table:table-cell>
          <table:table-cell office:value-type="string" calcext:value-type="string">
            <text:p>018 48 10</text:p>
          </table:table-cell>
          <table:table-cell table:formula="of:=COM.MICROSOFT.CONCAT([.A2];LEFT([.B2];1))" office:value-type="string" office:string-value="EPLYF" calcext:value-type="string">
            <text:p>EPLYF</text:p>
          </table:table-cell>
          <table:table-cell table:formula="of:=MIDB([.C2];1;2)+(MIDB([.C2];4;2)/60)+(MIDB([.C2];7;2)/3600)" office:value-type="float" office:value="51.9977777777778" calcext:value-type="float">
            <text:p>51,997777778</text:p>
          </table:table-cell>
          <table:table-cell table:formula="of:=MIDB([.D2];2;2)+(MIDB([.D2];5;2)/60)+(MIDB([.D2];8;2)/3600)" office:value-type="float" office:value="18.8027777777778" calcext:value-type="float">
            <text:p>18,802777778</text:p>
          </table:table-cell>
          <table:table-cell table:formula="of:=COM.MICROSOFT.CONCAT([.A2];LEFT([.B2];1))" office:value-type="string" office:string-value="EPLYF" calcext:value-type="string">
            <text:p>EPLYF</text:p>
          </table:table-cell>
          <table:table-cell table:formula="of:=MID([.H2];1;4)" office:value-type="string" office:string-value="EPLY" calcext:value-type="string">
            <text:p>EPLY</text:p>
          </table:table-cell>
          <table:table-cell table:formula="of:=MID([.H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1 58 37</text:p>
          </table:table-cell>
          <table:table-cell office:value-type="string" calcext:value-type="string">
            <text:p>019 22 31</text:p>
          </table:table-cell>
          <table:table-cell table:formula="of:=COM.MICROSOFT.CONCAT([.A3];LEFT([.B3];1))" office:value-type="string" office:string-value="EPLYI" calcext:value-type="string">
            <text:p>EPLYI</text:p>
          </table:table-cell>
          <table:table-cell table:formula="of:=MIDB([.C3];1;2)+(MIDB([.C3];4;2)/60)+(MIDB([.C3];7;2)/3600)" office:value-type="float" office:value="51.9769444444445" calcext:value-type="float">
            <text:p>51,976944444</text:p>
          </table:table-cell>
          <table:table-cell table:formula="of:=MIDB([.D3];2;2)+(MIDB([.D3];5;2)/60)+(MIDB([.D3];8;2)/3600)" office:value-type="float" office:value="19.3752777777778" calcext:value-type="float">
            <text:p>19,375277778</text:p>
          </table:table-cell>
          <table:table-cell table:formula="of:=COM.MICROSOFT.CONCAT([.A3];LEFT([.B3];1))" office:value-type="string" office:string-value="EPLYI" calcext:value-type="string">
            <text:p>EPLYI</text:p>
          </table:table-cell>
          <table:table-cell table:formula="of:=MID([.H3];1;4)" office:value-type="string" office:string-value="EPLY" calcext:value-type="string">
            <text:p>EPLY</text:p>
          </table:table-cell>
          <table:table-cell table:formula="of:=MID([.H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03 11</text:p>
          </table:table-cell>
          <table:table-cell office:value-type="string" calcext:value-type="string">
            <text:p>019 10 07</text:p>
          </table:table-cell>
          <table:table-cell table:formula="of:=COM.MICROSOFT.CONCAT([.A4];LEFT([.B4];1))" office:value-type="string" office:string-value="EPLYN" calcext:value-type="string">
            <text:p>EPLYN</text:p>
          </table:table-cell>
          <table:table-cell table:formula="of:=MIDB([.C4];1;2)+(MIDB([.C4];4;2)/60)+(MIDB([.C4];7;2)/3600)" office:value-type="float" office:value="52.0530555555556" calcext:value-type="float">
            <text:p>52,053055556</text:p>
          </table:table-cell>
          <table:table-cell table:formula="of:=MIDB([.D4];2;2)+(MIDB([.D4];5;2)/60)+(MIDB([.D4];8;2)/3600)" office:value-type="float" office:value="19.1686111111111" calcext:value-type="float">
            <text:p>19,168611111</text:p>
          </table:table-cell>
          <table:table-cell table:formula="of:=COM.MICROSOFT.CONCAT([.A4];LEFT([.B4];1))" office:value-type="string" office:string-value="EPLYN" calcext:value-type="string">
            <text:p>EPLYN</text:p>
          </table:table-cell>
          <table:table-cell table:formula="of:=MID([.H4];1;4)" office:value-type="string" office:string-value="EPLY" calcext:value-type="string">
            <text:p>EPLY</text:p>
          </table:table-cell>
          <table:table-cell table:formula="of:=MID([.H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00 24</text:p>
          </table:table-cell>
          <table:table-cell office:value-type="string" calcext:value-type="string">
            <text:p>019 32 37</text:p>
          </table:table-cell>
          <table:table-cell table:formula="of:=COM.MICROSOFT.CONCAT([.A5];LEFT([.B5];1))" office:value-type="string" office:string-value="EPLYP" calcext:value-type="string">
            <text:p>EPLYP</text:p>
          </table:table-cell>
          <table:table-cell table:formula="of:=MIDB([.C5];1;2)+(MIDB([.C5];4;2)/60)+(MIDB([.C5];7;2)/3600)" office:value-type="float" office:value="52.0066666666667" calcext:value-type="float">
            <text:p>52,006666667</text:p>
          </table:table-cell>
          <table:table-cell table:formula="of:=MIDB([.D5];2;2)+(MIDB([.D5];5;2)/60)+(MIDB([.D5];8;2)/3600)" office:value-type="float" office:value="19.5436111111111" calcext:value-type="float">
            <text:p>19,543611111</text:p>
          </table:table-cell>
          <table:table-cell table:formula="of:=COM.MICROSOFT.CONCAT([.A5];LEFT([.B5];1))" office:value-type="string" office:string-value="EPLYP" calcext:value-type="string">
            <text:p>EPLYP</text:p>
          </table:table-cell>
          <table:table-cell table:formula="of:=MID([.H5];1;4)" office:value-type="string" office:string-value="EPLY" calcext:value-type="string">
            <text:p>EPLY</text:p>
          </table:table-cell>
          <table:table-cell table:formula="of:=MID([.H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LY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57 24</text:p>
          </table:table-cell>
          <table:table-cell office:value-type="string" calcext:value-type="string">
            <text:p>019 10 54</text:p>
          </table:table-cell>
          <table:table-cell table:formula="of:=COM.MICROSOFT.CONCAT([.A6];LEFT([.B6];1))" office:value-type="string" office:string-value="EPLYS" calcext:value-type="string">
            <text:p>EPLYS</text:p>
          </table:table-cell>
          <table:table-cell table:formula="of:=MIDB([.C6];1;2)+(MIDB([.C6];4;2)/60)+(MIDB([.C6];7;2)/3600)" office:value-type="float" office:value="51.9566666666667" calcext:value-type="float">
            <text:p>51,956666667</text:p>
          </table:table-cell>
          <table:table-cell table:formula="of:=MIDB([.D6];2;2)+(MIDB([.D6];5;2)/60)+(MIDB([.D6];8;2)/3600)" office:value-type="float" office:value="19.1816666666667" calcext:value-type="float">
            <text:p>19,181666667</text:p>
          </table:table-cell>
          <table:table-cell table:formula="of:=COM.MICROSOFT.CONCAT([.A6];LEFT([.B6];1))" office:value-type="string" office:string-value="EPLYS" calcext:value-type="string">
            <text:p>EPLYS</text:p>
          </table:table-cell>
          <table:table-cell table:formula="of:=MID([.H6];1;4)" office:value-type="string" office:string-value="EPLY" calcext:value-type="string">
            <text:p>EPLY</text:p>
          </table:table-cell>
          <table:table-cell table:formula="of:=MID([.H6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4 15 06</text:p>
          </table:table-cell>
          <table:table-cell office:value-type="string" calcext:value-type="string">
            <text:p>018 58 52</text:p>
          </table:table-cell>
          <table:table-cell table:formula="of:=COM.MICROSOFT.CONCAT([.A8];LEFT([.B8];1))" office:value-type="string" office:string-value="EPPRE" calcext:value-type="string">
            <text:p>EPPRE</text:p>
          </table:table-cell>
          <table:table-cell table:formula="of:=MIDB([.C8];1;2)+(MIDB([.C8];4;2)/60)+(MIDB([.C8];7;2)/3600)" office:value-type="float" office:value="54.2516666666667" calcext:value-type="float">
            <text:p>54,251666667</text:p>
          </table:table-cell>
          <table:table-cell table:formula="of:=MIDB([.D8];2;2)+(MIDB([.D8];5;2)/60)+(MIDB([.D8];8;2)/3600)" office:value-type="float" office:value="18.9811111111111" calcext:value-type="float">
            <text:p>18,981111111</text:p>
          </table:table-cell>
          <table:table-cell table:formula="of:=COM.MICROSOFT.CONCAT([.A8];LEFT([.B8];1))" office:value-type="string" office:string-value="EPPRE" calcext:value-type="string">
            <text:p>EPPRE</text:p>
          </table:table-cell>
          <table:table-cell table:formula="of:=MID([.H8];1;4)" office:value-type="string" office:string-value="EPPR" calcext:value-type="string">
            <text:p>EPPR</text:p>
          </table:table-cell>
          <table:table-cell table:formula="of:=MID([.H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08 53</text:p>
          </table:table-cell>
          <table:table-cell office:value-type="string" calcext:value-type="string">
            <text:p>018 32 56</text:p>
          </table:table-cell>
          <table:table-cell table:formula="of:=COM.MICROSOFT.CONCAT([.A9];LEFT([.B9];1))" office:value-type="string" office:string-value="EPPRJ" calcext:value-type="string">
            <text:p>EPPRJ</text:p>
          </table:table-cell>
          <table:table-cell table:formula="of:=MIDB([.C9];1;2)+(MIDB([.C9];4;2)/60)+(MIDB([.C9];7;2)/3600)" office:value-type="float" office:value="54.1480555555556" calcext:value-type="float">
            <text:p>54,148055556</text:p>
          </table:table-cell>
          <table:table-cell table:formula="of:=MIDB([.D9];2;2)+(MIDB([.D9];5;2)/60)+(MIDB([.D9];8;2)/3600)" office:value-type="float" office:value="18.5488888888889" calcext:value-type="float">
            <text:p>18,548888889</text:p>
          </table:table-cell>
          <table:table-cell table:formula="of:=COM.MICROSOFT.CONCAT([.A9];LEFT([.B9];1))" office:value-type="string" office:string-value="EPPRJ" calcext:value-type="string">
            <text:p>EPPRJ</text:p>
          </table:table-cell>
          <table:table-cell table:formula="of:=MID([.H9];1;4)" office:value-type="string" office:string-value="EPPR" calcext:value-type="string">
            <text:p>EPPR</text:p>
          </table:table-cell>
          <table:table-cell table:formula="of:=MID([.H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19 19</text:p>
          </table:table-cell>
          <table:table-cell office:value-type="string" calcext:value-type="string">
            <text:p>018 46 34</text:p>
          </table:table-cell>
          <table:table-cell table:formula="of:=COM.MICROSOFT.CONCAT([.A10];LEFT([.B10];1))" office:value-type="string" office:string-value="EPPRK" calcext:value-type="string">
            <text:p>EPPRK</text:p>
          </table:table-cell>
          <table:table-cell table:formula="of:=MIDB([.C10];1;2)+(MIDB([.C10];4;2)/60)+(MIDB([.C10];7;2)/3600)" office:value-type="float" office:value="54.3219444444445" calcext:value-type="float">
            <text:p>54,321944444</text:p>
          </table:table-cell>
          <table:table-cell table:formula="of:=MIDB([.D10];2;2)+(MIDB([.D10];5;2)/60)+(MIDB([.D10];8;2)/3600)" office:value-type="float" office:value="18.7761111111111" calcext:value-type="float">
            <text:p>18,776111111</text:p>
          </table:table-cell>
          <table:table-cell table:formula="of:=COM.MICROSOFT.CONCAT([.A10];LEFT([.B10];1))" office:value-type="string" office:string-value="EPPRK" calcext:value-type="string">
            <text:p>EPPRK</text:p>
          </table:table-cell>
          <table:table-cell table:formula="of:=MID([.H10];1;4)" office:value-type="string" office:string-value="EPPR" calcext:value-type="string">
            <text:p>EPPR</text:p>
          </table:table-cell>
          <table:table-cell table:formula="of:=MID([.H1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15 57</text:p>
          </table:table-cell>
          <table:table-cell office:value-type="string" calcext:value-type="string">
            <text:p>018 44 32</text:p>
          </table:table-cell>
          <table:table-cell table:formula="of:=COM.MICROSOFT.CONCAT([.A11];LEFT([.B11];1))" office:value-type="string" office:string-value="EPPRN" calcext:value-type="string">
            <text:p>EPPRN</text:p>
          </table:table-cell>
          <table:table-cell table:formula="of:=MIDB([.C11];1;2)+(MIDB([.C11];4;2)/60)+(MIDB([.C11];7;2)/3600)" office:value-type="float" office:value="54.2658333333333" calcext:value-type="float">
            <text:p>54,265833333</text:p>
          </table:table-cell>
          <table:table-cell table:formula="of:=MIDB([.D11];2;2)+(MIDB([.D11];5;2)/60)+(MIDB([.D11];8;2)/3600)" office:value-type="float" office:value="18.7422222222222" calcext:value-type="float">
            <text:p>18,742222222</text:p>
          </table:table-cell>
          <table:table-cell table:formula="of:=COM.MICROSOFT.CONCAT([.A11];LEFT([.B11];1))" office:value-type="string" office:string-value="EPPRN" calcext:value-type="string">
            <text:p>EPPRN</text:p>
          </table:table-cell>
          <table:table-cell table:formula="of:=MID([.H11];1;4)" office:value-type="string" office:string-value="EPPR" calcext:value-type="string">
            <text:p>EPPR</text:p>
          </table:table-cell>
          <table:table-cell table:formula="of:=MID([.H1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4 07 08</text:p>
          </table:table-cell>
          <table:table-cell office:value-type="string" calcext:value-type="string">
            <text:p>018 46 02</text:p>
          </table:table-cell>
          <table:table-cell table:formula="of:=COM.MICROSOFT.CONCAT([.A12];LEFT([.B12];1))" office:value-type="string" office:string-value="EPPRP" calcext:value-type="string">
            <text:p>EPPRP</text:p>
          </table:table-cell>
          <table:table-cell table:formula="of:=MIDB([.C12];1;2)+(MIDB([.C12];4;2)/60)+(MIDB([.C12];7;2)/3600)" office:value-type="float" office:value="54.1188888888889" calcext:value-type="float">
            <text:p>54,118888889</text:p>
          </table:table-cell>
          <table:table-cell table:formula="of:=MIDB([.D12];2;2)+(MIDB([.D12];5;2)/60)+(MIDB([.D12];8;2)/3600)" office:value-type="float" office:value="18.7672222222222" calcext:value-type="float">
            <text:p>18,767222222</text:p>
          </table:table-cell>
          <table:table-cell table:formula="of:=COM.MICROSOFT.CONCAT([.A12];LEFT([.B12];1))" office:value-type="string" office:string-value="EPPRP" calcext:value-type="string">
            <text:p>EPPRP</text:p>
          </table:table-cell>
          <table:table-cell table:formula="of:=MID([.H12];1;4)" office:value-type="string" office:string-value="EPPR" calcext:value-type="string">
            <text:p>EPPR</text:p>
          </table:table-cell>
          <table:table-cell table:formula="of:=MID([.H1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4 08 54</text:p>
          </table:table-cell>
          <table:table-cell office:value-type="string" calcext:value-type="string">
            <text:p>018 54 17</text:p>
          </table:table-cell>
          <table:table-cell table:formula="of:=COM.MICROSOFT.CONCAT([.A13];LEFT([.B13];1))" office:value-type="string" office:string-value="EPPRR" calcext:value-type="string">
            <text:p>EPPRR</text:p>
          </table:table-cell>
          <table:table-cell table:formula="of:=MIDB([.C13];1;2)+(MIDB([.C13];4;2)/60)+(MIDB([.C13];7;2)/3600)" office:value-type="float" office:value="54.1483333333333" calcext:value-type="float">
            <text:p>54,148333333</text:p>
          </table:table-cell>
          <table:table-cell table:formula="of:=MIDB([.D13];2;2)+(MIDB([.D13];5;2)/60)+(MIDB([.D13];8;2)/3600)" office:value-type="float" office:value="18.9047222222222" calcext:value-type="float">
            <text:p>18,904722222</text:p>
          </table:table-cell>
          <table:table-cell table:formula="of:=COM.MICROSOFT.CONCAT([.A13];LEFT([.B13];1))" office:value-type="string" office:string-value="EPPRR" calcext:value-type="string">
            <text:p>EPPRR</text:p>
          </table:table-cell>
          <table:table-cell table:formula="of:=MID([.H13];1;4)" office:value-type="string" office:string-value="EPPR" calcext:value-type="string">
            <text:p>EPPR</text:p>
          </table:table-cell>
          <table:table-cell table:formula="of:=MID([.H1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4 11 06</text:p>
          </table:table-cell>
          <table:table-cell office:value-type="string" calcext:value-type="string">
            <text:p>018 40 57</text:p>
          </table:table-cell>
          <table:table-cell table:formula="of:=COM.MICROSOFT.CONCAT([.A14];LEFT([.B14];1))" office:value-type="string" office:string-value="EPPRS" calcext:value-type="string">
            <text:p>EPPRS</text:p>
          </table:table-cell>
          <table:table-cell table:formula="of:=MIDB([.C14];1;2)+(MIDB([.C14];4;2)/60)+(MIDB([.C14];7;2)/3600)" office:value-type="float" office:value="54.185" calcext:value-type="float">
            <text:p>54,185000000</text:p>
          </table:table-cell>
          <table:table-cell table:formula="of:=MIDB([.D14];2;2)+(MIDB([.D14];5;2)/60)+(MIDB([.D14];8;2)/3600)" office:value-type="float" office:value="18.6825" calcext:value-type="float">
            <text:p>18,682500000</text:p>
          </table:table-cell>
          <table:table-cell table:formula="of:=COM.MICROSOFT.CONCAT([.A14];LEFT([.B14];1))" office:value-type="string" office:string-value="EPPRS" calcext:value-type="string">
            <text:p>EPPRS</text:p>
          </table:table-cell>
          <table:table-cell table:formula="of:=MID([.H14];1;4)" office:value-type="string" office:string-value="EPPR" calcext:value-type="string">
            <text:p>EPPR</text:p>
          </table:table-cell>
          <table:table-cell table:formula="of:=MID([.H1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PR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14 07</text:p>
          </table:table-cell>
          <table:table-cell office:value-type="string" calcext:value-type="string">
            <text:p>018 28 35</text:p>
          </table:table-cell>
          <table:table-cell table:formula="of:=COM.MICROSOFT.CONCAT([.A15];LEFT([.B15];1))" office:value-type="string" office:string-value="EPPRW" calcext:value-type="string">
            <text:p>EPPRW</text:p>
          </table:table-cell>
          <table:table-cell table:formula="of:=MIDB([.C15];1;2)+(MIDB([.C15];4;2)/60)+(MIDB([.C15];7;2)/3600)" office:value-type="float" office:value="54.2352777777778" calcext:value-type="float">
            <text:p>54,235277778</text:p>
          </table:table-cell>
          <table:table-cell table:formula="of:=MIDB([.D15];2;2)+(MIDB([.D15];5;2)/60)+(MIDB([.D15];8;2)/3600)" office:value-type="float" office:value="18.4763888888889" calcext:value-type="float">
            <text:p>18,476388889</text:p>
          </table:table-cell>
          <table:table-cell table:formula="of:=COM.MICROSOFT.CONCAT([.A15];LEFT([.B15];1))" office:value-type="string" office:string-value="EPPRW" calcext:value-type="string">
            <text:p>EPPRW</text:p>
          </table:table-cell>
          <table:table-cell table:formula="of:=MID([.H15];1;4)" office:value-type="string" office:string-value="EPPR" calcext:value-type="string">
            <text:p>EPPR</text:p>
          </table:table-cell>
          <table:table-cell table:formula="of:=MID([.H15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1 31 46</text:p>
          </table:table-cell>
          <table:table-cell office:value-type="string" calcext:value-type="string">
            <text:p>020 25 45</text:p>
          </table:table-cell>
          <table:table-cell table:formula="of:=COM.MICROSOFT.CONCAT([.A17];LEFT([.B17];1))" office:value-type="string" office:string-value="EPTMB" calcext:value-type="string">
            <text:p>EPTMB</text:p>
          </table:table-cell>
          <table:table-cell table:formula="of:=MIDB([.C17];1;2)+(MIDB([.C17];4;2)/60)+(MIDB([.C17];7;2)/3600)" office:value-type="float" office:value="51.5294444444444" calcext:value-type="float">
            <text:p>51,529444444</text:p>
          </table:table-cell>
          <table:table-cell table:formula="of:=MIDB([.D17];2;2)+(MIDB([.D17];5;2)/60)+(MIDB([.D17];8;2)/3600)" office:value-type="float" office:value="20.4291666666667" calcext:value-type="float">
            <text:p>20,429166667</text:p>
          </table:table-cell>
          <table:table-cell table:formula="of:=COM.MICROSOFT.CONCAT([.A17];LEFT([.B17];1))" office:value-type="string" office:string-value="EPTMB" calcext:value-type="string">
            <text:p>EPTMB</text:p>
          </table:table-cell>
          <table:table-cell table:formula="of:=MID([.H17];1;4)" office:value-type="string" office:string-value="EPTM" calcext:value-type="string">
            <text:p>EPTM</text:p>
          </table:table-cell>
          <table:table-cell table:formula="of:=MID([.H1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26 41</text:p>
          </table:table-cell>
          <table:table-cell office:value-type="string" calcext:value-type="string">
            <text:p>020 27 37</text:p>
          </table:table-cell>
          <table:table-cell table:formula="of:=COM.MICROSOFT.CONCAT([.A18];LEFT([.B18];1))" office:value-type="string" office:string-value="EPTMD" calcext:value-type="string">
            <text:p>EPTMD</text:p>
          </table:table-cell>
          <table:table-cell table:formula="of:=MIDB([.C18];1;2)+(MIDB([.C18];4;2)/60)+(MIDB([.C18];7;2)/3600)" office:value-type="float" office:value="51.4447222222222" calcext:value-type="float">
            <text:p>51,444722222</text:p>
          </table:table-cell>
          <table:table-cell table:formula="of:=MIDB([.D18];2;2)+(MIDB([.D18];5;2)/60)+(MIDB([.D18];8;2)/3600)" office:value-type="float" office:value="20.4602777777778" calcext:value-type="float">
            <text:p>20,460277778</text:p>
          </table:table-cell>
          <table:table-cell table:formula="of:=COM.MICROSOFT.CONCAT([.A18];LEFT([.B18];1))" office:value-type="string" office:string-value="EPTMD" calcext:value-type="string">
            <text:p>EPTMD</text:p>
          </table:table-cell>
          <table:table-cell table:formula="of:=MID([.H18];1;4)" office:value-type="string" office:string-value="EPTM" calcext:value-type="string">
            <text:p>EPTM</text:p>
          </table:table-cell>
          <table:table-cell table:formula="of:=MID([.H1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31 38</text:p>
          </table:table-cell>
          <table:table-cell office:value-type="string" calcext:value-type="string">
            <text:p>020 13 35</text:p>
          </table:table-cell>
          <table:table-cell table:formula="of:=COM.MICROSOFT.CONCAT([.A19];LEFT([.B19];1))" office:value-type="string" office:string-value="EPTME" calcext:value-type="string">
            <text:p>EPTME</text:p>
          </table:table-cell>
          <table:table-cell table:formula="of:=MIDB([.C19];1;2)+(MIDB([.C19];4;2)/60)+(MIDB([.C19];7;2)/3600)" office:value-type="float" office:value="51.5272222222222" calcext:value-type="float">
            <text:p>51,527222222</text:p>
          </table:table-cell>
          <table:table-cell table:formula="of:=MIDB([.D19];2;2)+(MIDB([.D19];5;2)/60)+(MIDB([.D19];8;2)/3600)" office:value-type="float" office:value="20.2263888888889" calcext:value-type="float">
            <text:p>20,226388889</text:p>
          </table:table-cell>
          <table:table-cell table:formula="of:=COM.MICROSOFT.CONCAT([.A19];LEFT([.B19];1))" office:value-type="string" office:string-value="EPTME" calcext:value-type="string">
            <text:p>EPTME</text:p>
          </table:table-cell>
          <table:table-cell table:formula="of:=MID([.H19];1;4)" office:value-type="string" office:string-value="EPTM" calcext:value-type="string">
            <text:p>EPTM</text:p>
          </table:table-cell>
          <table:table-cell table:formula="of:=MID([.H1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1 41 50</text:p>
          </table:table-cell>
          <table:table-cell office:value-type="string" calcext:value-type="string">
            <text:p>019 53 19</text:p>
          </table:table-cell>
          <table:table-cell table:formula="of:=COM.MICROSOFT.CONCAT([.A20];LEFT([.B20];1))" office:value-type="string" office:string-value="EPTMG" calcext:value-type="string">
            <text:p>EPTMG</text:p>
          </table:table-cell>
          <table:table-cell table:formula="of:=MIDB([.C20];1;2)+(MIDB([.C20];4;2)/60)+(MIDB([.C20];7;2)/3600)" office:value-type="float" office:value="51.6972222222222" calcext:value-type="float">
            <text:p>51,697222222</text:p>
          </table:table-cell>
          <table:table-cell table:formula="of:=MIDB([.D20];2;2)+(MIDB([.D20];5;2)/60)+(MIDB([.D20];8;2)/3600)" office:value-type="float" office:value="19.8886111111111" calcext:value-type="float">
            <text:p>19,888611111</text:p>
          </table:table-cell>
          <table:table-cell table:formula="of:=COM.MICROSOFT.CONCAT([.A20];LEFT([.B20];1))" office:value-type="string" office:string-value="EPTMG" calcext:value-type="string">
            <text:p>EPTMG</text:p>
          </table:table-cell>
          <table:table-cell table:formula="of:=MID([.H20];1;4)" office:value-type="string" office:string-value="EPTM" calcext:value-type="string">
            <text:p>EPTM</text:p>
          </table:table-cell>
          <table:table-cell table:formula="of:=MID([.H2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1 42 44</text:p>
          </table:table-cell>
          <table:table-cell office:value-type="string" calcext:value-type="string">
            <text:p>020 02 12</text:p>
          </table:table-cell>
          <table:table-cell table:formula="of:=COM.MICROSOFT.CONCAT([.A21];LEFT([.B21];1))" office:value-type="string" office:string-value="EPTMH" calcext:value-type="string">
            <text:p>EPTMH</text:p>
          </table:table-cell>
          <table:table-cell table:formula="of:=MIDB([.C21];1;2)+(MIDB([.C21];4;2)/60)+(MIDB([.C21];7;2)/3600)" office:value-type="float" office:value="51.7122222222222" calcext:value-type="float">
            <text:p>51,712222222</text:p>
          </table:table-cell>
          <table:table-cell table:formula="of:=MIDB([.D21];2;2)+(MIDB([.D21];5;2)/60)+(MIDB([.D21];8;2)/3600)" office:value-type="float" office:value="20.0366666666667" calcext:value-type="float">
            <text:p>20,036666667</text:p>
          </table:table-cell>
          <table:table-cell table:formula="of:=COM.MICROSOFT.CONCAT([.A21];LEFT([.B21];1))" office:value-type="string" office:string-value="EPTMH" calcext:value-type="string">
            <text:p>EPTMH</text:p>
          </table:table-cell>
          <table:table-cell table:formula="of:=MID([.H21];1;4)" office:value-type="string" office:string-value="EPTM" calcext:value-type="string">
            <text:p>EPTM</text:p>
          </table:table-cell>
          <table:table-cell table:formula="of:=MID([.H2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1 39 01</text:p>
          </table:table-cell>
          <table:table-cell office:value-type="string" calcext:value-type="string">
            <text:p>019 48 07</text:p>
          </table:table-cell>
          <table:table-cell table:formula="of:=COM.MICROSOFT.CONCAT([.A22];LEFT([.B22];1))" office:value-type="string" office:string-value="EPTMI" calcext:value-type="string">
            <text:p>EPTMI</text:p>
          </table:table-cell>
          <table:table-cell table:formula="of:=MIDB([.C22];1;2)+(MIDB([.C22];4;2)/60)+(MIDB([.C22];7;2)/3600)" office:value-type="float" office:value="51.6502777777778" calcext:value-type="float">
            <text:p>51,650277778</text:p>
          </table:table-cell>
          <table:table-cell table:formula="of:=MIDB([.D22];2;2)+(MIDB([.D22];5;2)/60)+(MIDB([.D22];8;2)/3600)" office:value-type="float" office:value="19.8019444444444" calcext:value-type="float">
            <text:p>19,801944444</text:p>
          </table:table-cell>
          <table:table-cell table:formula="of:=COM.MICROSOFT.CONCAT([.A22];LEFT([.B22];1))" office:value-type="string" office:string-value="EPTMI" calcext:value-type="string">
            <text:p>EPTMI</text:p>
          </table:table-cell>
          <table:table-cell table:formula="of:=MID([.H22];1;4)" office:value-type="string" office:string-value="EPTM" calcext:value-type="string">
            <text:p>EPTM</text:p>
          </table:table-cell>
          <table:table-cell table:formula="of:=MID([.H2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1 31 20</text:p>
          </table:table-cell>
          <table:table-cell office:value-type="string" calcext:value-type="string">
            <text:p>020 03 46</text:p>
          </table:table-cell>
          <table:table-cell table:formula="of:=COM.MICROSOFT.CONCAT([.A23];LEFT([.B23];1))" office:value-type="string" office:string-value="EPTMJ" calcext:value-type="string">
            <text:p>EPTMJ</text:p>
          </table:table-cell>
          <table:table-cell table:formula="of:=MIDB([.C23];1;2)+(MIDB([.C23];4;2)/60)+(MIDB([.C23];7;2)/3600)" office:value-type="float" office:value="51.5222222222222" calcext:value-type="float">
            <text:p>51,522222222</text:p>
          </table:table-cell>
          <table:table-cell table:formula="of:=MIDB([.D23];2;2)+(MIDB([.D23];5;2)/60)+(MIDB([.D23];8;2)/3600)" office:value-type="float" office:value="20.0627777777778" calcext:value-type="float">
            <text:p>20,062777778</text:p>
          </table:table-cell>
          <table:table-cell table:formula="of:=COM.MICROSOFT.CONCAT([.A23];LEFT([.B23];1))" office:value-type="string" office:string-value="EPTMJ" calcext:value-type="string">
            <text:p>EPTMJ</text:p>
          </table:table-cell>
          <table:table-cell table:formula="of:=MID([.H23];1;4)" office:value-type="string" office:string-value="EPTM" calcext:value-type="string">
            <text:p>EPTM</text:p>
          </table:table-cell>
          <table:table-cell table:formula="of:=MID([.H2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40 37</text:p>
          </table:table-cell>
          <table:table-cell office:value-type="string" calcext:value-type="string">
            <text:p>020 13 10</text:p>
          </table:table-cell>
          <table:table-cell table:formula="of:=COM.MICROSOFT.CONCAT([.A24];LEFT([.B24];1))" office:value-type="string" office:string-value="EPTMM" calcext:value-type="string">
            <text:p>EPTMM</text:p>
          </table:table-cell>
          <table:table-cell table:formula="of:=MIDB([.C24];1;2)+(MIDB([.C24];4;2)/60)+(MIDB([.C24];7;2)/3600)" office:value-type="float" office:value="51.6769444444445" calcext:value-type="float">
            <text:p>51,676944444</text:p>
          </table:table-cell>
          <table:table-cell table:formula="of:=MIDB([.D24];2;2)+(MIDB([.D24];5;2)/60)+(MIDB([.D24];8;2)/3600)" office:value-type="float" office:value="20.2194444444444" calcext:value-type="float">
            <text:p>20,219444444</text:p>
          </table:table-cell>
          <table:table-cell table:formula="of:=COM.MICROSOFT.CONCAT([.A24];LEFT([.B24];1))" office:value-type="string" office:string-value="EPTMM" calcext:value-type="string">
            <text:p>EPTMM</text:p>
          </table:table-cell>
          <table:table-cell table:formula="of:=MID([.H24];1;4)" office:value-type="string" office:string-value="EPTM" calcext:value-type="string">
            <text:p>EPTM</text:p>
          </table:table-cell>
          <table:table-cell table:formula="of:=MID([.H2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39 26</text:p>
          </table:table-cell>
          <table:table-cell office:value-type="string" calcext:value-type="string">
            <text:p>020 09 38</text:p>
          </table:table-cell>
          <table:table-cell table:formula="of:=COM.MICROSOFT.CONCAT([.A25];LEFT([.B25];1))" office:value-type="string" office:string-value="EPTMN" calcext:value-type="string">
            <text:p>EPTMN</text:p>
          </table:table-cell>
          <table:table-cell table:formula="of:=MIDB([.C25];1;2)+(MIDB([.C25];4;2)/60)+(MIDB([.C25];7;2)/3600)" office:value-type="float" office:value="51.6572222222222" calcext:value-type="float">
            <text:p>51,657222222</text:p>
          </table:table-cell>
          <table:table-cell table:formula="of:=MIDB([.D25];2;2)+(MIDB([.D25];5;2)/60)+(MIDB([.D25];8;2)/3600)" office:value-type="float" office:value="20.1605555555556" calcext:value-type="float">
            <text:p>20,160555556</text:p>
          </table:table-cell>
          <table:table-cell table:formula="of:=COM.MICROSOFT.CONCAT([.A25];LEFT([.B25];1))" office:value-type="string" office:string-value="EPTMN" calcext:value-type="string">
            <text:p>EPTMN</text:p>
          </table:table-cell>
          <table:table-cell table:formula="of:=MID([.H25];1;4)" office:value-type="string" office:string-value="EPTM" calcext:value-type="string">
            <text:p>EPTM</text:p>
          </table:table-cell>
          <table:table-cell table:formula="of:=MID([.H2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28 29</text:p>
          </table:table-cell>
          <table:table-cell office:value-type="string" calcext:value-type="string">
            <text:p>020 00 22</text:p>
          </table:table-cell>
          <table:table-cell table:formula="of:=COM.MICROSOFT.CONCAT([.A26];LEFT([.B26];1))" office:value-type="string" office:string-value="EPTMS" calcext:value-type="string">
            <text:p>EPTMS</text:p>
          </table:table-cell>
          <table:table-cell table:formula="of:=MIDB([.C26];1;2)+(MIDB([.C26];4;2)/60)+(MIDB([.C26];7;2)/3600)" office:value-type="float" office:value="51.4747222222222" calcext:value-type="float">
            <text:p>51,474722222</text:p>
          </table:table-cell>
          <table:table-cell table:formula="of:=MIDB([.D26];2;2)+(MIDB([.D26];5;2)/60)+(MIDB([.D26];8;2)/3600)" office:value-type="float" office:value="20.0061111111111" calcext:value-type="float">
            <text:p>20,006111111</text:p>
          </table:table-cell>
          <table:table-cell table:formula="of:=COM.MICROSOFT.CONCAT([.A26];LEFT([.B26];1))" office:value-type="string" office:string-value="EPTMS" calcext:value-type="string">
            <text:p>EPTMS</text:p>
          </table:table-cell>
          <table:table-cell table:formula="of:=MID([.H26];1;4)" office:value-type="string" office:string-value="EPTM" calcext:value-type="string">
            <text:p>EPTM</text:p>
          </table:table-cell>
          <table:table-cell table:formula="of:=MID([.H2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51 24 00</text:p>
          </table:table-cell>
          <table:table-cell office:value-type="string" calcext:value-type="string">
            <text:p>020 11 09</text:p>
          </table:table-cell>
          <table:table-cell table:formula="of:=COM.MICROSOFT.CONCAT([.A27];LEFT([.B27];1))" office:value-type="string" office:string-value="EPTMU" calcext:value-type="string">
            <text:p>EPTMU</text:p>
          </table:table-cell>
          <table:table-cell table:formula="of:=MIDB([.C27];1;2)+(MIDB([.C27];4;2)/60)+(MIDB([.C27];7;2)/3600)" office:value-type="float" office:value="51.4" calcext:value-type="float">
            <text:p>51,400000000</text:p>
          </table:table-cell>
          <table:table-cell table:formula="of:=MIDB([.D27];2;2)+(MIDB([.D27];5;2)/60)+(MIDB([.D27];8;2)/3600)" office:value-type="float" office:value="20.1858333333333" calcext:value-type="float">
            <text:p>20,185833333</text:p>
          </table:table-cell>
          <table:table-cell table:formula="of:=COM.MICROSOFT.CONCAT([.A27];LEFT([.B27];1))" office:value-type="string" office:string-value="EPTMU" calcext:value-type="string">
            <text:p>EPTMU</text:p>
          </table:table-cell>
          <table:table-cell table:formula="of:=MID([.H27];1;4)" office:value-type="string" office:string-value="EPTM" calcext:value-type="string">
            <text:p>EPTM</text:p>
          </table:table-cell>
          <table:table-cell table:formula="of:=MID([.H27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36 04</text:p>
          </table:table-cell>
          <table:table-cell office:value-type="string" calcext:value-type="string">
            <text:p>019 55 19</text:p>
          </table:table-cell>
          <table:table-cell table:formula="of:=COM.MICROSOFT.CONCAT([.A28];LEFT([.B28];1))" office:value-type="string" office:string-value="EPTMW" calcext:value-type="string">
            <text:p>EPTMW</text:p>
          </table:table-cell>
          <table:table-cell table:formula="of:=MIDB([.C28];1;2)+(MIDB([.C28];4;2)/60)+(MIDB([.C28];7;2)/3600)" office:value-type="float" office:value="51.6011111111111" calcext:value-type="float">
            <text:p>51,601111111</text:p>
          </table:table-cell>
          <table:table-cell table:formula="of:=MIDB([.D28];2;2)+(MIDB([.D28];5;2)/60)+(MIDB([.D28];8;2)/3600)" office:value-type="float" office:value="19.9219444444444" calcext:value-type="float">
            <text:p>19,921944444</text:p>
          </table:table-cell>
          <table:table-cell table:formula="of:=COM.MICROSOFT.CONCAT([.A28];LEFT([.B28];1))" office:value-type="string" office:string-value="EPTMW" calcext:value-type="string">
            <text:p>EPTMW</text:p>
          </table:table-cell>
          <table:table-cell table:formula="of:=MID([.H28];1;4)" office:value-type="string" office:string-value="EPTM" calcext:value-type="string">
            <text:p>EPTM</text:p>
          </table:table-cell>
          <table:table-cell table:formula="of:=MID([.H28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TM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35 55</text:p>
          </table:table-cell>
          <table:table-cell office:value-type="string" calcext:value-type="string">
            <text:p>020 17 54</text:p>
          </table:table-cell>
          <table:table-cell table:formula="of:=COM.MICROSOFT.CONCAT([.A29];LEFT([.B29];1))" office:value-type="string" office:string-value="EPTMZ" calcext:value-type="string">
            <text:p>EPTMZ</text:p>
          </table:table-cell>
          <table:table-cell table:formula="of:=MIDB([.C29];1;2)+(MIDB([.C29];4;2)/60)+(MIDB([.C29];7;2)/3600)" office:value-type="float" office:value="51.5986111111111" calcext:value-type="float">
            <text:p>51,598611111</text:p>
          </table:table-cell>
          <table:table-cell table:formula="of:=MIDB([.D29];2;2)+(MIDB([.D29];5;2)/60)+(MIDB([.D29];8;2)/3600)" office:value-type="float" office:value="20.2983333333333" calcext:value-type="float">
            <text:p>20,298333333</text:p>
          </table:table-cell>
          <table:table-cell table:formula="of:=COM.MICROSOFT.CONCAT([.A29];LEFT([.B29];1))" office:value-type="string" office:string-value="EPTMZ" calcext:value-type="string">
            <text:p>EPTMZ</text:p>
          </table:table-cell>
          <table:table-cell table:formula="of:=MID([.H29];1;4)" office:value-type="string" office:string-value="EPTM" calcext:value-type="string">
            <text:p>EPTM</text:p>
          </table:table-cell>
          <table:table-cell table:formula="of:=MID([.H29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4 23 05</text:p>
          </table:table-cell>
          <table:table-cell office:value-type="string" calcext:value-type="string">
            <text:p>016 23 48</text:p>
          </table:table-cell>
          <table:table-cell table:formula="of:=COM.MICROSOFT.CONCAT([.A31];LEFT([.B31];1))" office:value-type="string" office:string-value="EPDAE" calcext:value-type="string">
            <text:p>EPDAE</text:p>
          </table:table-cell>
          <table:table-cell table:formula="of:=MIDB([.C31];1;2)+(MIDB([.C31];4;2)/60)+(MIDB([.C31];7;2)/3600)" office:value-type="float" office:value="54.3847222222222" calcext:value-type="float">
            <text:p>54,384722222</text:p>
          </table:table-cell>
          <table:table-cell table:formula="of:=MIDB([.D31];2;2)+(MIDB([.D31];5;2)/60)+(MIDB([.D31];8;2)/3600)" office:value-type="float" office:value="16.3966666666667" calcext:value-type="float">
            <text:p>16,396666667</text:p>
          </table:table-cell>
          <table:table-cell table:formula="of:=COM.MICROSOFT.CONCAT([.A31];LEFT([.B31];1))" office:value-type="string" office:string-value="EPDAE" calcext:value-type="string">
            <text:p>EPDAE</text:p>
          </table:table-cell>
          <table:table-cell table:formula="of:=MID([.H31];1;4)" office:value-type="string" office:string-value="EPDA" calcext:value-type="string">
            <text:p>EPDA</text:p>
          </table:table-cell>
          <table:table-cell table:formula="of:=MID([.H3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4 26 24</text:p>
          </table:table-cell>
          <table:table-cell office:value-type="string" calcext:value-type="string">
            <text:p>016 22 24</text:p>
          </table:table-cell>
          <table:table-cell table:formula="of:=COM.MICROSOFT.CONCAT([.A32];LEFT([.B32];1))" office:value-type="string" office:string-value="EPDAG" calcext:value-type="string">
            <text:p>EPDAG</text:p>
          </table:table-cell>
          <table:table-cell table:formula="of:=MIDB([.C32];1;2)+(MIDB([.C32];4;2)/60)+(MIDB([.C32];7;2)/3600)" office:value-type="float" office:value="54.44" calcext:value-type="float">
            <text:p>54,440000000</text:p>
          </table:table-cell>
          <table:table-cell table:formula="of:=MIDB([.D32];2;2)+(MIDB([.D32];5;2)/60)+(MIDB([.D32];8;2)/3600)" office:value-type="float" office:value="16.3733333333333" calcext:value-type="float">
            <text:p>16,373333333</text:p>
          </table:table-cell>
          <table:table-cell table:formula="of:=COM.MICROSOFT.CONCAT([.A32];LEFT([.B32];1))" office:value-type="string" office:string-value="EPDAG" calcext:value-type="string">
            <text:p>EPDAG</text:p>
          </table:table-cell>
          <table:table-cell table:formula="of:=MID([.H32];1;4)" office:value-type="string" office:string-value="EPDA" calcext:value-type="string">
            <text:p>EPDA</text:p>
          </table:table-cell>
          <table:table-cell table:formula="of:=MID([.H32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4 28 39</text:p>
          </table:table-cell>
          <table:table-cell office:value-type="string" calcext:value-type="string">
            <text:p>016 39 06</text:p>
          </table:table-cell>
          <table:table-cell table:formula="of:=COM.MICROSOFT.CONCAT([.A33];LEFT([.B33];1))" office:value-type="string" office:string-value="EPDAH" calcext:value-type="string">
            <text:p>EPDAH</text:p>
          </table:table-cell>
          <table:table-cell table:formula="of:=MIDB([.C33];1;2)+(MIDB([.C33];4;2)/60)+(MIDB([.C33];7;2)/3600)" office:value-type="float" office:value="54.4775" calcext:value-type="float">
            <text:p>54,477500000</text:p>
          </table:table-cell>
          <table:table-cell table:formula="of:=MIDB([.D33];2;2)+(MIDB([.D33];5;2)/60)+(MIDB([.D33];8;2)/3600)" office:value-type="float" office:value="16.6516666666667" calcext:value-type="float">
            <text:p>16,651666667</text:p>
          </table:table-cell>
          <table:table-cell table:formula="of:=COM.MICROSOFT.CONCAT([.A33];LEFT([.B33];1))" office:value-type="string" office:string-value="EPDAH" calcext:value-type="string">
            <text:p>EPDAH</text:p>
          </table:table-cell>
          <table:table-cell table:formula="of:=MID([.H33];1;4)" office:value-type="string" office:string-value="EPDA" calcext:value-type="string">
            <text:p>EPDA</text:p>
          </table:table-cell>
          <table:table-cell table:formula="of:=MID([.H33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4 32 24</text:p>
          </table:table-cell>
          <table:table-cell office:value-type="string" calcext:value-type="string">
            <text:p>016 32 42</text:p>
          </table:table-cell>
          <table:table-cell table:formula="of:=COM.MICROSOFT.CONCAT([.A34];LEFT([.B34];1))" office:value-type="string" office:string-value="EPDAJ" calcext:value-type="string">
            <text:p>EPDAJ</text:p>
          </table:table-cell>
          <table:table-cell table:formula="of:=MIDB([.C34];1;2)+(MIDB([.C34];4;2)/60)+(MIDB([.C34];7;2)/3600)" office:value-type="float" office:value="54.54" calcext:value-type="float">
            <text:p>54,540000000</text:p>
          </table:table-cell>
          <table:table-cell table:formula="of:=MIDB([.D34];2;2)+(MIDB([.D34];5;2)/60)+(MIDB([.D34];8;2)/3600)" office:value-type="float" office:value="16.545" calcext:value-type="float">
            <text:p>16,545000000</text:p>
          </table:table-cell>
          <table:table-cell table:formula="of:=COM.MICROSOFT.CONCAT([.A34];LEFT([.B34];1))" office:value-type="string" office:string-value="EPDAJ" calcext:value-type="string">
            <text:p>EPDAJ</text:p>
          </table:table-cell>
          <table:table-cell table:formula="of:=MID([.H34];1;4)" office:value-type="string" office:string-value="EPDA" calcext:value-type="string">
            <text:p>EPDA</text:p>
          </table:table-cell>
          <table:table-cell table:formula="of:=MID([.H34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18 24</text:p>
          </table:table-cell>
          <table:table-cell office:value-type="string" calcext:value-type="string">
            <text:p>016 11 48</text:p>
          </table:table-cell>
          <table:table-cell table:formula="of:=COM.MICROSOFT.CONCAT([.A35];LEFT([.B35];1))" office:value-type="string" office:string-value="EPDAL" calcext:value-type="string">
            <text:p>EPDAL</text:p>
          </table:table-cell>
          <table:table-cell table:formula="of:=MIDB([.C35];1;2)+(MIDB([.C35];4;2)/60)+(MIDB([.C35];7;2)/3600)" office:value-type="float" office:value="54.3066666666667" calcext:value-type="float">
            <text:p>54,306666667</text:p>
          </table:table-cell>
          <table:table-cell table:formula="of:=MIDB([.D35];2;2)+(MIDB([.D35];5;2)/60)+(MIDB([.D35];8;2)/3600)" office:value-type="float" office:value="16.1966666666667" calcext:value-type="float">
            <text:p>16,196666667</text:p>
          </table:table-cell>
          <table:table-cell table:formula="of:=COM.MICROSOFT.CONCAT([.A35];LEFT([.B35];1))" office:value-type="string" office:string-value="EPDAL" calcext:value-type="string">
            <text:p>EPDAL</text:p>
          </table:table-cell>
          <table:table-cell table:formula="of:=MID([.H35];1;4)" office:value-type="string" office:string-value="EPDA" calcext:value-type="string">
            <text:p>EPDA</text:p>
          </table:table-cell>
          <table:table-cell table:formula="of:=MID([.H35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4 21 30</text:p>
          </table:table-cell>
          <table:table-cell office:value-type="string" calcext:value-type="string">
            <text:p>016 30 54</text:p>
          </table:table-cell>
          <table:table-cell table:formula="of:=COM.MICROSOFT.CONCAT([.A36];LEFT([.B36];1))" office:value-type="string" office:string-value="EPDAO" calcext:value-type="string">
            <text:p>EPDAO</text:p>
          </table:table-cell>
          <table:table-cell table:formula="of:=MIDB([.C36];1;2)+(MIDB([.C36];4;2)/60)+(MIDB([.C36];7;2)/3600)" office:value-type="float" office:value="54.3583333333333" calcext:value-type="float">
            <text:p>54,358333333</text:p>
          </table:table-cell>
          <table:table-cell table:formula="of:=MIDB([.D36];2;2)+(MIDB([.D36];5;2)/60)+(MIDB([.D36];8;2)/3600)" office:value-type="float" office:value="16.515" calcext:value-type="float">
            <text:p>16,515000000</text:p>
          </table:table-cell>
          <table:table-cell table:formula="of:=COM.MICROSOFT.CONCAT([.A36];LEFT([.B36];1))" office:value-type="string" office:string-value="EPDAO" calcext:value-type="string">
            <text:p>EPDAO</text:p>
          </table:table-cell>
          <table:table-cell table:formula="of:=MID([.H36];1;4)" office:value-type="string" office:string-value="EPDA" calcext:value-type="string">
            <text:p>EPDA</text:p>
          </table:table-cell>
          <table:table-cell table:formula="of:=MID([.H36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D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18 10</text:p>
          </table:table-cell>
          <table:table-cell office:value-type="string" calcext:value-type="string">
            <text:p>016 23 10</text:p>
          </table:table-cell>
          <table:table-cell table:formula="of:=COM.MICROSOFT.CONCAT([.A37];LEFT([.B37];1))" office:value-type="string" office:string-value="EPDAW" calcext:value-type="string">
            <text:p>EPDAW</text:p>
          </table:table-cell>
          <table:table-cell table:formula="of:=MIDB([.C37];1;2)+(MIDB([.C37];4;2)/60)+(MIDB([.C37];7;2)/3600)" office:value-type="float" office:value="54.3027777777778" calcext:value-type="float">
            <text:p>54,302777778</text:p>
          </table:table-cell>
          <table:table-cell table:formula="of:=MIDB([.D37];2;2)+(MIDB([.D37];5;2)/60)+(MIDB([.D37];8;2)/3600)" office:value-type="float" office:value="16.3861111111111" calcext:value-type="float">
            <text:p>16,386111111</text:p>
          </table:table-cell>
          <table:table-cell table:formula="of:=COM.MICROSOFT.CONCAT([.A37];LEFT([.B37];1))" office:value-type="string" office:string-value="EPDAW" calcext:value-type="string">
            <text:p>EPDAW</text:p>
          </table:table-cell>
          <table:table-cell table:formula="of:=MID([.H37];1;4)" office:value-type="string" office:string-value="EPDA" calcext:value-type="string">
            <text:p>EPDA</text:p>
          </table:table-cell>
          <table:table-cell table:formula="of:=MID([.H37];1;2)" office:value-type="string" office:string-value="EP" calcext:value-type="string">
            <text:p>EP</text:p>
          </table:table-cell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51 22</text:p>
          </table:table-cell>
          <table:table-cell office:value-type="string" calcext:value-type="string">
            <text:p>018 11 56</text:p>
          </table:table-cell>
          <table:table-cell table:formula="of:=COM.MICROSOFT.CONCAT([.A39];LEFT([.B39];1))" office:value-type="string" office:string-value="EPIRJ" calcext:value-type="string">
            <text:p>EPIRJ</text:p>
          </table:table-cell>
          <table:table-cell table:formula="of:=MIDB([.C39];1;2)+(MIDB([.C39];4;2)/60)+(MIDB([.C39];7;2)/3600)" office:value-type="float" office:value="52.8561111111111" calcext:value-type="float">
            <text:p>52,856111111</text:p>
          </table:table-cell>
          <table:table-cell table:formula="of:=MIDB([.D39];2;2)+(MIDB([.D39];5;2)/60)+(MIDB([.D39];8;2)/3600)" office:value-type="float" office:value="18.1988888888889" calcext:value-type="float">
            <text:p>18,198888889</text:p>
          </table:table-cell>
          <table:table-cell table:formula="of:=COM.MICROSOFT.CONCAT([.A39];LEFT([.B39];1))" office:value-type="string" office:string-value="EPIRJ" calcext:value-type="string">
            <text:p>EPIRJ</text:p>
          </table:table-cell>
          <table:table-cell table:formula="of:=MID([.H39];1;4)" office:value-type="string" office:string-value="EPIR" calcext:value-type="string">
            <text:p>EPIR</text:p>
          </table:table-cell>
          <table:table-cell table:formula="of:=MID([.H39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53 39</text:p>
          </table:table-cell>
          <table:table-cell office:value-type="string" calcext:value-type="string">
            <text:p>018 18 58</text:p>
          </table:table-cell>
          <table:table-cell table:formula="of:=COM.MICROSOFT.CONCAT([.A40];LEFT([.B40];1))" office:value-type="string" office:string-value="EPIRN" calcext:value-type="string">
            <text:p>EPIRN</text:p>
          </table:table-cell>
          <table:table-cell table:formula="of:=MIDB([.C40];1;2)+(MIDB([.C40];4;2)/60)+(MIDB([.C40];7;2)/3600)" office:value-type="float" office:value="52.8941666666667" calcext:value-type="float">
            <text:p>52,894166667</text:p>
          </table:table-cell>
          <table:table-cell table:formula="of:=MIDB([.D40];2;2)+(MIDB([.D40];5;2)/60)+(MIDB([.D40];8;2)/3600)" office:value-type="float" office:value="18.3161111111111" calcext:value-type="float">
            <text:p>18,316111111</text:p>
          </table:table-cell>
          <table:table-cell table:formula="of:=COM.MICROSOFT.CONCAT([.A40];LEFT([.B40];1))" office:value-type="string" office:string-value="EPIRN" calcext:value-type="string">
            <text:p>EPIRN</text:p>
          </table:table-cell>
          <table:table-cell table:formula="of:=MID([.H40];1;4)" office:value-type="string" office:string-value="EPIR" calcext:value-type="string">
            <text:p>EPIR</text:p>
          </table:table-cell>
          <table:table-cell table:formula="of:=MID([.H40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43 55</text:p>
          </table:table-cell>
          <table:table-cell office:value-type="string" calcext:value-type="string">
            <text:p>018 16 11</text:p>
          </table:table-cell>
          <table:table-cell table:formula="of:=COM.MICROSOFT.CONCAT([.A41];LEFT([.B41];1))" office:value-type="string" office:string-value="EPIRS" calcext:value-type="string">
            <text:p>EPIRS</text:p>
          </table:table-cell>
          <table:table-cell table:formula="of:=MIDB([.C41];1;2)+(MIDB([.C41];4;2)/60)+(MIDB([.C41];7;2)/3600)" office:value-type="float" office:value="52.7319444444444" calcext:value-type="float">
            <text:p>52,731944444</text:p>
          </table:table-cell>
          <table:table-cell table:formula="of:=MIDB([.D41];2;2)+(MIDB([.D41];5;2)/60)+(MIDB([.D41];8;2)/3600)" office:value-type="float" office:value="18.2697222222222" calcext:value-type="float">
            <text:p>18,269722222</text:p>
          </table:table-cell>
          <table:table-cell table:formula="of:=COM.MICROSOFT.CONCAT([.A41];LEFT([.B41];1))" office:value-type="string" office:string-value="EPIRS" calcext:value-type="string">
            <text:p>EPIRS</text:p>
          </table:table-cell>
          <table:table-cell table:formula="of:=MID([.H41];1;4)" office:value-type="string" office:string-value="EPIR" calcext:value-type="string">
            <text:p>EPIR</text:p>
          </table:table-cell>
          <table:table-cell table:formula="of:=MID([.H41];1;2)" office:value-type="string" office:string-value="EP" calcext:value-type="string">
            <text:p>EP</text:p>
          </table:table-cell>
        </table:table-row>
        <table:table-row table:style-name="ro1">
          <table:table-cell office:value-type="string" calcext:value-type="string">
            <text:p>EPIR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48 51</text:p>
          </table:table-cell>
          <table:table-cell office:value-type="string" calcext:value-type="string">
            <text:p>018 28 18</text:p>
          </table:table-cell>
          <table:table-cell table:formula="of:=COM.MICROSOFT.CONCAT([.A42];LEFT([.B42];1))" office:value-type="string" office:string-value="EPIRW" calcext:value-type="string">
            <text:p>EPIRW</text:p>
          </table:table-cell>
          <table:table-cell table:formula="of:=MIDB([.C42];1;2)+(MIDB([.C42];4;2)/60)+(MIDB([.C42];7;2)/3600)" office:value-type="float" office:value="52.8141666666667" calcext:value-type="float">
            <text:p>52,814166667</text:p>
          </table:table-cell>
          <table:table-cell table:formula="of:=MIDB([.D42];2;2)+(MIDB([.D42];5;2)/60)+(MIDB([.D42];8;2)/3600)" office:value-type="float" office:value="18.4716666666667" calcext:value-type="float">
            <text:p>18,471666667</text:p>
          </table:table-cell>
          <table:table-cell table:formula="of:=COM.MICROSOFT.CONCAT([.A42];LEFT([.B42];1))" office:value-type="string" office:string-value="EPIRW" calcext:value-type="string">
            <text:p>EPIRW</text:p>
          </table:table-cell>
          <table:table-cell table:formula="of:=MID([.H42];1;4)" office:value-type="string" office:string-value="EPIR" calcext:value-type="string">
            <text:p>EPIR</text:p>
          </table:table-cell>
          <table:table-cell table:formula="of:=MID([.H42];1;2)" office:value-type="string" office:string-value="EP" calcext:value-type="string">
            <text:p>EP</text:p>
          </table:table-cell>
        </table:table-row>
      </table:table>
      <table:table table:name="VF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ALFA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BRAVO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DELTA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FOXTROT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GOLF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JULIETT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KILO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LIMA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MIKE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NOVEMBER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PAPA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TANGO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WAR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C </text:p>
          </table:table-cell>
          <table:table-cell office:value-type="string" calcext:value-type="string">
            <text:p>ZULU</text:p>
          </table:table-cell>
          <table:table-cell table:number-columns-repeated="2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11 07</text:p>
          </table:table-cell>
          <table:table-cell office:value-type="string" calcext:value-type="string">
            <text:p>023 15 44</text:p>
          </table:table-cell>
          <table:table-cell table:style-name="ce14" table:formula="of:=COM.MICROSOFT.CONCAT([.A18];LEFT([.B18];1))" office:value-type="string" office:string-value="EPBKO" calcext:value-type="string">
            <text:p>EPBKO</text:p>
          </table:table-cell>
          <table:table-cell table:style-name="ce15" table:formula="of:=MIDB([.C18];1;2)+(MIDB([.C18];4;2)/60)+(MIDB([.C18];7;2)/3600)" office:value-type="float" office:value="53.1852777777778" calcext:value-type="float">
            <text:p>53,185277778</text:p>
          </table:table-cell>
          <table:table-cell table:style-name="ce15" table:formula="of:=MIDB([.D18];2;2)+(MIDB([.D18];5;2)/60)+(MIDB([.D18];8;2)/3600)" office:value-type="float" office:value="23.2622222222222" calcext:value-type="float">
            <text:p>23,262222222</text:p>
          </table:table-cell>
          <table:table-cell table:style-name="ce9" table:formula="of:=COM.MICROSOFT.CONCAT([.A18];LEFT([.B18];1))" office:value-type="string" office:string-value="EPBKO" calcext:value-type="string">
            <text:p>EPBKO</text:p>
          </table:table-cell>
          <table:table-cell table:style-name="ce9" table:formula="of:=MID([.H18];1;4)" office:value-type="string" office:string-value="EPBK" calcext:value-type="string">
            <text:p>EPBK</text:p>
          </table:table-cell>
          <table:table-cell table:style-name="ce9" table:formula="of:=MID([.H1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3 03 08</text:p>
          </table:table-cell>
          <table:table-cell office:value-type="string" calcext:value-type="string">
            <text:p>023 20 08</text:p>
          </table:table-cell>
          <table:table-cell table:style-name="ce14" table:formula="of:=COM.MICROSOFT.CONCAT([.A19];LEFT([.B19];1))" office:value-type="string" office:string-value="EPBKR" calcext:value-type="string">
            <text:p>EPBKR</text:p>
          </table:table-cell>
          <table:table-cell table:style-name="ce15" table:formula="of:=MIDB([.C19];1;2)+(MIDB([.C19];4;2)/60)+(MIDB([.C19];7;2)/3600)" office:value-type="float" office:value="53.0522222222222" calcext:value-type="float">
            <text:p>53,052222222</text:p>
          </table:table-cell>
          <table:table-cell table:style-name="ce15" table:formula="of:=MIDB([.D19];2;2)+(MIDB([.D19];5;2)/60)+(MIDB([.D19];8;2)/3600)" office:value-type="float" office:value="23.3355555555556" calcext:value-type="float">
            <text:p>23,335555556</text:p>
          </table:table-cell>
          <table:table-cell table:style-name="ce9" table:formula="of:=COM.MICROSOFT.CONCAT([.A19];LEFT([.B19];1))" office:value-type="string" office:string-value="EPBKR" calcext:value-type="string">
            <text:p>EPBKR</text:p>
          </table:table-cell>
          <table:table-cell table:style-name="ce9" table:formula="of:=MID([.H19];1;4)" office:value-type="string" office:string-value="EPBK" calcext:value-type="string">
            <text:p>EPBK</text:p>
          </table:table-cell>
          <table:table-cell table:style-name="ce9" table:formula="of:=MID([.H1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06 35</text:p>
          </table:table-cell>
          <table:table-cell office:value-type="string" calcext:value-type="string">
            <text:p>023 14 09</text:p>
          </table:table-cell>
          <table:table-cell table:style-name="ce14" table:formula="of:=COM.MICROSOFT.CONCAT([.A20];LEFT([.B20];1))" office:value-type="string" office:string-value="EPBKD" calcext:value-type="string">
            <text:p>EPBKD</text:p>
          </table:table-cell>
          <table:table-cell table:style-name="ce15" table:formula="of:=MIDB([.C20];1;2)+(MIDB([.C20];4;2)/60)+(MIDB([.C20];7;2)/3600)" office:value-type="float" office:value="53.1097222222222" calcext:value-type="float">
            <text:p>53,109722222</text:p>
          </table:table-cell>
          <table:table-cell table:style-name="ce15" table:formula="of:=MIDB([.D20];2;2)+(MIDB([.D20];5;2)/60)+(MIDB([.D20];8;2)/3600)" office:value-type="float" office:value="23.2358333333333" calcext:value-type="float">
            <text:p>23,235833333</text:p>
          </table:table-cell>
          <table:table-cell table:style-name="ce9" table:formula="of:=COM.MICROSOFT.CONCAT([.A20];LEFT([.B20];1))" office:value-type="string" office:string-value="EPBKD" calcext:value-type="string">
            <text:p>EPBKD</text:p>
          </table:table-cell>
          <table:table-cell table:style-name="ce9" table:formula="of:=MID([.H20];1;4)" office:value-type="string" office:string-value="EPBK" calcext:value-type="string">
            <text:p>EPBK</text:p>
          </table:table-cell>
          <table:table-cell table:style-name="ce9" table:formula="of:=MID([.H2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3 04 55</text:p>
          </table:table-cell>
          <table:table-cell office:value-type="string" calcext:value-type="string">
            <text:p>023 06 06</text:p>
          </table:table-cell>
          <table:table-cell table:style-name="ce14" table:formula="of:=COM.MICROSOFT.CONCAT([.A21];LEFT([.B21];1))" office:value-type="string" office:string-value="EPBKK" calcext:value-type="string">
            <text:p>EPBKK</text:p>
          </table:table-cell>
          <table:table-cell table:style-name="ce15" table:formula="of:=MIDB([.C21];1;2)+(MIDB([.C21];4;2)/60)+(MIDB([.C21];7;2)/3600)" office:value-type="float" office:value="53.0819444444444" calcext:value-type="float">
            <text:p>53,081944444</text:p>
          </table:table-cell>
          <table:table-cell table:style-name="ce15" table:formula="of:=MIDB([.D21];2;2)+(MIDB([.D21];5;2)/60)+(MIDB([.D21];8;2)/3600)" office:value-type="float" office:value="23.1016666666667" calcext:value-type="float">
            <text:p>23,101666667</text:p>
          </table:table-cell>
          <table:table-cell table:style-name="ce9" table:formula="of:=COM.MICROSOFT.CONCAT([.A21];LEFT([.B21];1))" office:value-type="string" office:string-value="EPBKK" calcext:value-type="string">
            <text:p>EPBKK</text:p>
          </table:table-cell>
          <table:table-cell table:style-name="ce9" table:formula="of:=MID([.H21];1;4)" office:value-type="string" office:string-value="EPBK" calcext:value-type="string">
            <text:p>EPBK</text:p>
          </table:table-cell>
          <table:table-cell table:style-name="ce9" table:formula="of:=MID([.H2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08 20</text:p>
          </table:table-cell>
          <table:table-cell office:value-type="string" calcext:value-type="string">
            <text:p>023 03 30</text:p>
          </table:table-cell>
          <table:table-cell table:style-name="ce14" table:formula="of:=COM.MICROSOFT.CONCAT([.A22];LEFT([.B22];1))" office:value-type="string" office:string-value="EPBKP" calcext:value-type="string">
            <text:p>EPBKP</text:p>
          </table:table-cell>
          <table:table-cell table:style-name="ce15" table:formula="of:=MIDB([.C22];1;2)+(MIDB([.C22];4;2)/60)+(MIDB([.C22];7;2)/3600)" office:value-type="float" office:value="53.1388888888889" calcext:value-type="float">
            <text:p>53,138888889</text:p>
          </table:table-cell>
          <table:table-cell table:style-name="ce15" table:formula="of:=MIDB([.D22];2;2)+(MIDB([.D22];5;2)/60)+(MIDB([.D22];8;2)/3600)" office:value-type="float" office:value="23.0583333333333" calcext:value-type="float">
            <text:p>23,058333333</text:p>
          </table:table-cell>
          <table:table-cell table:style-name="ce9" table:formula="of:=COM.MICROSOFT.CONCAT([.A22];LEFT([.B22];1))" office:value-type="string" office:string-value="EPBKP" calcext:value-type="string">
            <text:p>EPBKP</text:p>
          </table:table-cell>
          <table:table-cell table:style-name="ce9" table:formula="of:=MID([.H22];1;4)" office:value-type="string" office:string-value="EPBK" calcext:value-type="string">
            <text:p>EPBK</text:p>
          </table:table-cell>
          <table:table-cell table:style-name="ce9" table:formula="of:=MID([.H2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B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3 01 48</text:p>
          </table:table-cell>
          <table:table-cell office:value-type="string" calcext:value-type="string">
            <text:p>023 07 25</text:p>
          </table:table-cell>
          <table:table-cell table:style-name="ce14" table:formula="of:=COM.MICROSOFT.CONCAT([.A23];LEFT([.B23];1))" office:value-type="string" office:string-value="EPBKL" calcext:value-type="string">
            <text:p>EPBKL</text:p>
          </table:table-cell>
          <table:table-cell table:style-name="ce15" table:formula="of:=MIDB([.C23];1;2)+(MIDB([.C23];4;2)/60)+(MIDB([.C23];7;2)/3600)" office:value-type="float" office:value="53.03" calcext:value-type="float">
            <text:p>53,030000000</text:p>
          </table:table-cell>
          <table:table-cell table:style-name="ce15" table:formula="of:=MIDB([.D23];2;2)+(MIDB([.D23];5;2)/60)+(MIDB([.D23];8;2)/3600)" office:value-type="float" office:value="23.1236111111111" calcext:value-type="float">
            <text:p>23,123611111</text:p>
          </table:table-cell>
          <table:table-cell table:style-name="ce9" table:formula="of:=COM.MICROSOFT.CONCAT([.A23];LEFT([.B23];1))" office:value-type="string" office:string-value="EPBKL" calcext:value-type="string">
            <text:p>EPBKL</text:p>
          </table:table-cell>
          <table:table-cell table:style-name="ce9" table:formula="of:=MID([.H23];1;4)" office:value-type="string" office:string-value="EPBK" calcext:value-type="string">
            <text:p>EPBK</text:p>
          </table:table-cell>
          <table:table-cell table:style-name="ce9" table:formula="of:=MID([.H2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1 01 43</text:p>
          </table:table-cell>
          <table:table-cell office:value-type="string" calcext:value-type="string">
            <text:p>023 13 15</text:p>
          </table:table-cell>
          <table:table-cell table:style-name="ce14" table:formula="of:=COM.MICROSOFT.CONCAT([.A25];LEFT([.B25];1))" office:value-type="string" office:string-value="EPCDK" calcext:value-type="string">
            <text:p>EPCDK</text:p>
          </table:table-cell>
          <table:table-cell table:style-name="ce15" table:formula="of:=MIDB([.C25];1;2)+(MIDB([.C25];4;2)/60)+(MIDB([.C25];7;2)/3600)" office:value-type="float" office:value="51.0286111111111" calcext:value-type="float">
            <text:p>51,028611111</text:p>
          </table:table-cell>
          <table:table-cell table:style-name="ce15" table:formula="of:=MIDB([.D25];2;2)+(MIDB([.D25];5;2)/60)+(MIDB([.D25];8;2)/3600)" office:value-type="float" office:value="23.2208333333333" calcext:value-type="float">
            <text:p>23,220833333</text:p>
          </table:table-cell>
          <table:table-cell table:style-name="ce9" table:formula="of:=COM.MICROSOFT.CONCAT([.A25];LEFT([.B25];1))" office:value-type="string" office:string-value="EPCDK" calcext:value-type="string">
            <text:p>EPCDK</text:p>
          </table:table-cell>
          <table:table-cell table:style-name="ce9" table:formula="of:=MID([.H25];1;4)" office:value-type="string" office:string-value="EPCD" calcext:value-type="string">
            <text:p>EPCD</text:p>
          </table:table-cell>
          <table:table-cell table:style-name="ce9" table:formula="of:=MID([.H2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1 08 46</text:p>
          </table:table-cell>
          <table:table-cell office:value-type="string" calcext:value-type="string">
            <text:p>023 26 17</text:p>
          </table:table-cell>
          <table:table-cell table:style-name="ce14" table:formula="of:=COM.MICROSOFT.CONCAT([.A26];LEFT([.B26];1))" office:value-type="string" office:string-value="EPCDM" calcext:value-type="string">
            <text:p>EPCDM</text:p>
          </table:table-cell>
          <table:table-cell table:style-name="ce15" table:formula="of:=MIDB([.C26];1;2)+(MIDB([.C26];4;2)/60)+(MIDB([.C26];7;2)/3600)" office:value-type="float" office:value="51.1461111111111" calcext:value-type="float">
            <text:p>51,146111111</text:p>
          </table:table-cell>
          <table:table-cell table:style-name="ce15" table:formula="of:=MIDB([.D26];2;2)+(MIDB([.D26];5;2)/60)+(MIDB([.D26];8;2)/3600)" office:value-type="float" office:value="23.4380555555556" calcext:value-type="float">
            <text:p>23,438055556</text:p>
          </table:table-cell>
          <table:table-cell table:style-name="ce9" table:formula="of:=COM.MICROSOFT.CONCAT([.A26];LEFT([.B26];1))" office:value-type="string" office:string-value="EPCDM" calcext:value-type="string">
            <text:p>EPCDM</text:p>
          </table:table-cell>
          <table:table-cell table:style-name="ce9" table:formula="of:=MID([.H26];1;4)" office:value-type="string" office:string-value="EPCD" calcext:value-type="string">
            <text:p>EPCD</text:p>
          </table:table-cell>
          <table:table-cell table:style-name="ce9" table:formula="of:=MID([.H2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07 17</text:p>
          </table:table-cell>
          <table:table-cell office:value-type="string" calcext:value-type="string">
            <text:p>023 13 45</text:p>
          </table:table-cell>
          <table:table-cell table:style-name="ce14" table:formula="of:=COM.MICROSOFT.CONCAT([.A27];LEFT([.B27];1))" office:value-type="string" office:string-value="EPCDR" calcext:value-type="string">
            <text:p>EPCDR</text:p>
          </table:table-cell>
          <table:table-cell table:style-name="ce15" table:formula="of:=MIDB([.C27];1;2)+(MIDB([.C27];4;2)/60)+(MIDB([.C27];7;2)/3600)" office:value-type="float" office:value="51.1213888888889" calcext:value-type="float">
            <text:p>51,121388889</text:p>
          </table:table-cell>
          <table:table-cell table:style-name="ce15" table:formula="of:=MIDB([.D27];2;2)+(MIDB([.D27];5;2)/60)+(MIDB([.D27];8;2)/3600)" office:value-type="float" office:value="23.2291666666667" calcext:value-type="float">
            <text:p>23,229166667</text:p>
          </table:table-cell>
          <table:table-cell table:style-name="ce9" table:formula="of:=COM.MICROSOFT.CONCAT([.A27];LEFT([.B27];1))" office:value-type="string" office:string-value="EPCDR" calcext:value-type="string">
            <text:p>EPCDR</text:p>
          </table:table-cell>
          <table:table-cell table:style-name="ce9" table:formula="of:=MID([.H27];1;4)" office:value-type="string" office:string-value="EPCD" calcext:value-type="string">
            <text:p>EPCD</text:p>
          </table:table-cell>
          <table:table-cell table:style-name="ce9" table:formula="of:=MID([.H2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CD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01 07</text:p>
          </table:table-cell>
          <table:table-cell office:value-type="string" calcext:value-type="string">
            <text:p>023 22 15</text:p>
          </table:table-cell>
          <table:table-cell table:style-name="ce14" table:formula="of:=COM.MICROSOFT.CONCAT([.A28];LEFT([.B28];1))" office:value-type="string" office:string-value="EPCDZ" calcext:value-type="string">
            <text:p>EPCDZ</text:p>
          </table:table-cell>
          <table:table-cell table:style-name="ce15" table:formula="of:=MIDB([.C28];1;2)+(MIDB([.C28];4;2)/60)+(MIDB([.C28];7;2)/3600)" office:value-type="float" office:value="51.0186111111111" calcext:value-type="float">
            <text:p>51,018611111</text:p>
          </table:table-cell>
          <table:table-cell table:style-name="ce15" table:formula="of:=MIDB([.D28];2;2)+(MIDB([.D28];5;2)/60)+(MIDB([.D28];8;2)/3600)" office:value-type="float" office:value="23.3708333333333" calcext:value-type="float">
            <text:p>23,370833333</text:p>
          </table:table-cell>
          <table:table-cell table:style-name="ce9" table:formula="of:=COM.MICROSOFT.CONCAT([.A28];LEFT([.B28];1))" office:value-type="string" office:string-value="EPCDZ" calcext:value-type="string">
            <text:p>EPCDZ</text:p>
          </table:table-cell>
          <table:table-cell table:style-name="ce9" table:formula="of:=MID([.H28];1;4)" office:value-type="string" office:string-value="EPCD" calcext:value-type="string">
            <text:p>EPCD</text:p>
          </table:table-cell>
          <table:table-cell table:style-name="ce9" table:formula="of:=MID([.H2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3 26 17</text:p>
          </table:table-cell>
          <table:table-cell office:value-type="string" calcext:value-type="string">
            <text:p>018 56 39</text:p>
          </table:table-cell>
          <table:table-cell table:style-name="ce14" table:formula="of:=COM.MICROSOFT.CONCAT([.A30];LEFT([.B30];1))" office:value-type="string" office:string-value="EPGIE" calcext:value-type="string">
            <text:p>EPGIE</text:p>
          </table:table-cell>
          <table:table-cell table:style-name="ce15" table:formula="of:=MIDB([.C30];1;2)+(MIDB([.C30];4;2)/60)+(MIDB([.C30];7;2)/3600)" office:value-type="float" office:value="53.4380555555556" calcext:value-type="float">
            <text:p>53,438055556</text:p>
          </table:table-cell>
          <table:table-cell table:style-name="ce15" table:formula="of:=MIDB([.D30];2;2)+(MIDB([.D30];5;2)/60)+(MIDB([.D30];8;2)/3600)" office:value-type="float" office:value="18.9441666666667" calcext:value-type="float">
            <text:p>18,944166667</text:p>
          </table:table-cell>
          <table:table-cell table:style-name="ce9" table:formula="of:=COM.MICROSOFT.CONCAT([.A30];LEFT([.B30];1))" office:value-type="string" office:string-value="EPGIE" calcext:value-type="string">
            <text:p>EPGIE</text:p>
          </table:table-cell>
          <table:table-cell table:style-name="ce9" table:formula="of:=MID([.H30];1;4)" office:value-type="string" office:string-value="EPGI" calcext:value-type="string">
            <text:p>EPGI</text:p>
          </table:table-cell>
          <table:table-cell table:style-name="ce9" table:formula="of:=MID([.H3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3 36 39</text:p>
          </table:table-cell>
          <table:table-cell office:value-type="string" calcext:value-type="string">
            <text:p>018 56 48</text:p>
          </table:table-cell>
          <table:table-cell table:style-name="ce14" table:formula="of:=COM.MICROSOFT.CONCAT([.A31];LEFT([.B31];1))" office:value-type="string" office:string-value="EPGIG" calcext:value-type="string">
            <text:p>EPGIG</text:p>
          </table:table-cell>
          <table:table-cell table:style-name="ce15" table:formula="of:=MIDB([.C31];1;2)+(MIDB([.C31];4;2)/60)+(MIDB([.C31];7;2)/3600)" office:value-type="float" office:value="53.6108333333333" calcext:value-type="float">
            <text:p>53,610833333</text:p>
          </table:table-cell>
          <table:table-cell table:style-name="ce15" table:formula="of:=MIDB([.D31];2;2)+(MIDB([.D31];5;2)/60)+(MIDB([.D31];8;2)/3600)" office:value-type="float" office:value="18.9466666666667" calcext:value-type="float">
            <text:p>18,946666667</text:p>
          </table:table-cell>
          <table:table-cell table:style-name="ce9" table:formula="of:=COM.MICROSOFT.CONCAT([.A31];LEFT([.B31];1))" office:value-type="string" office:string-value="EPGIG" calcext:value-type="string">
            <text:p>EPGIG</text:p>
          </table:table-cell>
          <table:table-cell table:style-name="ce9" table:formula="of:=MID([.H31];1;4)" office:value-type="string" office:string-value="EPGI" calcext:value-type="string">
            <text:p>EPGI</text:p>
          </table:table-cell>
          <table:table-cell table:style-name="ce9" table:formula="of:=MID([.H3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3 29 02</text:p>
          </table:table-cell>
          <table:table-cell office:value-type="string" calcext:value-type="string">
            <text:p>018 44 23</text:p>
          </table:table-cell>
          <table:table-cell table:style-name="ce14" table:formula="of:=COM.MICROSOFT.CONCAT([.A32];LEFT([.B32];1))" office:value-type="string" office:string-value="EPGIM" calcext:value-type="string">
            <text:p>EPGIM</text:p>
          </table:table-cell>
          <table:table-cell table:style-name="ce15" table:formula="of:=MIDB([.C32];1;2)+(MIDB([.C32];4;2)/60)+(MIDB([.C32];7;2)/3600)" office:value-type="float" office:value="53.4838888888889" calcext:value-type="float">
            <text:p>53,483888889</text:p>
          </table:table-cell>
          <table:table-cell table:style-name="ce15" table:formula="of:=MIDB([.D32];2;2)+(MIDB([.D32];5;2)/60)+(MIDB([.D32];8;2)/3600)" office:value-type="float" office:value="18.7397222222222" calcext:value-type="float">
            <text:p>18,739722222</text:p>
          </table:table-cell>
          <table:table-cell table:style-name="ce9" table:formula="of:=COM.MICROSOFT.CONCAT([.A32];LEFT([.B32];1))" office:value-type="string" office:string-value="EPGIM" calcext:value-type="string">
            <text:p>EPGIM</text:p>
          </table:table-cell>
          <table:table-cell table:style-name="ce9" table:formula="of:=MID([.H32];1;4)" office:value-type="string" office:string-value="EPGI" calcext:value-type="string">
            <text:p>EPGI</text:p>
          </table:table-cell>
          <table:table-cell table:style-name="ce9" table:formula="of:=MID([.H3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3 33 20</text:p>
          </table:table-cell>
          <table:table-cell office:value-type="string" calcext:value-type="string">
            <text:p>018 45 57</text:p>
          </table:table-cell>
          <table:table-cell table:style-name="ce14" table:formula="of:=COM.MICROSOFT.CONCAT([.A33];LEFT([.B33];1))" office:value-type="string" office:string-value="EPGIO" calcext:value-type="string">
            <text:p>EPGIO</text:p>
          </table:table-cell>
          <table:table-cell table:style-name="ce15" table:formula="of:=MIDB([.C33];1;2)+(MIDB([.C33];4;2)/60)+(MIDB([.C33];7;2)/3600)" office:value-type="float" office:value="53.5555555555556" calcext:value-type="float">
            <text:p>53,555555556</text:p>
          </table:table-cell>
          <table:table-cell table:style-name="ce15" table:formula="of:=MIDB([.D33];2;2)+(MIDB([.D33];5;2)/60)+(MIDB([.D33];8;2)/3600)" office:value-type="float" office:value="18.7658333333333" calcext:value-type="float">
            <text:p>18,765833333</text:p>
          </table:table-cell>
          <table:table-cell table:style-name="ce9" table:formula="of:=COM.MICROSOFT.CONCAT([.A33];LEFT([.B33];1))" office:value-type="string" office:string-value="EPGIO" calcext:value-type="string">
            <text:p>EPGIO</text:p>
          </table:table-cell>
          <table:table-cell table:style-name="ce9" table:formula="of:=MID([.H33];1;4)" office:value-type="string" office:string-value="EPGI" calcext:value-type="string">
            <text:p>EPGI</text:p>
          </table:table-cell>
          <table:table-cell table:style-name="ce9" table:formula="of:=MID([.H3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GI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3 31 24</text:p>
          </table:table-cell>
          <table:table-cell office:value-type="string" calcext:value-type="string">
            <text:p>018 57 20</text:p>
          </table:table-cell>
          <table:table-cell table:style-name="ce14" table:formula="of:=COM.MICROSOFT.CONCAT([.A34];LEFT([.B34];1))" office:value-type="string" office:string-value="EPGIR" calcext:value-type="string">
            <text:p>EPGIR</text:p>
          </table:table-cell>
          <table:table-cell table:style-name="ce15" table:formula="of:=MIDB([.C34];1;2)+(MIDB([.C34];4;2)/60)+(MIDB([.C34];7;2)/3600)" office:value-type="float" office:value="53.5233333333333" calcext:value-type="float">
            <text:p>53,523333333</text:p>
          </table:table-cell>
          <table:table-cell table:style-name="ce15" table:formula="of:=MIDB([.D34];2;2)+(MIDB([.D34];5;2)/60)+(MIDB([.D34];8;2)/3600)" office:value-type="float" office:value="18.9555555555556" calcext:value-type="float">
            <text:p>18,955555556</text:p>
          </table:table-cell>
          <table:table-cell table:style-name="ce9" table:formula="of:=COM.MICROSOFT.CONCAT([.A34];LEFT([.B34];1))" office:value-type="string" office:string-value="EPGIR" calcext:value-type="string">
            <text:p>EPGIR</text:p>
          </table:table-cell>
          <table:table-cell table:style-name="ce9" table:formula="of:=MID([.H34];1;4)" office:value-type="string" office:string-value="EPGI" calcext:value-type="string">
            <text:p>EPGI</text:p>
          </table:table-cell>
          <table:table-cell table:style-name="ce9" table:formula="of:=MID([.H3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51 22</text:p>
          </table:table-cell>
          <table:table-cell office:value-type="string" calcext:value-type="string">
            <text:p>018 11 56</text:p>
          </table:table-cell>
          <table:table-cell table:style-name="ce14" table:formula="of:=COM.MICROSOFT.CONCAT([.A36];LEFT([.B36];1))" office:value-type="string" office:string-value="EPINJ" calcext:value-type="string">
            <text:p>EPINJ</text:p>
          </table:table-cell>
          <table:table-cell table:style-name="ce15" table:formula="of:=MIDB([.C36];1;2)+(MIDB([.C36];4;2)/60)+(MIDB([.C36];7;2)/3600)" office:value-type="float" office:value="52.8561111111111" calcext:value-type="float">
            <text:p>52,856111111</text:p>
          </table:table-cell>
          <table:table-cell table:style-name="ce15" table:formula="of:=MIDB([.D36];2;2)+(MIDB([.D36];5;2)/60)+(MIDB([.D36];8;2)/3600)" office:value-type="float" office:value="18.1988888888889" calcext:value-type="float">
            <text:p>18,198888889</text:p>
          </table:table-cell>
          <table:table-cell table:style-name="ce9" table:formula="of:=COM.MICROSOFT.CONCAT([.A36];LEFT([.B36];1))" office:value-type="string" office:string-value="EPINJ" calcext:value-type="string">
            <text:p>EPINJ</text:p>
          </table:table-cell>
          <table:table-cell table:style-name="ce9" table:formula="of:=MID([.H36];1;4)" office:value-type="string" office:string-value="EPIN" calcext:value-type="string">
            <text:p>EPIN</text:p>
          </table:table-cell>
          <table:table-cell table:style-name="ce9" table:formula="of:=MID([.H3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2 40 38</text:p>
          </table:table-cell>
          <table:table-cell office:value-type="string" calcext:value-type="string">
            <text:p>018 00 27</text:p>
          </table:table-cell>
          <table:table-cell table:style-name="ce14" table:formula="of:=COM.MICROSOFT.CONCAT([.A37];LEFT([.B37];1))" office:value-type="string" office:string-value="EPINM" calcext:value-type="string">
            <text:p>EPINM</text:p>
          </table:table-cell>
          <table:table-cell table:style-name="ce15" table:formula="of:=MIDB([.C37];1;2)+(MIDB([.C37];4;2)/60)+(MIDB([.C37];7;2)/3600)" office:value-type="float" office:value="52.6772222222222" calcext:value-type="float">
            <text:p>52,677222222</text:p>
          </table:table-cell>
          <table:table-cell table:style-name="ce15" table:formula="of:=MIDB([.D37];2;2)+(MIDB([.D37];5;2)/60)+(MIDB([.D37];8;2)/3600)" office:value-type="float" office:value="18.0075" calcext:value-type="float">
            <text:p>18,007500000</text:p>
          </table:table-cell>
          <table:table-cell table:style-name="ce9" table:formula="of:=COM.MICROSOFT.CONCAT([.A37];LEFT([.B37];1))" office:value-type="string" office:string-value="EPINM" calcext:value-type="string">
            <text:p>EPINM</text:p>
          </table:table-cell>
          <table:table-cell table:style-name="ce9" table:formula="of:=MID([.H37];1;4)" office:value-type="string" office:string-value="EPIN" calcext:value-type="string">
            <text:p>EPIN</text:p>
          </table:table-cell>
          <table:table-cell table:style-name="ce9" table:formula="of:=MID([.H3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53 39</text:p>
          </table:table-cell>
          <table:table-cell office:value-type="string" calcext:value-type="string">
            <text:p>018 00 27</text:p>
          </table:table-cell>
          <table:table-cell table:style-name="ce14" table:formula="of:=COM.MICROSOFT.CONCAT([.A38];LEFT([.B38];1))" office:value-type="string" office:string-value="EPINN" calcext:value-type="string">
            <text:p>EPINN</text:p>
          </table:table-cell>
          <table:table-cell table:style-name="ce15" table:formula="of:=MIDB([.C38];1;2)+(MIDB([.C38];4;2)/60)+(MIDB([.C38];7;2)/3600)" office:value-type="float" office:value="52.8941666666667" calcext:value-type="float">
            <text:p>52,894166667</text:p>
          </table:table-cell>
          <table:table-cell table:style-name="ce15" table:formula="of:=MIDB([.D38];2;2)+(MIDB([.D38];5;2)/60)+(MIDB([.D38];8;2)/3600)" office:value-type="float" office:value="18.0075" calcext:value-type="float">
            <text:p>18,007500000</text:p>
          </table:table-cell>
          <table:table-cell table:style-name="ce9" table:formula="of:=COM.MICROSOFT.CONCAT([.A38];LEFT([.B38];1))" office:value-type="string" office:string-value="EPINN" calcext:value-type="string">
            <text:p>EPINN</text:p>
          </table:table-cell>
          <table:table-cell table:style-name="ce9" table:formula="of:=MID([.H38];1;4)" office:value-type="string" office:string-value="EPIN" calcext:value-type="string">
            <text:p>EPIN</text:p>
          </table:table-cell>
          <table:table-cell table:style-name="ce9" table:formula="of:=MID([.H3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50 02</text:p>
          </table:table-cell>
          <table:table-cell office:value-type="string" calcext:value-type="string">
            <text:p>018 39 13</text:p>
          </table:table-cell>
          <table:table-cell table:style-name="ce14" table:formula="of:=COM.MICROSOFT.CONCAT([.A39];LEFT([.B39];1))" office:value-type="string" office:string-value="EPINP" calcext:value-type="string">
            <text:p>EPINP</text:p>
          </table:table-cell>
          <table:table-cell table:style-name="ce15" table:formula="of:=MIDB([.C39];1;2)+(MIDB([.C39];4;2)/60)+(MIDB([.C39];7;2)/3600)" office:value-type="float" office:value="52.8338888888889" calcext:value-type="float">
            <text:p>52,833888889</text:p>
          </table:table-cell>
          <table:table-cell table:style-name="ce15" table:formula="of:=MIDB([.D39];2;2)+(MIDB([.D39];5;2)/60)+(MIDB([.D39];8;2)/3600)" office:value-type="float" office:value="18.6536111111111" calcext:value-type="float">
            <text:p>18,653611111</text:p>
          </table:table-cell>
          <table:table-cell table:style-name="ce9" table:formula="of:=COM.MICROSOFT.CONCAT([.A39];LEFT([.B39];1))" office:value-type="string" office:string-value="EPINP" calcext:value-type="string">
            <text:p>EPINP</text:p>
          </table:table-cell>
          <table:table-cell table:style-name="ce9" table:formula="of:=MID([.H39];1;4)" office:value-type="string" office:string-value="EPIN" calcext:value-type="string">
            <text:p>EPIN</text:p>
          </table:table-cell>
          <table:table-cell table:style-name="ce9" table:formula="of:=MID([.H3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37 53</text:p>
          </table:table-cell>
          <table:table-cell office:value-type="string" calcext:value-type="string">
            <text:p>018 32 06</text:p>
          </table:table-cell>
          <table:table-cell table:style-name="ce14" table:formula="of:=COM.MICROSOFT.CONCAT([.A40];LEFT([.B40];1))" office:value-type="string" office:string-value="EPINR" calcext:value-type="string">
            <text:p>EPINR</text:p>
          </table:table-cell>
          <table:table-cell table:style-name="ce15" table:formula="of:=MIDB([.C40];1;2)+(MIDB([.C40];4;2)/60)+(MIDB([.C40];7;2)/3600)" office:value-type="float" office:value="52.6313888888889" calcext:value-type="float">
            <text:p>52,631388889</text:p>
          </table:table-cell>
          <table:table-cell table:style-name="ce15" table:formula="of:=MIDB([.D40];2;2)+(MIDB([.D40];5;2)/60)+(MIDB([.D40];8;2)/3600)" office:value-type="float" office:value="18.535" calcext:value-type="float">
            <text:p>18,535000000</text:p>
          </table:table-cell>
          <table:table-cell table:style-name="ce9" table:formula="of:=COM.MICROSOFT.CONCAT([.A40];LEFT([.B40];1))" office:value-type="string" office:string-value="EPINR" calcext:value-type="string">
            <text:p>EPINR</text:p>
          </table:table-cell>
          <table:table-cell table:style-name="ce9" table:formula="of:=MID([.H40];1;4)" office:value-type="string" office:string-value="EPIN" calcext:value-type="string">
            <text:p>EPIN</text:p>
          </table:table-cell>
          <table:table-cell table:style-name="ce9" table:formula="of:=MID([.H4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43 55</text:p>
          </table:table-cell>
          <table:table-cell office:value-type="string" calcext:value-type="string">
            <text:p>018 16 11</text:p>
          </table:table-cell>
          <table:table-cell table:style-name="ce14" table:formula="of:=COM.MICROSOFT.CONCAT([.A41];LEFT([.B41];1))" office:value-type="string" office:string-value="EPINS" calcext:value-type="string">
            <text:p>EPINS</text:p>
          </table:table-cell>
          <table:table-cell table:style-name="ce15" table:formula="of:=MIDB([.C41];1;2)+(MIDB([.C41];4;2)/60)+(MIDB([.C41];7;2)/3600)" office:value-type="float" office:value="52.7319444444444" calcext:value-type="float">
            <text:p>52,731944444</text:p>
          </table:table-cell>
          <table:table-cell table:style-name="ce15" table:formula="of:=MIDB([.D41];2;2)+(MIDB([.D41];5;2)/60)+(MIDB([.D41];8;2)/3600)" office:value-type="float" office:value="18.2697222222222" calcext:value-type="float">
            <text:p>18,269722222</text:p>
          </table:table-cell>
          <table:table-cell table:style-name="ce9" table:formula="of:=COM.MICROSOFT.CONCAT([.A41];LEFT([.B41];1))" office:value-type="string" office:string-value="EPINS" calcext:value-type="string">
            <text:p>EPINS</text:p>
          </table:table-cell>
          <table:table-cell table:style-name="ce9" table:formula="of:=MID([.H41];1;4)" office:value-type="string" office:string-value="EPIN" calcext:value-type="string">
            <text:p>EPIN</text:p>
          </table:table-cell>
          <table:table-cell table:style-name="ce9" table:formula="of:=MID([.H4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IN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2 54 12</text:p>
          </table:table-cell>
          <table:table-cell office:value-type="string" calcext:value-type="string">
            <text:p>018 08 28</text:p>
          </table:table-cell>
          <table:table-cell table:style-name="ce14" table:formula="of:=COM.MICROSOFT.CONCAT([.A42];LEFT([.B42];1))" office:value-type="string" office:string-value="EPINZ" calcext:value-type="string">
            <text:p>EPINZ</text:p>
          </table:table-cell>
          <table:table-cell table:style-name="ce15" table:formula="of:=MIDB([.C42];1;2)+(MIDB([.C42];4;2)/60)+(MIDB([.C42];7;2)/3600)" office:value-type="float" office:value="52.9033333333333" calcext:value-type="float">
            <text:p>52,903333333</text:p>
          </table:table-cell>
          <table:table-cell table:style-name="ce15" table:formula="of:=MIDB([.D42];2;2)+(MIDB([.D42];5;2)/60)+(MIDB([.D42];8;2)/3600)" office:value-type="float" office:value="18.1411111111111" calcext:value-type="float">
            <text:p>18,141111111</text:p>
          </table:table-cell>
          <table:table-cell table:style-name="ce9" table:formula="of:=COM.MICROSOFT.CONCAT([.A42];LEFT([.B42];1))" office:value-type="string" office:string-value="EPINZ" calcext:value-type="string">
            <text:p>EPINZ</text:p>
          </table:table-cell>
          <table:table-cell table:style-name="ce9" table:formula="of:=MID([.H42];1;4)" office:value-type="string" office:string-value="EPIN" calcext:value-type="string">
            <text:p>EPIN</text:p>
          </table:table-cell>
          <table:table-cell table:style-name="ce9" table:formula="of:=MID([.H4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57 40</text:p>
          </table:table-cell>
          <table:table-cell office:value-type="string" calcext:value-type="string">
            <text:p>015 47 47</text:p>
          </table:table-cell>
          <table:table-cell table:style-name="ce14" table:formula="of:=COM.MICROSOFT.CONCAT([.A44];LEFT([.B44];1))" office:value-type="string" office:string-value="EPJSA" calcext:value-type="string">
            <text:p>EPJSA</text:p>
          </table:table-cell>
          <table:table-cell table:style-name="ce15" table:formula="of:=MIDB([.C44];1;2)+(MIDB([.C44];4;2)/60)+(MIDB([.C44];7;2)/3600)" office:value-type="float" office:value="50.9611111111111" calcext:value-type="float">
            <text:p>50,961111111</text:p>
          </table:table-cell>
          <table:table-cell table:style-name="ce15" table:formula="of:=MIDB([.D44];2;2)+(MIDB([.D44];5;2)/60)+(MIDB([.D44];8;2)/3600)" office:value-type="float" office:value="15.7963888888889" calcext:value-type="float">
            <text:p>15,796388889</text:p>
          </table:table-cell>
          <table:table-cell table:style-name="ce9" table:formula="of:=COM.MICROSOFT.CONCAT([.A44];LEFT([.B44];1))" office:value-type="string" office:string-value="EPJSA" calcext:value-type="string">
            <text:p>EPJSA</text:p>
          </table:table-cell>
          <table:table-cell table:style-name="ce9" table:formula="of:=MID([.H44];1;4)" office:value-type="string" office:string-value="EPJS" calcext:value-type="string">
            <text:p>EPJS</text:p>
          </table:table-cell>
          <table:table-cell table:style-name="ce9" table:formula="of:=MID([.H4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0 52 29</text:p>
          </table:table-cell>
          <table:table-cell office:value-type="string" calcext:value-type="string">
            <text:p>015 55 12</text:p>
          </table:table-cell>
          <table:table-cell table:style-name="ce14" table:formula="of:=COM.MICROSOFT.CONCAT([.A45];LEFT([.B45];1))" office:value-type="string" office:string-value="EPJSJ" calcext:value-type="string">
            <text:p>EPJSJ</text:p>
          </table:table-cell>
          <table:table-cell table:style-name="ce15" table:formula="of:=MIDB([.C45];1;2)+(MIDB([.C45];4;2)/60)+(MIDB([.C45];7;2)/3600)" office:value-type="float" office:value="50.8747222222222" calcext:value-type="float">
            <text:p>50,874722222</text:p>
          </table:table-cell>
          <table:table-cell table:style-name="ce15" table:formula="of:=MIDB([.D45];2;2)+(MIDB([.D45];5;2)/60)+(MIDB([.D45];8;2)/3600)" office:value-type="float" office:value="15.92" calcext:value-type="float">
            <text:p>15,920000000</text:p>
          </table:table-cell>
          <table:table-cell table:style-name="ce9" table:formula="of:=COM.MICROSOFT.CONCAT([.A45];LEFT([.B45];1))" office:value-type="string" office:string-value="EPJSJ" calcext:value-type="string">
            <text:p>EPJSJ</text:p>
          </table:table-cell>
          <table:table-cell table:style-name="ce9" table:formula="of:=MID([.H45];1;4)" office:value-type="string" office:string-value="EPJS" calcext:value-type="string">
            <text:p>EPJS</text:p>
          </table:table-cell>
          <table:table-cell table:style-name="ce9" table:formula="of:=MID([.H4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0 57 46</text:p>
          </table:table-cell>
          <table:table-cell office:value-type="string" calcext:value-type="string">
            <text:p>015 38 42</text:p>
          </table:table-cell>
          <table:table-cell table:style-name="ce14" table:formula="of:=COM.MICROSOFT.CONCAT([.A46];LEFT([.B46];1))" office:value-type="string" office:string-value="EPJSP" calcext:value-type="string">
            <text:p>EPJSP</text:p>
          </table:table-cell>
          <table:table-cell table:style-name="ce15" table:formula="of:=MIDB([.C46];1;2)+(MIDB([.C46];4;2)/60)+(MIDB([.C46];7;2)/3600)" office:value-type="float" office:value="50.9627777777778" calcext:value-type="float">
            <text:p>50,962777778</text:p>
          </table:table-cell>
          <table:table-cell table:style-name="ce15" table:formula="of:=MIDB([.D46];2;2)+(MIDB([.D46];5;2)/60)+(MIDB([.D46];8;2)/3600)" office:value-type="float" office:value="15.645" calcext:value-type="float">
            <text:p>15,645000000</text:p>
          </table:table-cell>
          <table:table-cell table:style-name="ce9" table:formula="of:=COM.MICROSOFT.CONCAT([.A46];LEFT([.B46];1))" office:value-type="string" office:string-value="EPJSP" calcext:value-type="string">
            <text:p>EPJSP</text:p>
          </table:table-cell>
          <table:table-cell table:style-name="ce9" table:formula="of:=MID([.H46];1;4)" office:value-type="string" office:string-value="EPJS" calcext:value-type="string">
            <text:p>EPJS</text:p>
          </table:table-cell>
          <table:table-cell table:style-name="ce9" table:formula="of:=MID([.H4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0 49 46</text:p>
          </table:table-cell>
          <table:table-cell office:value-type="string" calcext:value-type="string">
            <text:p>015 42 26</text:p>
          </table:table-cell>
          <table:table-cell table:style-name="ce14" table:formula="of:=COM.MICROSOFT.CONCAT([.A47];LEFT([.B47];1))" office:value-type="string" office:string-value="EPJSS" calcext:value-type="string">
            <text:p>EPJSS</text:p>
          </table:table-cell>
          <table:table-cell table:style-name="ce15" table:formula="of:=MIDB([.C47];1;2)+(MIDB([.C47];4;2)/60)+(MIDB([.C47];7;2)/3600)" office:value-type="float" office:value="50.8294444444445" calcext:value-type="float">
            <text:p>50,829444444</text:p>
          </table:table-cell>
          <table:table-cell table:style-name="ce15" table:formula="of:=MIDB([.D47];2;2)+(MIDB([.D47];5;2)/60)+(MIDB([.D47];8;2)/3600)" office:value-type="float" office:value="15.7072222222222" calcext:value-type="float">
            <text:p>15,707222222</text:p>
          </table:table-cell>
          <table:table-cell table:style-name="ce9" table:formula="of:=COM.MICROSOFT.CONCAT([.A47];LEFT([.B47];1))" office:value-type="string" office:string-value="EPJSS" calcext:value-type="string">
            <text:p>EPJSS</text:p>
          </table:table-cell>
          <table:table-cell table:style-name="ce9" table:formula="of:=MID([.H47];1;4)" office:value-type="string" office:string-value="EPJS" calcext:value-type="string">
            <text:p>EPJS</text:p>
          </table:table-cell>
          <table:table-cell table:style-name="ce9" table:formula="of:=MID([.H4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56 18</text:p>
          </table:table-cell>
          <table:table-cell office:value-type="string" calcext:value-type="string">
            <text:p>015 54 26</text:p>
          </table:table-cell>
          <table:table-cell table:style-name="ce14" table:formula="of:=COM.MICROSOFT.CONCAT([.A48];LEFT([.B48];1))" office:value-type="string" office:string-value="EPJSW" calcext:value-type="string">
            <text:p>EPJSW</text:p>
          </table:table-cell>
          <table:table-cell table:style-name="ce15" table:formula="of:=MIDB([.C48];1;2)+(MIDB([.C48];4;2)/60)+(MIDB([.C48];7;2)/3600)" office:value-type="float" office:value="50.9383333333333" calcext:value-type="float">
            <text:p>50,938333333</text:p>
          </table:table-cell>
          <table:table-cell table:style-name="ce15" table:formula="of:=MIDB([.D48];2;2)+(MIDB([.D48];5;2)/60)+(MIDB([.D48];8;2)/3600)" office:value-type="float" office:value="15.9072222222222" calcext:value-type="float">
            <text:p>15,907222222</text:p>
          </table:table-cell>
          <table:table-cell table:style-name="ce9" table:formula="of:=COM.MICROSOFT.CONCAT([.A48];LEFT([.B48];1))" office:value-type="string" office:string-value="EPJSW" calcext:value-type="string">
            <text:p>EPJSW</text:p>
          </table:table-cell>
          <table:table-cell table:style-name="ce9" table:formula="of:=MID([.H48];1;4)" office:value-type="string" office:string-value="EPJS" calcext:value-type="string">
            <text:p>EPJS</text:p>
          </table:table-cell>
          <table:table-cell table:style-name="ce9" table:formula="of:=MID([.H4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JS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53 02</text:p>
          </table:table-cell>
          <table:table-cell office:value-type="string" calcext:value-type="string">
            <text:p>015 48 40</text:p>
          </table:table-cell>
          <table:table-cell table:style-name="ce14" table:formula="of:=COM.MICROSOFT.CONCAT([.A49];LEFT([.B49];1))" office:value-type="string" office:string-value="EPJSZ" calcext:value-type="string">
            <text:p>EPJSZ</text:p>
          </table:table-cell>
          <table:table-cell table:style-name="ce15" table:formula="of:=MIDB([.C49];1;2)+(MIDB([.C49];4;2)/60)+(MIDB([.C49];7;2)/3600)" office:value-type="float" office:value="50.8838888888889" calcext:value-type="float">
            <text:p>50,883888889</text:p>
          </table:table-cell>
          <table:table-cell table:style-name="ce15" table:formula="of:=MIDB([.D49];2;2)+(MIDB([.D49];5;2)/60)+(MIDB([.D49];8;2)/3600)" office:value-type="float" office:value="15.8111111111111" calcext:value-type="float">
            <text:p>15,811111111</text:p>
          </table:table-cell>
          <table:table-cell table:style-name="ce9" table:formula="of:=COM.MICROSOFT.CONCAT([.A49];LEFT([.B49];1))" office:value-type="string" office:string-value="EPJSZ" calcext:value-type="string">
            <text:p>EPJSZ</text:p>
          </table:table-cell>
          <table:table-cell table:style-name="ce9" table:formula="of:=MID([.H49];1;4)" office:value-type="string" office:string-value="EPJS" calcext:value-type="string">
            <text:p>EPJS</text:p>
          </table:table-cell>
          <table:table-cell table:style-name="ce9" table:formula="of:=MID([.H4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0 48 07</text:p>
          </table:table-cell>
          <table:table-cell office:value-type="string" calcext:value-type="string">
            <text:p>020 48 22</text:p>
          </table:table-cell>
          <table:table-cell table:style-name="ce14" table:formula="of:=COM.MICROSOFT.CONCAT([.A51];LEFT([.B51];1))" office:value-type="string" office:string-value="EPKAD" calcext:value-type="string">
            <text:p>EPKAD</text:p>
          </table:table-cell>
          <table:table-cell table:style-name="ce15" table:formula="of:=MIDB([.C51];1;2)+(MIDB([.C51];4;2)/60)+(MIDB([.C51];7;2)/3600)" office:value-type="float" office:value="50.8019444444444" calcext:value-type="float">
            <text:p>50,801944444</text:p>
          </table:table-cell>
          <table:table-cell table:style-name="ce15" table:formula="of:=MIDB([.D51];2;2)+(MIDB([.D51];5;2)/60)+(MIDB([.D51];8;2)/3600)" office:value-type="float" office:value="20.8061111111111" calcext:value-type="float">
            <text:p>20,806111111</text:p>
          </table:table-cell>
          <table:table-cell table:style-name="ce9" table:formula="of:=COM.MICROSOFT.CONCAT([.A51];LEFT([.B51];1))" office:value-type="string" office:string-value="EPKAD" calcext:value-type="string">
            <text:p>EPKAD</text:p>
          </table:table-cell>
          <table:table-cell table:style-name="ce9" table:formula="of:=MID([.H51];1;4)" office:value-type="string" office:string-value="EPKA" calcext:value-type="string">
            <text:p>EPKA</text:p>
          </table:table-cell>
          <table:table-cell table:style-name="ce9" table:formula="of:=MID([.H5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0 54 31</text:p>
          </table:table-cell>
          <table:table-cell office:value-type="string" calcext:value-type="string">
            <text:p>020 34 47</text:p>
          </table:table-cell>
          <table:table-cell table:style-name="ce14" table:formula="of:=COM.MICROSOFT.CONCAT([.A52];LEFT([.B52];1))" office:value-type="string" office:string-value="EPKAK" calcext:value-type="string">
            <text:p>EPKAK</text:p>
          </table:table-cell>
          <table:table-cell table:style-name="ce15" table:formula="of:=MIDB([.C52];1;2)+(MIDB([.C52];4;2)/60)+(MIDB([.C52];7;2)/3600)" office:value-type="float" office:value="50.9086111111111" calcext:value-type="float">
            <text:p>50,908611111</text:p>
          </table:table-cell>
          <table:table-cell table:style-name="ce15" table:formula="of:=MIDB([.D52];2;2)+(MIDB([.D52];5;2)/60)+(MIDB([.D52];8;2)/3600)" office:value-type="float" office:value="20.5797222222222" calcext:value-type="float">
            <text:p>20,579722222</text:p>
          </table:table-cell>
          <table:table-cell table:style-name="ce9" table:formula="of:=COM.MICROSOFT.CONCAT([.A52];LEFT([.B52];1))" office:value-type="string" office:string-value="EPKAK" calcext:value-type="string">
            <text:p>EPKAK</text:p>
          </table:table-cell>
          <table:table-cell table:style-name="ce9" table:formula="of:=MID([.H52];1;4)" office:value-type="string" office:string-value="EPKA" calcext:value-type="string">
            <text:p>EPKA</text:p>
          </table:table-cell>
          <table:table-cell table:style-name="ce9" table:formula="of:=MID([.H5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0 50 29</text:p>
          </table:table-cell>
          <table:table-cell office:value-type="string" calcext:value-type="string">
            <text:p>020 38 31</text:p>
          </table:table-cell>
          <table:table-cell table:style-name="ce14" table:formula="of:=COM.MICROSOFT.CONCAT([.A53];LEFT([.B53];1))" office:value-type="string" office:string-value="EPKAT" calcext:value-type="string">
            <text:p>EPKAT</text:p>
          </table:table-cell>
          <table:table-cell table:style-name="ce15" table:formula="of:=MIDB([.C53];1;2)+(MIDB([.C53];4;2)/60)+(MIDB([.C53];7;2)/3600)" office:value-type="float" office:value="50.8413888888889" calcext:value-type="float">
            <text:p>50,841388889</text:p>
          </table:table-cell>
          <table:table-cell table:style-name="ce15" table:formula="of:=MIDB([.D53];2;2)+(MIDB([.D53];5;2)/60)+(MIDB([.D53];8;2)/3600)" office:value-type="float" office:value="20.6419444444444" calcext:value-type="float">
            <text:p>20,641944444</text:p>
          </table:table-cell>
          <table:table-cell table:style-name="ce9" table:formula="of:=COM.MICROSOFT.CONCAT([.A53];LEFT([.B53];1))" office:value-type="string" office:string-value="EPKAT" calcext:value-type="string">
            <text:p>EPKAT</text:p>
          </table:table-cell>
          <table:table-cell table:style-name="ce9" table:formula="of:=MID([.H53];1;4)" office:value-type="string" office:string-value="EPKA" calcext:value-type="string">
            <text:p>EPKA</text:p>
          </table:table-cell>
          <table:table-cell table:style-name="ce9" table:formula="of:=MID([.H5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50 44</text:p>
          </table:table-cell>
          <table:table-cell office:value-type="string" calcext:value-type="string">
            <text:p>020 51 26</text:p>
          </table:table-cell>
          <table:table-cell table:style-name="ce14" table:formula="of:=COM.MICROSOFT.CONCAT([.A54];LEFT([.B54];1))" office:value-type="string" office:string-value="EPKAW" calcext:value-type="string">
            <text:p>EPKAW</text:p>
          </table:table-cell>
          <table:table-cell table:style-name="ce15" table:formula="of:=MIDB([.C54];1;2)+(MIDB([.C54];4;2)/60)+(MIDB([.C54];7;2)/3600)" office:value-type="float" office:value="50.8455555555556" calcext:value-type="float">
            <text:p>50,845555556</text:p>
          </table:table-cell>
          <table:table-cell table:style-name="ce15" table:formula="of:=MIDB([.D54];2;2)+(MIDB([.D54];5;2)/60)+(MIDB([.D54];8;2)/3600)" office:value-type="float" office:value="20.8572222222222" calcext:value-type="float">
            <text:p>20,857222222</text:p>
          </table:table-cell>
          <table:table-cell table:style-name="ce9" table:formula="of:=COM.MICROSOFT.CONCAT([.A54];LEFT([.B54];1))" office:value-type="string" office:string-value="EPKAW" calcext:value-type="string">
            <text:p>EPKAW</text:p>
          </table:table-cell>
          <table:table-cell table:style-name="ce9" table:formula="of:=MID([.H54];1;4)" office:value-type="string" office:string-value="EPKA" calcext:value-type="string">
            <text:p>EPKA</text:p>
          </table:table-cell>
          <table:table-cell table:style-name="ce9" table:formula="of:=MID([.H5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A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58 29</text:p>
          </table:table-cell>
          <table:table-cell office:value-type="string" calcext:value-type="string">
            <text:p>020 39 39</text:p>
          </table:table-cell>
          <table:table-cell table:style-name="ce14" table:formula="of:=COM.MICROSOFT.CONCAT([.A55];LEFT([.B55];1))" office:value-type="string" office:string-value="EPKAZ" calcext:value-type="string">
            <text:p>EPKAZ</text:p>
          </table:table-cell>
          <table:table-cell table:style-name="ce15" table:formula="of:=MIDB([.C55];1;2)+(MIDB([.C55];4;2)/60)+(MIDB([.C55];7;2)/3600)" office:value-type="float" office:value="50.9747222222222" calcext:value-type="float">
            <text:p>50,974722222</text:p>
          </table:table-cell>
          <table:table-cell table:style-name="ce15" table:formula="of:=MIDB([.D55];2;2)+(MIDB([.D55];5;2)/60)+(MIDB([.D55];8;2)/3600)" office:value-type="float" office:value="20.6608333333333" calcext:value-type="float">
            <text:p>20,660833333</text:p>
          </table:table-cell>
          <table:table-cell table:style-name="ce9" table:formula="of:=COM.MICROSOFT.CONCAT([.A55];LEFT([.B55];1))" office:value-type="string" office:string-value="EPKAZ" calcext:value-type="string">
            <text:p>EPKAZ</text:p>
          </table:table-cell>
          <table:table-cell table:style-name="ce9" table:formula="of:=MID([.H55];1;4)" office:value-type="string" office:string-value="EPKA" calcext:value-type="string">
            <text:p>EPKA</text:p>
          </table:table-cell>
          <table:table-cell table:style-name="ce9" table:formula="of:=MID([.H5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KE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01 32</text:p>
          </table:table-cell>
          <table:table-cell office:value-type="string" calcext:value-type="string">
            <text:p>021 13 02</text:p>
          </table:table-cell>
          <table:table-cell table:style-name="ce14" table:formula="of:=COM.MICROSOFT.CONCAT([.A57];LEFT([.B57];1))" office:value-type="string" office:string-value="EPKEW" calcext:value-type="string">
            <text:p>EPKEW</text:p>
          </table:table-cell>
          <table:table-cell table:style-name="ce15" table:formula="of:=MIDB([.C57];1;2)+(MIDB([.C57];4;2)/60)+(MIDB([.C57];7;2)/3600)" office:value-type="float" office:value="54.0255555555556" calcext:value-type="float">
            <text:p>54,025555556</text:p>
          </table:table-cell>
          <table:table-cell table:style-name="ce15" table:formula="of:=MIDB([.D57];2;2)+(MIDB([.D57];5;2)/60)+(MIDB([.D57];8;2)/3600)" office:value-type="float" office:value="21.2172222222222" calcext:value-type="float">
            <text:p>21,217222222</text:p>
          </table:table-cell>
          <table:table-cell table:style-name="ce9" table:formula="of:=COM.MICROSOFT.CONCAT([.A57];LEFT([.B57];1))" office:value-type="string" office:string-value="EPKEW" calcext:value-type="string">
            <text:p>EPKEW</text:p>
          </table:table-cell>
          <table:table-cell table:style-name="ce9" table:formula="of:=MID([.H57];1;4)" office:value-type="string" office:string-value="EPKE" calcext:value-type="string">
            <text:p>EPKE</text:p>
          </table:table-cell>
          <table:table-cell table:style-name="ce9" table:formula="of:=MID([.H5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E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57 12</text:p>
          </table:table-cell>
          <table:table-cell office:value-type="string" calcext:value-type="string">
            <text:p>021 22 17</text:p>
          </table:table-cell>
          <table:table-cell table:style-name="ce14" table:formula="of:=COM.MICROSOFT.CONCAT([.A58];LEFT([.B58];1))" office:value-type="string" office:string-value="EPKES" calcext:value-type="string">
            <text:p>EPKES</text:p>
          </table:table-cell>
          <table:table-cell table:style-name="ce15" table:formula="of:=MIDB([.C58];1;2)+(MIDB([.C58];4;2)/60)+(MIDB([.C58];7;2)/3600)" office:value-type="float" office:value="53.9533333333333" calcext:value-type="float">
            <text:p>53,953333333</text:p>
          </table:table-cell>
          <table:table-cell table:style-name="ce15" table:formula="of:=MIDB([.D58];2;2)+(MIDB([.D58];5;2)/60)+(MIDB([.D58];8;2)/3600)" office:value-type="float" office:value="21.3713888888889" calcext:value-type="float">
            <text:p>21,371388889</text:p>
          </table:table-cell>
          <table:table-cell table:style-name="ce9" table:formula="of:=COM.MICROSOFT.CONCAT([.A58];LEFT([.B58];1))" office:value-type="string" office:string-value="EPKES" calcext:value-type="string">
            <text:p>EPKES</text:p>
          </table:table-cell>
          <table:table-cell table:style-name="ce9" table:formula="of:=MID([.H58];1;4)" office:value-type="string" office:string-value="EPKE" calcext:value-type="string">
            <text:p>EPKE</text:p>
          </table:table-cell>
          <table:table-cell table:style-name="ce9" table:formula="of:=MID([.H5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E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4 00 43</text:p>
          </table:table-cell>
          <table:table-cell office:value-type="string" calcext:value-type="string">
            <text:p>021 35 01</text:p>
          </table:table-cell>
          <table:table-cell table:style-name="ce14" table:formula="of:=COM.MICROSOFT.CONCAT([.A59];LEFT([.B59];1))" office:value-type="string" office:string-value="EPKEE" calcext:value-type="string">
            <text:p>EPKEE</text:p>
          </table:table-cell>
          <table:table-cell table:style-name="ce15" table:formula="of:=MIDB([.C59];1;2)+(MIDB([.C59];4;2)/60)+(MIDB([.C59];7;2)/3600)" office:value-type="float" office:value="54.0119444444444" calcext:value-type="float">
            <text:p>54,011944444</text:p>
          </table:table-cell>
          <table:table-cell table:style-name="ce15" table:formula="of:=MIDB([.D59];2;2)+(MIDB([.D59];5;2)/60)+(MIDB([.D59];8;2)/3600)" office:value-type="float" office:value="21.5836111111111" calcext:value-type="float">
            <text:p>21,583611111</text:p>
          </table:table-cell>
          <table:table-cell table:style-name="ce9" table:formula="of:=COM.MICROSOFT.CONCAT([.A59];LEFT([.B59];1))" office:value-type="string" office:string-value="EPKEE" calcext:value-type="string">
            <text:p>EPKEE</text:p>
          </table:table-cell>
          <table:table-cell table:style-name="ce9" table:formula="of:=MID([.H59];1;4)" office:value-type="string" office:string-value="EPKE" calcext:value-type="string">
            <text:p>EPKE</text:p>
          </table:table-cell>
          <table:table-cell table:style-name="ce9" table:formula="of:=MID([.H5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0 16 00</text:p>
          </table:table-cell>
          <table:table-cell office:value-type="string" calcext:value-type="string">
            <text:p>019 26 00</text:p>
          </table:table-cell>
          <table:table-cell table:style-name="ce14" table:formula="of:=COM.MICROSOFT.CONCAT([.A61];LEFT([.B61];1))" office:value-type="string" office:string-value="EPKMB" calcext:value-type="string">
            <text:p>EPKMB</text:p>
          </table:table-cell>
          <table:table-cell table:style-name="ce15" table:formula="of:=MIDB([.C61];1;2)+(MIDB([.C61];4;2)/60)+(MIDB([.C61];7;2)/3600)" office:value-type="float" office:value="50.2666666666667" calcext:value-type="float">
            <text:p>50,266666667</text:p>
          </table:table-cell>
          <table:table-cell table:style-name="ce15" table:formula="of:=MIDB([.D61];2;2)+(MIDB([.D61];5;2)/60)+(MIDB([.D61];8;2)/3600)" office:value-type="float" office:value="19.4333333333333" calcext:value-type="float">
            <text:p>19,433333333</text:p>
          </table:table-cell>
          <table:table-cell table:style-name="ce9" table:formula="of:=COM.MICROSOFT.CONCAT([.A61];LEFT([.B61];1))" office:value-type="string" office:string-value="EPKMB" calcext:value-type="string">
            <text:p>EPKMB</text:p>
          </table:table-cell>
          <table:table-cell table:style-name="ce9" table:formula="of:=MID([.H61];1;4)" office:value-type="string" office:string-value="EPKM" calcext:value-type="string">
            <text:p>EPKM</text:p>
          </table:table-cell>
          <table:table-cell table:style-name="ce9" table:formula="of:=MID([.H6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0 24 00</text:p>
          </table:table-cell>
          <table:table-cell office:value-type="string" calcext:value-type="string">
            <text:p>019 03 00</text:p>
          </table:table-cell>
          <table:table-cell table:style-name="ce14" table:formula="of:=COM.MICROSOFT.CONCAT([.A62];LEFT([.B62];1))" office:value-type="string" office:string-value="EPKMG" calcext:value-type="string">
            <text:p>EPKMG</text:p>
          </table:table-cell>
          <table:table-cell table:style-name="ce15" table:formula="of:=MIDB([.C62];1;2)+(MIDB([.C62];4;2)/60)+(MIDB([.C62];7;2)/3600)" office:value-type="float" office:value="50.4" calcext:value-type="float">
            <text:p>50,400000000</text:p>
          </table:table-cell>
          <table:table-cell table:style-name="ce15" table:formula="of:=MIDB([.D62];2;2)+(MIDB([.D62];5;2)/60)+(MIDB([.D62];8;2)/3600)" office:value-type="float" office:value="19.05" calcext:value-type="float">
            <text:p>19,050000000</text:p>
          </table:table-cell>
          <table:table-cell table:style-name="ce9" table:formula="of:=COM.MICROSOFT.CONCAT([.A62];LEFT([.B62];1))" office:value-type="string" office:string-value="EPKMG" calcext:value-type="string">
            <text:p>EPKMG</text:p>
          </table:table-cell>
          <table:table-cell table:style-name="ce9" table:formula="of:=MID([.H62];1;4)" office:value-type="string" office:string-value="EPKM" calcext:value-type="string">
            <text:p>EPKM</text:p>
          </table:table-cell>
          <table:table-cell table:style-name="ce9" table:formula="of:=MID([.H6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0 21 00</text:p>
          </table:table-cell>
          <table:table-cell office:value-type="string" calcext:value-type="string">
            <text:p>018 51 00</text:p>
          </table:table-cell>
          <table:table-cell table:style-name="ce14" table:formula="of:=COM.MICROSOFT.CONCAT([.A63];LEFT([.B63];1))" office:value-type="string" office:string-value="EPKMT" calcext:value-type="string">
            <text:p>EPKMT</text:p>
          </table:table-cell>
          <table:table-cell table:style-name="ce15" table:formula="of:=MIDB([.C63];1;2)+(MIDB([.C63];4;2)/60)+(MIDB([.C63];7;2)/3600)" office:value-type="float" office:value="50.35" calcext:value-type="float">
            <text:p>50,350000000</text:p>
          </table:table-cell>
          <table:table-cell table:style-name="ce15" table:formula="of:=MIDB([.D63];2;2)+(MIDB([.D63];5;2)/60)+(MIDB([.D63];8;2)/3600)" office:value-type="float" office:value="18.85" calcext:value-type="float">
            <text:p>18,850000000</text:p>
          </table:table-cell>
          <table:table-cell table:style-name="ce9" table:formula="of:=COM.MICROSOFT.CONCAT([.A63];LEFT([.B63];1))" office:value-type="string" office:string-value="EPKMT" calcext:value-type="string">
            <text:p>EPKMT</text:p>
          </table:table-cell>
          <table:table-cell table:style-name="ce9" table:formula="of:=MID([.H63];1;4)" office:value-type="string" office:string-value="EPKM" calcext:value-type="string">
            <text:p>EPKM</text:p>
          </table:table-cell>
          <table:table-cell table:style-name="ce9" table:formula="of:=MID([.H6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50 19 00</text:p>
          </table:table-cell>
          <table:table-cell office:value-type="string" calcext:value-type="string">
            <text:p>019 14 00</text:p>
          </table:table-cell>
          <table:table-cell table:style-name="ce14" table:formula="of:=COM.MICROSOFT.CONCAT([.A64];LEFT([.B64];1))" office:value-type="string" office:string-value="EPKMH" calcext:value-type="string">
            <text:p>EPKMH</text:p>
          </table:table-cell>
          <table:table-cell table:style-name="ce15" table:formula="of:=MIDB([.C64];1;2)+(MIDB([.C64];4;2)/60)+(MIDB([.C64];7;2)/3600)" office:value-type="float" office:value="50.3166666666667" calcext:value-type="float">
            <text:p>50,316666667</text:p>
          </table:table-cell>
          <table:table-cell table:style-name="ce15" table:formula="of:=MIDB([.D64];2;2)+(MIDB([.D64];5;2)/60)+(MIDB([.D64];8;2)/3600)" office:value-type="float" office:value="19.2333333333333" calcext:value-type="float">
            <text:p>19,233333333</text:p>
          </table:table-cell>
          <table:table-cell table:style-name="ce9" table:formula="of:=COM.MICROSOFT.CONCAT([.A64];LEFT([.B64];1))" office:value-type="string" office:string-value="EPKMH" calcext:value-type="string">
            <text:p>EPKMH</text:p>
          </table:table-cell>
          <table:table-cell table:style-name="ce9" table:formula="of:=MID([.H64];1;4)" office:value-type="string" office:string-value="EPKM" calcext:value-type="string">
            <text:p>EPKM</text:p>
          </table:table-cell>
          <table:table-cell table:style-name="ce9" table:formula="of:=MID([.H6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0 23 52</text:p>
          </table:table-cell>
          <table:table-cell office:value-type="string" calcext:value-type="string">
            <text:p>018 37 39</text:p>
          </table:table-cell>
          <table:table-cell table:style-name="ce14" table:formula="of:=COM.MICROSOFT.CONCAT([.A65];LEFT([.B65];1))" office:value-type="string" office:string-value="EPKMP" calcext:value-type="string">
            <text:p>EPKMP</text:p>
          </table:table-cell>
          <table:table-cell table:style-name="ce15" table:formula="of:=MIDB([.C65];1;2)+(MIDB([.C65];4;2)/60)+(MIDB([.C65];7;2)/3600)" office:value-type="float" office:value="50.3977777777778" calcext:value-type="float">
            <text:p>50,397777778</text:p>
          </table:table-cell>
          <table:table-cell table:style-name="ce15" table:formula="of:=MIDB([.D65];2;2)+(MIDB([.D65];5;2)/60)+(MIDB([.D65];8;2)/3600)" office:value-type="float" office:value="18.6275" calcext:value-type="float">
            <text:p>18,627500000</text:p>
          </table:table-cell>
          <table:table-cell table:style-name="ce9" table:formula="of:=COM.MICROSOFT.CONCAT([.A65];LEFT([.B65];1))" office:value-type="string" office:string-value="EPKMP" calcext:value-type="string">
            <text:p>EPKMP</text:p>
          </table:table-cell>
          <table:table-cell table:style-name="ce9" table:formula="of:=MID([.H65];1;4)" office:value-type="string" office:string-value="EPKM" calcext:value-type="string">
            <text:p>EPKM</text:p>
          </table:table-cell>
          <table:table-cell table:style-name="ce9" table:formula="of:=MID([.H6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08 00</text:p>
          </table:table-cell>
          <table:table-cell office:value-type="string" calcext:value-type="string">
            <text:p>019 01 31</text:p>
          </table:table-cell>
          <table:table-cell table:style-name="ce14" table:formula="of:=COM.MICROSOFT.CONCAT([.A66];LEFT([.B66];1))" office:value-type="string" office:string-value="EPKMA" calcext:value-type="string">
            <text:p>EPKMA</text:p>
          </table:table-cell>
          <table:table-cell table:style-name="ce15" table:formula="of:=MIDB([.C66];1;2)+(MIDB([.C66];4;2)/60)+(MIDB([.C66];7;2)/3600)" office:value-type="float" office:value="50.1333333333333" calcext:value-type="float">
            <text:p>50,133333333</text:p>
          </table:table-cell>
          <table:table-cell table:style-name="ce15" table:formula="of:=MIDB([.D66];2;2)+(MIDB([.D66];5;2)/60)+(MIDB([.D66];8;2)/3600)" office:value-type="float" office:value="19.0252777777778" calcext:value-type="float">
            <text:p>19,025277778</text:p>
          </table:table-cell>
          <table:table-cell table:style-name="ce9" table:formula="of:=COM.MICROSOFT.CONCAT([.A66];LEFT([.B66];1))" office:value-type="string" office:string-value="EPKMA" calcext:value-type="string">
            <text:p>EPKMA</text:p>
          </table:table-cell>
          <table:table-cell table:style-name="ce9" table:formula="of:=MID([.H66];1;4)" office:value-type="string" office:string-value="EPKM" calcext:value-type="string">
            <text:p>EPKM</text:p>
          </table:table-cell>
          <table:table-cell table:style-name="ce9" table:formula="of:=MID([.H6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M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0 10 41</text:p>
          </table:table-cell>
          <table:table-cell office:value-type="string" calcext:value-type="string">
            <text:p>018 53 28</text:p>
          </table:table-cell>
          <table:table-cell table:style-name="ce14" table:formula="of:=COM.MICROSOFT.CONCAT([.A67];LEFT([.B67];1))" office:value-type="string" office:string-value="EPKME" calcext:value-type="string">
            <text:p>EPKME</text:p>
          </table:table-cell>
          <table:table-cell table:style-name="ce15" table:formula="of:=MIDB([.C67];1;2)+(MIDB([.C67];4;2)/60)+(MIDB([.C67];7;2)/3600)" office:value-type="float" office:value="50.1780555555556" calcext:value-type="float">
            <text:p>50,178055556</text:p>
          </table:table-cell>
          <table:table-cell table:style-name="ce15" table:formula="of:=MIDB([.D67];2;2)+(MIDB([.D67];5;2)/60)+(MIDB([.D67];8;2)/3600)" office:value-type="float" office:value="18.8911111111111" calcext:value-type="float">
            <text:p>18,891111111</text:p>
          </table:table-cell>
          <table:table-cell table:style-name="ce9" table:formula="of:=COM.MICROSOFT.CONCAT([.A67];LEFT([.B67];1))" office:value-type="string" office:string-value="EPKME" calcext:value-type="string">
            <text:p>EPKME</text:p>
          </table:table-cell>
          <table:table-cell table:style-name="ce9" table:formula="of:=MID([.H67];1;4)" office:value-type="string" office:string-value="EPKM" calcext:value-type="string">
            <text:p>EPKM</text:p>
          </table:table-cell>
          <table:table-cell table:style-name="ce9" table:formula="of:=MID([.H6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0 01 17</text:p>
          </table:table-cell>
          <table:table-cell office:value-type="string" calcext:value-type="string">
            <text:p>020 09 07</text:p>
          </table:table-cell>
          <table:table-cell table:style-name="ce14" table:formula="of:=COM.MICROSOFT.CONCAT([.A69];LEFT([.B69];1))" office:value-type="string" office:string-value="EPKPP" calcext:value-type="string">
            <text:p>EPKPP</text:p>
          </table:table-cell>
          <table:table-cell table:style-name="ce15" table:formula="of:=MIDB([.C69];1;2)+(MIDB([.C69];4;2)/60)+(MIDB([.C69];7;2)/3600)" office:value-type="float" office:value="50.0213888888889" calcext:value-type="float">
            <text:p>50,021388889</text:p>
          </table:table-cell>
          <table:table-cell table:style-name="ce15" table:formula="of:=MIDB([.D69];2;2)+(MIDB([.D69];5;2)/60)+(MIDB([.D69];8;2)/3600)" office:value-type="float" office:value="20.1519444444444" calcext:value-type="float">
            <text:p>20,151944444</text:p>
          </table:table-cell>
          <table:table-cell table:style-name="ce9" table:formula="of:=COM.MICROSOFT.CONCAT([.A69];LEFT([.B69];1))" office:value-type="string" office:string-value="EPKPP" calcext:value-type="string">
            <text:p>EPKPP</text:p>
          </table:table-cell>
          <table:table-cell table:style-name="ce9" table:formula="of:=MID([.H69];1;4)" office:value-type="string" office:string-value="EPKP" calcext:value-type="string">
            <text:p>EPKP</text:p>
          </table:table-cell>
          <table:table-cell table:style-name="ce9" table:formula="of:=MID([.H6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0 06 43</text:p>
          </table:table-cell>
          <table:table-cell office:value-type="string" calcext:value-type="string">
            <text:p>020 14 08</text:p>
          </table:table-cell>
          <table:table-cell table:style-name="ce14" table:formula="of:=COM.MICROSOFT.CONCAT([.A70];LEFT([.B70];1))" office:value-type="string" office:string-value="EPKPT" calcext:value-type="string">
            <text:p>EPKPT</text:p>
          </table:table-cell>
          <table:table-cell table:style-name="ce15" table:formula="of:=MIDB([.C70];1;2)+(MIDB([.C70];4;2)/60)+(MIDB([.C70];7;2)/3600)" office:value-type="float" office:value="50.1119444444444" calcext:value-type="float">
            <text:p>50,111944444</text:p>
          </table:table-cell>
          <table:table-cell table:style-name="ce15" table:formula="of:=MIDB([.D70];2;2)+(MIDB([.D70];5;2)/60)+(MIDB([.D70];8;2)/3600)" office:value-type="float" office:value="20.2355555555556" calcext:value-type="float">
            <text:p>20,235555556</text:p>
          </table:table-cell>
          <table:table-cell table:style-name="ce9" table:formula="of:=COM.MICROSOFT.CONCAT([.A70];LEFT([.B70];1))" office:value-type="string" office:string-value="EPKPT" calcext:value-type="string">
            <text:p>EPKPT</text:p>
          </table:table-cell>
          <table:table-cell table:style-name="ce9" table:formula="of:=MID([.H70];1;4)" office:value-type="string" office:string-value="EPKP" calcext:value-type="string">
            <text:p>EPKP</text:p>
          </table:table-cell>
          <table:table-cell table:style-name="ce9" table:formula="of:=MID([.H7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07 13</text:p>
          </table:table-cell>
          <table:table-cell office:value-type="string" calcext:value-type="string">
            <text:p>020 22 44</text:p>
          </table:table-cell>
          <table:table-cell table:style-name="ce14" table:formula="of:=COM.MICROSOFT.CONCAT([.A71];LEFT([.B71];1))" office:value-type="string" office:string-value="EPKPN" calcext:value-type="string">
            <text:p>EPKPN</text:p>
          </table:table-cell>
          <table:table-cell table:style-name="ce15" table:formula="of:=MIDB([.C71];1;2)+(MIDB([.C71];4;2)/60)+(MIDB([.C71];7;2)/3600)" office:value-type="float" office:value="50.1202777777778" calcext:value-type="float">
            <text:p>50,120277778</text:p>
          </table:table-cell>
          <table:table-cell table:style-name="ce15" table:formula="of:=MIDB([.D71];2;2)+(MIDB([.D71];5;2)/60)+(MIDB([.D71];8;2)/3600)" office:value-type="float" office:value="20.3788888888889" calcext:value-type="float">
            <text:p>20,378888889</text:p>
          </table:table-cell>
          <table:table-cell table:style-name="ce9" table:formula="of:=COM.MICROSOFT.CONCAT([.A71];LEFT([.B71];1))" office:value-type="string" office:string-value="EPKPN" calcext:value-type="string">
            <text:p>EPKPN</text:p>
          </table:table-cell>
          <table:table-cell table:style-name="ce9" table:formula="of:=MID([.H71];1;4)" office:value-type="string" office:string-value="EPKP" calcext:value-type="string">
            <text:p>EPKP</text:p>
          </table:table-cell>
          <table:table-cell table:style-name="ce9" table:formula="of:=MID([.H7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P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03 11</text:p>
          </table:table-cell>
          <table:table-cell office:value-type="string" calcext:value-type="string">
            <text:p>020 19 46</text:p>
          </table:table-cell>
          <table:table-cell table:style-name="ce14" table:formula="of:=COM.MICROSOFT.CONCAT([.A72];LEFT([.B72];1))" office:value-type="string" office:string-value="EPKPZ" calcext:value-type="string">
            <text:p>EPKPZ</text:p>
          </table:table-cell>
          <table:table-cell table:style-name="ce15" table:formula="of:=MIDB([.C72];1;2)+(MIDB([.C72];4;2)/60)+(MIDB([.C72];7;2)/3600)" office:value-type="float" office:value="50.0530555555556" calcext:value-type="float">
            <text:p>50,053055556</text:p>
          </table:table-cell>
          <table:table-cell table:style-name="ce15" table:formula="of:=MIDB([.D72];2;2)+(MIDB([.D72];5;2)/60)+(MIDB([.D72];8;2)/3600)" office:value-type="float" office:value="20.3294444444444" calcext:value-type="float">
            <text:p>20,329444444</text:p>
          </table:table-cell>
          <table:table-cell table:style-name="ce9" table:formula="of:=COM.MICROSOFT.CONCAT([.A72];LEFT([.B72];1))" office:value-type="string" office:string-value="EPKPZ" calcext:value-type="string">
            <text:p>EPKPZ</text:p>
          </table:table-cell>
          <table:table-cell table:style-name="ce9" table:formula="of:=MID([.H72];1;4)" office:value-type="string" office:string-value="EPKP" calcext:value-type="string">
            <text:p>EPKP</text:p>
          </table:table-cell>
          <table:table-cell table:style-name="ce9" table:formula="of:=MID([.H7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49 45 45</text:p>
          </table:table-cell>
          <table:table-cell office:value-type="string" calcext:value-type="string">
            <text:p>021 41 05</text:p>
          </table:table-cell>
          <table:table-cell table:style-name="ce14" table:formula="of:=COM.MICROSOFT.CONCAT([.A74];LEFT([.B74];1))" office:value-type="string" office:string-value="EPKRB" calcext:value-type="string">
            <text:p>EPKRB</text:p>
          </table:table-cell>
          <table:table-cell table:style-name="ce15" table:formula="of:=MIDB([.C74];1;2)+(MIDB([.C74];4;2)/60)+(MIDB([.C74];7;2)/3600)" office:value-type="float" office:value="49.7625" calcext:value-type="float">
            <text:p>49,762500000</text:p>
          </table:table-cell>
          <table:table-cell table:style-name="ce15" table:formula="of:=MIDB([.D74];2;2)+(MIDB([.D74];5;2)/60)+(MIDB([.D74];8;2)/3600)" office:value-type="float" office:value="21.6847222222222" calcext:value-type="float">
            <text:p>21,684722222</text:p>
          </table:table-cell>
          <table:table-cell table:style-name="ce9" table:formula="of:=COM.MICROSOFT.CONCAT([.A74];LEFT([.B74];1))" office:value-type="string" office:string-value="EPKRB" calcext:value-type="string">
            <text:p>EPKRB</text:p>
          </table:table-cell>
          <table:table-cell table:style-name="ce9" table:formula="of:=MID([.H74];1;4)" office:value-type="string" office:string-value="EPKR" calcext:value-type="string">
            <text:p>EPKR</text:p>
          </table:table-cell>
          <table:table-cell table:style-name="ce9" table:formula="of:=MID([.H7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49 39 56</text:p>
          </table:table-cell>
          <table:table-cell office:value-type="string" calcext:value-type="string">
            <text:p>021 36 39</text:p>
          </table:table-cell>
          <table:table-cell table:style-name="ce14" table:formula="of:=COM.MICROSOFT.CONCAT([.A75];LEFT([.B75];1))" office:value-type="string" office:string-value="EPKRK" calcext:value-type="string">
            <text:p>EPKRK</text:p>
          </table:table-cell>
          <table:table-cell table:style-name="ce15" table:formula="of:=MIDB([.C75];1;2)+(MIDB([.C75];4;2)/60)+(MIDB([.C75];7;2)/3600)" office:value-type="float" office:value="49.6655555555556" calcext:value-type="float">
            <text:p>49,665555556</text:p>
          </table:table-cell>
          <table:table-cell table:style-name="ce15" table:formula="of:=MIDB([.D75];2;2)+(MIDB([.D75];5;2)/60)+(MIDB([.D75];8;2)/3600)" office:value-type="float" office:value="21.6108333333333" calcext:value-type="float">
            <text:p>21,610833333</text:p>
          </table:table-cell>
          <table:table-cell table:style-name="ce9" table:formula="of:=COM.MICROSOFT.CONCAT([.A75];LEFT([.B75];1))" office:value-type="string" office:string-value="EPKRK" calcext:value-type="string">
            <text:p>EPKRK</text:p>
          </table:table-cell>
          <table:table-cell table:style-name="ce9" table:formula="of:=MID([.H75];1;4)" office:value-type="string" office:string-value="EPKR" calcext:value-type="string">
            <text:p>EPKR</text:p>
          </table:table-cell>
          <table:table-cell table:style-name="ce9" table:formula="of:=MID([.H7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49 36 18</text:p>
          </table:table-cell>
          <table:table-cell office:value-type="string" calcext:value-type="string">
            <text:p>021 48 25</text:p>
          </table:table-cell>
          <table:table-cell table:style-name="ce14" table:formula="of:=COM.MICROSOFT.CONCAT([.A76];LEFT([.B76];1))" office:value-type="string" office:string-value="EPKRI" calcext:value-type="string">
            <text:p>EPKRI</text:p>
          </table:table-cell>
          <table:table-cell table:style-name="ce15" table:formula="of:=MIDB([.C76];1;2)+(MIDB([.C76];4;2)/60)+(MIDB([.C76];7;2)/3600)" office:value-type="float" office:value="49.605" calcext:value-type="float">
            <text:p>49,605000000</text:p>
          </table:table-cell>
          <table:table-cell table:style-name="ce15" table:formula="of:=MIDB([.D76];2;2)+(MIDB([.D76];5;2)/60)+(MIDB([.D76];8;2)/3600)" office:value-type="float" office:value="21.8069444444444" calcext:value-type="float">
            <text:p>21,806944444</text:p>
          </table:table-cell>
          <table:table-cell table:style-name="ce9" table:formula="of:=COM.MICROSOFT.CONCAT([.A76];LEFT([.B76];1))" office:value-type="string" office:string-value="EPKRI" calcext:value-type="string">
            <text:p>EPKRI</text:p>
          </table:table-cell>
          <table:table-cell table:style-name="ce9" table:formula="of:=MID([.H76];1;4)" office:value-type="string" office:string-value="EPKR" calcext:value-type="string">
            <text:p>EPKR</text:p>
          </table:table-cell>
          <table:table-cell table:style-name="ce9" table:formula="of:=MID([.H7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KR</text:p>
          </table:table-cell>
          <table:table-cell office:value-type="string" calcext:value-type="string">
            <text:p>HOTEL</text:p>
          </table:table-cell>
          <table:table-cell office:value-type="string" calcext:value-type="string">
            <text:p>49 40 13</text:p>
          </table:table-cell>
          <table:table-cell office:value-type="string" calcext:value-type="string">
            <text:p>021 53 21</text:p>
          </table:table-cell>
          <table:table-cell table:style-name="ce14" table:formula="of:=COM.MICROSOFT.CONCAT([.A77];LEFT([.B77];1))" office:value-type="string" office:string-value="EPKRH" calcext:value-type="string">
            <text:p>EPKRH</text:p>
          </table:table-cell>
          <table:table-cell table:style-name="ce15" table:formula="of:=MIDB([.C77];1;2)+(MIDB([.C77];4;2)/60)+(MIDB([.C77];7;2)/3600)" office:value-type="float" office:value="49.6702777777778" calcext:value-type="float">
            <text:p>49,670277778</text:p>
          </table:table-cell>
          <table:table-cell table:style-name="ce15" table:formula="of:=MIDB([.D77];2;2)+(MIDB([.D77];5;2)/60)+(MIDB([.D77];8;2)/3600)" office:value-type="float" office:value="21.8891666666667" calcext:value-type="float">
            <text:p>21,889166667</text:p>
          </table:table-cell>
          <table:table-cell table:style-name="ce9" table:formula="of:=COM.MICROSOFT.CONCAT([.A77];LEFT([.B77];1))" office:value-type="string" office:string-value="EPKRH" calcext:value-type="string">
            <text:p>EPKRH</text:p>
          </table:table-cell>
          <table:table-cell table:style-name="ce9" table:formula="of:=MID([.H77];1;4)" office:value-type="string" office:string-value="EPKR" calcext:value-type="string">
            <text:p>EPKR</text:p>
          </table:table-cell>
          <table:table-cell table:style-name="ce9" table:formula="of:=MID([.H7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16 34</text:p>
          </table:table-cell>
          <table:table-cell office:value-type="string" calcext:value-type="string">
            <text:p>021 36 20</text:p>
          </table:table-cell>
          <table:table-cell table:style-name="ce14" table:formula="of:=COM.MICROSOFT.CONCAT([.A79];LEFT([.B79];1))" office:value-type="string" office:string-value="EPMLA" calcext:value-type="string">
            <text:p>EPMLA</text:p>
          </table:table-cell>
          <table:table-cell table:style-name="ce15" table:formula="of:=MIDB([.C79];1;2)+(MIDB([.C79];4;2)/60)+(MIDB([.C79];7;2)/3600)" office:value-type="float" office:value="50.2761111111111" calcext:value-type="float">
            <text:p>50,276111111</text:p>
          </table:table-cell>
          <table:table-cell table:style-name="ce15" table:formula="of:=MIDB([.D79];2;2)+(MIDB([.D79];5;2)/60)+(MIDB([.D79];8;2)/3600)" office:value-type="float" office:value="21.6055555555556" calcext:value-type="float">
            <text:p>21,605555556</text:p>
          </table:table-cell>
          <table:table-cell table:style-name="ce9" table:formula="of:=COM.MICROSOFT.CONCAT([.A79];LEFT([.B79];1))" office:value-type="string" office:string-value="EPMLA" calcext:value-type="string">
            <text:p>EPMLA</text:p>
          </table:table-cell>
          <table:table-cell table:style-name="ce9" table:formula="of:=MID([.H79];1;4)" office:value-type="string" office:string-value="EPML" calcext:value-type="string">
            <text:p>EPML</text:p>
          </table:table-cell>
          <table:table-cell table:style-name="ce9" table:formula="of:=MID([.H7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0 10 36</text:p>
          </table:table-cell>
          <table:table-cell office:value-type="string" calcext:value-type="string">
            <text:p>020 59 45</text:p>
          </table:table-cell>
          <table:table-cell table:style-name="ce14" table:formula="of:=COM.MICROSOFT.CONCAT([.A80];LEFT([.B80];1))" office:value-type="string" office:string-value="EPMLD" calcext:value-type="string">
            <text:p>EPMLD</text:p>
          </table:table-cell>
          <table:table-cell table:style-name="ce15" table:formula="of:=MIDB([.C80];1;2)+(MIDB([.C80];4;2)/60)+(MIDB([.C80];7;2)/3600)" office:value-type="float" office:value="50.1766666666667" calcext:value-type="float">
            <text:p>50,176666667</text:p>
          </table:table-cell>
          <table:table-cell table:style-name="ce15" table:formula="of:=MIDB([.D80];2;2)+(MIDB([.D80];5;2)/60)+(MIDB([.D80];8;2)/3600)" office:value-type="float" office:value="20.9958333333333" calcext:value-type="float">
            <text:p>20,995833333</text:p>
          </table:table-cell>
          <table:table-cell table:style-name="ce9" table:formula="of:=COM.MICROSOFT.CONCAT([.A80];LEFT([.B80];1))" office:value-type="string" office:string-value="EPMLD" calcext:value-type="string">
            <text:p>EPMLD</text:p>
          </table:table-cell>
          <table:table-cell table:style-name="ce9" table:formula="of:=MID([.H80];1;4)" office:value-type="string" office:string-value="EPML" calcext:value-type="string">
            <text:p>EPML</text:p>
          </table:table-cell>
          <table:table-cell table:style-name="ce9" table:formula="of:=MID([.H8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0 22 58</text:p>
          </table:table-cell>
          <table:table-cell office:value-type="string" calcext:value-type="string">
            <text:p>021 27 32</text:p>
          </table:table-cell>
          <table:table-cell table:style-name="ce14" table:formula="of:=COM.MICROSOFT.CONCAT([.A81];LEFT([.B81];1))" office:value-type="string" office:string-value="EPMLJ" calcext:value-type="string">
            <text:p>EPMLJ</text:p>
          </table:table-cell>
          <table:table-cell table:style-name="ce15" table:formula="of:=MIDB([.C81];1;2)+(MIDB([.C81];4;2)/60)+(MIDB([.C81];7;2)/3600)" office:value-type="float" office:value="50.3827777777778" calcext:value-type="float">
            <text:p>50,382777778</text:p>
          </table:table-cell>
          <table:table-cell table:style-name="ce15" table:formula="of:=MIDB([.D81];2;2)+(MIDB([.D81];5;2)/60)+(MIDB([.D81];8;2)/3600)" office:value-type="float" office:value="21.4588888888889" calcext:value-type="float">
            <text:p>21,458888889</text:p>
          </table:table-cell>
          <table:table-cell table:style-name="ce9" table:formula="of:=COM.MICROSOFT.CONCAT([.A81];LEFT([.B81];1))" office:value-type="string" office:string-value="EPMLJ" calcext:value-type="string">
            <text:p>EPMLJ</text:p>
          </table:table-cell>
          <table:table-cell table:style-name="ce9" table:formula="of:=MID([.H81];1;4)" office:value-type="string" office:string-value="EPML" calcext:value-type="string">
            <text:p>EPML</text:p>
          </table:table-cell>
          <table:table-cell table:style-name="ce9" table:formula="of:=MID([.H8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0 26 05</text:p>
          </table:table-cell>
          <table:table-cell office:value-type="string" calcext:value-type="string">
            <text:p>021 03 36</text:p>
          </table:table-cell>
          <table:table-cell table:style-name="ce14" table:formula="of:=COM.MICROSOFT.CONCAT([.A82];LEFT([.B82];1))" office:value-type="string" office:string-value="EPMLO" calcext:value-type="string">
            <text:p>EPMLO</text:p>
          </table:table-cell>
          <table:table-cell table:style-name="ce15" table:formula="of:=MIDB([.C82];1;2)+(MIDB([.C82];4;2)/60)+(MIDB([.C82];7;2)/3600)" office:value-type="float" office:value="50.4347222222222" calcext:value-type="float">
            <text:p>50,434722222</text:p>
          </table:table-cell>
          <table:table-cell table:style-name="ce15" table:formula="of:=MIDB([.D82];2;2)+(MIDB([.D82];5;2)/60)+(MIDB([.D82];8;2)/3600)" office:value-type="float" office:value="21.06" calcext:value-type="float">
            <text:p>21,060000000</text:p>
          </table:table-cell>
          <table:table-cell table:style-name="ce9" table:formula="of:=COM.MICROSOFT.CONCAT([.A82];LEFT([.B82];1))" office:value-type="string" office:string-value="EPMLO" calcext:value-type="string">
            <text:p>EPMLO</text:p>
          </table:table-cell>
          <table:table-cell table:style-name="ce9" table:formula="of:=MID([.H82];1;4)" office:value-type="string" office:string-value="EPML" calcext:value-type="string">
            <text:p>EPML</text:p>
          </table:table-cell>
          <table:table-cell table:style-name="ce9" table:formula="of:=MID([.H8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0 25 39</text:p>
          </table:table-cell>
          <table:table-cell office:value-type="string" calcext:value-type="string">
            <text:p>021 19 50</text:p>
          </table:table-cell>
          <table:table-cell table:style-name="ce14" table:formula="of:=COM.MICROSOFT.CONCAT([.A83];LEFT([.B83];1))" office:value-type="string" office:string-value="EPMLP" calcext:value-type="string">
            <text:p>EPMLP</text:p>
          </table:table-cell>
          <table:table-cell table:style-name="ce15" table:formula="of:=MIDB([.C83];1;2)+(MIDB([.C83];4;2)/60)+(MIDB([.C83];7;2)/3600)" office:value-type="float" office:value="50.4275" calcext:value-type="float">
            <text:p>50,427500000</text:p>
          </table:table-cell>
          <table:table-cell table:style-name="ce15" table:formula="of:=MIDB([.D83];2;2)+(MIDB([.D83];5;2)/60)+(MIDB([.D83];8;2)/3600)" office:value-type="float" office:value="21.3305555555556" calcext:value-type="float">
            <text:p>21,330555556</text:p>
          </table:table-cell>
          <table:table-cell table:style-name="ce9" table:formula="of:=COM.MICROSOFT.CONCAT([.A83];LEFT([.B83];1))" office:value-type="string" office:string-value="EPMLP" calcext:value-type="string">
            <text:p>EPMLP</text:p>
          </table:table-cell>
          <table:table-cell table:style-name="ce9" table:formula="of:=MID([.H83];1;4)" office:value-type="string" office:string-value="EPML" calcext:value-type="string">
            <text:p>EPML</text:p>
          </table:table-cell>
          <table:table-cell table:style-name="ce9" table:formula="of:=MID([.H8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0 11 45</text:p>
          </table:table-cell>
          <table:table-cell office:value-type="string" calcext:value-type="string">
            <text:p>021 16 37</text:p>
          </table:table-cell>
          <table:table-cell table:style-name="ce14" table:formula="of:=COM.MICROSOFT.CONCAT([.A84];LEFT([.B84];1))" office:value-type="string" office:string-value="EPMLR" calcext:value-type="string">
            <text:p>EPMLR</text:p>
          </table:table-cell>
          <table:table-cell table:style-name="ce15" table:formula="of:=MIDB([.C84];1;2)+(MIDB([.C84];4;2)/60)+(MIDB([.C84];7;2)/3600)" office:value-type="float" office:value="50.1958333333333" calcext:value-type="float">
            <text:p>50,195833333</text:p>
          </table:table-cell>
          <table:table-cell table:style-name="ce15" table:formula="of:=MIDB([.D84];2;2)+(MIDB([.D84];5;2)/60)+(MIDB([.D84];8;2)/3600)" office:value-type="float" office:value="21.2769444444444" calcext:value-type="float">
            <text:p>21,276944444</text:p>
          </table:table-cell>
          <table:table-cell table:style-name="ce9" table:formula="of:=COM.MICROSOFT.CONCAT([.A84];LEFT([.B84];1))" office:value-type="string" office:string-value="EPMLR" calcext:value-type="string">
            <text:p>EPMLR</text:p>
          </table:table-cell>
          <table:table-cell table:style-name="ce9" table:formula="of:=MID([.H84];1;4)" office:value-type="string" office:string-value="EPML" calcext:value-type="string">
            <text:p>EPML</text:p>
          </table:table-cell>
          <table:table-cell table:style-name="ce9" table:formula="of:=MID([.H8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L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0 15 48</text:p>
          </table:table-cell>
          <table:table-cell office:value-type="string" calcext:value-type="string">
            <text:p>021 27 33</text:p>
          </table:table-cell>
          <table:table-cell table:style-name="ce14" table:formula="of:=COM.MICROSOFT.CONCAT([.A85];LEFT([.B85];1))" office:value-type="string" office:string-value="EPMLS" calcext:value-type="string">
            <text:p>EPMLS</text:p>
          </table:table-cell>
          <table:table-cell table:style-name="ce15" table:formula="of:=MIDB([.C85];1;2)+(MIDB([.C85];4;2)/60)+(MIDB([.C85];7;2)/3600)" office:value-type="float" office:value="50.2633333333333" calcext:value-type="float">
            <text:p>50,263333333</text:p>
          </table:table-cell>
          <table:table-cell table:style-name="ce15" table:formula="of:=MIDB([.D85];2;2)+(MIDB([.D85];5;2)/60)+(MIDB([.D85];8;2)/3600)" office:value-type="float" office:value="21.4591666666667" calcext:value-type="float">
            <text:p>21,459166667</text:p>
          </table:table-cell>
          <table:table-cell table:style-name="ce9" table:formula="of:=COM.MICROSOFT.CONCAT([.A85];LEFT([.B85];1))" office:value-type="string" office:string-value="EPMLS" calcext:value-type="string">
            <text:p>EPMLS</text:p>
          </table:table-cell>
          <table:table-cell table:style-name="ce9" table:formula="of:=MID([.H85];1;4)" office:value-type="string" office:string-value="EPML" calcext:value-type="string">
            <text:p>EPML</text:p>
          </table:table-cell>
          <table:table-cell table:style-name="ce9" table:formula="of:=MID([.H8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MR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58 40</text:p>
          </table:table-cell>
          <table:table-cell office:value-type="string" calcext:value-type="string">
            <text:p>016 47 27</text:p>
          </table:table-cell>
          <table:table-cell table:style-name="ce14" table:formula="of:=COM.MICROSOFT.CONCAT([.A87];LEFT([.B87];1))" office:value-type="string" office:string-value="EPMRZ" calcext:value-type="string">
            <text:p>EPMRZ</text:p>
          </table:table-cell>
          <table:table-cell table:style-name="ce15" table:formula="of:=MIDB([.C87];1;2)+(MIDB([.C87];4;2)/60)+(MIDB([.C87];7;2)/3600)" office:value-type="float" office:value="50.9777777777778" calcext:value-type="float">
            <text:p>50,977777778</text:p>
          </table:table-cell>
          <table:table-cell table:style-name="ce15" table:formula="of:=MIDB([.D87];2;2)+(MIDB([.D87];5;2)/60)+(MIDB([.D87];8;2)/3600)" office:value-type="float" office:value="16.7908333333333" calcext:value-type="float">
            <text:p>16,790833333</text:p>
          </table:table-cell>
          <table:table-cell table:style-name="ce9" table:formula="of:=COM.MICROSOFT.CONCAT([.A87];LEFT([.B87];1))" office:value-type="string" office:string-value="EPMRZ" calcext:value-type="string">
            <text:p>EPMRZ</text:p>
          </table:table-cell>
          <table:table-cell table:style-name="ce9" table:formula="of:=MID([.H87];1;4)" office:value-type="string" office:string-value="EPMR" calcext:value-type="string">
            <text:p>EPMR</text:p>
          </table:table-cell>
          <table:table-cell table:style-name="ce9" table:formula="of:=MID([.H8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R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0 55 47</text:p>
          </table:table-cell>
          <table:table-cell office:value-type="string" calcext:value-type="string">
            <text:p>016 54 11</text:p>
          </table:table-cell>
          <table:table-cell table:style-name="ce14" table:formula="of:=COM.MICROSOFT.CONCAT([.A88];LEFT([.B88];1))" office:value-type="string" office:string-value="EPMRE" calcext:value-type="string">
            <text:p>EPMRE</text:p>
          </table:table-cell>
          <table:table-cell table:style-name="ce15" table:formula="of:=MIDB([.C88];1;2)+(MIDB([.C88];4;2)/60)+(MIDB([.C88];7;2)/3600)" office:value-type="float" office:value="50.9297222222222" calcext:value-type="float">
            <text:p>50,929722222</text:p>
          </table:table-cell>
          <table:table-cell table:style-name="ce15" table:formula="of:=MIDB([.D88];2;2)+(MIDB([.D88];5;2)/60)+(MIDB([.D88];8;2)/3600)" office:value-type="float" office:value="16.9030555555556" calcext:value-type="float">
            <text:p>16,903055556</text:p>
          </table:table-cell>
          <table:table-cell table:style-name="ce9" table:formula="of:=COM.MICROSOFT.CONCAT([.A88];LEFT([.B88];1))" office:value-type="string" office:string-value="EPMRE" calcext:value-type="string">
            <text:p>EPMRE</text:p>
          </table:table-cell>
          <table:table-cell table:style-name="ce9" table:formula="of:=MID([.H88];1;4)" office:value-type="string" office:string-value="EPMR" calcext:value-type="string">
            <text:p>EPMR</text:p>
          </table:table-cell>
          <table:table-cell table:style-name="ce9" table:formula="of:=MID([.H8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R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53 40</text:p>
          </table:table-cell>
          <table:table-cell office:value-type="string" calcext:value-type="string">
            <text:p>016 46 22</text:p>
          </table:table-cell>
          <table:table-cell table:style-name="ce14" table:formula="of:=COM.MICROSOFT.CONCAT([.A89];LEFT([.B89];1))" office:value-type="string" office:string-value="EPMRA" calcext:value-type="string">
            <text:p>EPMRA</text:p>
          </table:table-cell>
          <table:table-cell table:style-name="ce15" table:formula="of:=MIDB([.C89];1;2)+(MIDB([.C89];4;2)/60)+(MIDB([.C89];7;2)/3600)" office:value-type="float" office:value="50.8944444444444" calcext:value-type="float">
            <text:p>50,894444444</text:p>
          </table:table-cell>
          <table:table-cell table:style-name="ce15" table:formula="of:=MIDB([.D89];2;2)+(MIDB([.D89];5;2)/60)+(MIDB([.D89];8;2)/3600)" office:value-type="float" office:value="16.7727777777778" calcext:value-type="float">
            <text:p>16,772777778</text:p>
          </table:table-cell>
          <table:table-cell table:style-name="ce9" table:formula="of:=COM.MICROSOFT.CONCAT([.A89];LEFT([.B89];1))" office:value-type="string" office:string-value="EPMRA" calcext:value-type="string">
            <text:p>EPMRA</text:p>
          </table:table-cell>
          <table:table-cell table:style-name="ce9" table:formula="of:=MID([.H89];1;4)" office:value-type="string" office:string-value="EPMR" calcext:value-type="string">
            <text:p>EPMR</text:p>
          </table:table-cell>
          <table:table-cell table:style-name="ce9" table:formula="of:=MID([.H8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MR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57 18</text:p>
          </table:table-cell>
          <table:table-cell office:value-type="string" calcext:value-type="string">
            <text:p>016 37 01</text:p>
          </table:table-cell>
          <table:table-cell table:style-name="ce14" table:formula="of:=COM.MICROSOFT.CONCAT([.A90];LEFT([.B90];1))" office:value-type="string" office:string-value="EPMRW" calcext:value-type="string">
            <text:p>EPMRW</text:p>
          </table:table-cell>
          <table:table-cell table:style-name="ce15" table:formula="of:=MIDB([.C90];1;2)+(MIDB([.C90];4;2)/60)+(MIDB([.C90];7;2)/3600)" office:value-type="float" office:value="50.955" calcext:value-type="float">
            <text:p>50,955000000</text:p>
          </table:table-cell>
          <table:table-cell table:style-name="ce15" table:formula="of:=MIDB([.D90];2;2)+(MIDB([.D90];5;2)/60)+(MIDB([.D90];8;2)/3600)" office:value-type="float" office:value="16.6169444444444" calcext:value-type="float">
            <text:p>16,616944444</text:p>
          </table:table-cell>
          <table:table-cell table:style-name="ce9" table:formula="of:=COM.MICROSOFT.CONCAT([.A90];LEFT([.B90];1))" office:value-type="string" office:string-value="EPMRW" calcext:value-type="string">
            <text:p>EPMRW</text:p>
          </table:table-cell>
          <table:table-cell table:style-name="ce9" table:formula="of:=MID([.H90];1;4)" office:value-type="string" office:string-value="EPMR" calcext:value-type="string">
            <text:p>EPMR</text:p>
          </table:table-cell>
          <table:table-cell table:style-name="ce9" table:formula="of:=MID([.H9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NC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2 38 35</text:p>
          </table:table-cell>
          <table:table-cell office:value-type="string" calcext:value-type="string">
            <text:p>020 56 30</text:p>
          </table:table-cell>
          <table:table-cell table:style-name="ce14" table:formula="of:=COM.MICROSOFT.CONCAT([.A92];LEFT([.B92];1))" office:value-type="string" office:string-value="EPNCA" calcext:value-type="string">
            <text:p>EPNCA</text:p>
          </table:table-cell>
          <table:table-cell table:style-name="ce15" table:formula="of:=MIDB([.C92];1;2)+(MIDB([.C92];4;2)/60)+(MIDB([.C92];7;2)/3600)" office:value-type="float" office:value="52.6430555555556" calcext:value-type="float">
            <text:p>52,643055556</text:p>
          </table:table-cell>
          <table:table-cell table:style-name="ce15" table:formula="of:=MIDB([.D92];2;2)+(MIDB([.D92];5;2)/60)+(MIDB([.D92];8;2)/3600)" office:value-type="float" office:value="20.9416666666667" calcext:value-type="float">
            <text:p>20,941666667</text:p>
          </table:table-cell>
          <table:table-cell table:style-name="ce9" table:formula="of:=COM.MICROSOFT.CONCAT([.A92];LEFT([.B92];1))" office:value-type="string" office:string-value="EPNCA" calcext:value-type="string">
            <text:p>EPNCA</text:p>
          </table:table-cell>
          <table:table-cell table:style-name="ce9" table:formula="of:=MID([.H92];1;4)" office:value-type="string" office:string-value="EPNC" calcext:value-type="string">
            <text:p>EPNC</text:p>
          </table:table-cell>
          <table:table-cell table:style-name="ce9" table:formula="of:=MID([.H9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NC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31 59</text:p>
          </table:table-cell>
          <table:table-cell office:value-type="string" calcext:value-type="string">
            <text:p>021 04 53</text:p>
          </table:table-cell>
          <table:table-cell table:style-name="ce14" table:formula="of:=COM.MICROSOFT.CONCAT([.A93];LEFT([.B93];1))" office:value-type="string" office:string-value="EPNCB" calcext:value-type="string">
            <text:p>EPNCB</text:p>
          </table:table-cell>
          <table:table-cell table:style-name="ce15" table:formula="of:=MIDB([.C93];1;2)+(MIDB([.C93];4;2)/60)+(MIDB([.C93];7;2)/3600)" office:value-type="float" office:value="52.5330555555556" calcext:value-type="float">
            <text:p>52,533055556</text:p>
          </table:table-cell>
          <table:table-cell table:style-name="ce15" table:formula="of:=MIDB([.D93];2;2)+(MIDB([.D93];5;2)/60)+(MIDB([.D93];8;2)/3600)" office:value-type="float" office:value="21.0813888888889" calcext:value-type="float">
            <text:p>21,081388889</text:p>
          </table:table-cell>
          <table:table-cell table:style-name="ce9" table:formula="of:=COM.MICROSOFT.CONCAT([.A93];LEFT([.B93];1))" office:value-type="string" office:string-value="EPNCB" calcext:value-type="string">
            <text:p>EPNCB</text:p>
          </table:table-cell>
          <table:table-cell table:style-name="ce9" table:formula="of:=MID([.H93];1;4)" office:value-type="string" office:string-value="EPNC" calcext:value-type="string">
            <text:p>EPNC</text:p>
          </table:table-cell>
          <table:table-cell table:style-name="ce9" table:formula="of:=MID([.H9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NC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29 19</text:p>
          </table:table-cell>
          <table:table-cell office:value-type="string" calcext:value-type="string">
            <text:p>020 55 25</text:p>
          </table:table-cell>
          <table:table-cell table:style-name="ce14" table:formula="of:=COM.MICROSOFT.CONCAT([.A94];LEFT([.B94];1))" office:value-type="string" office:string-value="EPNCC" calcext:value-type="string">
            <text:p>EPNCC</text:p>
          </table:table-cell>
          <table:table-cell table:style-name="ce15" table:formula="of:=MIDB([.C94];1;2)+(MIDB([.C94];4;2)/60)+(MIDB([.C94];7;2)/3600)" office:value-type="float" office:value="52.4886111111111" calcext:value-type="float">
            <text:p>52,488611111</text:p>
          </table:table-cell>
          <table:table-cell table:style-name="ce15" table:formula="of:=MIDB([.D94];2;2)+(MIDB([.D94];5;2)/60)+(MIDB([.D94];8;2)/3600)" office:value-type="float" office:value="20.9236111111111" calcext:value-type="float">
            <text:p>20,923611111</text:p>
          </table:table-cell>
          <table:table-cell table:style-name="ce9" table:formula="of:=COM.MICROSOFT.CONCAT([.A94];LEFT([.B94];1))" office:value-type="string" office:string-value="EPNCC" calcext:value-type="string">
            <text:p>EPNCC</text:p>
          </table:table-cell>
          <table:table-cell table:style-name="ce9" table:formula="of:=MID([.H94];1;4)" office:value-type="string" office:string-value="EPNC" calcext:value-type="string">
            <text:p>EPNC</text:p>
          </table:table-cell>
          <table:table-cell table:style-name="ce9" table:formula="of:=MID([.H9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OD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3 44 50</text:p>
          </table:table-cell>
          <table:table-cell office:value-type="string" calcext:value-type="string">
            <text:p>020 14 08</text:p>
          </table:table-cell>
          <table:table-cell table:style-name="ce14" table:formula="of:=COM.MICROSOFT.CONCAT([.A96];LEFT([.B96];1))" office:value-type="string" office:string-value="EPODW" calcext:value-type="string">
            <text:p>EPODW</text:p>
          </table:table-cell>
          <table:table-cell table:style-name="ce15" table:formula="of:=MIDB([.C96];1;2)+(MIDB([.C96];4;2)/60)+(MIDB([.C96];7;2)/3600)" office:value-type="float" office:value="53.7472222222222" calcext:value-type="float">
            <text:p>53,747222222</text:p>
          </table:table-cell>
          <table:table-cell table:style-name="ce15" table:formula="of:=MIDB([.D96];2;2)+(MIDB([.D96];5;2)/60)+(MIDB([.D96];8;2)/3600)" office:value-type="float" office:value="20.2355555555556" calcext:value-type="float">
            <text:p>20,235555556</text:p>
          </table:table-cell>
          <table:table-cell table:style-name="ce9" table:formula="of:=COM.MICROSOFT.CONCAT([.A96];LEFT([.B96];1))" office:value-type="string" office:string-value="EPODW" calcext:value-type="string">
            <text:p>EPODW</text:p>
          </table:table-cell>
          <table:table-cell table:style-name="ce9" table:formula="of:=MID([.H96];1;4)" office:value-type="string" office:string-value="EPOD" calcext:value-type="string">
            <text:p>EPOD</text:p>
          </table:table-cell>
          <table:table-cell table:style-name="ce9" table:formula="of:=MID([.H9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D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3 50 06</text:p>
          </table:table-cell>
          <table:table-cell office:value-type="string" calcext:value-type="string">
            <text:p>020 28 30</text:p>
          </table:table-cell>
          <table:table-cell table:style-name="ce14" table:formula="of:=COM.MICROSOFT.CONCAT([.A97];LEFT([.B97];1))" office:value-type="string" office:string-value="EPODN" calcext:value-type="string">
            <text:p>EPODN</text:p>
          </table:table-cell>
          <table:table-cell table:style-name="ce15" table:formula="of:=MIDB([.C97];1;2)+(MIDB([.C97];4;2)/60)+(MIDB([.C97];7;2)/3600)" office:value-type="float" office:value="53.835" calcext:value-type="float">
            <text:p>53,835000000</text:p>
          </table:table-cell>
          <table:table-cell table:style-name="ce15" table:formula="of:=MIDB([.D97];2;2)+(MIDB([.D97];5;2)/60)+(MIDB([.D97];8;2)/3600)" office:value-type="float" office:value="20.475" calcext:value-type="float">
            <text:p>20,475000000</text:p>
          </table:table-cell>
          <table:table-cell table:style-name="ce9" table:formula="of:=COM.MICROSOFT.CONCAT([.A97];LEFT([.B97];1))" office:value-type="string" office:string-value="EPODN" calcext:value-type="string">
            <text:p>EPODN</text:p>
          </table:table-cell>
          <table:table-cell table:style-name="ce9" table:formula="of:=MID([.H97];1;4)" office:value-type="string" office:string-value="EPOD" calcext:value-type="string">
            <text:p>EPOD</text:p>
          </table:table-cell>
          <table:table-cell table:style-name="ce9" table:formula="of:=MID([.H9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D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41 45</text:p>
          </table:table-cell>
          <table:table-cell office:value-type="string" calcext:value-type="string">
            <text:p>020 24 46</text:p>
          </table:table-cell>
          <table:table-cell table:style-name="ce14" table:formula="of:=COM.MICROSOFT.CONCAT([.A98];LEFT([.B98];1))" office:value-type="string" office:string-value="EPODS" calcext:value-type="string">
            <text:p>EPODS</text:p>
          </table:table-cell>
          <table:table-cell table:style-name="ce15" table:formula="of:=MIDB([.C98];1;2)+(MIDB([.C98];4;2)/60)+(MIDB([.C98];7;2)/3600)" office:value-type="float" office:value="53.6958333333333" calcext:value-type="float">
            <text:p>53,695833333</text:p>
          </table:table-cell>
          <table:table-cell table:style-name="ce15" table:formula="of:=MIDB([.D98];2;2)+(MIDB([.D98];5;2)/60)+(MIDB([.D98];8;2)/3600)" office:value-type="float" office:value="20.4127777777778" calcext:value-type="float">
            <text:p>20,412777778</text:p>
          </table:table-cell>
          <table:table-cell table:style-name="ce9" table:formula="of:=COM.MICROSOFT.CONCAT([.A98];LEFT([.B98];1))" office:value-type="string" office:string-value="EPODS" calcext:value-type="string">
            <text:p>EPODS</text:p>
          </table:table-cell>
          <table:table-cell table:style-name="ce9" table:formula="of:=MID([.H98];1;4)" office:value-type="string" office:string-value="EPOD" calcext:value-type="string">
            <text:p>EPOD</text:p>
          </table:table-cell>
          <table:table-cell table:style-name="ce9" table:formula="of:=MID([.H9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2 34 34</text:p>
          </table:table-cell>
          <table:table-cell office:value-type="string" calcext:value-type="string">
            <text:p>017 00 34</text:p>
          </table:table-cell>
          <table:table-cell table:style-name="ce14" table:formula="of:=COM.MICROSOFT.CONCAT([.A100];LEFT([.B100];1))" office:value-type="string" office:string-value="EPPBA" calcext:value-type="string">
            <text:p>EPPBA</text:p>
          </table:table-cell>
          <table:table-cell table:style-name="ce15" table:formula="of:=MIDB([.C100];1;2)+(MIDB([.C100];4;2)/60)+(MIDB([.C100];7;2)/3600)" office:value-type="float" office:value="52.5761111111111" calcext:value-type="float">
            <text:p>52,576111111</text:p>
          </table:table-cell>
          <table:table-cell table:style-name="ce15" table:formula="of:=MIDB([.D100];2;2)+(MIDB([.D100];5;2)/60)+(MIDB([.D100];8;2)/3600)" office:value-type="float" office:value="17.0094444444444" calcext:value-type="float">
            <text:p>17,009444444</text:p>
          </table:table-cell>
          <table:table-cell table:style-name="ce9" table:formula="of:=COM.MICROSOFT.CONCAT([.A100];LEFT([.B100];1))" office:value-type="string" office:string-value="EPPBA" calcext:value-type="string">
            <text:p>EPPBA</text:p>
          </table:table-cell>
          <table:table-cell table:style-name="ce9" table:formula="of:=MID([.H100];1;4)" office:value-type="string" office:string-value="EPPB" calcext:value-type="string">
            <text:p>EPPB</text:p>
          </table:table-cell>
          <table:table-cell table:style-name="ce9" table:formula="of:=MID([.H10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2 31 17</text:p>
          </table:table-cell>
          <table:table-cell office:value-type="string" calcext:value-type="string">
            <text:p>017 08 10</text:p>
          </table:table-cell>
          <table:table-cell table:style-name="ce14" table:formula="of:=COM.MICROSOFT.CONCAT([.A101];LEFT([.B101];1))" office:value-type="string" office:string-value="EPPBB" calcext:value-type="string">
            <text:p>EPPBB</text:p>
          </table:table-cell>
          <table:table-cell table:style-name="ce15" table:formula="of:=MIDB([.C101];1;2)+(MIDB([.C101];4;2)/60)+(MIDB([.C101];7;2)/3600)" office:value-type="float" office:value="52.5213888888889" calcext:value-type="float">
            <text:p>52,521388889</text:p>
          </table:table-cell>
          <table:table-cell table:style-name="ce15" table:formula="of:=MIDB([.D101];2;2)+(MIDB([.D101];5;2)/60)+(MIDB([.D101];8;2)/3600)" office:value-type="float" office:value="17.1361111111111" calcext:value-type="float">
            <text:p>17,136111111</text:p>
          </table:table-cell>
          <table:table-cell table:style-name="ce9" table:formula="of:=COM.MICROSOFT.CONCAT([.A101];LEFT([.B101];1))" office:value-type="string" office:string-value="EPPBB" calcext:value-type="string">
            <text:p>EPPBB</text:p>
          </table:table-cell>
          <table:table-cell table:style-name="ce9" table:formula="of:=MID([.H101];1;4)" office:value-type="string" office:string-value="EPPB" calcext:value-type="string">
            <text:p>EPPB</text:p>
          </table:table-cell>
          <table:table-cell table:style-name="ce9" table:formula="of:=MID([.H10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2 37 57</text:p>
          </table:table-cell>
          <table:table-cell office:value-type="string" calcext:value-type="string">
            <text:p>017 25 43</text:p>
          </table:table-cell>
          <table:table-cell table:style-name="ce14" table:formula="of:=COM.MICROSOFT.CONCAT([.A102];LEFT([.B102];1))" office:value-type="string" office:string-value="EPPBL" calcext:value-type="string">
            <text:p>EPPBL</text:p>
          </table:table-cell>
          <table:table-cell table:style-name="ce15" table:formula="of:=MIDB([.C102];1;2)+(MIDB([.C102];4;2)/60)+(MIDB([.C102];7;2)/3600)" office:value-type="float" office:value="52.6325" calcext:value-type="float">
            <text:p>52,632500000</text:p>
          </table:table-cell>
          <table:table-cell table:style-name="ce15" table:formula="of:=MIDB([.D102];2;2)+(MIDB([.D102];5;2)/60)+(MIDB([.D102];8;2)/3600)" office:value-type="float" office:value="17.4286111111111" calcext:value-type="float">
            <text:p>17,428611111</text:p>
          </table:table-cell>
          <table:table-cell table:style-name="ce9" table:formula="of:=COM.MICROSOFT.CONCAT([.A102];LEFT([.B102];1))" office:value-type="string" office:string-value="EPPBL" calcext:value-type="string">
            <text:p>EPPBL</text:p>
          </table:table-cell>
          <table:table-cell table:style-name="ce9" table:formula="of:=MID([.H102];1;4)" office:value-type="string" office:string-value="EPPB" calcext:value-type="string">
            <text:p>EPPB</text:p>
          </table:table-cell>
          <table:table-cell table:style-name="ce9" table:formula="of:=MID([.H10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2 40 26</text:p>
          </table:table-cell>
          <table:table-cell office:value-type="string" calcext:value-type="string">
            <text:p>017 09 10</text:p>
          </table:table-cell>
          <table:table-cell table:style-name="ce14" table:formula="of:=COM.MICROSOFT.CONCAT([.A103];LEFT([.B103];1))" office:value-type="string" office:string-value="EPPBO" calcext:value-type="string">
            <text:p>EPPBO</text:p>
          </table:table-cell>
          <table:table-cell table:style-name="ce15" table:formula="of:=MIDB([.C103];1;2)+(MIDB([.C103];4;2)/60)+(MIDB([.C103];7;2)/3600)" office:value-type="float" office:value="52.6738888888889" calcext:value-type="float">
            <text:p>52,673888889</text:p>
          </table:table-cell>
          <table:table-cell table:style-name="ce15" table:formula="of:=MIDB([.D103];2;2)+(MIDB([.D103];5;2)/60)+(MIDB([.D103];8;2)/3600)" office:value-type="float" office:value="17.1527777777778" calcext:value-type="float">
            <text:p>17,152777778</text:p>
          </table:table-cell>
          <table:table-cell table:style-name="ce9" table:formula="of:=COM.MICROSOFT.CONCAT([.A103];LEFT([.B103];1))" office:value-type="string" office:string-value="EPPBO" calcext:value-type="string">
            <text:p>EPPBO</text:p>
          </table:table-cell>
          <table:table-cell table:style-name="ce9" table:formula="of:=MID([.H103];1;4)" office:value-type="string" office:string-value="EPPB" calcext:value-type="string">
            <text:p>EPPB</text:p>
          </table:table-cell>
          <table:table-cell table:style-name="ce9" table:formula="of:=MID([.H10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B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2 28 45</text:p>
          </table:table-cell>
          <table:table-cell office:value-type="string" calcext:value-type="string">
            <text:p>017 16 38</text:p>
          </table:table-cell>
          <table:table-cell table:style-name="ce14" table:formula="of:=COM.MICROSOFT.CONCAT([.A104];LEFT([.B104];1))" office:value-type="string" office:string-value="EPPBP" calcext:value-type="string">
            <text:p>EPPBP</text:p>
          </table:table-cell>
          <table:table-cell table:style-name="ce15" table:formula="of:=MIDB([.C104];1;2)+(MIDB([.C104];4;2)/60)+(MIDB([.C104];7;2)/3600)" office:value-type="float" office:value="52.4791666666667" calcext:value-type="float">
            <text:p>52,479166667</text:p>
          </table:table-cell>
          <table:table-cell table:style-name="ce15" table:formula="of:=MIDB([.D104];2;2)+(MIDB([.D104];5;2)/60)+(MIDB([.D104];8;2)/3600)" office:value-type="float" office:value="17.2772222222222" calcext:value-type="float">
            <text:p>17,277222222</text:p>
          </table:table-cell>
          <table:table-cell table:style-name="ce9" table:formula="of:=COM.MICROSOFT.CONCAT([.A104];LEFT([.B104];1))" office:value-type="string" office:string-value="EPPBP" calcext:value-type="string">
            <text:p>EPPBP</text:p>
          </table:table-cell>
          <table:table-cell table:style-name="ce9" table:formula="of:=MID([.H104];1;4)" office:value-type="string" office:string-value="EPPB" calcext:value-type="string">
            <text:p>EPPB</text:p>
          </table:table-cell>
          <table:table-cell table:style-name="ce9" table:formula="of:=MID([.H10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17 34</text:p>
          </table:table-cell>
          <table:table-cell office:value-type="string" calcext:value-type="string">
            <text:p>016 15 00</text:p>
          </table:table-cell>
          <table:table-cell table:style-name="ce14" table:formula="of:=COM.MICROSOFT.CONCAT([.A106];LEFT([.B106];1))" office:value-type="string" office:string-value="EPPGE" calcext:value-type="string">
            <text:p>EPPGE</text:p>
          </table:table-cell>
          <table:table-cell table:style-name="ce15" table:formula="of:=MIDB([.C106];1;2)+(MIDB([.C106];4;2)/60)+(MIDB([.C106];7;2)/3600)" office:value-type="float" office:value="52.2927777777778" calcext:value-type="float">
            <text:p>52,292777778</text:p>
          </table:table-cell>
          <table:table-cell table:style-name="ce15" table:formula="of:=MIDB([.D106];2;2)+(MIDB([.D106];5;2)/60)+(MIDB([.D106];8;2)/3600)" office:value-type="float" office:value="16.25" calcext:value-type="float">
            <text:p>16,250000000</text:p>
          </table:table-cell>
          <table:table-cell table:style-name="ce9" table:formula="of:=COM.MICROSOFT.CONCAT([.A106];LEFT([.B106];1))" office:value-type="string" office:string-value="EPPGE" calcext:value-type="string">
            <text:p>EPPGE</text:p>
          </table:table-cell>
          <table:table-cell table:style-name="ce9" table:formula="of:=MID([.H106];1;4)" office:value-type="string" office:string-value="EPPG" calcext:value-type="string">
            <text:p>EPPG</text:p>
          </table:table-cell>
          <table:table-cell table:style-name="ce9" table:formula="of:=MID([.H10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52 14 18</text:p>
          </table:table-cell>
          <table:table-cell office:value-type="string" calcext:value-type="string">
            <text:p>016 20 28</text:p>
          </table:table-cell>
          <table:table-cell table:style-name="ce14" table:formula="of:=COM.MICROSOFT.CONCAT([.A107];LEFT([.B107];1))" office:value-type="string" office:string-value="EPPGG" calcext:value-type="string">
            <text:p>EPPGG</text:p>
          </table:table-cell>
          <table:table-cell table:style-name="ce15" table:formula="of:=MIDB([.C107];1;2)+(MIDB([.C107];4;2)/60)+(MIDB([.C107];7;2)/3600)" office:value-type="float" office:value="52.2383333333333" calcext:value-type="float">
            <text:p>52,238333333</text:p>
          </table:table-cell>
          <table:table-cell table:style-name="ce15" table:formula="of:=MIDB([.D107];2;2)+(MIDB([.D107];5;2)/60)+(MIDB([.D107];8;2)/3600)" office:value-type="float" office:value="16.3411111111111" calcext:value-type="float">
            <text:p>16,341111111</text:p>
          </table:table-cell>
          <table:table-cell table:style-name="ce9" table:formula="of:=COM.MICROSOFT.CONCAT([.A107];LEFT([.B107];1))" office:value-type="string" office:string-value="EPPGG" calcext:value-type="string">
            <text:p>EPPGG</text:p>
          </table:table-cell>
          <table:table-cell table:style-name="ce9" table:formula="of:=MID([.H107];1;4)" office:value-type="string" office:string-value="EPPG" calcext:value-type="string">
            <text:p>EPPG</text:p>
          </table:table-cell>
          <table:table-cell table:style-name="ce9" table:formula="of:=MID([.H10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52 18 15</text:p>
          </table:table-cell>
          <table:table-cell office:value-type="string" calcext:value-type="string">
            <text:p>016 07 53</text:p>
          </table:table-cell>
          <table:table-cell table:style-name="ce14" table:formula="of:=COM.MICROSOFT.CONCAT([.A108];LEFT([.B108];1))" office:value-type="string" office:string-value="EPPGI" calcext:value-type="string">
            <text:p>EPPGI</text:p>
          </table:table-cell>
          <table:table-cell table:style-name="ce15" table:formula="of:=MIDB([.C108];1;2)+(MIDB([.C108];4;2)/60)+(MIDB([.C108];7;2)/3600)" office:value-type="float" office:value="52.3041666666667" calcext:value-type="float">
            <text:p>52,304166667</text:p>
          </table:table-cell>
          <table:table-cell table:style-name="ce15" table:formula="of:=MIDB([.D108];2;2)+(MIDB([.D108];5;2)/60)+(MIDB([.D108];8;2)/3600)" office:value-type="float" office:value="16.1313888888889" calcext:value-type="float">
            <text:p>16,131388889</text:p>
          </table:table-cell>
          <table:table-cell table:style-name="ce9" table:formula="of:=COM.MICROSOFT.CONCAT([.A108];LEFT([.B108];1))" office:value-type="string" office:string-value="EPPGI" calcext:value-type="string">
            <text:p>EPPGI</text:p>
          </table:table-cell>
          <table:table-cell table:style-name="ce9" table:formula="of:=MID([.H108];1;4)" office:value-type="string" office:string-value="EPPG" calcext:value-type="string">
            <text:p>EPPG</text:p>
          </table:table-cell>
          <table:table-cell table:style-name="ce9" table:formula="of:=MID([.H10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2 12 19</text:p>
          </table:table-cell>
          <table:table-cell office:value-type="string" calcext:value-type="string">
            <text:p>016 12 25</text:p>
          </table:table-cell>
          <table:table-cell table:style-name="ce14" table:formula="of:=COM.MICROSOFT.CONCAT([.A109];LEFT([.B109];1))" office:value-type="string" office:string-value="EPPGJ" calcext:value-type="string">
            <text:p>EPPGJ</text:p>
          </table:table-cell>
          <table:table-cell table:style-name="ce15" table:formula="of:=MIDB([.C109];1;2)+(MIDB([.C109];4;2)/60)+(MIDB([.C109];7;2)/3600)" office:value-type="float" office:value="52.2052777777778" calcext:value-type="float">
            <text:p>52,205277778</text:p>
          </table:table-cell>
          <table:table-cell table:style-name="ce15" table:formula="of:=MIDB([.D109];2;2)+(MIDB([.D109];5;2)/60)+(MIDB([.D109];8;2)/3600)" office:value-type="float" office:value="16.2069444444444" calcext:value-type="float">
            <text:p>16,206944444</text:p>
          </table:table-cell>
          <table:table-cell table:style-name="ce9" table:formula="of:=COM.MICROSOFT.CONCAT([.A109];LEFT([.B109];1))" office:value-type="string" office:string-value="EPPGJ" calcext:value-type="string">
            <text:p>EPPGJ</text:p>
          </table:table-cell>
          <table:table-cell table:style-name="ce9" table:formula="of:=MID([.H109];1;4)" office:value-type="string" office:string-value="EPPG" calcext:value-type="string">
            <text:p>EPPG</text:p>
          </table:table-cell>
          <table:table-cell table:style-name="ce9" table:formula="of:=MID([.H10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15 57</text:p>
          </table:table-cell>
          <table:table-cell office:value-type="string" calcext:value-type="string">
            <text:p>016 15 36</text:p>
          </table:table-cell>
          <table:table-cell table:style-name="ce14" table:formula="of:=COM.MICROSOFT.CONCAT([.A110];LEFT([.B110];1))" office:value-type="string" office:string-value="EPPGN" calcext:value-type="string">
            <text:p>EPPGN</text:p>
          </table:table-cell>
          <table:table-cell table:style-name="ce15" table:formula="of:=MIDB([.C110];1;2)+(MIDB([.C110];4;2)/60)+(MIDB([.C110];7;2)/3600)" office:value-type="float" office:value="52.2658333333333" calcext:value-type="float">
            <text:p>52,265833333</text:p>
          </table:table-cell>
          <table:table-cell table:style-name="ce15" table:formula="of:=MIDB([.D110];2;2)+(MIDB([.D110];5;2)/60)+(MIDB([.D110];8;2)/3600)" office:value-type="float" office:value="16.26" calcext:value-type="float">
            <text:p>16,260000000</text:p>
          </table:table-cell>
          <table:table-cell table:style-name="ce9" table:formula="of:=COM.MICROSOFT.CONCAT([.A110];LEFT([.B110];1))" office:value-type="string" office:string-value="EPPGN" calcext:value-type="string">
            <text:p>EPPGN</text:p>
          </table:table-cell>
          <table:table-cell table:style-name="ce9" table:formula="of:=MID([.H110];1;4)" office:value-type="string" office:string-value="EPPG" calcext:value-type="string">
            <text:p>EPPG</text:p>
          </table:table-cell>
          <table:table-cell table:style-name="ce9" table:formula="of:=MID([.H11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2 08 19</text:p>
          </table:table-cell>
          <table:table-cell office:value-type="string" calcext:value-type="string">
            <text:p>016 15 56</text:p>
          </table:table-cell>
          <table:table-cell table:style-name="ce14" table:formula="of:=COM.MICROSOFT.CONCAT([.A111];LEFT([.B111];1))" office:value-type="string" office:string-value="EPPGR" calcext:value-type="string">
            <text:p>EPPGR</text:p>
          </table:table-cell>
          <table:table-cell table:style-name="ce15" table:formula="of:=MIDB([.C111];1;2)+(MIDB([.C111];4;2)/60)+(MIDB([.C111];7;2)/3600)" office:value-type="float" office:value="52.1386111111111" calcext:value-type="float">
            <text:p>52,138611111</text:p>
          </table:table-cell>
          <table:table-cell table:style-name="ce15" table:formula="of:=MIDB([.D111];2;2)+(MIDB([.D111];5;2)/60)+(MIDB([.D111];8;2)/3600)" office:value-type="float" office:value="16.2655555555556" calcext:value-type="float">
            <text:p>16,265555556</text:p>
          </table:table-cell>
          <table:table-cell table:style-name="ce9" table:formula="of:=COM.MICROSOFT.CONCAT([.A111];LEFT([.B111];1))" office:value-type="string" office:string-value="EPPGR" calcext:value-type="string">
            <text:p>EPPGR</text:p>
          </table:table-cell>
          <table:table-cell table:style-name="ce9" table:formula="of:=MID([.H111];1;4)" office:value-type="string" office:string-value="EPPG" calcext:value-type="string">
            <text:p>EPPG</text:p>
          </table:table-cell>
          <table:table-cell table:style-name="ce9" table:formula="of:=MID([.H11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G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12 45</text:p>
          </table:table-cell>
          <table:table-cell office:value-type="string" calcext:value-type="string">
            <text:p>016 14 39</text:p>
          </table:table-cell>
          <table:table-cell table:style-name="ce14" table:formula="of:=COM.MICROSOFT.CONCAT([.A112];LEFT([.B112];1))" office:value-type="string" office:string-value="EPPGS" calcext:value-type="string">
            <text:p>EPPGS</text:p>
          </table:table-cell>
          <table:table-cell table:style-name="ce15" table:formula="of:=MIDB([.C112];1;2)+(MIDB([.C112];4;2)/60)+(MIDB([.C112];7;2)/3600)" office:value-type="float" office:value="52.2125" calcext:value-type="float">
            <text:p>52,212500000</text:p>
          </table:table-cell>
          <table:table-cell table:style-name="ce15" table:formula="of:=MIDB([.D112];2;2)+(MIDB([.D112];5;2)/60)+(MIDB([.D112];8;2)/3600)" office:value-type="float" office:value="16.2441666666667" calcext:value-type="float">
            <text:p>16,244166667</text:p>
          </table:table-cell>
          <table:table-cell table:style-name="ce9" table:formula="of:=COM.MICROSOFT.CONCAT([.A112];LEFT([.B112];1))" office:value-type="string" office:string-value="EPPGS" calcext:value-type="string">
            <text:p>EPPGS</text:p>
          </table:table-cell>
          <table:table-cell table:style-name="ce9" table:formula="of:=MID([.H112];1;4)" office:value-type="string" office:string-value="EPPG" calcext:value-type="string">
            <text:p>EPPG</text:p>
          </table:table-cell>
          <table:table-cell table:style-name="ce9" table:formula="of:=MID([.H11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PI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3 07 41</text:p>
          </table:table-cell>
          <table:table-cell office:value-type="string" calcext:value-type="string">
            <text:p>016 38 56</text:p>
          </table:table-cell>
          <table:table-cell table:style-name="ce14" table:formula="of:=COM.MICROSOFT.CONCAT([.A114];LEFT([.B114];1))" office:value-type="string" office:string-value="EPPIK" calcext:value-type="string">
            <text:p>EPPIK</text:p>
          </table:table-cell>
          <table:table-cell table:style-name="ce15" table:formula="of:=MIDB([.C114];1;2)+(MIDB([.C114];4;2)/60)+(MIDB([.C114];7;2)/3600)" office:value-type="float" office:value="53.1280555555556" calcext:value-type="float">
            <text:p>53,128055556</text:p>
          </table:table-cell>
          <table:table-cell table:style-name="ce15" table:formula="of:=MIDB([.D114];2;2)+(MIDB([.D114];5;2)/60)+(MIDB([.D114];8;2)/3600)" office:value-type="float" office:value="16.6488888888889" calcext:value-type="float">
            <text:p>16,648888889</text:p>
          </table:table-cell>
          <table:table-cell table:style-name="ce9" table:formula="of:=COM.MICROSOFT.CONCAT([.A114];LEFT([.B114];1))" office:value-type="string" office:string-value="EPPIK" calcext:value-type="string">
            <text:p>EPPIK</text:p>
          </table:table-cell>
          <table:table-cell table:style-name="ce9" table:formula="of:=MID([.H114];1;4)" office:value-type="string" office:string-value="EPPI" calcext:value-type="string">
            <text:p>EPPI</text:p>
          </table:table-cell>
          <table:table-cell table:style-name="ce9" table:formula="of:=MID([.H11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I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3 11 37</text:p>
          </table:table-cell>
          <table:table-cell office:value-type="string" calcext:value-type="string">
            <text:p>016 39 00</text:p>
          </table:table-cell>
          <table:table-cell table:style-name="ce14" table:formula="of:=COM.MICROSOFT.CONCAT([.A115];LEFT([.B115];1))" office:value-type="string" office:string-value="EPPIZ" calcext:value-type="string">
            <text:p>EPPIZ</text:p>
          </table:table-cell>
          <table:table-cell table:style-name="ce15" table:formula="of:=MIDB([.C115];1;2)+(MIDB([.C115];4;2)/60)+(MIDB([.C115];7;2)/3600)" office:value-type="float" office:value="53.1936111111111" calcext:value-type="float">
            <text:p>53,193611111</text:p>
          </table:table-cell>
          <table:table-cell table:style-name="ce15" table:formula="of:=MIDB([.D115];2;2)+(MIDB([.D115];5;2)/60)+(MIDB([.D115];8;2)/3600)" office:value-type="float" office:value="16.65" calcext:value-type="float">
            <text:p>16,650000000</text:p>
          </table:table-cell>
          <table:table-cell table:style-name="ce9" table:formula="of:=COM.MICROSOFT.CONCAT([.A115];LEFT([.B115];1))" office:value-type="string" office:string-value="EPPIZ" calcext:value-type="string">
            <text:p>EPPIZ</text:p>
          </table:table-cell>
          <table:table-cell table:style-name="ce9" table:formula="of:=MID([.H115];1;4)" office:value-type="string" office:string-value="EPPI" calcext:value-type="string">
            <text:p>EPPI</text:p>
          </table:table-cell>
          <table:table-cell table:style-name="ce9" table:formula="of:=MID([.H11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I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13 12</text:p>
          </table:table-cell>
          <table:table-cell office:value-type="string" calcext:value-type="string">
            <text:p>016 47 13</text:p>
          </table:table-cell>
          <table:table-cell table:style-name="ce14" table:formula="of:=COM.MICROSOFT.CONCAT([.A116];LEFT([.B116];1))" office:value-type="string" office:string-value="EPPID" calcext:value-type="string">
            <text:p>EPPID</text:p>
          </table:table-cell>
          <table:table-cell table:style-name="ce15" table:formula="of:=MIDB([.C116];1;2)+(MIDB([.C116];4;2)/60)+(MIDB([.C116];7;2)/3600)" office:value-type="float" office:value="53.22" calcext:value-type="float">
            <text:p>53,220000000</text:p>
          </table:table-cell>
          <table:table-cell table:style-name="ce15" table:formula="of:=MIDB([.D116];2;2)+(MIDB([.D116];5;2)/60)+(MIDB([.D116];8;2)/3600)" office:value-type="float" office:value="16.7869444444444" calcext:value-type="float">
            <text:p>16,786944444</text:p>
          </table:table-cell>
          <table:table-cell table:style-name="ce9" table:formula="of:=COM.MICROSOFT.CONCAT([.A116];LEFT([.B116];1))" office:value-type="string" office:string-value="EPPID" calcext:value-type="string">
            <text:p>EPPID</text:p>
          </table:table-cell>
          <table:table-cell table:style-name="ce9" table:formula="of:=MID([.H116];1;4)" office:value-type="string" office:string-value="EPPI" calcext:value-type="string">
            <text:p>EPPI</text:p>
          </table:table-cell>
          <table:table-cell table:style-name="ce9" table:formula="of:=MID([.H11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PL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30 21</text:p>
          </table:table-cell>
          <table:table-cell office:value-type="string" calcext:value-type="string">
            <text:p>019 50 12</text:p>
          </table:table-cell>
          <table:table-cell table:style-name="ce14" table:formula="of:=COM.MICROSOFT.CONCAT([.A118];LEFT([.B118];1))" office:value-type="string" office:string-value="EPPLE" calcext:value-type="string">
            <text:p>EPPLE</text:p>
          </table:table-cell>
          <table:table-cell table:style-name="ce15" table:formula="of:=MIDB([.C118];1;2)+(MIDB([.C118];4;2)/60)+(MIDB([.C118];7;2)/3600)" office:value-type="float" office:value="52.5058333333333" calcext:value-type="float">
            <text:p>52,505833333</text:p>
          </table:table-cell>
          <table:table-cell table:style-name="ce15" table:formula="of:=MIDB([.D118];2;2)+(MIDB([.D118];5;2)/60)+(MIDB([.D118];8;2)/3600)" office:value-type="float" office:value="19.8366666666667" calcext:value-type="float">
            <text:p>19,836666667</text:p>
          </table:table-cell>
          <table:table-cell table:style-name="ce9" table:formula="of:=COM.MICROSOFT.CONCAT([.A118];LEFT([.B118];1))" office:value-type="string" office:string-value="EPPLE" calcext:value-type="string">
            <text:p>EPPLE</text:p>
          </table:table-cell>
          <table:table-cell table:style-name="ce9" table:formula="of:=MID([.H118];1;4)" office:value-type="string" office:string-value="EPPL" calcext:value-type="string">
            <text:p>EPPL</text:p>
          </table:table-cell>
          <table:table-cell table:style-name="ce9" table:formula="of:=MID([.H11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36 23</text:p>
          </table:table-cell>
          <table:table-cell office:value-type="string" calcext:value-type="string">
            <text:p>019 47 46</text:p>
          </table:table-cell>
          <table:table-cell table:style-name="ce14" table:formula="of:=COM.MICROSOFT.CONCAT([.A119];LEFT([.B119];1))" office:value-type="string" office:string-value="EPPLN" calcext:value-type="string">
            <text:p>EPPLN</text:p>
          </table:table-cell>
          <table:table-cell table:style-name="ce15" table:formula="of:=MIDB([.C119];1;2)+(MIDB([.C119];4;2)/60)+(MIDB([.C119];7;2)/3600)" office:value-type="float" office:value="52.6063888888889" calcext:value-type="float">
            <text:p>52,606388889</text:p>
          </table:table-cell>
          <table:table-cell table:style-name="ce15" table:formula="of:=MIDB([.D119];2;2)+(MIDB([.D119];5;2)/60)+(MIDB([.D119];8;2)/3600)" office:value-type="float" office:value="19.7961111111111" calcext:value-type="float">
            <text:p>19,796111111</text:p>
          </table:table-cell>
          <table:table-cell table:style-name="ce9" table:formula="of:=COM.MICROSOFT.CONCAT([.A119];LEFT([.B119];1))" office:value-type="string" office:string-value="EPPLN" calcext:value-type="string">
            <text:p>EPPLN</text:p>
          </table:table-cell>
          <table:table-cell table:style-name="ce9" table:formula="of:=MID([.H119];1;4)" office:value-type="string" office:string-value="EPPL" calcext:value-type="string">
            <text:p>EPPL</text:p>
          </table:table-cell>
          <table:table-cell table:style-name="ce9" table:formula="of:=MID([.H11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L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34 15</text:p>
          </table:table-cell>
          <table:table-cell office:value-type="string" calcext:value-type="string">
            <text:p>019 36 42</text:p>
          </table:table-cell>
          <table:table-cell table:style-name="ce14" table:formula="of:=COM.MICROSOFT.CONCAT([.A120];LEFT([.B120];1))" office:value-type="string" office:string-value="EPPLW" calcext:value-type="string">
            <text:p>EPPLW</text:p>
          </table:table-cell>
          <table:table-cell table:style-name="ce15" table:formula="of:=MIDB([.C120];1;2)+(MIDB([.C120];4;2)/60)+(MIDB([.C120];7;2)/3600)" office:value-type="float" office:value="52.5708333333333" calcext:value-type="float">
            <text:p>52,570833333</text:p>
          </table:table-cell>
          <table:table-cell table:style-name="ce15" table:formula="of:=MIDB([.D120];2;2)+(MIDB([.D120];5;2)/60)+(MIDB([.D120];8;2)/3600)" office:value-type="float" office:value="19.6116666666667" calcext:value-type="float">
            <text:p>19,611666667</text:p>
          </table:table-cell>
          <table:table-cell table:style-name="ce9" table:formula="of:=COM.MICROSOFT.CONCAT([.A120];LEFT([.B120];1))" office:value-type="string" office:string-value="EPPLW" calcext:value-type="string">
            <text:p>EPPLW</text:p>
          </table:table-cell>
          <table:table-cell table:style-name="ce9" table:formula="of:=MID([.H120];1;4)" office:value-type="string" office:string-value="EPPL" calcext:value-type="string">
            <text:p>EPPL</text:p>
          </table:table-cell>
          <table:table-cell table:style-name="ce9" table:formula="of:=MID([.H12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1 22 36</text:p>
          </table:table-cell>
          <table:table-cell office:value-type="string" calcext:value-type="string">
            <text:p>019 49 10</text:p>
          </table:table-cell>
          <table:table-cell table:style-name="ce14" table:formula="of:=COM.MICROSOFT.CONCAT([.A122];LEFT([.B122];1))" office:value-type="string" office:string-value="EPPTE" calcext:value-type="string">
            <text:p>EPPTE</text:p>
          </table:table-cell>
          <table:table-cell table:style-name="ce15" table:formula="of:=MIDB([.C122];1;2)+(MIDB([.C122];4;2)/60)+(MIDB([.C122];7;2)/3600)" office:value-type="float" office:value="51.3766666666667" calcext:value-type="float">
            <text:p>51,376666667</text:p>
          </table:table-cell>
          <table:table-cell table:style-name="ce15" table:formula="of:=MIDB([.D122];2;2)+(MIDB([.D122];5;2)/60)+(MIDB([.D122];8;2)/3600)" office:value-type="float" office:value="19.8194444444444" calcext:value-type="float">
            <text:p>19,819444444</text:p>
          </table:table-cell>
          <table:table-cell table:style-name="ce9" table:formula="of:=COM.MICROSOFT.CONCAT([.A122];LEFT([.B122];1))" office:value-type="string" office:string-value="EPPTE" calcext:value-type="string">
            <text:p>EPPTE</text:p>
          </table:table-cell>
          <table:table-cell table:style-name="ce9" table:formula="of:=MID([.H122];1;4)" office:value-type="string" office:string-value="EPPT" calcext:value-type="string">
            <text:p>EPPT</text:p>
          </table:table-cell>
          <table:table-cell table:style-name="ce9" table:formula="of:=MID([.H12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26 37</text:p>
          </table:table-cell>
          <table:table-cell office:value-type="string" calcext:value-type="string">
            <text:p>019 43 24</text:p>
          </table:table-cell>
          <table:table-cell table:style-name="ce14" table:formula="of:=COM.MICROSOFT.CONCAT([.A123];LEFT([.B123];1))" office:value-type="string" office:string-value="EPPTN" calcext:value-type="string">
            <text:p>EPPTN</text:p>
          </table:table-cell>
          <table:table-cell table:style-name="ce15" table:formula="of:=MIDB([.C123];1;2)+(MIDB([.C123];4;2)/60)+(MIDB([.C123];7;2)/3600)" office:value-type="float" office:value="51.4436111111111" calcext:value-type="float">
            <text:p>51,443611111</text:p>
          </table:table-cell>
          <table:table-cell table:style-name="ce15" table:formula="of:=MIDB([.D123];2;2)+(MIDB([.D123];5;2)/60)+(MIDB([.D123];8;2)/3600)" office:value-type="float" office:value="19.7233333333333" calcext:value-type="float">
            <text:p>19,723333333</text:p>
          </table:table-cell>
          <table:table-cell table:style-name="ce9" table:formula="of:=COM.MICROSOFT.CONCAT([.A123];LEFT([.B123];1))" office:value-type="string" office:string-value="EPPTN" calcext:value-type="string">
            <text:p>EPPTN</text:p>
          </table:table-cell>
          <table:table-cell table:style-name="ce9" table:formula="of:=MID([.H123];1;4)" office:value-type="string" office:string-value="EPPT" calcext:value-type="string">
            <text:p>EPPT</text:p>
          </table:table-cell>
          <table:table-cell table:style-name="ce9" table:formula="of:=MID([.H12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17 58</text:p>
          </table:table-cell>
          <table:table-cell office:value-type="string" calcext:value-type="string">
            <text:p>019 39 31</text:p>
          </table:table-cell>
          <table:table-cell table:style-name="ce14" table:formula="of:=COM.MICROSOFT.CONCAT([.A124];LEFT([.B124];1))" office:value-type="string" office:string-value="EPPTS" calcext:value-type="string">
            <text:p>EPPTS</text:p>
          </table:table-cell>
          <table:table-cell table:style-name="ce15" table:formula="of:=MIDB([.C124];1;2)+(MIDB([.C124];4;2)/60)+(MIDB([.C124];7;2)/3600)" office:value-type="float" office:value="51.2994444444444" calcext:value-type="float">
            <text:p>51,299444444</text:p>
          </table:table-cell>
          <table:table-cell table:style-name="ce15" table:formula="of:=MIDB([.D124];2;2)+(MIDB([.D124];5;2)/60)+(MIDB([.D124];8;2)/3600)" office:value-type="float" office:value="19.6586111111111" calcext:value-type="float">
            <text:p>19,658611111</text:p>
          </table:table-cell>
          <table:table-cell table:style-name="ce9" table:formula="of:=COM.MICROSOFT.CONCAT([.A124];LEFT([.B124];1))" office:value-type="string" office:string-value="EPPTS" calcext:value-type="string">
            <text:p>EPPTS</text:p>
          </table:table-cell>
          <table:table-cell table:style-name="ce9" table:formula="of:=MID([.H124];1;4)" office:value-type="string" office:string-value="EPPT" calcext:value-type="string">
            <text:p>EPPT</text:p>
          </table:table-cell>
          <table:table-cell table:style-name="ce9" table:formula="of:=MID([.H12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PT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1 24 36</text:p>
          </table:table-cell>
          <table:table-cell office:value-type="string" calcext:value-type="string">
            <text:p>019 38 05</text:p>
          </table:table-cell>
          <table:table-cell table:style-name="ce14" table:formula="of:=COM.MICROSOFT.CONCAT([.A125];LEFT([.B125];1))" office:value-type="string" office:string-value="EPPTW" calcext:value-type="string">
            <text:p>EPPTW</text:p>
          </table:table-cell>
          <table:table-cell table:style-name="ce15" table:formula="of:=MIDB([.C125];1;2)+(MIDB([.C125];4;2)/60)+(MIDB([.C125];7;2)/3600)" office:value-type="float" office:value="51.41" calcext:value-type="float">
            <text:p>51,410000000</text:p>
          </table:table-cell>
          <table:table-cell table:style-name="ce15" table:formula="of:=MIDB([.D125];2;2)+(MIDB([.D125];5;2)/60)+(MIDB([.D125];8;2)/3600)" office:value-type="float" office:value="19.6347222222222" calcext:value-type="float">
            <text:p>19,634722222</text:p>
          </table:table-cell>
          <table:table-cell table:style-name="ce9" table:formula="of:=COM.MICROSOFT.CONCAT([.A125];LEFT([.B125];1))" office:value-type="string" office:string-value="EPPTW" calcext:value-type="string">
            <text:p>EPPTW</text:p>
          </table:table-cell>
          <table:table-cell table:style-name="ce9" table:formula="of:=MID([.H125];1;4)" office:value-type="string" office:string-value="EPPT" calcext:value-type="string">
            <text:p>EPPT</text:p>
          </table:table-cell>
          <table:table-cell table:style-name="ce9" table:formula="of:=MID([.H12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0 58 00</text:p>
          </table:table-cell>
          <table:table-cell office:value-type="string" calcext:value-type="string">
            <text:p>019 16 38</text:p>
          </table:table-cell>
          <table:table-cell table:style-name="ce14" table:formula="of:=COM.MICROSOFT.CONCAT([.A127];LEFT([.B127];1))" office:value-type="string" office:string-value="EPRUN" calcext:value-type="string">
            <text:p>EPRUN</text:p>
          </table:table-cell>
          <table:table-cell table:style-name="ce15" table:formula="of:=MIDB([.C127];1;2)+(MIDB([.C127];4;2)/60)+(MIDB([.C127];7;2)/3600)" office:value-type="float" office:value="50.9666666666667" calcext:value-type="float">
            <text:p>50,966666667</text:p>
          </table:table-cell>
          <table:table-cell table:style-name="ce15" table:formula="of:=MIDB([.D127];2;2)+(MIDB([.D127];5;2)/60)+(MIDB([.D127];8;2)/3600)" office:value-type="float" office:value="19.2772222222222" calcext:value-type="float">
            <text:p>19,277222222</text:p>
          </table:table-cell>
          <table:table-cell table:style-name="ce9" table:formula="of:=COM.MICROSOFT.CONCAT([.A127];LEFT([.B127];1))" office:value-type="string" office:string-value="EPRUN" calcext:value-type="string">
            <text:p>EPRUN</text:p>
          </table:table-cell>
          <table:table-cell table:style-name="ce9" table:formula="of:=MID([.H127];1;4)" office:value-type="string" office:string-value="EPRU" calcext:value-type="string">
            <text:p>EPRU</text:p>
          </table:table-cell>
          <table:table-cell table:style-name="ce9" table:formula="of:=MID([.H12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0 55 18</text:p>
          </table:table-cell>
          <table:table-cell office:value-type="string" calcext:value-type="string">
            <text:p>019 21 24</text:p>
          </table:table-cell>
          <table:table-cell table:style-name="ce14" table:formula="of:=COM.MICROSOFT.CONCAT([.A128];LEFT([.B128];1))" office:value-type="string" office:string-value="EPRUE" calcext:value-type="string">
            <text:p>EPRUE</text:p>
          </table:table-cell>
          <table:table-cell table:style-name="ce15" table:formula="of:=MIDB([.C128];1;2)+(MIDB([.C128];4;2)/60)+(MIDB([.C128];7;2)/3600)" office:value-type="float" office:value="50.9216666666667" calcext:value-type="float">
            <text:p>50,921666667</text:p>
          </table:table-cell>
          <table:table-cell table:style-name="ce15" table:formula="of:=MIDB([.D128];2;2)+(MIDB([.D128];5;2)/60)+(MIDB([.D128];8;2)/3600)" office:value-type="float" office:value="19.3566666666667" calcext:value-type="float">
            <text:p>19,356666667</text:p>
          </table:table-cell>
          <table:table-cell table:style-name="ce9" table:formula="of:=COM.MICROSOFT.CONCAT([.A128];LEFT([.B128];1))" office:value-type="string" office:string-value="EPRUE" calcext:value-type="string">
            <text:p>EPRUE</text:p>
          </table:table-cell>
          <table:table-cell table:style-name="ce9" table:formula="of:=MID([.H128];1;4)" office:value-type="string" office:string-value="EPRU" calcext:value-type="string">
            <text:p>EPRU</text:p>
          </table:table-cell>
          <table:table-cell table:style-name="ce9" table:formula="of:=MID([.H12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0 49 43</text:p>
          </table:table-cell>
          <table:table-cell office:value-type="string" calcext:value-type="string">
            <text:p>019 17 23</text:p>
          </table:table-cell>
          <table:table-cell table:style-name="ce14" table:formula="of:=COM.MICROSOFT.CONCAT([.A129];LEFT([.B129];1))" office:value-type="string" office:string-value="EPRUS" calcext:value-type="string">
            <text:p>EPRUS</text:p>
          </table:table-cell>
          <table:table-cell table:style-name="ce15" table:formula="of:=MIDB([.C129];1;2)+(MIDB([.C129];4;2)/60)+(MIDB([.C129];7;2)/3600)" office:value-type="float" office:value="50.8286111111111" calcext:value-type="float">
            <text:p>50,828611111</text:p>
          </table:table-cell>
          <table:table-cell table:style-name="ce15" table:formula="of:=MIDB([.D129];2;2)+(MIDB([.D129];5;2)/60)+(MIDB([.D129];8;2)/3600)" office:value-type="float" office:value="19.2897222222222" calcext:value-type="float">
            <text:p>19,289722222</text:p>
          </table:table-cell>
          <table:table-cell table:style-name="ce9" table:formula="of:=COM.MICROSOFT.CONCAT([.A129];LEFT([.B129];1))" office:value-type="string" office:string-value="EPRUS" calcext:value-type="string">
            <text:p>EPRUS</text:p>
          </table:table-cell>
          <table:table-cell table:style-name="ce9" table:formula="of:=MID([.H129];1;4)" office:value-type="string" office:string-value="EPRU" calcext:value-type="string">
            <text:p>EPRU</text:p>
          </table:table-cell>
          <table:table-cell table:style-name="ce9" table:formula="of:=MID([.H12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RU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0 54 09</text:p>
          </table:table-cell>
          <table:table-cell office:value-type="string" calcext:value-type="string">
            <text:p>019 04 03</text:p>
          </table:table-cell>
          <table:table-cell table:style-name="ce14" table:formula="of:=COM.MICROSOFT.CONCAT([.A130];LEFT([.B130];1))" office:value-type="string" office:string-value="EPRUW" calcext:value-type="string">
            <text:p>EPRUW</text:p>
          </table:table-cell>
          <table:table-cell table:style-name="ce15" table:formula="of:=MIDB([.C130];1;2)+(MIDB([.C130];4;2)/60)+(MIDB([.C130];7;2)/3600)" office:value-type="float" office:value="50.9025" calcext:value-type="float">
            <text:p>50,902500000</text:p>
          </table:table-cell>
          <table:table-cell table:style-name="ce15" table:formula="of:=MIDB([.D130];2;2)+(MIDB([.D130];5;2)/60)+(MIDB([.D130];8;2)/3600)" office:value-type="float" office:value="19.0675" calcext:value-type="float">
            <text:p>19,067500000</text:p>
          </table:table-cell>
          <table:table-cell table:style-name="ce9" table:formula="of:=COM.MICROSOFT.CONCAT([.A130];LEFT([.B130];1))" office:value-type="string" office:string-value="EPRUW" calcext:value-type="string">
            <text:p>EPRUW</text:p>
          </table:table-cell>
          <table:table-cell table:style-name="ce9" table:formula="of:=MID([.H130];1;4)" office:value-type="string" office:string-value="EPRU" calcext:value-type="string">
            <text:p>EPRU</text:p>
          </table:table-cell>
          <table:table-cell table:style-name="ce9" table:formula="of:=MID([.H13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3 24 00</text:p>
          </table:table-cell>
          <table:table-cell office:value-type="string" calcext:value-type="string">
            <text:p>014 34 37</text:p>
          </table:table-cell>
          <table:table-cell table:style-name="ce14" table:formula="of:=COM.MICROSOFT.CONCAT([.A132];LEFT([.B132];1))" office:value-type="string" office:string-value="EPSDA" calcext:value-type="string">
            <text:p>EPSDA</text:p>
          </table:table-cell>
          <table:table-cell table:style-name="ce15" table:formula="of:=MIDB([.C132];1;2)+(MIDB([.C132];4;2)/60)+(MIDB([.C132];7;2)/3600)" office:value-type="float" office:value="53.4" calcext:value-type="float">
            <text:p>53,400000000</text:p>
          </table:table-cell>
          <table:table-cell table:style-name="ce15" table:formula="of:=MIDB([.D132];2;2)+(MIDB([.D132];5;2)/60)+(MIDB([.D132];8;2)/3600)" office:value-type="float" office:value="14.5769444444444" calcext:value-type="float">
            <text:p>14,576944444</text:p>
          </table:table-cell>
          <table:table-cell table:style-name="ce9" table:formula="of:=COM.MICROSOFT.CONCAT([.A132];LEFT([.B132];1))" office:value-type="string" office:string-value="EPSDA" calcext:value-type="string">
            <text:p>EPSDA</text:p>
          </table:table-cell>
          <table:table-cell table:style-name="ce9" table:formula="of:=MID([.H132];1;4)" office:value-type="string" office:string-value="EPSD" calcext:value-type="string">
            <text:p>EPSD</text:p>
          </table:table-cell>
          <table:table-cell table:style-name="ce9" table:formula="of:=MID([.H13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3 24 21</text:p>
          </table:table-cell>
          <table:table-cell office:value-type="string" calcext:value-type="string">
            <text:p>014 39 55</text:p>
          </table:table-cell>
          <table:table-cell table:style-name="ce14" table:formula="of:=COM.MICROSOFT.CONCAT([.A133];LEFT([.B133];1))" office:value-type="string" office:string-value="EPSDB" calcext:value-type="string">
            <text:p>EPSDB</text:p>
          </table:table-cell>
          <table:table-cell table:style-name="ce15" table:formula="of:=MIDB([.C133];1;2)+(MIDB([.C133];4;2)/60)+(MIDB([.C133];7;2)/3600)" office:value-type="float" office:value="53.4058333333333" calcext:value-type="float">
            <text:p>53,405833333</text:p>
          </table:table-cell>
          <table:table-cell table:style-name="ce15" table:formula="of:=MIDB([.D133];2;2)+(MIDB([.D133];5;2)/60)+(MIDB([.D133];8;2)/3600)" office:value-type="float" office:value="14.6652777777778" calcext:value-type="float">
            <text:p>14,665277778</text:p>
          </table:table-cell>
          <table:table-cell table:style-name="ce9" table:formula="of:=COM.MICROSOFT.CONCAT([.A133];LEFT([.B133];1))" office:value-type="string" office:string-value="EPSDB" calcext:value-type="string">
            <text:p>EPSDB</text:p>
          </table:table-cell>
          <table:table-cell table:style-name="ce9" table:formula="of:=MID([.H133];1;4)" office:value-type="string" office:string-value="EPSD" calcext:value-type="string">
            <text:p>EPSD</text:p>
          </table:table-cell>
          <table:table-cell table:style-name="ce9" table:formula="of:=MID([.H13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3 23 25</text:p>
          </table:table-cell>
          <table:table-cell office:value-type="string" calcext:value-type="string">
            <text:p>014 41 43</text:p>
          </table:table-cell>
          <table:table-cell table:style-name="ce14" table:formula="of:=COM.MICROSOFT.CONCAT([.A134];LEFT([.B134];1))" office:value-type="string" office:string-value="EPSDC" calcext:value-type="string">
            <text:p>EPSDC</text:p>
          </table:table-cell>
          <table:table-cell table:style-name="ce15" table:formula="of:=MIDB([.C134];1;2)+(MIDB([.C134];4;2)/60)+(MIDB([.C134];7;2)/3600)" office:value-type="float" office:value="53.3902777777778" calcext:value-type="float">
            <text:p>53,390277778</text:p>
          </table:table-cell>
          <table:table-cell table:style-name="ce15" table:formula="of:=MIDB([.D134];2;2)+(MIDB([.D134];5;2)/60)+(MIDB([.D134];8;2)/3600)" office:value-type="float" office:value="14.6952777777778" calcext:value-type="float">
            <text:p>14,695277778</text:p>
          </table:table-cell>
          <table:table-cell table:style-name="ce9" table:formula="of:=COM.MICROSOFT.CONCAT([.A134];LEFT([.B134];1))" office:value-type="string" office:string-value="EPSDC" calcext:value-type="string">
            <text:p>EPSDC</text:p>
          </table:table-cell>
          <table:table-cell table:style-name="ce9" table:formula="of:=MID([.H134];1;4)" office:value-type="string" office:string-value="EPSD" calcext:value-type="string">
            <text:p>EPSD</text:p>
          </table:table-cell>
          <table:table-cell table:style-name="ce9" table:formula="of:=MID([.H13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3 22 28</text:p>
          </table:table-cell>
          <table:table-cell office:value-type="string" calcext:value-type="string">
            <text:p>014 35 49</text:p>
          </table:table-cell>
          <table:table-cell table:style-name="ce14" table:formula="of:=COM.MICROSOFT.CONCAT([.A135];LEFT([.B135];1))" office:value-type="string" office:string-value="EPSDD" calcext:value-type="string">
            <text:p>EPSDD</text:p>
          </table:table-cell>
          <table:table-cell table:style-name="ce15" table:formula="of:=MIDB([.C135];1;2)+(MIDB([.C135];4;2)/60)+(MIDB([.C135];7;2)/3600)" office:value-type="float" office:value="53.3744444444444" calcext:value-type="float">
            <text:p>53,374444444</text:p>
          </table:table-cell>
          <table:table-cell table:style-name="ce15" table:formula="of:=MIDB([.D135];2;2)+(MIDB([.D135];5;2)/60)+(MIDB([.D135];8;2)/3600)" office:value-type="float" office:value="14.5969444444444" calcext:value-type="float">
            <text:p>14,596944444</text:p>
          </table:table-cell>
          <table:table-cell table:style-name="ce9" table:formula="of:=COM.MICROSOFT.CONCAT([.A135];LEFT([.B135];1))" office:value-type="string" office:string-value="EPSDD" calcext:value-type="string">
            <text:p>EPSDD</text:p>
          </table:table-cell>
          <table:table-cell table:style-name="ce9" table:formula="of:=MID([.H135];1;4)" office:value-type="string" office:string-value="EPSD" calcext:value-type="string">
            <text:p>EPSD</text:p>
          </table:table-cell>
          <table:table-cell table:style-name="ce9" table:formula="of:=MID([.H13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D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53 22 21</text:p>
          </table:table-cell>
          <table:table-cell office:value-type="string" calcext:value-type="string">
            <text:p>014 51 49</text:p>
          </table:table-cell>
          <table:table-cell table:style-name="ce14" table:formula="of:=COM.MICROSOFT.CONCAT([.A136];LEFT([.B136];1))" office:value-type="string" office:string-value="EPSDP" calcext:value-type="string">
            <text:p>EPSDP</text:p>
          </table:table-cell>
          <table:table-cell table:style-name="ce15" table:formula="of:=MIDB([.C136];1;2)+(MIDB([.C136];4;2)/60)+(MIDB([.C136];7;2)/3600)" office:value-type="float" office:value="53.3725" calcext:value-type="float">
            <text:p>53,372500000</text:p>
          </table:table-cell>
          <table:table-cell table:style-name="ce15" table:formula="of:=MIDB([.D136];2;2)+(MIDB([.D136];5;2)/60)+(MIDB([.D136];8;2)/3600)" office:value-type="float" office:value="14.8636111111111" calcext:value-type="float">
            <text:p>14,863611111</text:p>
          </table:table-cell>
          <table:table-cell table:style-name="ce9" table:formula="of:=COM.MICROSOFT.CONCAT([.A136];LEFT([.B136];1))" office:value-type="string" office:string-value="EPSDP" calcext:value-type="string">
            <text:p>EPSDP</text:p>
          </table:table-cell>
          <table:table-cell table:style-name="ce9" table:formula="of:=MID([.H136];1;4)" office:value-type="string" office:string-value="EPSD" calcext:value-type="string">
            <text:p>EPSD</text:p>
          </table:table-cell>
          <table:table-cell table:style-name="ce9" table:formula="of:=MID([.H13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4 25 30</text:p>
          </table:table-cell>
          <table:table-cell office:value-type="string" calcext:value-type="string">
            <text:p>017 00 26</text:p>
          </table:table-cell>
          <table:table-cell table:style-name="ce14" table:formula="of:=COM.MICROSOFT.CONCAT([.A138];LEFT([.B138];1))" office:value-type="string" office:string-value="EPSKL" calcext:value-type="string">
            <text:p>EPSKL</text:p>
          </table:table-cell>
          <table:table-cell table:style-name="ce15" table:formula="of:=MIDB([.C138];1;2)+(MIDB([.C138];4;2)/60)+(MIDB([.C138];7;2)/3600)" office:value-type="float" office:value="54.425" calcext:value-type="float">
            <text:p>54,425000000</text:p>
          </table:table-cell>
          <table:table-cell table:style-name="ce15" table:formula="of:=MIDB([.D138];2;2)+(MIDB([.D138];5;2)/60)+(MIDB([.D138];8;2)/3600)" office:value-type="float" office:value="17.0072222222222" calcext:value-type="float">
            <text:p>17,007222222</text:p>
          </table:table-cell>
          <table:table-cell table:style-name="ce9" table:formula="of:=COM.MICROSOFT.CONCAT([.A138];LEFT([.B138];1))" office:value-type="string" office:string-value="EPSKL" calcext:value-type="string">
            <text:p>EPSKL</text:p>
          </table:table-cell>
          <table:table-cell table:style-name="ce9" table:formula="of:=MID([.H138];1;4)" office:value-type="string" office:string-value="EPSK" calcext:value-type="string">
            <text:p>EPSK</text:p>
          </table:table-cell>
          <table:table-cell table:style-name="ce9" table:formula="of:=MID([.H13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54 27 25</text:p>
          </table:table-cell>
          <table:table-cell office:value-type="string" calcext:value-type="string">
            <text:p>017 12 37</text:p>
          </table:table-cell>
          <table:table-cell table:style-name="ce14" table:formula="of:=COM.MICROSOFT.CONCAT([.A139];LEFT([.B139];1))" office:value-type="string" office:string-value="EPSKM" calcext:value-type="string">
            <text:p>EPSKM</text:p>
          </table:table-cell>
          <table:table-cell table:style-name="ce15" table:formula="of:=MIDB([.C139];1;2)+(MIDB([.C139];4;2)/60)+(MIDB([.C139];7;2)/3600)" office:value-type="float" office:value="54.4569444444444" calcext:value-type="float">
            <text:p>54,456944444</text:p>
          </table:table-cell>
          <table:table-cell table:style-name="ce15" table:formula="of:=MIDB([.D139];2;2)+(MIDB([.D139];5;2)/60)+(MIDB([.D139];8;2)/3600)" office:value-type="float" office:value="17.2102777777778" calcext:value-type="float">
            <text:p>17,210277778</text:p>
          </table:table-cell>
          <table:table-cell table:style-name="ce9" table:formula="of:=COM.MICROSOFT.CONCAT([.A139];LEFT([.B139];1))" office:value-type="string" office:string-value="EPSKM" calcext:value-type="string">
            <text:p>EPSKM</text:p>
          </table:table-cell>
          <table:table-cell table:style-name="ce9" table:formula="of:=MID([.H139];1;4)" office:value-type="string" office:string-value="EPSK" calcext:value-type="string">
            <text:p>EPSK</text:p>
          </table:table-cell>
          <table:table-cell table:style-name="ce9" table:formula="of:=MID([.H13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4 22 07</text:p>
          </table:table-cell>
          <table:table-cell office:value-type="string" calcext:value-type="string">
            <text:p>017 01 23</text:p>
          </table:table-cell>
          <table:table-cell table:style-name="ce14" table:formula="of:=COM.MICROSOFT.CONCAT([.A140];LEFT([.B140];1))" office:value-type="string" office:string-value="EPSKK" calcext:value-type="string">
            <text:p>EPSKK</text:p>
          </table:table-cell>
          <table:table-cell table:style-name="ce15" table:formula="of:=MIDB([.C140];1;2)+(MIDB([.C140];4;2)/60)+(MIDB([.C140];7;2)/3600)" office:value-type="float" office:value="54.3686111111111" calcext:value-type="float">
            <text:p>54,368611111</text:p>
          </table:table-cell>
          <table:table-cell table:style-name="ce15" table:formula="of:=MIDB([.D140];2;2)+(MIDB([.D140];5;2)/60)+(MIDB([.D140];8;2)/3600)" office:value-type="float" office:value="17.0230555555556" calcext:value-type="float">
            <text:p>17,023055556</text:p>
          </table:table-cell>
          <table:table-cell table:style-name="ce9" table:formula="of:=COM.MICROSOFT.CONCAT([.A140];LEFT([.B140];1))" office:value-type="string" office:string-value="EPSKK" calcext:value-type="string">
            <text:p>EPSKK</text:p>
          </table:table-cell>
          <table:table-cell table:style-name="ce9" table:formula="of:=MID([.H140];1;4)" office:value-type="string" office:string-value="EPSK" calcext:value-type="string">
            <text:p>EPSK</text:p>
          </table:table-cell>
          <table:table-cell table:style-name="ce9" table:formula="of:=MID([.H14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K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4 22 29</text:p>
          </table:table-cell>
          <table:table-cell office:value-type="string" calcext:value-type="string">
            <text:p>017 09 04</text:p>
          </table:table-cell>
          <table:table-cell table:style-name="ce14" table:formula="of:=COM.MICROSOFT.CONCAT([.A141];LEFT([.B141];1))" office:value-type="string" office:string-value="EPSKD" calcext:value-type="string">
            <text:p>EPSKD</text:p>
          </table:table-cell>
          <table:table-cell table:style-name="ce15" table:formula="of:=MIDB([.C141];1;2)+(MIDB([.C141];4;2)/60)+(MIDB([.C141];7;2)/3600)" office:value-type="float" office:value="54.3747222222222" calcext:value-type="float">
            <text:p>54,374722222</text:p>
          </table:table-cell>
          <table:table-cell table:style-name="ce15" table:formula="of:=MIDB([.D141];2;2)+(MIDB([.D141];5;2)/60)+(MIDB([.D141];8;2)/3600)" office:value-type="float" office:value="17.1511111111111" calcext:value-type="float">
            <text:p>17,151111111</text:p>
          </table:table-cell>
          <table:table-cell table:style-name="ce9" table:formula="of:=COM.MICROSOFT.CONCAT([.A141];LEFT([.B141];1))" office:value-type="string" office:string-value="EPSKD" calcext:value-type="string">
            <text:p>EPSKD</text:p>
          </table:table-cell>
          <table:table-cell table:style-name="ce9" table:formula="of:=MID([.H141];1;4)" office:value-type="string" office:string-value="EPSK" calcext:value-type="string">
            <text:p>EPSK</text:p>
          </table:table-cell>
          <table:table-cell table:style-name="ce9" table:formula="of:=MID([.H14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SS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52 23</text:p>
          </table:table-cell>
          <table:table-cell office:value-type="string" calcext:value-type="string">
            <text:p>016 36 47</text:p>
          </table:table-cell>
          <table:table-cell table:style-name="ce14" table:formula="of:=COM.MICROSOFT.CONCAT([.A143];LEFT([.B143];1))" office:value-type="string" office:string-value="EPSSZ" calcext:value-type="string">
            <text:p>EPSSZ</text:p>
          </table:table-cell>
          <table:table-cell table:style-name="ce15" table:formula="of:=MIDB([.C143];1;2)+(MIDB([.C143];4;2)/60)+(MIDB([.C143];7;2)/3600)" office:value-type="float" office:value="50.8730555555556" calcext:value-type="float">
            <text:p>50,873055556</text:p>
          </table:table-cell>
          <table:table-cell table:style-name="ce15" table:formula="of:=MIDB([.D143];2;2)+(MIDB([.D143];5;2)/60)+(MIDB([.D143];8;2)/3600)" office:value-type="float" office:value="16.6130555555556" calcext:value-type="float">
            <text:p>16,613055556</text:p>
          </table:table-cell>
          <table:table-cell table:style-name="ce9" table:formula="of:=COM.MICROSOFT.CONCAT([.A143];LEFT([.B143];1))" office:value-type="string" office:string-value="EPSSZ" calcext:value-type="string">
            <text:p>EPSSZ</text:p>
          </table:table-cell>
          <table:table-cell table:style-name="ce9" table:formula="of:=MID([.H143];1;4)" office:value-type="string" office:string-value="EPSS" calcext:value-type="string">
            <text:p>EPSS</text:p>
          </table:table-cell>
          <table:table-cell table:style-name="ce9" table:formula="of:=MID([.H14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S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0 45 25</text:p>
          </table:table-cell>
          <table:table-cell office:value-type="string" calcext:value-type="string">
            <text:p>016 32 23</text:p>
          </table:table-cell>
          <table:table-cell table:style-name="ce14" table:formula="of:=COM.MICROSOFT.CONCAT([.A144];LEFT([.B144];1))" office:value-type="string" office:string-value="EPSSL" calcext:value-type="string">
            <text:p>EPSSL</text:p>
          </table:table-cell>
          <table:table-cell table:style-name="ce15" table:formula="of:=MIDB([.C144];1;2)+(MIDB([.C144];4;2)/60)+(MIDB([.C144];7;2)/3600)" office:value-type="float" office:value="50.7569444444444" calcext:value-type="float">
            <text:p>50,756944444</text:p>
          </table:table-cell>
          <table:table-cell table:style-name="ce15" table:formula="of:=MIDB([.D144];2;2)+(MIDB([.D144];5;2)/60)+(MIDB([.D144];8;2)/3600)" office:value-type="float" office:value="16.5397222222222" calcext:value-type="float">
            <text:p>16,539722222</text:p>
          </table:table-cell>
          <table:table-cell table:style-name="ce9" table:formula="of:=COM.MICROSOFT.CONCAT([.A144];LEFT([.B144];1))" office:value-type="string" office:string-value="EPSSL" calcext:value-type="string">
            <text:p>EPSSL</text:p>
          </table:table-cell>
          <table:table-cell table:style-name="ce9" table:formula="of:=MID([.H144];1;4)" office:value-type="string" office:string-value="EPSS" calcext:value-type="string">
            <text:p>EPSS</text:p>
          </table:table-cell>
          <table:table-cell table:style-name="ce9" table:formula="of:=MID([.H14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S</text:p>
          </table:table-cell>
          <table:table-cell office:value-type="string" calcext:value-type="string">
            <text:p>KILO</text:p>
          </table:table-cell>
          <table:table-cell office:value-type="string" calcext:value-type="string">
            <text:p>50 48 42</text:p>
          </table:table-cell>
          <table:table-cell office:value-type="string" calcext:value-type="string">
            <text:p>016 38 29</text:p>
          </table:table-cell>
          <table:table-cell table:style-name="ce14" table:formula="of:=COM.MICROSOFT.CONCAT([.A145];LEFT([.B145];1))" office:value-type="string" office:string-value="EPSSK" calcext:value-type="string">
            <text:p>EPSSK</text:p>
          </table:table-cell>
          <table:table-cell table:style-name="ce15" table:formula="of:=MIDB([.C145];1;2)+(MIDB([.C145];4;2)/60)+(MIDB([.C145];7;2)/3600)" office:value-type="float" office:value="50.8116666666667" calcext:value-type="float">
            <text:p>50,811666667</text:p>
          </table:table-cell>
          <table:table-cell table:style-name="ce15" table:formula="of:=MIDB([.D145];2;2)+(MIDB([.D145];5;2)/60)+(MIDB([.D145];8;2)/3600)" office:value-type="float" office:value="16.6413888888889" calcext:value-type="float">
            <text:p>16,641388889</text:p>
          </table:table-cell>
          <table:table-cell table:style-name="ce9" table:formula="of:=COM.MICROSOFT.CONCAT([.A145];LEFT([.B145];1))" office:value-type="string" office:string-value="EPSSK" calcext:value-type="string">
            <text:p>EPSSK</text:p>
          </table:table-cell>
          <table:table-cell table:style-name="ce9" table:formula="of:=MID([.H145];1;4)" office:value-type="string" office:string-value="EPSS" calcext:value-type="string">
            <text:p>EPSS</text:p>
          </table:table-cell>
          <table:table-cell table:style-name="ce9" table:formula="of:=MID([.H14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S</text:p>
          </table:table-cell>
          <table:table-cell office:value-type="string" calcext:value-type="string">
            <text:p>JULIETT</text:p>
          </table:table-cell>
          <table:table-cell office:value-type="string" calcext:value-type="string">
            <text:p>50 46 03</text:p>
          </table:table-cell>
          <table:table-cell office:value-type="string" calcext:value-type="string">
            <text:p>016 29 50</text:p>
          </table:table-cell>
          <table:table-cell table:style-name="ce14" table:formula="of:=COM.MICROSOFT.CONCAT([.A146];LEFT([.B146];1))" office:value-type="string" office:string-value="EPSSJ" calcext:value-type="string">
            <text:p>EPSSJ</text:p>
          </table:table-cell>
          <table:table-cell table:style-name="ce15" table:formula="of:=MIDB([.C146];1;2)+(MIDB([.C146];4;2)/60)+(MIDB([.C146];7;2)/3600)" office:value-type="float" office:value="50.7675" calcext:value-type="float">
            <text:p>50,767500000</text:p>
          </table:table-cell>
          <table:table-cell table:style-name="ce15" table:formula="of:=MIDB([.D146];2;2)+(MIDB([.D146];5;2)/60)+(MIDB([.D146];8;2)/3600)" office:value-type="float" office:value="16.4972222222222" calcext:value-type="float">
            <text:p>16,497222222</text:p>
          </table:table-cell>
          <table:table-cell table:style-name="ce9" table:formula="of:=COM.MICROSOFT.CONCAT([.A146];LEFT([.B146];1))" office:value-type="string" office:string-value="EPSSJ" calcext:value-type="string">
            <text:p>EPSSJ</text:p>
          </table:table-cell>
          <table:table-cell table:style-name="ce9" table:formula="of:=MID([.H146];1;4)" office:value-type="string" office:string-value="EPSS" calcext:value-type="string">
            <text:p>EPSS</text:p>
          </table:table-cell>
          <table:table-cell table:style-name="ce9" table:formula="of:=MID([.H14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SU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3 56 09</text:p>
          </table:table-cell>
          <table:table-cell office:value-type="string" calcext:value-type="string">
            <text:p>022 58 43</text:p>
          </table:table-cell>
          <table:table-cell table:style-name="ce14" table:formula="of:=COM.MICROSOFT.CONCAT([.A148];LEFT([.B148];1))" office:value-type="string" office:string-value="EPSUS" calcext:value-type="string">
            <text:p>EPSUS</text:p>
          </table:table-cell>
          <table:table-cell table:style-name="ce15" table:formula="of:=MIDB([.C148];1;2)+(MIDB([.C148];4;2)/60)+(MIDB([.C148];7;2)/3600)" office:value-type="float" office:value="53.9358333333333" calcext:value-type="float">
            <text:p>53,935833333</text:p>
          </table:table-cell>
          <table:table-cell table:style-name="ce15" table:formula="of:=MIDB([.D148];2;2)+(MIDB([.D148];5;2)/60)+(MIDB([.D148];8;2)/3600)" office:value-type="float" office:value="22.9786111111111" calcext:value-type="float">
            <text:p>22,978611111</text:p>
          </table:table-cell>
          <table:table-cell table:style-name="ce9" table:formula="of:=COM.MICROSOFT.CONCAT([.A148];LEFT([.B148];1))" office:value-type="string" office:string-value="EPSUS" calcext:value-type="string">
            <text:p>EPSUS</text:p>
          </table:table-cell>
          <table:table-cell table:style-name="ce9" table:formula="of:=MID([.H148];1;4)" office:value-type="string" office:string-value="EPSU" calcext:value-type="string">
            <text:p>EPSU</text:p>
          </table:table-cell>
          <table:table-cell table:style-name="ce9" table:formula="of:=MID([.H14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U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4 05 36</text:p>
          </table:table-cell>
          <table:table-cell office:value-type="string" calcext:value-type="string">
            <text:p>022 39 02</text:p>
          </table:table-cell>
          <table:table-cell table:style-name="ce14" table:formula="of:=COM.MICROSOFT.CONCAT([.A149];LEFT([.B149];1))" office:value-type="string" office:string-value="EPSUW" calcext:value-type="string">
            <text:p>EPSUW</text:p>
          </table:table-cell>
          <table:table-cell table:style-name="ce15" table:formula="of:=MIDB([.C149];1;2)+(MIDB([.C149];4;2)/60)+(MIDB([.C149];7;2)/3600)" office:value-type="float" office:value="54.0933333333333" calcext:value-type="float">
            <text:p>54,093333333</text:p>
          </table:table-cell>
          <table:table-cell table:style-name="ce15" table:formula="of:=MIDB([.D149];2;2)+(MIDB([.D149];5;2)/60)+(MIDB([.D149];8;2)/3600)" office:value-type="float" office:value="22.6505555555556" calcext:value-type="float">
            <text:p>22,650555556</text:p>
          </table:table-cell>
          <table:table-cell table:style-name="ce9" table:formula="of:=COM.MICROSOFT.CONCAT([.A149];LEFT([.B149];1))" office:value-type="string" office:string-value="EPSUW" calcext:value-type="string">
            <text:p>EPSUW</text:p>
          </table:table-cell>
          <table:table-cell table:style-name="ce9" table:formula="of:=MID([.H149];1;4)" office:value-type="string" office:string-value="EPSU" calcext:value-type="string">
            <text:p>EPSU</text:p>
          </table:table-cell>
          <table:table-cell table:style-name="ce9" table:formula="of:=MID([.H14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SU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4 10 12</text:p>
          </table:table-cell>
          <table:table-cell office:value-type="string" calcext:value-type="string">
            <text:p>022 55 52</text:p>
          </table:table-cell>
          <table:table-cell table:style-name="ce14" table:formula="of:=COM.MICROSOFT.CONCAT([.A150];LEFT([.B150];1))" office:value-type="string" office:string-value="EPSUN" calcext:value-type="string">
            <text:p>EPSUN</text:p>
          </table:table-cell>
          <table:table-cell table:style-name="ce15" table:formula="of:=MIDB([.C150];1;2)+(MIDB([.C150];4;2)/60)+(MIDB([.C150];7;2)/3600)" office:value-type="float" office:value="54.17" calcext:value-type="float">
            <text:p>54,170000000</text:p>
          </table:table-cell>
          <table:table-cell table:style-name="ce15" table:formula="of:=MIDB([.D150];2;2)+(MIDB([.D150];5;2)/60)+(MIDB([.D150];8;2)/3600)" office:value-type="float" office:value="22.9311111111111" calcext:value-type="float">
            <text:p>22,931111111</text:p>
          </table:table-cell>
          <table:table-cell table:style-name="ce9" table:formula="of:=COM.MICROSOFT.CONCAT([.A150];LEFT([.B150];1))" office:value-type="string" office:string-value="EPSUN" calcext:value-type="string">
            <text:p>EPSUN</text:p>
          </table:table-cell>
          <table:table-cell table:style-name="ce9" table:formula="of:=MID([.H150];1;4)" office:value-type="string" office:string-value="EPSU" calcext:value-type="string">
            <text:p>EPSU</text:p>
          </table:table-cell>
          <table:table-cell table:style-name="ce9" table:formula="of:=MID([.H15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WK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52 31 60</text:p>
          </table:table-cell>
          <table:table-cell office:value-type="string" calcext:value-type="string">
            <text:p>019 08 14</text:p>
          </table:table-cell>
          <table:table-cell table:style-name="ce14" table:formula="of:=COM.MICROSOFT.CONCAT([.A152];LEFT([.B152];1))" office:value-type="string" office:string-value="EPWKE" calcext:value-type="string">
            <text:p>EPWKE</text:p>
          </table:table-cell>
          <table:table-cell table:style-name="ce15" table:formula="of:=MIDB([.C152];1;2)+(MIDB([.C152];4;2)/60)+(MIDB([.C152];7;2)/3600)" office:value-type="float" office:value="52.5333333333333" calcext:value-type="float">
            <text:p>52,533333333</text:p>
          </table:table-cell>
          <table:table-cell table:style-name="ce15" table:formula="of:=MIDB([.D152];2;2)+(MIDB([.D152];5;2)/60)+(MIDB([.D152];8;2)/3600)" office:value-type="float" office:value="19.1372222222222" calcext:value-type="float">
            <text:p>19,137222222</text:p>
          </table:table-cell>
          <table:table-cell table:style-name="ce9" table:formula="of:=COM.MICROSOFT.CONCAT([.A152];LEFT([.B152];1))" office:value-type="string" office:string-value="EPWKE" calcext:value-type="string">
            <text:p>EPWKE</text:p>
          </table:table-cell>
          <table:table-cell table:style-name="ce9" table:formula="of:=MID([.H152];1;4)" office:value-type="string" office:string-value="EPWK" calcext:value-type="string">
            <text:p>EPWK</text:p>
          </table:table-cell>
          <table:table-cell table:style-name="ce9" table:formula="of:=MID([.H15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K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2 39 25</text:p>
          </table:table-cell>
          <table:table-cell office:value-type="string" calcext:value-type="string">
            <text:p>019 08 02</text:p>
          </table:table-cell>
          <table:table-cell table:style-name="ce14" table:formula="of:=COM.MICROSOFT.CONCAT([.A153];LEFT([.B153];1))" office:value-type="string" office:string-value="EPWKN" calcext:value-type="string">
            <text:p>EPWKN</text:p>
          </table:table-cell>
          <table:table-cell table:style-name="ce15" table:formula="of:=MIDB([.C153];1;2)+(MIDB([.C153];4;2)/60)+(MIDB([.C153];7;2)/3600)" office:value-type="float" office:value="52.6569444444444" calcext:value-type="float">
            <text:p>52,656944444</text:p>
          </table:table-cell>
          <table:table-cell table:style-name="ce15" table:formula="of:=MIDB([.D153];2;2)+(MIDB([.D153];5;2)/60)+(MIDB([.D153];8;2)/3600)" office:value-type="float" office:value="19.1338888888889" calcext:value-type="float">
            <text:p>19,133888889</text:p>
          </table:table-cell>
          <table:table-cell table:style-name="ce9" table:formula="of:=COM.MICROSOFT.CONCAT([.A153];LEFT([.B153];1))" office:value-type="string" office:string-value="EPWKN" calcext:value-type="string">
            <text:p>EPWKN</text:p>
          </table:table-cell>
          <table:table-cell table:style-name="ce9" table:formula="of:=MID([.H153];1;4)" office:value-type="string" office:string-value="EPWK" calcext:value-type="string">
            <text:p>EPWK</text:p>
          </table:table-cell>
          <table:table-cell table:style-name="ce9" table:formula="of:=MID([.H15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K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2 28 29</text:p>
          </table:table-cell>
          <table:table-cell office:value-type="string" calcext:value-type="string">
            <text:p>018 53 05</text:p>
          </table:table-cell>
          <table:table-cell table:style-name="ce14" table:formula="of:=COM.MICROSOFT.CONCAT([.A154];LEFT([.B154];1))" office:value-type="string" office:string-value="EPWKS" calcext:value-type="string">
            <text:p>EPWKS</text:p>
          </table:table-cell>
          <table:table-cell table:style-name="ce15" table:formula="of:=MIDB([.C154];1;2)+(MIDB([.C154];4;2)/60)+(MIDB([.C154];7;2)/3600)" office:value-type="float" office:value="52.4747222222222" calcext:value-type="float">
            <text:p>52,474722222</text:p>
          </table:table-cell>
          <table:table-cell table:style-name="ce15" table:formula="of:=MIDB([.D154];2;2)+(MIDB([.D154];5;2)/60)+(MIDB([.D154];8;2)/3600)" office:value-type="float" office:value="18.8847222222222" calcext:value-type="float">
            <text:p>18,884722222</text:p>
          </table:table-cell>
          <table:table-cell table:style-name="ce9" table:formula="of:=COM.MICROSOFT.CONCAT([.A154];LEFT([.B154];1))" office:value-type="string" office:string-value="EPWKS" calcext:value-type="string">
            <text:p>EPWKS</text:p>
          </table:table-cell>
          <table:table-cell table:style-name="ce9" table:formula="of:=MID([.H154];1;4)" office:value-type="string" office:string-value="EPWK" calcext:value-type="string">
            <text:p>EPWK</text:p>
          </table:table-cell>
          <table:table-cell table:style-name="ce9" table:formula="of:=MID([.H15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K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52 36 14</text:p>
          </table:table-cell>
          <table:table-cell office:value-type="string" calcext:value-type="string">
            <text:p>018 53 13</text:p>
          </table:table-cell>
          <table:table-cell table:style-name="ce14" table:formula="of:=COM.MICROSOFT.CONCAT([.A155];LEFT([.B155];1))" office:value-type="string" office:string-value="EPWKW" calcext:value-type="string">
            <text:p>EPWKW</text:p>
          </table:table-cell>
          <table:table-cell table:style-name="ce15" table:formula="of:=MIDB([.C155];1;2)+(MIDB([.C155];4;2)/60)+(MIDB([.C155];7;2)/3600)" office:value-type="float" office:value="52.6038888888889" calcext:value-type="float">
            <text:p>52,603888889</text:p>
          </table:table-cell>
          <table:table-cell table:style-name="ce15" table:formula="of:=MIDB([.D155];2;2)+(MIDB([.D155];5;2)/60)+(MIDB([.D155];8;2)/3600)" office:value-type="float" office:value="18.8869444444444" calcext:value-type="float">
            <text:p>18,886944444</text:p>
          </table:table-cell>
          <table:table-cell table:style-name="ce9" table:formula="of:=COM.MICROSOFT.CONCAT([.A155];LEFT([.B155];1))" office:value-type="string" office:string-value="EPWKW" calcext:value-type="string">
            <text:p>EPWKW</text:p>
          </table:table-cell>
          <table:table-cell table:style-name="ce9" table:formula="of:=MID([.H155];1;4)" office:value-type="string" office:string-value="EPWK" calcext:value-type="string">
            <text:p>EPWK</text:p>
          </table:table-cell>
          <table:table-cell table:style-name="ce9" table:formula="of:=MID([.H15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51 10 48</text:p>
          </table:table-cell>
          <table:table-cell office:value-type="string" calcext:value-type="string">
            <text:p>017 11 33</text:p>
          </table:table-cell>
          <table:table-cell table:style-name="ce14" table:formula="of:=COM.MICROSOFT.CONCAT([.A157];LEFT([.B157];1))" office:value-type="string" office:string-value="EPWSD" calcext:value-type="string">
            <text:p>EPWSD</text:p>
          </table:table-cell>
          <table:table-cell table:style-name="ce15" table:formula="of:=MIDB([.C157];1;2)+(MIDB([.C157];4;2)/60)+(MIDB([.C157];7;2)/3600)" office:value-type="float" office:value="51.18" calcext:value-type="float">
            <text:p>51,180000000</text:p>
          </table:table-cell>
          <table:table-cell table:style-name="ce15" table:formula="of:=MIDB([.D157];2;2)+(MIDB([.D157];5;2)/60)+(MIDB([.D157];8;2)/3600)" office:value-type="float" office:value="17.1925" calcext:value-type="float">
            <text:p>17,192500000</text:p>
          </table:table-cell>
          <table:table-cell table:style-name="ce9" table:formula="of:=COM.MICROSOFT.CONCAT([.A157];LEFT([.B157];1))" office:value-type="string" office:string-value="EPWSD" calcext:value-type="string">
            <text:p>EPWSD</text:p>
          </table:table-cell>
          <table:table-cell table:style-name="ce9" table:formula="of:=MID([.H157];1;4)" office:value-type="string" office:string-value="EPWS" calcext:value-type="string">
            <text:p>EPWS</text:p>
          </table:table-cell>
          <table:table-cell table:style-name="ce9" table:formula="of:=MID([.H15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51 17 53</text:p>
          </table:table-cell>
          <table:table-cell office:value-type="string" calcext:value-type="string">
            <text:p>016 54 33</text:p>
          </table:table-cell>
          <table:table-cell table:style-name="ce14" table:formula="of:=COM.MICROSOFT.CONCAT([.A158];LEFT([.B158];1))" office:value-type="string" office:string-value="EPWSO" calcext:value-type="string">
            <text:p>EPWSO</text:p>
          </table:table-cell>
          <table:table-cell table:style-name="ce15" table:formula="of:=MIDB([.C158];1;2)+(MIDB([.C158];4;2)/60)+(MIDB([.C158];7;2)/3600)" office:value-type="float" office:value="51.2980555555556" calcext:value-type="float">
            <text:p>51,298055556</text:p>
          </table:table-cell>
          <table:table-cell table:style-name="ce15" table:formula="of:=MIDB([.D158];2;2)+(MIDB([.D158];5;2)/60)+(MIDB([.D158];8;2)/3600)" office:value-type="float" office:value="16.9091666666667" calcext:value-type="float">
            <text:p>16,909166667</text:p>
          </table:table-cell>
          <table:table-cell table:style-name="ce9" table:formula="of:=COM.MICROSOFT.CONCAT([.A158];LEFT([.B158];1))" office:value-type="string" office:string-value="EPWSO" calcext:value-type="string">
            <text:p>EPWSO</text:p>
          </table:table-cell>
          <table:table-cell table:style-name="ce9" table:formula="of:=MID([.H158];1;4)" office:value-type="string" office:string-value="EPWS" calcext:value-type="string">
            <text:p>EPWS</text:p>
          </table:table-cell>
          <table:table-cell table:style-name="ce9" table:formula="of:=MID([.H158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51 09 20</text:p>
          </table:table-cell>
          <table:table-cell office:value-type="string" calcext:value-type="string">
            <text:p>016 57 32</text:p>
          </table:table-cell>
          <table:table-cell table:style-name="ce14" table:formula="of:=COM.MICROSOFT.CONCAT([.A159];LEFT([.B159];1))" office:value-type="string" office:string-value="EPWSR" calcext:value-type="string">
            <text:p>EPWSR</text:p>
          </table:table-cell>
          <table:table-cell table:style-name="ce15" table:formula="of:=MIDB([.C159];1;2)+(MIDB([.C159];4;2)/60)+(MIDB([.C159];7;2)/3600)" office:value-type="float" office:value="51.1555555555556" calcext:value-type="float">
            <text:p>51,155555556</text:p>
          </table:table-cell>
          <table:table-cell table:style-name="ce15" table:formula="of:=MIDB([.D159];2;2)+(MIDB([.D159];5;2)/60)+(MIDB([.D159];8;2)/3600)" office:value-type="float" office:value="16.9588888888889" calcext:value-type="float">
            <text:p>16,958888889</text:p>
          </table:table-cell>
          <table:table-cell table:style-name="ce9" table:formula="of:=COM.MICROSOFT.CONCAT([.A159];LEFT([.B159];1))" office:value-type="string" office:string-value="EPWSR" calcext:value-type="string">
            <text:p>EPWSR</text:p>
          </table:table-cell>
          <table:table-cell table:style-name="ce9" table:formula="of:=MID([.H159];1;4)" office:value-type="string" office:string-value="EPWS" calcext:value-type="string">
            <text:p>EPWS</text:p>
          </table:table-cell>
          <table:table-cell table:style-name="ce9" table:formula="of:=MID([.H15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51 18 05</text:p>
          </table:table-cell>
          <table:table-cell office:value-type="string" calcext:value-type="string">
            <text:p>017 03 45</text:p>
          </table:table-cell>
          <table:table-cell table:style-name="ce14" table:formula="of:=COM.MICROSOFT.CONCAT([.A160];LEFT([.B160];1))" office:value-type="string" office:string-value="EPWST" calcext:value-type="string">
            <text:p>EPWST</text:p>
          </table:table-cell>
          <table:table-cell table:style-name="ce15" table:formula="of:=MIDB([.C160];1;2)+(MIDB([.C160];4;2)/60)+(MIDB([.C160];7;2)/3600)" office:value-type="float" office:value="51.3013888888889" calcext:value-type="float">
            <text:p>51,301388889</text:p>
          </table:table-cell>
          <table:table-cell table:style-name="ce15" table:formula="of:=MIDB([.D160];2;2)+(MIDB([.D160];5;2)/60)+(MIDB([.D160];8;2)/3600)" office:value-type="float" office:value="17.0625" calcext:value-type="float">
            <text:p>17,062500000</text:p>
          </table:table-cell>
          <table:table-cell table:style-name="ce9" table:formula="of:=COM.MICROSOFT.CONCAT([.A160];LEFT([.B160];1))" office:value-type="string" office:string-value="EPWST" calcext:value-type="string">
            <text:p>EPWST</text:p>
          </table:table-cell>
          <table:table-cell table:style-name="ce9" table:formula="of:=MID([.H160];1;4)" office:value-type="string" office:string-value="EPWS" calcext:value-type="string">
            <text:p>EPWS</text:p>
          </table:table-cell>
          <table:table-cell table:style-name="ce9" table:formula="of:=MID([.H16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WS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14 60</text:p>
          </table:table-cell>
          <table:table-cell office:value-type="string" calcext:value-type="string">
            <text:p>016 50 30</text:p>
          </table:table-cell>
          <table:table-cell table:style-name="ce14" table:formula="of:=COM.MICROSOFT.CONCAT([.A161];LEFT([.B161];1))" office:value-type="string" office:string-value="EPWSZ" calcext:value-type="string">
            <text:p>EPWSZ</text:p>
          </table:table-cell>
          <table:table-cell table:style-name="ce15" table:formula="of:=MIDB([.C161];1;2)+(MIDB([.C161];4;2)/60)+(MIDB([.C161];7;2)/3600)" office:value-type="float" office:value="51.25" calcext:value-type="float">
            <text:p>51,250000000</text:p>
          </table:table-cell>
          <table:table-cell table:style-name="ce15" table:formula="of:=MIDB([.D161];2;2)+(MIDB([.D161];5;2)/60)+(MIDB([.D161];8;2)/3600)" office:value-type="float" office:value="16.8416666666667" calcext:value-type="float">
            <text:p>16,841666667</text:p>
          </table:table-cell>
          <table:table-cell table:style-name="ce9" table:formula="of:=COM.MICROSOFT.CONCAT([.A161];LEFT([.B161];1))" office:value-type="string" office:string-value="EPWSZ" calcext:value-type="string">
            <text:p>EPWSZ</text:p>
          </table:table-cell>
          <table:table-cell table:style-name="ce9" table:formula="of:=MID([.H161];1;4)" office:value-type="string" office:string-value="EPWS" calcext:value-type="string">
            <text:p>EPWS</text:p>
          </table:table-cell>
          <table:table-cell table:style-name="ce9" table:formula="of:=MID([.H16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0 45 03</text:p>
          </table:table-cell>
          <table:table-cell office:value-type="string" calcext:value-type="string">
            <text:p>023 14 27</text:p>
          </table:table-cell>
          <table:table-cell table:style-name="ce14" table:formula="of:=COM.MICROSOFT.CONCAT([.A163];LEFT([.B163];1))" office:value-type="string" office:string-value="EPZAS" calcext:value-type="string">
            <text:p>EPZAS</text:p>
          </table:table-cell>
          <table:table-cell table:style-name="ce15" table:formula="of:=MIDB([.C163];1;2)+(MIDB([.C163];4;2)/60)+(MIDB([.C163];7;2)/3600)" office:value-type="float" office:value="50.7508333333333" calcext:value-type="float">
            <text:p>50,750833333</text:p>
          </table:table-cell>
          <table:table-cell table:style-name="ce15" table:formula="of:=MIDB([.D163];2;2)+(MIDB([.D163];5;2)/60)+(MIDB([.D163];8;2)/3600)" office:value-type="float" office:value="23.2408333333333" calcext:value-type="float">
            <text:p>23,240833333</text:p>
          </table:table-cell>
          <table:table-cell table:style-name="ce9" table:formula="of:=COM.MICROSOFT.CONCAT([.A163];LEFT([.B163];1))" office:value-type="string" office:string-value="EPZAS" calcext:value-type="string">
            <text:p>EPZAS</text:p>
          </table:table-cell>
          <table:table-cell table:style-name="ce9" table:formula="of:=MID([.H163];1;4)" office:value-type="string" office:string-value="EPZA" calcext:value-type="string">
            <text:p>EPZA</text:p>
          </table:table-cell>
          <table:table-cell table:style-name="ce9" table:formula="of:=MID([.H16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0 43 19</text:p>
          </table:table-cell>
          <table:table-cell office:value-type="string" calcext:value-type="string">
            <text:p>023 08 01</text:p>
          </table:table-cell>
          <table:table-cell table:style-name="ce14" table:formula="of:=COM.MICROSOFT.CONCAT([.A164];LEFT([.B164];1))" office:value-type="string" office:string-value="EPZAZ" calcext:value-type="string">
            <text:p>EPZAZ</text:p>
          </table:table-cell>
          <table:table-cell table:style-name="ce15" table:formula="of:=MIDB([.C164];1;2)+(MIDB([.C164];4;2)/60)+(MIDB([.C164];7;2)/3600)" office:value-type="float" office:value="50.7219444444444" calcext:value-type="float">
            <text:p>50,721944444</text:p>
          </table:table-cell>
          <table:table-cell table:style-name="ce15" table:formula="of:=MIDB([.D164];2;2)+(MIDB([.D164];5;2)/60)+(MIDB([.D164];8;2)/3600)" office:value-type="float" office:value="23.1336111111111" calcext:value-type="float">
            <text:p>23,133611111</text:p>
          </table:table-cell>
          <table:table-cell table:style-name="ce9" table:formula="of:=COM.MICROSOFT.CONCAT([.A164];LEFT([.B164];1))" office:value-type="string" office:string-value="EPZAZ" calcext:value-type="string">
            <text:p>EPZAZ</text:p>
          </table:table-cell>
          <table:table-cell table:style-name="ce9" table:formula="of:=MID([.H164];1;4)" office:value-type="string" office:string-value="EPZA" calcext:value-type="string">
            <text:p>EPZA</text:p>
          </table:table-cell>
          <table:table-cell table:style-name="ce9" table:formula="of:=MID([.H164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50 43 05</text:p>
          </table:table-cell>
          <table:table-cell office:value-type="string" calcext:value-type="string">
            <text:p>023 01 58</text:p>
          </table:table-cell>
          <table:table-cell table:style-name="ce14" table:formula="of:=COM.MICROSOFT.CONCAT([.A165];LEFT([.B165];1))" office:value-type="string" office:string-value="EPZAB" calcext:value-type="string">
            <text:p>EPZAB</text:p>
          </table:table-cell>
          <table:table-cell table:style-name="ce15" table:formula="of:=MIDB([.C165];1;2)+(MIDB([.C165];4;2)/60)+(MIDB([.C165];7;2)/3600)" office:value-type="float" office:value="50.7180555555556" calcext:value-type="float">
            <text:p>50,718055556</text:p>
          </table:table-cell>
          <table:table-cell table:style-name="ce15" table:formula="of:=MIDB([.D165];2;2)+(MIDB([.D165];5;2)/60)+(MIDB([.D165];8;2)/3600)" office:value-type="float" office:value="23.0327777777778" calcext:value-type="float">
            <text:p>23,032777778</text:p>
          </table:table-cell>
          <table:table-cell table:style-name="ce9" table:formula="of:=COM.MICROSOFT.CONCAT([.A165];LEFT([.B165];1))" office:value-type="string" office:string-value="EPZAB" calcext:value-type="string">
            <text:p>EPZAB</text:p>
          </table:table-cell>
          <table:table-cell table:style-name="ce9" table:formula="of:=MID([.H165];1;4)" office:value-type="string" office:string-value="EPZA" calcext:value-type="string">
            <text:p>EPZA</text:p>
          </table:table-cell>
          <table:table-cell table:style-name="ce9" table:formula="of:=MID([.H165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50 39 48</text:p>
          </table:table-cell>
          <table:table-cell office:value-type="string" calcext:value-type="string">
            <text:p>023 11 44</text:p>
          </table:table-cell>
          <table:table-cell table:style-name="ce14" table:formula="of:=COM.MICROSOFT.CONCAT([.A166];LEFT([.B166];1))" office:value-type="string" office:string-value="EPZAL" calcext:value-type="string">
            <text:p>EPZAL</text:p>
          </table:table-cell>
          <table:table-cell table:style-name="ce15" table:formula="of:=MIDB([.C166];1;2)+(MIDB([.C166];4;2)/60)+(MIDB([.C166];7;2)/3600)" office:value-type="float" office:value="50.6633333333333" calcext:value-type="float">
            <text:p>50,663333333</text:p>
          </table:table-cell>
          <table:table-cell table:style-name="ce15" table:formula="of:=MIDB([.D166];2;2)+(MIDB([.D166];5;2)/60)+(MIDB([.D166];8;2)/3600)" office:value-type="float" office:value="23.1955555555556" calcext:value-type="float">
            <text:p>23,195555556</text:p>
          </table:table-cell>
          <table:table-cell table:style-name="ce9" table:formula="of:=COM.MICROSOFT.CONCAT([.A166];LEFT([.B166];1))" office:value-type="string" office:string-value="EPZAL" calcext:value-type="string">
            <text:p>EPZAL</text:p>
          </table:table-cell>
          <table:table-cell table:style-name="ce9" table:formula="of:=MID([.H166];1;4)" office:value-type="string" office:string-value="EPZA" calcext:value-type="string">
            <text:p>EPZA</text:p>
          </table:table-cell>
          <table:table-cell table:style-name="ce9" table:formula="of:=MID([.H166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A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0 35 38</text:p>
          </table:table-cell>
          <table:table-cell office:value-type="string" calcext:value-type="string">
            <text:p>023 10 28</text:p>
          </table:table-cell>
          <table:table-cell table:style-name="ce14" table:formula="of:=COM.MICROSOFT.CONCAT([.A167];LEFT([.B167];1))" office:value-type="string" office:string-value="EPZAA" calcext:value-type="string">
            <text:p>EPZAA</text:p>
          </table:table-cell>
          <table:table-cell table:style-name="ce15" table:formula="of:=MIDB([.C167];1;2)+(MIDB([.C167];4;2)/60)+(MIDB([.C167];7;2)/3600)" office:value-type="float" office:value="50.5938888888889" calcext:value-type="float">
            <text:p>50,593888889</text:p>
          </table:table-cell>
          <table:table-cell table:style-name="ce15" table:formula="of:=MIDB([.D167];2;2)+(MIDB([.D167];5;2)/60)+(MIDB([.D167];8;2)/3600)" office:value-type="float" office:value="23.1744444444444" calcext:value-type="float">
            <text:p>23,174444444</text:p>
          </table:table-cell>
          <table:table-cell table:style-name="ce9" table:formula="of:=COM.MICROSOFT.CONCAT([.A167];LEFT([.B167];1))" office:value-type="string" office:string-value="EPZAA" calcext:value-type="string">
            <text:p>EPZAA</text:p>
          </table:table-cell>
          <table:table-cell table:style-name="ce9" table:formula="of:=MID([.H167];1;4)" office:value-type="string" office:string-value="EPZA" calcext:value-type="string">
            <text:p>EPZA</text:p>
          </table:table-cell>
          <table:table-cell table:style-name="ce9" table:formula="of:=MID([.H167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51 57 59</text:p>
          </table:table-cell>
          <table:table-cell office:value-type="string" calcext:value-type="string">
            <text:p>015 32 00</text:p>
          </table:table-cell>
          <table:table-cell table:style-name="ce14" table:formula="of:=COM.MICROSOFT.CONCAT([.A169];LEFT([.B169];1))" office:value-type="string" office:string-value="EPZPA" calcext:value-type="string">
            <text:p>EPZPA</text:p>
          </table:table-cell>
          <table:table-cell table:style-name="ce15" table:formula="of:=MIDB([.C169];1;2)+(MIDB([.C169];4;2)/60)+(MIDB([.C169];7;2)/3600)" office:value-type="float" office:value="51.9663888888889" calcext:value-type="float">
            <text:p>51,966388889</text:p>
          </table:table-cell>
          <table:table-cell table:style-name="ce15" table:formula="of:=MIDB([.D169];2;2)+(MIDB([.D169];5;2)/60)+(MIDB([.D169];8;2)/3600)" office:value-type="float" office:value="15.5333333333333" calcext:value-type="float">
            <text:p>15,533333333</text:p>
          </table:table-cell>
          <table:table-cell table:style-name="ce9" table:formula="of:=COM.MICROSOFT.CONCAT([.A169];LEFT([.B169];1))" office:value-type="string" office:string-value="EPZPA" calcext:value-type="string">
            <text:p>EPZPA</text:p>
          </table:table-cell>
          <table:table-cell table:style-name="ce9" table:formula="of:=MID([.H169];1;4)" office:value-type="string" office:string-value="EPZP" calcext:value-type="string">
            <text:p>EPZP</text:p>
          </table:table-cell>
          <table:table-cell table:style-name="ce9" table:formula="of:=MID([.H169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52 00 10</text:p>
          </table:table-cell>
          <table:table-cell office:value-type="string" calcext:value-type="string">
            <text:p>015 25 00</text:p>
          </table:table-cell>
          <table:table-cell table:style-name="ce14" table:formula="of:=COM.MICROSOFT.CONCAT([.A170];LEFT([.B170];1))" office:value-type="string" office:string-value="EPZPC" calcext:value-type="string">
            <text:p>EPZPC</text:p>
          </table:table-cell>
          <table:table-cell table:style-name="ce15" table:formula="of:=MIDB([.C170];1;2)+(MIDB([.C170];4;2)/60)+(MIDB([.C170];7;2)/3600)" office:value-type="float" office:value="52.0027777777778" calcext:value-type="float">
            <text:p>52,002777778</text:p>
          </table:table-cell>
          <table:table-cell table:style-name="ce15" table:formula="of:=MIDB([.D170];2;2)+(MIDB([.D170];5;2)/60)+(MIDB([.D170];8;2)/3600)" office:value-type="float" office:value="15.4166666666667" calcext:value-type="float">
            <text:p>15,416666667</text:p>
          </table:table-cell>
          <table:table-cell table:style-name="ce9" table:formula="of:=COM.MICROSOFT.CONCAT([.A170];LEFT([.B170];1))" office:value-type="string" office:string-value="EPZPC" calcext:value-type="string">
            <text:p>EPZPC</text:p>
          </table:table-cell>
          <table:table-cell table:style-name="ce9" table:formula="of:=MID([.H170];1;4)" office:value-type="string" office:string-value="EPZP" calcext:value-type="string">
            <text:p>EPZP</text:p>
          </table:table-cell>
          <table:table-cell table:style-name="ce9" table:formula="of:=MID([.H170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51 59 50</text:p>
          </table:table-cell>
          <table:table-cell office:value-type="string" calcext:value-type="string">
            <text:p>015 28 00</text:p>
          </table:table-cell>
          <table:table-cell table:style-name="ce14" table:formula="of:=COM.MICROSOFT.CONCAT([.A171];LEFT([.B171];1))" office:value-type="string" office:string-value="EPZPN" calcext:value-type="string">
            <text:p>EPZPN</text:p>
          </table:table-cell>
          <table:table-cell table:style-name="ce15" table:formula="of:=MIDB([.C171];1;2)+(MIDB([.C171];4;2)/60)+(MIDB([.C171];7;2)/3600)" office:value-type="float" office:value="51.9972222222222" calcext:value-type="float">
            <text:p>51,997222222</text:p>
          </table:table-cell>
          <table:table-cell table:style-name="ce15" table:formula="of:=MIDB([.D171];2;2)+(MIDB([.D171];5;2)/60)+(MIDB([.D171];8;2)/3600)" office:value-type="float" office:value="15.4666666666667" calcext:value-type="float">
            <text:p>15,466666667</text:p>
          </table:table-cell>
          <table:table-cell table:style-name="ce9" table:formula="of:=COM.MICROSOFT.CONCAT([.A171];LEFT([.B171];1))" office:value-type="string" office:string-value="EPZPN" calcext:value-type="string">
            <text:p>EPZPN</text:p>
          </table:table-cell>
          <table:table-cell table:style-name="ce9" table:formula="of:=MID([.H171];1;4)" office:value-type="string" office:string-value="EPZP" calcext:value-type="string">
            <text:p>EPZP</text:p>
          </table:table-cell>
          <table:table-cell table:style-name="ce9" table:formula="of:=MID([.H171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51 55 20</text:p>
          </table:table-cell>
          <table:table-cell office:value-type="string" calcext:value-type="string">
            <text:p>015 26 40</text:p>
          </table:table-cell>
          <table:table-cell table:style-name="ce14" table:formula="of:=COM.MICROSOFT.CONCAT([.A172];LEFT([.B172];1))" office:value-type="string" office:string-value="EPZPS" calcext:value-type="string">
            <text:p>EPZPS</text:p>
          </table:table-cell>
          <table:table-cell table:style-name="ce15" table:formula="of:=MIDB([.C172];1;2)+(MIDB([.C172];4;2)/60)+(MIDB([.C172];7;2)/3600)" office:value-type="float" office:value="51.9222222222222" calcext:value-type="float">
            <text:p>51,922222222</text:p>
          </table:table-cell>
          <table:table-cell table:style-name="ce15" table:formula="of:=MIDB([.D172];2;2)+(MIDB([.D172];5;2)/60)+(MIDB([.D172];8;2)/3600)" office:value-type="float" office:value="15.4444444444444" calcext:value-type="float">
            <text:p>15,444444444</text:p>
          </table:table-cell>
          <table:table-cell table:style-name="ce9" table:formula="of:=COM.MICROSOFT.CONCAT([.A172];LEFT([.B172];1))" office:value-type="string" office:string-value="EPZPS" calcext:value-type="string">
            <text:p>EPZPS</text:p>
          </table:table-cell>
          <table:table-cell table:style-name="ce9" table:formula="of:=MID([.H172];1;4)" office:value-type="string" office:string-value="EPZP" calcext:value-type="string">
            <text:p>EPZP</text:p>
          </table:table-cell>
          <table:table-cell table:style-name="ce9" table:formula="of:=MID([.H172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ZP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51 59 59</text:p>
          </table:table-cell>
          <table:table-cell office:value-type="string" calcext:value-type="string">
            <text:p>015 34 00</text:p>
          </table:table-cell>
          <table:table-cell table:style-name="ce14" table:formula="of:=COM.MICROSOFT.CONCAT([.A173];LEFT([.B173];1))" office:value-type="string" office:string-value="EPZPZ" calcext:value-type="string">
            <text:p>EPZPZ</text:p>
          </table:table-cell>
          <table:table-cell table:style-name="ce15" table:formula="of:=MIDB([.C173];1;2)+(MIDB([.C173];4;2)/60)+(MIDB([.C173];7;2)/3600)" office:value-type="float" office:value="51.9997222222222" calcext:value-type="float">
            <text:p>51,999722222</text:p>
          </table:table-cell>
          <table:table-cell table:style-name="ce15" table:formula="of:=MIDB([.D173];2;2)+(MIDB([.D173];5;2)/60)+(MIDB([.D173];8;2)/3600)" office:value-type="float" office:value="15.5666666666667" calcext:value-type="float">
            <text:p>15,566666667</text:p>
          </table:table-cell>
          <table:table-cell table:style-name="ce9" table:formula="of:=COM.MICROSOFT.CONCAT([.A173];LEFT([.B173];1))" office:value-type="string" office:string-value="EPZPZ" calcext:value-type="string">
            <text:p>EPZPZ</text:p>
          </table:table-cell>
          <table:table-cell table:style-name="ce9" table:formula="of:=MID([.H173];1;4)" office:value-type="string" office:string-value="EPZP" calcext:value-type="string">
            <text:p>EPZP</text:p>
          </table:table-cell>
          <table:table-cell table:style-name="ce9" table:formula="of:=MID([.H173];1;2)" office:value-type="string" office:string-value="EP" calcext:value-type="string">
            <text:p>EP</text:p>
          </table:table-cell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7" office:value-type="string" calcext:value-type="string">
            <text:p>EPBC</text:p>
          </table:table-cell>
          <table:table-cell table:style-name="ce7" office:value-type="string" calcext:value-type="string">
            <text:p>DELTA</text:p>
          </table:table-cell>
          <table:table-cell table:style-name="ce10" office:value-type="string" calcext:value-type="string">
            <text:p>52 20 36</text:p>
          </table:table-cell>
          <table:table-cell table:style-name="ce10" office:value-type="string" calcext:value-type="string">
            <text:p>021 13 40</text:p>
          </table:table-cell>
          <table:table-cell table:style-name="ce11" table:formula="of:=COM.MICROSOFT.CONCAT([.A177];LEFT([.B177];1))" office:value-type="string" office:string-value="EPBCD" calcext:value-type="string">
            <text:p>EPBCD</text:p>
          </table:table-cell>
          <table:table-cell table:style-name="ce13" table:formula="of:=MIDB([.C177];1;2)+(MIDB([.C177];4;2)/60)+(MIDB([.C177];7;2)/3600)" office:value-type="float" office:value="52.3433333333333" calcext:value-type="float">
            <text:p>52,343333333</text:p>
          </table:table-cell>
          <table:table-cell table:style-name="ce13" table:formula="of:=MIDB([.D177];2;2)+(MIDB([.D177];5;2)/60)+(MIDB([.D177];8;2)/3600)" office:value-type="float" office:value="21.2277777777778" calcext:value-type="float">
            <text:p>21,227777778</text:p>
          </table:table-cell>
          <table:table-cell table:style-name="ce10" table:formula="of:=COM.MICROSOFT.CONCAT([.A177];LEFT([.B177];1))" office:value-type="string" office:string-value="EPBCD" calcext:value-type="string">
            <text:p>EPBCD</text:p>
          </table:table-cell>
          <table:table-cell table:style-name="ce10" table:formula="of:=MID([.H177];1;4)" office:value-type="string" office:string-value="EPBC" calcext:value-type="string">
            <text:p>EPBC</text:p>
          </table:table-cell>
          <table:table-cell table:style-name="ce10" table:formula="of:=MID([.H177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C</text:p>
          </table:table-cell>
          <table:table-cell table:style-name="ce7" office:value-type="string" calcext:value-type="string">
            <text:p>FOXTROT</text:p>
          </table:table-cell>
          <table:table-cell table:style-name="ce10" office:value-type="string" calcext:value-type="string">
            <text:p>52 15 39</text:p>
          </table:table-cell>
          <table:table-cell table:style-name="ce10" office:value-type="string" calcext:value-type="string">
            <text:p>020 44 08</text:p>
          </table:table-cell>
          <table:table-cell table:style-name="ce11" table:formula="of:=COM.MICROSOFT.CONCAT([.A178];LEFT([.B178];1))" office:value-type="string" office:string-value="EPBCF" calcext:value-type="string">
            <text:p>EPBCF</text:p>
          </table:table-cell>
          <table:table-cell table:style-name="ce13" table:formula="of:=MIDB([.C178];1;2)+(MIDB([.C178];4;2)/60)+(MIDB([.C178];7;2)/3600)" office:value-type="float" office:value="52.2608333333333" calcext:value-type="float">
            <text:p>52,260833333</text:p>
          </table:table-cell>
          <table:table-cell table:style-name="ce13" table:formula="of:=MIDB([.D178];2;2)+(MIDB([.D178];5;2)/60)+(MIDB([.D178];8;2)/3600)" office:value-type="float" office:value="20.7355555555556" calcext:value-type="float">
            <text:p>20,735555556</text:p>
          </table:table-cell>
          <table:table-cell table:style-name="ce10" table:formula="of:=COM.MICROSOFT.CONCAT([.A178];LEFT([.B178];1))" office:value-type="string" office:string-value="EPBCF" calcext:value-type="string">
            <text:p>EPBCF</text:p>
          </table:table-cell>
          <table:table-cell table:style-name="ce10" table:formula="of:=MID([.H178];1;4)" office:value-type="string" office:string-value="EPBC" calcext:value-type="string">
            <text:p>EPBC</text:p>
          </table:table-cell>
          <table:table-cell table:style-name="ce10" table:formula="of:=MID([.H178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C</text:p>
          </table:table-cell>
          <table:table-cell table:style-name="ce7" office:value-type="string" calcext:value-type="string">
            <text:p>LIMA</text:p>
          </table:table-cell>
          <table:table-cell table:style-name="ce10" office:value-type="string" calcext:value-type="string">
            <text:p>52 20 00</text:p>
          </table:table-cell>
          <table:table-cell table:style-name="ce10" office:value-type="string" calcext:value-type="string">
            <text:p>020 53 00</text:p>
          </table:table-cell>
          <table:table-cell table:style-name="ce11" table:formula="of:=COM.MICROSOFT.CONCAT([.A179];LEFT([.B179];1))" office:value-type="string" office:string-value="EPBCL" calcext:value-type="string">
            <text:p>EPBCL</text:p>
          </table:table-cell>
          <table:table-cell table:style-name="ce13" table:formula="of:=MIDB([.C179];1;2)+(MIDB([.C179];4;2)/60)+(MIDB([.C179];7;2)/3600)" office:value-type="float" office:value="52.3333333333333" calcext:value-type="float">
            <text:p>52,333333333</text:p>
          </table:table-cell>
          <table:table-cell table:style-name="ce13" table:formula="of:=MIDB([.D179];2;2)+(MIDB([.D179];5;2)/60)+(MIDB([.D179];8;2)/3600)" office:value-type="float" office:value="20.8833333333333" calcext:value-type="float">
            <text:p>20,883333333</text:p>
          </table:table-cell>
          <table:table-cell table:style-name="ce10" table:formula="of:=COM.MICROSOFT.CONCAT([.A179];LEFT([.B179];1))" office:value-type="string" office:string-value="EPBCL" calcext:value-type="string">
            <text:p>EPBCL</text:p>
          </table:table-cell>
          <table:table-cell table:style-name="ce10" table:formula="of:=MID([.H179];1;4)" office:value-type="string" office:string-value="EPBC" calcext:value-type="string">
            <text:p>EPBC</text:p>
          </table:table-cell>
          <table:table-cell table:style-name="ce10" table:formula="of:=MID([.H179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C</text:p>
          </table:table-cell>
          <table:table-cell table:style-name="ce7" office:value-type="string" calcext:value-type="string">
            <text:p>PAPA</text:p>
          </table:table-cell>
          <table:table-cell table:style-name="ce10" office:value-type="string" calcext:value-type="string">
            <text:p>52 18 17</text:p>
          </table:table-cell>
          <table:table-cell table:style-name="ce10" office:value-type="string" calcext:value-type="string">
            <text:p>021 05 02</text:p>
          </table:table-cell>
          <table:table-cell table:style-name="ce11" table:formula="of:=COM.MICROSOFT.CONCAT([.A180];LEFT([.B180];1))" office:value-type="string" office:string-value="EPBCP" calcext:value-type="string">
            <text:p>EPBCP</text:p>
          </table:table-cell>
          <table:table-cell table:style-name="ce13" table:formula="of:=MIDB([.C180];1;2)+(MIDB([.C180];4;2)/60)+(MIDB([.C180];7;2)/3600)" office:value-type="float" office:value="52.3047222222222" calcext:value-type="float">
            <text:p>52,304722222</text:p>
          </table:table-cell>
          <table:table-cell table:style-name="ce13" table:formula="of:=MIDB([.D180];2;2)+(MIDB([.D180];5;2)/60)+(MIDB([.D180];8;2)/3600)" office:value-type="float" office:value="21.0838888888889" calcext:value-type="float">
            <text:p>21,083888889</text:p>
          </table:table-cell>
          <table:table-cell table:style-name="ce10" table:formula="of:=COM.MICROSOFT.CONCAT([.A180];LEFT([.B180];1))" office:value-type="string" office:string-value="EPBCP" calcext:value-type="string">
            <text:p>EPBCP</text:p>
          </table:table-cell>
          <table:table-cell table:style-name="ce10" table:formula="of:=MID([.H180];1;4)" office:value-type="string" office:string-value="EPBC" calcext:value-type="string">
            <text:p>EPBC</text:p>
          </table:table-cell>
          <table:table-cell table:style-name="ce10" table:formula="of:=MID([.H180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DVOR/DME</text:p>
          </table:table-cell>
          <table:table-cell table:style-name="ce7" office:value-type="string" calcext:value-type="string">
            <text:p>WAR</text:p>
          </table:table-cell>
          <table:table-cell table:style-name="ce10" office:value-type="string" calcext:value-type="string">
            <text:p>52 15 33</text:p>
          </table:table-cell>
          <table:table-cell table:style-name="ce10" office:value-type="string" calcext:value-type="string">
            <text:p>020 39 26</text:p>
          </table:table-cell>
          <table:table-cell table:style-name="ce11" office:value-type="string" calcext:value-type="string">
            <text:p>DVOR/DME</text:p>
          </table:table-cell>
          <table:table-cell table:style-name="ce13" table:formula="of:=MIDB([.C181];1;2)+(MIDB([.C181];4;2)/60)+(MIDB([.C181];7;2)/3600)" office:value-type="float" office:value="52.2591666666667" calcext:value-type="float">
            <text:p>52,259166667</text:p>
          </table:table-cell>
          <table:table-cell table:style-name="ce13" table:formula="of:=MIDB([.D181];2;2)+(MIDB([.D181];5;2)/60)+(MIDB([.D181];8;2)/3600)" office:value-type="float" office:value="20.6572222222222" calcext:value-type="float">
            <text:p>20,657222222</text:p>
          </table:table-cell>
          <table:table-cell table:style-name="ce10" office:value-type="string" calcext:value-type="string">
            <text:p>WAR</text:p>
          </table:table-cell>
          <table:table-cell table:style-name="ce10" office:value-type="string" calcext:value-type="string">
            <text:p>EPBC</text:p>
          </table:table-cell>
          <table:table-cell table:style-name="ce10" office:value-type="string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table:number-columns-repeated="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3"/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P</text:p>
          </table:table-cell>
          <table:table-cell table:style-name="ce7" office:value-type="string" calcext:value-type="string">
            <text:p>DELTA</text:p>
          </table:table-cell>
          <table:table-cell table:style-name="ce10" office:value-type="string" calcext:value-type="string">
            <text:p>51 57 27</text:p>
          </table:table-cell>
          <table:table-cell table:style-name="ce10" office:value-type="string" calcext:value-type="string">
            <text:p>023 09 27</text:p>
          </table:table-cell>
          <table:table-cell table:style-name="ce12" table:formula="of:=COM.MICROSOFT.CONCAT([.A183];LEFT([.B183];1))" office:value-type="string" office:string-value="EPBPD" calcext:value-type="string">
            <text:p>EPBPD</text:p>
          </table:table-cell>
          <table:table-cell table:style-name="ce13" table:formula="of:=MIDB([.C183];1;2)+(MIDB([.C183];4;2)/60)+(MIDB([.C183];7;2)/3600)" office:value-type="float" office:value="51.9575" calcext:value-type="float">
            <text:p>51,957500000</text:p>
          </table:table-cell>
          <table:table-cell table:style-name="ce13" table:formula="of:=MIDB([.D183];2;2)+(MIDB([.D183];5;2)/60)+(MIDB([.D183];8;2)/3600)" office:value-type="float" office:value="23.1575" calcext:value-type="float">
            <text:p>23,157500000</text:p>
          </table:table-cell>
          <table:table-cell table:style-name="ce10" table:formula="of:=COM.MICROSOFT.CONCAT([.A183];LEFT([.B183];1))" office:value-type="string" office:string-value="EPBPD" calcext:value-type="string">
            <text:p>EPBPD</text:p>
          </table:table-cell>
          <table:table-cell table:style-name="ce10" table:formula="of:=MID([.H183];1;4)" office:value-type="string" office:string-value="EPBP" calcext:value-type="string">
            <text:p>EPBP</text:p>
          </table:table-cell>
          <table:table-cell table:style-name="ce10" table:formula="of:=MID([.H183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P</text:p>
          </table:table-cell>
          <table:table-cell table:style-name="ce7" office:value-type="string" calcext:value-type="string">
            <text:p>KILO</text:p>
          </table:table-cell>
          <table:table-cell table:style-name="ce10" office:value-type="string" calcext:value-type="string">
            <text:p>52 03 23</text:p>
          </table:table-cell>
          <table:table-cell table:style-name="ce10" office:value-type="string" calcext:value-type="string">
            <text:p>023 09 06</text:p>
          </table:table-cell>
          <table:table-cell table:style-name="ce12" table:formula="of:=COM.MICROSOFT.CONCAT([.A184];LEFT([.B184];1))" office:value-type="string" office:string-value="EPBPK" calcext:value-type="string">
            <text:p>EPBPK</text:p>
          </table:table-cell>
          <table:table-cell table:style-name="ce13" table:formula="of:=MIDB([.C184];1;2)+(MIDB([.C184];4;2)/60)+(MIDB([.C184];7;2)/3600)" office:value-type="float" office:value="52.0563888888889" calcext:value-type="float">
            <text:p>52,056388889</text:p>
          </table:table-cell>
          <table:table-cell table:style-name="ce13" table:formula="of:=MIDB([.D184];2;2)+(MIDB([.D184];5;2)/60)+(MIDB([.D184];8;2)/3600)" office:value-type="float" office:value="23.1516666666667" calcext:value-type="float">
            <text:p>23,151666667</text:p>
          </table:table-cell>
          <table:table-cell table:style-name="ce10" table:formula="of:=COM.MICROSOFT.CONCAT([.A184];LEFT([.B184];1))" office:value-type="string" office:string-value="EPBPK" calcext:value-type="string">
            <text:p>EPBPK</text:p>
          </table:table-cell>
          <table:table-cell table:style-name="ce10" table:formula="of:=MID([.H184];1;4)" office:value-type="string" office:string-value="EPBP" calcext:value-type="string">
            <text:p>EPBP</text:p>
          </table:table-cell>
          <table:table-cell table:style-name="ce10" table:formula="of:=MID([.H184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P</text:p>
          </table:table-cell>
          <table:table-cell table:style-name="ce7" office:value-type="string" calcext:value-type="string">
            <text:p>OSCAR</text:p>
          </table:table-cell>
          <table:table-cell table:style-name="ce10" office:value-type="string" calcext:value-type="string">
            <text:p>51 59 56</text:p>
          </table:table-cell>
          <table:table-cell table:style-name="ce10" office:value-type="string" calcext:value-type="string">
            <text:p>023 15 29</text:p>
          </table:table-cell>
          <table:table-cell table:style-name="ce12" table:formula="of:=COM.MICROSOFT.CONCAT([.A185];LEFT([.B185];1))" office:value-type="string" office:string-value="EPBPO" calcext:value-type="string">
            <text:p>EPBPO</text:p>
          </table:table-cell>
          <table:table-cell table:style-name="ce13" table:formula="of:=MIDB([.C185];1;2)+(MIDB([.C185];4;2)/60)+(MIDB([.C185];7;2)/3600)" office:value-type="float" office:value="51.9988888888889" calcext:value-type="float">
            <text:p>51,998888889</text:p>
          </table:table-cell>
          <table:table-cell table:style-name="ce13" table:formula="of:=MIDB([.D185];2;2)+(MIDB([.D185];5;2)/60)+(MIDB([.D185];8;2)/3600)" office:value-type="float" office:value="23.2580555555556" calcext:value-type="float">
            <text:p>23,258055556</text:p>
          </table:table-cell>
          <table:table-cell table:style-name="ce10" table:formula="of:=COM.MICROSOFT.CONCAT([.A185];LEFT([.B185];1))" office:value-type="string" office:string-value="EPBPO" calcext:value-type="string">
            <text:p>EPBPO</text:p>
          </table:table-cell>
          <table:table-cell table:style-name="ce10" table:formula="of:=MID([.H185];1;4)" office:value-type="string" office:string-value="EPBP" calcext:value-type="string">
            <text:p>EPBP</text:p>
          </table:table-cell>
          <table:table-cell table:style-name="ce10" table:formula="of:=MID([.H185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BP</text:p>
          </table:table-cell>
          <table:table-cell table:style-name="ce7" office:value-type="string" calcext:value-type="string">
            <text:p>PAPA</text:p>
          </table:table-cell>
          <table:table-cell table:style-name="ce10" office:value-type="string" calcext:value-type="string">
            <text:p>52 00 42</text:p>
          </table:table-cell>
          <table:table-cell table:style-name="ce10" office:value-type="string" calcext:value-type="string">
            <text:p>023 03 43</text:p>
          </table:table-cell>
          <table:table-cell table:style-name="ce12" table:formula="of:=COM.MICROSOFT.CONCAT([.A186];LEFT([.B186];1))" office:value-type="string" office:string-value="EPBPP" calcext:value-type="string">
            <text:p>EPBPP</text:p>
          </table:table-cell>
          <table:table-cell table:style-name="ce13" table:formula="of:=MIDB([.C186];1;2)+(MIDB([.C186];4;2)/60)+(MIDB([.C186];7;2)/3600)" office:value-type="float" office:value="52.0116666666667" calcext:value-type="float">
            <text:p>52,011666667</text:p>
          </table:table-cell>
          <table:table-cell table:style-name="ce13" table:formula="of:=MIDB([.D186];2;2)+(MIDB([.D186];5;2)/60)+(MIDB([.D186];8;2)/3600)" office:value-type="float" office:value="23.0619444444444" calcext:value-type="float">
            <text:p>23,061944444</text:p>
          </table:table-cell>
          <table:table-cell table:style-name="ce10" table:formula="of:=COM.MICROSOFT.CONCAT([.A186];LEFT([.B186];1))" office:value-type="string" office:string-value="EPBPP" calcext:value-type="string">
            <text:p>EPBPP</text:p>
          </table:table-cell>
          <table:table-cell table:style-name="ce10" table:formula="of:=MID([.H186];1;4)" office:value-type="string" office:string-value="EPBP" calcext:value-type="string">
            <text:p>EPBP</text:p>
          </table:table-cell>
          <table:table-cell table:style-name="ce10" table:formula="of:=MID([.H186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table:number-columns-repeated="2"/>
          <table:table-cell table:style-name="ce10" table:number-columns-repeated="2"/>
          <table:table-cell table:style-name="ce12" table:formula="of:=COM.MICROSOFT.CONCAT([.A187];LEFT([.B187];1))">
            <text:p/>
          </table:table-cell>
          <table:table-cell table:style-name="ce13" table:number-columns-repeated="2"/>
          <table:table-cell table:style-name="ce10" table:number-columns-repeated="3"/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KZ</text:p>
          </table:table-cell>
          <table:table-cell table:style-name="ce7" office:value-type="string" calcext:value-type="string">
            <text:p>KILO</text:p>
          </table:table-cell>
          <table:table-cell table:style-name="ce10" office:value-type="string" calcext:value-type="string">
            <text:p>54 05 25</text:p>
          </table:table-cell>
          <table:table-cell table:style-name="ce10" office:value-type="string" calcext:value-type="string">
            <text:p>016 22 06</text:p>
          </table:table-cell>
          <table:table-cell table:style-name="ce12" table:formula="of:=COM.MICROSOFT.CONCAT([.A188];LEFT([.B188];1))" office:value-type="string" office:string-value="EPKZK" calcext:value-type="string">
            <text:p>EPKZK</text:p>
          </table:table-cell>
          <table:table-cell table:style-name="ce13" table:formula="of:=MIDB([.C188];1;2)+(MIDB([.C188];4;2)/60)+(MIDB([.C188];7;2)/3600)" office:value-type="float" office:value="54.0902777777778" calcext:value-type="float">
            <text:p>54,090277778</text:p>
          </table:table-cell>
          <table:table-cell table:style-name="ce13" table:formula="of:=MIDB([.D188];2;2)+(MIDB([.D188];5;2)/60)+(MIDB([.D188];8;2)/3600)" office:value-type="float" office:value="16.3683333333333" calcext:value-type="float">
            <text:p>16,368333333</text:p>
          </table:table-cell>
          <table:table-cell table:style-name="ce10" table:formula="of:=COM.MICROSOFT.CONCAT([.A188];LEFT([.B188];1))" office:value-type="string" office:string-value="EPKZK" calcext:value-type="string">
            <text:p>EPKZK</text:p>
          </table:table-cell>
          <table:table-cell table:style-name="ce10" table:formula="of:=MID([.H188];1;4)" office:value-type="string" office:string-value="EPKZ" calcext:value-type="string">
            <text:p>EPKZ</text:p>
          </table:table-cell>
          <table:table-cell table:style-name="ce10" table:formula="of:=MID([.H188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KZ</text:p>
          </table:table-cell>
          <table:table-cell table:style-name="ce7" office:value-type="string" calcext:value-type="string">
            <text:p>DELTA</text:p>
          </table:table-cell>
          <table:table-cell table:style-name="ce10" office:value-type="string" calcext:value-type="string">
            <text:p>54 02 02</text:p>
          </table:table-cell>
          <table:table-cell table:style-name="ce10" office:value-type="string" calcext:value-type="string">
            <text:p>016 24 13</text:p>
          </table:table-cell>
          <table:table-cell table:style-name="ce12" table:formula="of:=COM.MICROSOFT.CONCAT([.A189];LEFT([.B189];1))" office:value-type="string" office:string-value="EPKZD" calcext:value-type="string">
            <text:p>EPKZD</text:p>
          </table:table-cell>
          <table:table-cell table:style-name="ce13" table:formula="of:=MIDB([.C189];1;2)+(MIDB([.C189];4;2)/60)+(MIDB([.C189];7;2)/3600)" office:value-type="float" office:value="54.0338888888889" calcext:value-type="float">
            <text:p>54,033888889</text:p>
          </table:table-cell>
          <table:table-cell table:style-name="ce13" table:formula="of:=MIDB([.D189];2;2)+(MIDB([.D189];5;2)/60)+(MIDB([.D189];8;2)/3600)" office:value-type="float" office:value="16.4036111111111" calcext:value-type="float">
            <text:p>16,403611111</text:p>
          </table:table-cell>
          <table:table-cell table:style-name="ce10" table:formula="of:=COM.MICROSOFT.CONCAT([.A189];LEFT([.B189];1))" office:value-type="string" office:string-value="EPKZD" calcext:value-type="string">
            <text:p>EPKZD</text:p>
          </table:table-cell>
          <table:table-cell table:style-name="ce10" table:formula="of:=MID([.H189];1;4)" office:value-type="string" office:string-value="EPKZ" calcext:value-type="string">
            <text:p>EPKZ</text:p>
          </table:table-cell>
          <table:table-cell table:style-name="ce10" table:formula="of:=MID([.H189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KZ</text:p>
          </table:table-cell>
          <table:table-cell table:style-name="ce7" office:value-type="string" calcext:value-type="string">
            <text:p>NOVEMBER</text:p>
          </table:table-cell>
          <table:table-cell table:style-name="ce10" office:value-type="string" calcext:value-type="string">
            <text:p>54 04 00</text:p>
          </table:table-cell>
          <table:table-cell table:style-name="ce10" office:value-type="string" calcext:value-type="string">
            <text:p>016 09 53</text:p>
          </table:table-cell>
          <table:table-cell table:style-name="ce12" table:formula="of:=COM.MICROSOFT.CONCAT([.A190];LEFT([.B190];1))" office:value-type="string" office:string-value="EPKZN" calcext:value-type="string">
            <text:p>EPKZN</text:p>
          </table:table-cell>
          <table:table-cell table:style-name="ce13" table:formula="of:=MIDB([.C190];1;2)+(MIDB([.C190];4;2)/60)+(MIDB([.C190];7;2)/3600)" office:value-type="float" office:value="54.0666666666667" calcext:value-type="float">
            <text:p>54,066666667</text:p>
          </table:table-cell>
          <table:table-cell table:style-name="ce13" table:formula="of:=MIDB([.D190];2;2)+(MIDB([.D190];5;2)/60)+(MIDB([.D190];8;2)/3600)" office:value-type="float" office:value="16.1647222222222" calcext:value-type="float">
            <text:p>16,164722222</text:p>
          </table:table-cell>
          <table:table-cell table:style-name="ce10" table:formula="of:=COM.MICROSOFT.CONCAT([.A190];LEFT([.B190];1))" office:value-type="string" office:string-value="EPKZN" calcext:value-type="string">
            <text:p>EPKZN</text:p>
          </table:table-cell>
          <table:table-cell table:style-name="ce10" table:formula="of:=MID([.H190];1;4)" office:value-type="string" office:string-value="EPKZ" calcext:value-type="string">
            <text:p>EPKZ</text:p>
          </table:table-cell>
          <table:table-cell table:style-name="ce10" table:formula="of:=MID([.H190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KZ</text:p>
          </table:table-cell>
          <table:table-cell table:style-name="ce7" office:value-type="string" calcext:value-type="string">
            <text:p>BRAVO</text:p>
          </table:table-cell>
          <table:table-cell table:style-name="ce10" office:value-type="string" calcext:value-type="string">
            <text:p>53 58 58 </text:p>
          </table:table-cell>
          <table:table-cell table:style-name="ce10" office:value-type="string" calcext:value-type="string">
            <text:p>016 11 45</text:p>
          </table:table-cell>
          <table:table-cell table:style-name="ce12" table:formula="of:=COM.MICROSOFT.CONCAT([.A191];LEFT([.B191];1))" office:value-type="string" office:string-value="EPKZB" calcext:value-type="string">
            <text:p>EPKZB</text:p>
          </table:table-cell>
          <table:table-cell table:style-name="ce13" table:formula="of:=MIDB([.C191];1;2)+(MIDB([.C191];4;2)/60)+(MIDB([.C191];7;2)/3600)" office:value-type="float" office:value="53.9827777777778" calcext:value-type="float">
            <text:p>53,982777778</text:p>
          </table:table-cell>
          <table:table-cell table:style-name="ce13" table:formula="of:=MIDB([.D191];2;2)+(MIDB([.D191];5;2)/60)+(MIDB([.D191];8;2)/3600)" office:value-type="float" office:value="16.1958333333333" calcext:value-type="float">
            <text:p>16,195833333</text:p>
          </table:table-cell>
          <table:table-cell table:style-name="ce10" table:formula="of:=COM.MICROSOFT.CONCAT([.A191];LEFT([.B191];1))" office:value-type="string" office:string-value="EPKZB" calcext:value-type="string">
            <text:p>EPKZB</text:p>
          </table:table-cell>
          <table:table-cell table:style-name="ce10" table:formula="of:=MID([.H191];1;4)" office:value-type="string" office:string-value="EPKZ" calcext:value-type="string">
            <text:p>EPKZ</text:p>
          </table:table-cell>
          <table:table-cell table:style-name="ce10" table:formula="of:=MID([.H191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table:number-columns-repeated="2"/>
          <table:table-cell table:style-name="ce10" table:number-columns-repeated="2"/>
          <table:table-cell table:style-name="ce12"/>
          <table:table-cell table:style-name="ce13" table:number-columns-repeated="2"/>
          <table:table-cell table:style-name="ce10" table:number-columns-repeated="3"/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ST</text:p>
          </table:table-cell>
          <table:table-cell table:style-name="ce7" office:value-type="string" calcext:value-type="string">
            <text:p>GOLF</text:p>
          </table:table-cell>
          <table:table-cell table:style-name="ce10" office:value-type="string" calcext:value-type="string">
            <text:p>50 34 00</text:p>
          </table:table-cell>
          <table:table-cell table:style-name="ce10" office:value-type="string" calcext:value-type="string">
            <text:p>021 52 30</text:p>
          </table:table-cell>
          <table:table-cell table:style-name="ce12" table:formula="of:=COM.MICROSOFT.CONCAT([.A193];LEFT([.B193];1))" office:value-type="string" office:string-value="EPSTG" calcext:value-type="string">
            <text:p>EPSTG</text:p>
          </table:table-cell>
          <table:table-cell table:style-name="ce13" table:formula="of:=MIDB([.C193];1;2)+(MIDB([.C193];4;2)/60)+(MIDB([.C193];7;2)/3600)" office:value-type="float" office:value="50.5666666666667" calcext:value-type="float">
            <text:p>50,566666667</text:p>
          </table:table-cell>
          <table:table-cell table:style-name="ce13" table:formula="of:=MIDB([.D193];2;2)+(MIDB([.D193];5;2)/60)+(MIDB([.D193];8;2)/3600)" office:value-type="float" office:value="21.875" calcext:value-type="float">
            <text:p>21,875000000</text:p>
          </table:table-cell>
          <table:table-cell table:style-name="ce10" table:formula="of:=COM.MICROSOFT.CONCAT([.A193];LEFT([.B193];1))" office:value-type="string" office:string-value="EPSTG" calcext:value-type="string">
            <text:p>EPSTG</text:p>
          </table:table-cell>
          <table:table-cell table:style-name="ce10" table:formula="of:=MID([.H193];1;4)" office:value-type="string" office:string-value="EPST" calcext:value-type="string">
            <text:p>EPST</text:p>
          </table:table-cell>
          <table:table-cell table:style-name="ce10" table:formula="of:=MID([.H193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ST</text:p>
          </table:table-cell>
          <table:table-cell table:style-name="ce7" office:value-type="string" calcext:value-type="string">
            <text:p>PAPA</text:p>
          </table:table-cell>
          <table:table-cell table:style-name="ce10" office:value-type="string" calcext:value-type="string">
            <text:p>50 34 45</text:p>
          </table:table-cell>
          <table:table-cell table:style-name="ce10" office:value-type="string" calcext:value-type="string">
            <text:p>022 07 11</text:p>
          </table:table-cell>
          <table:table-cell table:style-name="ce12" table:formula="of:=COM.MICROSOFT.CONCAT([.A194];LEFT([.B194];1))" office:value-type="string" office:string-value="EPSTP" calcext:value-type="string">
            <text:p>EPSTP</text:p>
          </table:table-cell>
          <table:table-cell table:style-name="ce13" table:formula="of:=MIDB([.C194];1;2)+(MIDB([.C194];4;2)/60)+(MIDB([.C194];7;2)/3600)" office:value-type="float" office:value="50.5791666666667" calcext:value-type="float">
            <text:p>50,579166667</text:p>
          </table:table-cell>
          <table:table-cell table:style-name="ce13" table:formula="of:=MIDB([.D194];2;2)+(MIDB([.D194];5;2)/60)+(MIDB([.D194];8;2)/3600)" office:value-type="float" office:value="22.1197222222222" calcext:value-type="float">
            <text:p>22,119722222</text:p>
          </table:table-cell>
          <table:table-cell table:style-name="ce10" table:formula="of:=COM.MICROSOFT.CONCAT([.A194];LEFT([.B194];1))" office:value-type="string" office:string-value="EPSTP" calcext:value-type="string">
            <text:p>EPSTP</text:p>
          </table:table-cell>
          <table:table-cell table:style-name="ce10" table:formula="of:=MID([.H194];1;4)" office:value-type="string" office:string-value="EPST" calcext:value-type="string">
            <text:p>EPST</text:p>
          </table:table-cell>
          <table:table-cell table:style-name="ce10" table:formula="of:=MID([.H194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ST</text:p>
          </table:table-cell>
          <table:table-cell table:style-name="ce7" office:value-type="string" calcext:value-type="string">
            <text:p>LIMA</text:p>
          </table:table-cell>
          <table:table-cell table:style-name="ce10" office:value-type="string" calcext:value-type="string">
            <text:p>50 41 53</text:p>
          </table:table-cell>
          <table:table-cell table:style-name="ce10" office:value-type="string" calcext:value-type="string">
            <text:p>022 05 01</text:p>
          </table:table-cell>
          <table:table-cell table:style-name="ce12" table:formula="of:=COM.MICROSOFT.CONCAT([.A195];LEFT([.B195];1))" office:value-type="string" office:string-value="EPSTL" calcext:value-type="string">
            <text:p>EPSTL</text:p>
          </table:table-cell>
          <table:table-cell table:style-name="ce13" table:formula="of:=MIDB([.C195];1;2)+(MIDB([.C195];4;2)/60)+(MIDB([.C195];7;2)/3600)" office:value-type="float" office:value="50.6980555555556" calcext:value-type="float">
            <text:p>50,698055556</text:p>
          </table:table-cell>
          <table:table-cell table:style-name="ce13" table:formula="of:=MIDB([.D195];2;2)+(MIDB([.D195];5;2)/60)+(MIDB([.D195];8;2)/3600)" office:value-type="float" office:value="22.0836111111111" calcext:value-type="float">
            <text:p>22,083611111</text:p>
          </table:table-cell>
          <table:table-cell table:style-name="ce10" table:formula="of:=COM.MICROSOFT.CONCAT([.A195];LEFT([.B195];1))" office:value-type="string" office:string-value="EPSTL" calcext:value-type="string">
            <text:p>EPSTL</text:p>
          </table:table-cell>
          <table:table-cell table:style-name="ce10" table:formula="of:=MID([.H195];1;4)" office:value-type="string" office:string-value="EPST" calcext:value-type="string">
            <text:p>EPST</text:p>
          </table:table-cell>
          <table:table-cell table:style-name="ce10" table:formula="of:=MID([.H195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style-name="ce7" office:value-type="string" calcext:value-type="string">
            <text:p>EPST</text:p>
          </table:table-cell>
          <table:table-cell table:style-name="ce7" office:value-type="string" calcext:value-type="string">
            <text:p>MIKE</text:p>
          </table:table-cell>
          <table:table-cell table:style-name="ce10" office:value-type="string" calcext:value-type="string">
            <text:p>50 39 55</text:p>
          </table:table-cell>
          <table:table-cell table:style-name="ce10" office:value-type="string" calcext:value-type="string">
            <text:p>021 52 06</text:p>
          </table:table-cell>
          <table:table-cell table:style-name="ce12" table:formula="of:=COM.MICROSOFT.CONCAT([.A196];LEFT([.B196];1))" office:value-type="string" office:string-value="EPSTM" calcext:value-type="string">
            <text:p>EPSTM</text:p>
          </table:table-cell>
          <table:table-cell table:style-name="ce13" table:formula="of:=MIDB([.C196];1;2)+(MIDB([.C196];4;2)/60)+(MIDB([.C196];7;2)/3600)" office:value-type="float" office:value="50.6652777777778" calcext:value-type="float">
            <text:p>50,665277778</text:p>
          </table:table-cell>
          <table:table-cell table:style-name="ce13" table:formula="of:=MIDB([.D196];2;2)+(MIDB([.D196];5;2)/60)+(MIDB([.D196];8;2)/3600)" office:value-type="float" office:value="21.8683333333333" calcext:value-type="float">
            <text:p>21,868333333</text:p>
          </table:table-cell>
          <table:table-cell table:style-name="ce10" table:formula="of:=COM.MICROSOFT.CONCAT([.A196];LEFT([.B196];1))" office:value-type="string" office:string-value="EPSTM" calcext:value-type="string">
            <text:p>EPSTM</text:p>
          </table:table-cell>
          <table:table-cell table:style-name="ce10" table:formula="of:=MID([.H196];1;4)" office:value-type="string" office:string-value="EPST" calcext:value-type="string">
            <text:p>EPST</text:p>
          </table:table-cell>
          <table:table-cell table:style-name="ce10" table:formula="of:=MID([.H196];1;2)" office:value-type="string" office:string-value="EP" calcext:value-type="string">
            <text:p>EP</text:p>
          </table:table-cell>
          <table:table-cell table:style-name="ce7" table:number-columns-repeated="1014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4"/>
          <table:table-cell table:style-name="ce14"/>
          <table:table-cell table:style-name="ce15" table:number-columns-repeated="2"/>
          <table:table-cell table:style-name="ce9" table:number-columns-repeated="3"/>
          <table:table-cell table:number-columns-repeated="1014"/>
        </table:table-row>
        <table:table-row table:style-name="ro1" table:number-rows-repeated="7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KILO</text:p>
          </table:table-cell>
          <table:table-cell office:value-type="string" calcext:value-type="string">
            <text:p>49 57 00</text:p>
          </table:table-cell>
          <table:table-cell office:value-type="string" calcext:value-type="string">
            <text:p>023 32 23</text:p>
          </table:table-cell>
          <table:table-cell table:style-name="ce14" table:formula="of:=COM.MICROSOFT.CONCAT([.A219];LEFT([.B219];1))" office:value-type="string" office:string-value="UKLLK" calcext:value-type="string">
            <text:p>UKLLK</text:p>
          </table:table-cell>
          <table:table-cell table:style-name="ce15" table:formula="of:=MIDB([.C219];1;2)+(MIDB([.C219];4;2)/60)+(MIDB([.C219];7;2)/3600)" office:value-type="float" office:value="49.95" calcext:value-type="float">
            <text:p>49,950000000</text:p>
          </table:table-cell>
          <table:table-cell table:style-name="ce15" table:formula="of:=MIDB([.D219];2;2)+(MIDB([.D219];5;2)/60)+(MIDB([.D219];8;2)/3600)" office:value-type="float" office:value="23.5397222222222" calcext:value-type="float">
            <text:p>23,539722222</text:p>
          </table:table-cell>
          <table:table-cell table:style-name="ce9" table:formula="of:=COM.MICROSOFT.CONCAT([.A219];LEFT([.B219];1))" office:value-type="string" office:string-value="UKLLK" calcext:value-type="string">
            <text:p>UKLLK</text:p>
          </table:table-cell>
          <table:table-cell table:style-name="ce9" table:formula="of:=MID([.H219];1;4)" office:value-type="string" office:string-value="UKLL" calcext:value-type="string">
            <text:p>UKLL</text:p>
          </table:table-cell>
          <table:table-cell table:style-name="ce9" table:formula="of:=MID([.H219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VICTOR</text:p>
          </table:table-cell>
          <table:table-cell office:value-type="string" calcext:value-type="string">
            <text:p>49 59 05</text:p>
          </table:table-cell>
          <table:table-cell office:value-type="string" calcext:value-type="string">
            <text:p>023 38 37</text:p>
          </table:table-cell>
          <table:table-cell table:style-name="ce14" table:formula="of:=COM.MICROSOFT.CONCAT([.A220];LEFT([.B220];1))" office:value-type="string" office:string-value="UKLLV" calcext:value-type="string">
            <text:p>UKLLV</text:p>
          </table:table-cell>
          <table:table-cell table:style-name="ce15" table:formula="of:=MIDB([.C220];1;2)+(MIDB([.C220];4;2)/60)+(MIDB([.C220];7;2)/3600)" office:value-type="float" office:value="49.9847222222222" calcext:value-type="float">
            <text:p>49,984722222</text:p>
          </table:table-cell>
          <table:table-cell table:style-name="ce15" table:formula="of:=MIDB([.D220];2;2)+(MIDB([.D220];5;2)/60)+(MIDB([.D220];8;2)/3600)" office:value-type="float" office:value="23.6436111111111" calcext:value-type="float">
            <text:p>23,643611111</text:p>
          </table:table-cell>
          <table:table-cell table:style-name="ce9" table:formula="of:=COM.MICROSOFT.CONCAT([.A220];LEFT([.B220];1))" office:value-type="string" office:string-value="UKLLV" calcext:value-type="string">
            <text:p>UKLLV</text:p>
          </table:table-cell>
          <table:table-cell table:style-name="ce9" table:formula="of:=MID([.H220];1;4)" office:value-type="string" office:string-value="UKLL" calcext:value-type="string">
            <text:p>UKLL</text:p>
          </table:table-cell>
          <table:table-cell table:style-name="ce9" table:formula="of:=MID([.H220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JULIETT</text:p>
          </table:table-cell>
          <table:table-cell office:value-type="string" calcext:value-type="string">
            <text:p>50 02 59</text:p>
          </table:table-cell>
          <table:table-cell office:value-type="string" calcext:value-type="string">
            <text:p>023 58 04</text:p>
          </table:table-cell>
          <table:table-cell table:style-name="ce14" table:formula="of:=COM.MICROSOFT.CONCAT([.A221];LEFT([.B221];1))" office:value-type="string" office:string-value="UKLLJ" calcext:value-type="string">
            <text:p>UKLLJ</text:p>
          </table:table-cell>
          <table:table-cell table:style-name="ce15" table:formula="of:=MIDB([.C221];1;2)+(MIDB([.C221];4;2)/60)+(MIDB([.C221];7;2)/3600)" office:value-type="float" office:value="50.0497222222222" calcext:value-type="float">
            <text:p>50,049722222</text:p>
          </table:table-cell>
          <table:table-cell table:style-name="ce15" table:formula="of:=MIDB([.D221];2;2)+(MIDB([.D221];5;2)/60)+(MIDB([.D221];8;2)/3600)" office:value-type="float" office:value="23.9677777777778" calcext:value-type="float">
            <text:p>23,967777778</text:p>
          </table:table-cell>
          <table:table-cell table:style-name="ce9" table:formula="of:=COM.MICROSOFT.CONCAT([.A221];LEFT([.B221];1))" office:value-type="string" office:string-value="UKLLJ" calcext:value-type="string">
            <text:p>UKLLJ</text:p>
          </table:table-cell>
          <table:table-cell table:style-name="ce9" table:formula="of:=MID([.H221];1;4)" office:value-type="string" office:string-value="UKLL" calcext:value-type="string">
            <text:p>UKLL</text:p>
          </table:table-cell>
          <table:table-cell table:style-name="ce9" table:formula="of:=MID([.H221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ZULU</text:p>
          </table:table-cell>
          <table:table-cell office:value-type="string" calcext:value-type="string">
            <text:p>49 54 13</text:p>
          </table:table-cell>
          <table:table-cell office:value-type="string" calcext:value-type="string">
            <text:p>024 11 30</text:p>
          </table:table-cell>
          <table:table-cell table:style-name="ce14" table:formula="of:=COM.MICROSOFT.CONCAT([.A222];LEFT([.B222];1))" office:value-type="string" office:string-value="UKLLZ" calcext:value-type="string">
            <text:p>UKLLZ</text:p>
          </table:table-cell>
          <table:table-cell table:style-name="ce15" table:formula="of:=MIDB([.C222];1;2)+(MIDB([.C222];4;2)/60)+(MIDB([.C222];7;2)/3600)" office:value-type="float" office:value="49.9036111111111" calcext:value-type="float">
            <text:p>49,903611111</text:p>
          </table:table-cell>
          <table:table-cell table:style-name="ce15" table:formula="of:=MIDB([.D222];2;2)+(MIDB([.D222];5;2)/60)+(MIDB([.D222];8;2)/3600)" office:value-type="float" office:value="24.1916666666667" calcext:value-type="float">
            <text:p>24,191666667</text:p>
          </table:table-cell>
          <table:table-cell table:style-name="ce9" table:formula="of:=COM.MICROSOFT.CONCAT([.A222];LEFT([.B222];1))" office:value-type="string" office:string-value="UKLLZ" calcext:value-type="string">
            <text:p>UKLLZ</text:p>
          </table:table-cell>
          <table:table-cell table:style-name="ce9" table:formula="of:=MID([.H222];1;4)" office:value-type="string" office:string-value="UKLL" calcext:value-type="string">
            <text:p>UKLL</text:p>
          </table:table-cell>
          <table:table-cell table:style-name="ce9" table:formula="of:=MID([.H222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BRAVO</text:p>
          </table:table-cell>
          <table:table-cell office:value-type="string" calcext:value-type="string">
            <text:p>49 49 23</text:p>
          </table:table-cell>
          <table:table-cell office:value-type="string" calcext:value-type="string">
            <text:p>024 18 05</text:p>
          </table:table-cell>
          <table:table-cell table:style-name="ce14" table:formula="of:=COM.MICROSOFT.CONCAT([.A223];LEFT([.B223];1))" office:value-type="string" office:string-value="UKLLB" calcext:value-type="string">
            <text:p>UKLLB</text:p>
          </table:table-cell>
          <table:table-cell table:style-name="ce15" table:formula="of:=MIDB([.C223];1;2)+(MIDB([.C223];4;2)/60)+(MIDB([.C223];7;2)/3600)" office:value-type="float" office:value="49.8230555555556" calcext:value-type="float">
            <text:p>49,823055556</text:p>
          </table:table-cell>
          <table:table-cell table:style-name="ce15" table:formula="of:=MIDB([.D223];2;2)+(MIDB([.D223];5;2)/60)+(MIDB([.D223];8;2)/3600)" office:value-type="float" office:value="24.3013888888889" calcext:value-type="float">
            <text:p>24,301388889</text:p>
          </table:table-cell>
          <table:table-cell table:style-name="ce9" table:formula="of:=COM.MICROSOFT.CONCAT([.A223];LEFT([.B223];1))" office:value-type="string" office:string-value="UKLLB" calcext:value-type="string">
            <text:p>UKLLB</text:p>
          </table:table-cell>
          <table:table-cell table:style-name="ce9" table:formula="of:=MID([.H223];1;4)" office:value-type="string" office:string-value="UKLL" calcext:value-type="string">
            <text:p>UKLL</text:p>
          </table:table-cell>
          <table:table-cell table:style-name="ce9" table:formula="of:=MID([.H223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SIERRA</text:p>
          </table:table-cell>
          <table:table-cell office:value-type="string" calcext:value-type="string">
            <text:p>49 39 09</text:p>
          </table:table-cell>
          <table:table-cell office:value-type="string" calcext:value-type="string">
            <text:p>024 25 56</text:p>
          </table:table-cell>
          <table:table-cell table:style-name="ce14" table:formula="of:=COM.MICROSOFT.CONCAT([.A224];LEFT([.B224];1))" office:value-type="string" office:string-value="UKLLS" calcext:value-type="string">
            <text:p>UKLLS</text:p>
          </table:table-cell>
          <table:table-cell table:style-name="ce15" table:formula="of:=MIDB([.C224];1;2)+(MIDB([.C224];4;2)/60)+(MIDB([.C224];7;2)/3600)" office:value-type="float" office:value="49.6525" calcext:value-type="float">
            <text:p>49,652500000</text:p>
          </table:table-cell>
          <table:table-cell table:style-name="ce15" table:formula="of:=MIDB([.D224];2;2)+(MIDB([.D224];5;2)/60)+(MIDB([.D224];8;2)/3600)" office:value-type="float" office:value="24.4322222222222" calcext:value-type="float">
            <text:p>24,432222222</text:p>
          </table:table-cell>
          <table:table-cell table:style-name="ce9" table:formula="of:=COM.MICROSOFT.CONCAT([.A224];LEFT([.B224];1))" office:value-type="string" office:string-value="UKLLS" calcext:value-type="string">
            <text:p>UKLLS</text:p>
          </table:table-cell>
          <table:table-cell table:style-name="ce9" table:formula="of:=MID([.H224];1;4)" office:value-type="string" office:string-value="UKLL" calcext:value-type="string">
            <text:p>UKLL</text:p>
          </table:table-cell>
          <table:table-cell table:style-name="ce9" table:formula="of:=MID([.H224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NOVEMBER</text:p>
          </table:table-cell>
          <table:table-cell office:value-type="string" calcext:value-type="string">
            <text:p>49 28 31</text:p>
          </table:table-cell>
          <table:table-cell office:value-type="string" calcext:value-type="string">
            <text:p>024 08 39</text:p>
          </table:table-cell>
          <table:table-cell table:style-name="ce14" table:formula="of:=COM.MICROSOFT.CONCAT([.A225];LEFT([.B225];1))" office:value-type="string" office:string-value="UKLLN" calcext:value-type="string">
            <text:p>UKLLN</text:p>
          </table:table-cell>
          <table:table-cell table:style-name="ce15" table:formula="of:=MIDB([.C225];1;2)+(MIDB([.C225];4;2)/60)+(MIDB([.C225];7;2)/3600)" office:value-type="float" office:value="49.4752777777778" calcext:value-type="float">
            <text:p>49,475277778</text:p>
          </table:table-cell>
          <table:table-cell table:style-name="ce15" table:formula="of:=MIDB([.D225];2;2)+(MIDB([.D225];5;2)/60)+(MIDB([.D225];8;2)/3600)" office:value-type="float" office:value="24.1441666666667" calcext:value-type="float">
            <text:p>24,144166667</text:p>
          </table:table-cell>
          <table:table-cell table:style-name="ce9" table:formula="of:=COM.MICROSOFT.CONCAT([.A225];LEFT([.B225];1))" office:value-type="string" office:string-value="UKLLN" calcext:value-type="string">
            <text:p>UKLLN</text:p>
          </table:table-cell>
          <table:table-cell table:style-name="ce9" table:formula="of:=MID([.H225];1;4)" office:value-type="string" office:string-value="UKLL" calcext:value-type="string">
            <text:p>UKLL</text:p>
          </table:table-cell>
          <table:table-cell table:style-name="ce9" table:formula="of:=MID([.H225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TANGO</text:p>
          </table:table-cell>
          <table:table-cell office:value-type="string" calcext:value-type="string">
            <text:p>49 32 47</text:p>
          </table:table-cell>
          <table:table-cell office:value-type="string" calcext:value-type="string">
            <text:p>023 59 52</text:p>
          </table:table-cell>
          <table:table-cell table:style-name="ce14" table:formula="of:=COM.MICROSOFT.CONCAT([.A226];LEFT([.B226];1))" office:value-type="string" office:string-value="UKLLT" calcext:value-type="string">
            <text:p>UKLLT</text:p>
          </table:table-cell>
          <table:table-cell table:style-name="ce15" table:formula="of:=MIDB([.C226];1;2)+(MIDB([.C226];4;2)/60)+(MIDB([.C226];7;2)/3600)" office:value-type="float" office:value="49.5463888888889" calcext:value-type="float">
            <text:p>49,546388889</text:p>
          </table:table-cell>
          <table:table-cell table:style-name="ce15" table:formula="of:=MIDB([.D226];2;2)+(MIDB([.D226];5;2)/60)+(MIDB([.D226];8;2)/3600)" office:value-type="float" office:value="23.9977777777778" calcext:value-type="float">
            <text:p>23,997777778</text:p>
          </table:table-cell>
          <table:table-cell table:style-name="ce9" table:formula="of:=COM.MICROSOFT.CONCAT([.A226];LEFT([.B226];1))" office:value-type="string" office:string-value="UKLLT" calcext:value-type="string">
            <text:p>UKLLT</text:p>
          </table:table-cell>
          <table:table-cell table:style-name="ce9" table:formula="of:=MID([.H226];1;4)" office:value-type="string" office:string-value="UKLL" calcext:value-type="string">
            <text:p>UKLL</text:p>
          </table:table-cell>
          <table:table-cell table:style-name="ce9" table:formula="of:=MID([.H226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CHARLIE</text:p>
          </table:table-cell>
          <table:table-cell office:value-type="string" calcext:value-type="string">
            <text:p>49 39 18</text:p>
          </table:table-cell>
          <table:table-cell office:value-type="string" calcext:value-type="string">
            <text:p>023 52 07</text:p>
          </table:table-cell>
          <table:table-cell table:style-name="ce14" table:formula="of:=COM.MICROSOFT.CONCAT([.A227];LEFT([.B227];1))" office:value-type="string" office:string-value="UKLLC" calcext:value-type="string">
            <text:p>UKLLC</text:p>
          </table:table-cell>
          <table:table-cell table:style-name="ce15" table:formula="of:=MIDB([.C227];1;2)+(MIDB([.C227];4;2)/60)+(MIDB([.C227];7;2)/3600)" office:value-type="float" office:value="49.655" calcext:value-type="float">
            <text:p>49,655000000</text:p>
          </table:table-cell>
          <table:table-cell table:style-name="ce15" table:formula="of:=MIDB([.D227];2;2)+(MIDB([.D227];5;2)/60)+(MIDB([.D227];8;2)/3600)" office:value-type="float" office:value="23.8686111111111" calcext:value-type="float">
            <text:p>23,868611111</text:p>
          </table:table-cell>
          <table:table-cell table:style-name="ce9" table:formula="of:=COM.MICROSOFT.CONCAT([.A227];LEFT([.B227];1))" office:value-type="string" office:string-value="UKLLC" calcext:value-type="string">
            <text:p>UKLLC</text:p>
          </table:table-cell>
          <table:table-cell table:style-name="ce9" table:formula="of:=MID([.H227];1;4)" office:value-type="string" office:string-value="UKLL" calcext:value-type="string">
            <text:p>UKLL</text:p>
          </table:table-cell>
          <table:table-cell table:style-name="ce9" table:formula="of:=MID([.H227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GOLF</text:p>
          </table:table-cell>
          <table:table-cell office:value-type="string" calcext:value-type="string">
            <text:p>49 48 32</text:p>
          </table:table-cell>
          <table:table-cell office:value-type="string" calcext:value-type="string">
            <text:p>023 39 46</text:p>
          </table:table-cell>
          <table:table-cell table:style-name="ce14" table:formula="of:=COM.MICROSOFT.CONCAT([.A228];LEFT([.B228];1))" office:value-type="string" office:string-value="UKLLG" calcext:value-type="string">
            <text:p>UKLLG</text:p>
          </table:table-cell>
          <table:table-cell table:style-name="ce15" table:formula="of:=MIDB([.C228];1;2)+(MIDB([.C228];4;2)/60)+(MIDB([.C228];7;2)/3600)" office:value-type="float" office:value="49.8088888888889" calcext:value-type="float">
            <text:p>49,808888889</text:p>
          </table:table-cell>
          <table:table-cell table:style-name="ce15" table:formula="of:=MIDB([.D228];2;2)+(MIDB([.D228];5;2)/60)+(MIDB([.D228];8;2)/3600)" office:value-type="float" office:value="23.6627777777778" calcext:value-type="float">
            <text:p>23,662777778</text:p>
          </table:table-cell>
          <table:table-cell table:style-name="ce9" table:formula="of:=COM.MICROSOFT.CONCAT([.A228];LEFT([.B228];1))" office:value-type="string" office:string-value="UKLLG" calcext:value-type="string">
            <text:p>UKLLG</text:p>
          </table:table-cell>
          <table:table-cell table:style-name="ce9" table:formula="of:=MID([.H228];1;4)" office:value-type="string" office:string-value="UKLL" calcext:value-type="string">
            <text:p>UKLL</text:p>
          </table:table-cell>
          <table:table-cell table:style-name="ce9" table:formula="of:=MID([.H228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MIKE</text:p>
          </table:table-cell>
          <table:table-cell office:value-type="string" calcext:value-type="string">
            <text:p>49 49 47</text:p>
          </table:table-cell>
          <table:table-cell office:value-type="string" calcext:value-type="string">
            <text:p>023 46 34</text:p>
          </table:table-cell>
          <table:table-cell table:style-name="ce14" table:formula="of:=COM.MICROSOFT.CONCAT([.A229];LEFT([.B229];1))" office:value-type="string" office:string-value="UKLLM" calcext:value-type="string">
            <text:p>UKLLM</text:p>
          </table:table-cell>
          <table:table-cell table:style-name="ce15" table:formula="of:=MIDB([.C229];1;2)+(MIDB([.C229];4;2)/60)+(MIDB([.C229];7;2)/3600)" office:value-type="float" office:value="49.8297222222222" calcext:value-type="float">
            <text:p>49,829722222</text:p>
          </table:table-cell>
          <table:table-cell table:style-name="ce15" table:formula="of:=MIDB([.D229];2;2)+(MIDB([.D229];5;2)/60)+(MIDB([.D229];8;2)/3600)" office:value-type="float" office:value="23.7761111111111" calcext:value-type="float">
            <text:p>23,776111111</text:p>
          </table:table-cell>
          <table:table-cell table:style-name="ce9" table:formula="of:=COM.MICROSOFT.CONCAT([.A229];LEFT([.B229];1))" office:value-type="string" office:string-value="UKLLM" calcext:value-type="string">
            <text:p>UKLLM</text:p>
          </table:table-cell>
          <table:table-cell table:style-name="ce9" table:formula="of:=MID([.H229];1;4)" office:value-type="string" office:string-value="UKLL" calcext:value-type="string">
            <text:p>UKLL</text:p>
          </table:table-cell>
          <table:table-cell table:style-name="ce9" table:formula="of:=MID([.H229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ROMEO</text:p>
          </table:table-cell>
          <table:table-cell office:value-type="string" calcext:value-type="string">
            <text:p>49 54 13</text:p>
          </table:table-cell>
          <table:table-cell office:value-type="string" calcext:value-type="string">
            <text:p>023 56 22</text:p>
          </table:table-cell>
          <table:table-cell table:style-name="ce14" table:formula="of:=COM.MICROSOFT.CONCAT([.A230];LEFT([.B230];1))" office:value-type="string" office:string-value="UKLLR" calcext:value-type="string">
            <text:p>UKLLR</text:p>
          </table:table-cell>
          <table:table-cell table:style-name="ce15" table:formula="of:=MIDB([.C230];1;2)+(MIDB([.C230];4;2)/60)+(MIDB([.C230];7;2)/3600)" office:value-type="float" office:value="49.9036111111111" calcext:value-type="float">
            <text:p>49,903611111</text:p>
          </table:table-cell>
          <table:table-cell table:style-name="ce15" table:formula="of:=MIDB([.D230];2;2)+(MIDB([.D230];5;2)/60)+(MIDB([.D230];8;2)/3600)" office:value-type="float" office:value="23.9394444444444" calcext:value-type="float">
            <text:p>23,939444444</text:p>
          </table:table-cell>
          <table:table-cell table:style-name="ce9" table:formula="of:=COM.MICROSOFT.CONCAT([.A230];LEFT([.B230];1))" office:value-type="string" office:string-value="UKLLR" calcext:value-type="string">
            <text:p>UKLLR</text:p>
          </table:table-cell>
          <table:table-cell table:style-name="ce9" table:formula="of:=MID([.H230];1;4)" office:value-type="string" office:string-value="UKLL" calcext:value-type="string">
            <text:p>UKLL</text:p>
          </table:table-cell>
          <table:table-cell table:style-name="ce9" table:formula="of:=MID([.H230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INDIA</text:p>
          </table:table-cell>
          <table:table-cell office:value-type="string" calcext:value-type="string">
            <text:p>49 48 23</text:p>
          </table:table-cell>
          <table:table-cell office:value-type="string" calcext:value-type="string">
            <text:p>024 12 52</text:p>
          </table:table-cell>
          <table:table-cell table:style-name="ce14" table:formula="of:=COM.MICROSOFT.CONCAT([.A231];LEFT([.B231];1))" office:value-type="string" office:string-value="UKLLI" calcext:value-type="string">
            <text:p>UKLLI</text:p>
          </table:table-cell>
          <table:table-cell table:style-name="ce15" table:formula="of:=MIDB([.C231];1;2)+(MIDB([.C231];4;2)/60)+(MIDB([.C231];7;2)/3600)" office:value-type="float" office:value="49.8063888888889" calcext:value-type="float">
            <text:p>49,806388889</text:p>
          </table:table-cell>
          <table:table-cell table:style-name="ce15" table:formula="of:=MIDB([.D231];2;2)+(MIDB([.D231];5;2)/60)+(MIDB([.D231];8;2)/3600)" office:value-type="float" office:value="24.2144444444444" calcext:value-type="float">
            <text:p>24,214444444</text:p>
          </table:table-cell>
          <table:table-cell table:style-name="ce9" table:formula="of:=COM.MICROSOFT.CONCAT([.A231];LEFT([.B231];1))" office:value-type="string" office:string-value="UKLLI" calcext:value-type="string">
            <text:p>UKLLI</text:p>
          </table:table-cell>
          <table:table-cell table:style-name="ce9" table:formula="of:=MID([.H231];1;4)" office:value-type="string" office:string-value="UKLL" calcext:value-type="string">
            <text:p>UKLL</text:p>
          </table:table-cell>
          <table:table-cell table:style-name="ce9" table:formula="of:=MID([.H231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LL</text:p>
          </table:table-cell>
          <table:table-cell table:style-name="ce3" office:value-type="string" calcext:value-type="string">
            <text:p>PAPA</text:p>
          </table:table-cell>
          <table:table-cell office:value-type="string" calcext:value-type="string">
            <text:p>49 44 18</text:p>
          </table:table-cell>
          <table:table-cell office:value-type="string" calcext:value-type="string">
            <text:p>023 53 47</text:p>
          </table:table-cell>
          <table:table-cell table:style-name="ce14" table:formula="of:=COM.MICROSOFT.CONCAT([.A232];LEFT([.B232];1))" office:value-type="string" office:string-value="UKLLP" calcext:value-type="string">
            <text:p>UKLLP</text:p>
          </table:table-cell>
          <table:table-cell table:style-name="ce15" table:formula="of:=MIDB([.C232];1;2)+(MIDB([.C232];4;2)/60)+(MIDB([.C232];7;2)/3600)" office:value-type="float" office:value="49.7383333333333" calcext:value-type="float">
            <text:p>49,738333333</text:p>
          </table:table-cell>
          <table:table-cell table:style-name="ce15" table:formula="of:=MIDB([.D232];2;2)+(MIDB([.D232];5;2)/60)+(MIDB([.D232];8;2)/3600)" office:value-type="float" office:value="23.8963888888889" calcext:value-type="float">
            <text:p>23,896388889</text:p>
          </table:table-cell>
          <table:table-cell table:style-name="ce9" table:formula="of:=COM.MICROSOFT.CONCAT([.A232];LEFT([.B232];1))" office:value-type="string" office:string-value="UKLLP" calcext:value-type="string">
            <text:p>UKLLP</text:p>
          </table:table-cell>
          <table:table-cell table:style-name="ce9" table:formula="of:=MID([.H232];1;4)" office:value-type="string" office:string-value="UKLL" calcext:value-type="string">
            <text:p>UKLL</text:p>
          </table:table-cell>
          <table:table-cell table:style-name="ce9" table:formula="of:=MID([.H232];1;2)" office:value-type="string" office:string-value="UK" calcext:value-type="string">
            <text:p>U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49 39 00</text:p>
          </table:table-cell>
          <table:table-cell office:value-type="string" calcext:value-type="string">
            <text:p>018 08 28</text:p>
          </table:table-cell>
          <table:table-cell table:style-name="ce14" table:formula="of:=COM.MICROSOFT.CONCAT([.A234];LEFT([.B234];1))" office:value-type="string" office:string-value="LKMTA" calcext:value-type="string">
            <text:p>LKMTA</text:p>
          </table:table-cell>
          <table:table-cell table:style-name="ce15" table:formula="of:=MIDB([.C234];1;2)+(MIDB([.C234];4;2)/60)+(MIDB([.C234];7;2)/3600)" office:value-type="float" office:value="49.65" calcext:value-type="float">
            <text:p>49,650000000</text:p>
          </table:table-cell>
          <table:table-cell table:style-name="ce15" table:formula="of:=MIDB([.D234];2;2)+(MIDB([.D234];5;2)/60)+(MIDB([.D234];8;2)/3600)" office:value-type="float" office:value="18.1411111111111" calcext:value-type="float">
            <text:p>18,141111111</text:p>
          </table:table-cell>
          <table:table-cell table:style-name="ce9" table:formula="of:=COM.MICROSOFT.CONCAT([.A234];LEFT([.B234];1))" office:value-type="string" office:string-value="LKMTA" calcext:value-type="string">
            <text:p>LKMTA</text:p>
          </table:table-cell>
          <table:table-cell table:style-name="ce9" table:formula="of:=MID([.H234];1;4)" office:value-type="string" office:string-value="LKMT" calcext:value-type="string">
            <text:p>LKMT</text:p>
          </table:table-cell>
          <table:table-cell table:style-name="ce9" table:formula="of:=MID([.H234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49 42 17</text:p>
          </table:table-cell>
          <table:table-cell office:value-type="string" calcext:value-type="string">
            <text:p>018 03 04</text:p>
          </table:table-cell>
          <table:table-cell table:style-name="ce14" table:formula="of:=COM.MICROSOFT.CONCAT([.A235];LEFT([.B235];1))" office:value-type="string" office:string-value="LKMTB" calcext:value-type="string">
            <text:p>LKMTB</text:p>
          </table:table-cell>
          <table:table-cell table:style-name="ce15" table:formula="of:=MIDB([.C235];1;2)+(MIDB([.C235];4;2)/60)+(MIDB([.C235];7;2)/3600)" office:value-type="float" office:value="49.7047222222222" calcext:value-type="float">
            <text:p>49,704722222</text:p>
          </table:table-cell>
          <table:table-cell table:style-name="ce15" table:formula="of:=MIDB([.D235];2;2)+(MIDB([.D235];5;2)/60)+(MIDB([.D235];8;2)/3600)" office:value-type="float" office:value="18.0511111111111" calcext:value-type="float">
            <text:p>18,051111111</text:p>
          </table:table-cell>
          <table:table-cell table:style-name="ce9" table:formula="of:=COM.MICROSOFT.CONCAT([.A235];LEFT([.B235];1))" office:value-type="string" office:string-value="LKMTB" calcext:value-type="string">
            <text:p>LKMTB</text:p>
          </table:table-cell>
          <table:table-cell table:style-name="ce9" table:formula="of:=MID([.H235];1;4)" office:value-type="string" office:string-value="LKMT" calcext:value-type="string">
            <text:p>LKMT</text:p>
          </table:table-cell>
          <table:table-cell table:style-name="ce9" table:formula="of:=MID([.H235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49 39 48 </text:p>
          </table:table-cell>
          <table:table-cell office:value-type="string" calcext:value-type="string">
            <text:p>018 19 13</text:p>
          </table:table-cell>
          <table:table-cell table:style-name="ce14" table:formula="of:=COM.MICROSOFT.CONCAT([.A236];LEFT([.B236];1))" office:value-type="string" office:string-value="LKMTE" calcext:value-type="string">
            <text:p>LKMTE</text:p>
          </table:table-cell>
          <table:table-cell table:style-name="ce15" table:formula="of:=MIDB([.C236];1;2)+(MIDB([.C236];4;2)/60)+(MIDB([.C236];7;2)/3600)" office:value-type="float" office:value="49.6633333333333" calcext:value-type="float">
            <text:p>49,663333333</text:p>
          </table:table-cell>
          <table:table-cell table:style-name="ce15" table:formula="of:=MIDB([.D236];2;2)+(MIDB([.D236];5;2)/60)+(MIDB([.D236];8;2)/3600)" office:value-type="float" office:value="18.3202777777778" calcext:value-type="float">
            <text:p>18,320277778</text:p>
          </table:table-cell>
          <table:table-cell table:style-name="ce9" table:formula="of:=COM.MICROSOFT.CONCAT([.A236];LEFT([.B236];1))" office:value-type="string" office:string-value="LKMTE" calcext:value-type="string">
            <text:p>LKMTE</text:p>
          </table:table-cell>
          <table:table-cell table:style-name="ce9" table:formula="of:=MID([.H236];1;4)" office:value-type="string" office:string-value="LKMT" calcext:value-type="string">
            <text:p>LKMT</text:p>
          </table:table-cell>
          <table:table-cell table:style-name="ce9" table:formula="of:=MID([.H236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FOXTROT</text:p>
          </table:table-cell>
          <table:table-cell office:value-type="string" calcext:value-type="string">
            <text:p>49 47 10</text:p>
          </table:table-cell>
          <table:table-cell office:value-type="string" calcext:value-type="string">
            <text:p>018 22 29</text:p>
          </table:table-cell>
          <table:table-cell table:style-name="ce14" table:formula="of:=COM.MICROSOFT.CONCAT([.A237];LEFT([.B237];1))" office:value-type="string" office:string-value="LKMTF" calcext:value-type="string">
            <text:p>LKMTF</text:p>
          </table:table-cell>
          <table:table-cell table:style-name="ce15" table:formula="of:=MIDB([.C237];1;2)+(MIDB([.C237];4;2)/60)+(MIDB([.C237];7;2)/3600)" office:value-type="float" office:value="49.7861111111111" calcext:value-type="float">
            <text:p>49,786111111</text:p>
          </table:table-cell>
          <table:table-cell table:style-name="ce15" table:formula="of:=MIDB([.D237];2;2)+(MIDB([.D237];5;2)/60)+(MIDB([.D237];8;2)/3600)" office:value-type="float" office:value="18.3747222222222" calcext:value-type="float">
            <text:p>18,374722222</text:p>
          </table:table-cell>
          <table:table-cell table:style-name="ce9" table:formula="of:=COM.MICROSOFT.CONCAT([.A237];LEFT([.B237];1))" office:value-type="string" office:string-value="LKMTF" calcext:value-type="string">
            <text:p>LKMTF</text:p>
          </table:table-cell>
          <table:table-cell table:style-name="ce9" table:formula="of:=MID([.H237];1;4)" office:value-type="string" office:string-value="LKMT" calcext:value-type="string">
            <text:p>LKMT</text:p>
          </table:table-cell>
          <table:table-cell table:style-name="ce9" table:formula="of:=MID([.H237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49 52 59</text:p>
          </table:table-cell>
          <table:table-cell office:value-type="string" calcext:value-type="string">
            <text:p>018 03 17</text:p>
          </table:table-cell>
          <table:table-cell table:style-name="ce14" table:formula="of:=COM.MICROSOFT.CONCAT([.A238];LEFT([.B238];1))" office:value-type="string" office:string-value="LKMTN" calcext:value-type="string">
            <text:p>LKMTN</text:p>
          </table:table-cell>
          <table:table-cell table:style-name="ce15" table:formula="of:=MIDB([.C238];1;2)+(MIDB([.C238];4;2)/60)+(MIDB([.C238];7;2)/3600)" office:value-type="float" office:value="49.8830555555556" calcext:value-type="float">
            <text:p>49,883055556</text:p>
          </table:table-cell>
          <table:table-cell table:style-name="ce15" table:formula="of:=MIDB([.D238];2;2)+(MIDB([.D238];5;2)/60)+(MIDB([.D238];8;2)/3600)" office:value-type="float" office:value="18.0547222222222" calcext:value-type="float">
            <text:p>18,054722222</text:p>
          </table:table-cell>
          <table:table-cell table:style-name="ce9" table:formula="of:=COM.MICROSOFT.CONCAT([.A238];LEFT([.B238];1))" office:value-type="string" office:string-value="LKMTN" calcext:value-type="string">
            <text:p>LKMTN</text:p>
          </table:table-cell>
          <table:table-cell table:style-name="ce9" table:formula="of:=MID([.H238];1;4)" office:value-type="string" office:string-value="LKMT" calcext:value-type="string">
            <text:p>LKMT</text:p>
          </table:table-cell>
          <table:table-cell table:style-name="ce9" table:formula="of:=MID([.H238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49 32 20</text:p>
          </table:table-cell>
          <table:table-cell office:value-type="string" calcext:value-type="string">
            <text:p>018 01 25</text:p>
          </table:table-cell>
          <table:table-cell table:style-name="ce14" table:formula="of:=COM.MICROSOFT.CONCAT([.A239];LEFT([.B239];1))" office:value-type="string" office:string-value="LKMTS" calcext:value-type="string">
            <text:p>LKMTS</text:p>
          </table:table-cell>
          <table:table-cell table:style-name="ce15" table:formula="of:=MIDB([.C239];1;2)+(MIDB([.C239];4;2)/60)+(MIDB([.C239];7;2)/3600)" office:value-type="float" office:value="49.5388888888889" calcext:value-type="float">
            <text:p>49,538888889</text:p>
          </table:table-cell>
          <table:table-cell table:style-name="ce15" table:formula="of:=MIDB([.D239];2;2)+(MIDB([.D239];5;2)/60)+(MIDB([.D239];8;2)/3600)" office:value-type="float" office:value="18.0236111111111" calcext:value-type="float">
            <text:p>18,023611111</text:p>
          </table:table-cell>
          <table:table-cell table:style-name="ce9" table:formula="of:=COM.MICROSOFT.CONCAT([.A239];LEFT([.B239];1))" office:value-type="string" office:string-value="LKMTS" calcext:value-type="string">
            <text:p>LKMTS</text:p>
          </table:table-cell>
          <table:table-cell table:style-name="ce9" table:formula="of:=MID([.H239];1;4)" office:value-type="string" office:string-value="LKMT" calcext:value-type="string">
            <text:p>LKMT</text:p>
          </table:table-cell>
          <table:table-cell table:style-name="ce9" table:formula="of:=MID([.H239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49 35 06</text:p>
          </table:table-cell>
          <table:table-cell office:value-type="string" calcext:value-type="string">
            <text:p>017 47 59</text:p>
          </table:table-cell>
          <table:table-cell table:style-name="ce14" table:formula="of:=COM.MICROSOFT.CONCAT([.A240];LEFT([.B240];1))" office:value-type="string" office:string-value="LKMTT" calcext:value-type="string">
            <text:p>LKMTT</text:p>
          </table:table-cell>
          <table:table-cell table:style-name="ce15" table:formula="of:=MIDB([.C240];1;2)+(MIDB([.C240];4;2)/60)+(MIDB([.C240];7;2)/3600)" office:value-type="float" office:value="49.585" calcext:value-type="float">
            <text:p>49,585000000</text:p>
          </table:table-cell>
          <table:table-cell table:style-name="ce15" table:formula="of:=MIDB([.D240];2;2)+(MIDB([.D240];5;2)/60)+(MIDB([.D240];8;2)/3600)" office:value-type="float" office:value="17.7997222222222" calcext:value-type="float">
            <text:p>17,799722222</text:p>
          </table:table-cell>
          <table:table-cell table:style-name="ce9" table:formula="of:=COM.MICROSOFT.CONCAT([.A240];LEFT([.B240];1))" office:value-type="string" office:string-value="LKMTT" calcext:value-type="string">
            <text:p>LKMTT</text:p>
          </table:table-cell>
          <table:table-cell table:style-name="ce9" table:formula="of:=MID([.H240];1;4)" office:value-type="string" office:string-value="LKMT" calcext:value-type="string">
            <text:p>LKMT</text:p>
          </table:table-cell>
          <table:table-cell table:style-name="ce9" table:formula="of:=MID([.H240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MT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49 44 57</text:p>
          </table:table-cell>
          <table:table-cell office:value-type="string" calcext:value-type="string">
            <text:p>017 52 19</text:p>
          </table:table-cell>
          <table:table-cell table:style-name="ce14" table:formula="of:=COM.MICROSOFT.CONCAT([.A241];LEFT([.B241];1))" office:value-type="string" office:string-value="LKMTW" calcext:value-type="string">
            <text:p>LKMTW</text:p>
          </table:table-cell>
          <table:table-cell table:style-name="ce15" table:formula="of:=MIDB([.C241];1;2)+(MIDB([.C241];4;2)/60)+(MIDB([.C241];7;2)/3600)" office:value-type="float" office:value="49.7491666666667" calcext:value-type="float">
            <text:p>49,749166667</text:p>
          </table:table-cell>
          <table:table-cell table:style-name="ce15" table:formula="of:=MIDB([.D241];2;2)+(MIDB([.D241];5;2)/60)+(MIDB([.D241];8;2)/3600)" office:value-type="float" office:value="17.8719444444444" calcext:value-type="float">
            <text:p>17,871944444</text:p>
          </table:table-cell>
          <table:table-cell table:style-name="ce9" table:formula="of:=COM.MICROSOFT.CONCAT([.A241];LEFT([.B241];1))" office:value-type="string" office:string-value="LKMTW" calcext:value-type="string">
            <text:p>LKMTW</text:p>
          </table:table-cell>
          <table:table-cell table:style-name="ce9" table:formula="of:=MID([.H241];1;4)" office:value-type="string" office:string-value="LKMT" calcext:value-type="string">
            <text:p>LKMT</text:p>
          </table:table-cell>
          <table:table-cell table:style-name="ce9" table:formula="of:=MID([.H241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 table:formula="of:=COM.MICROSOFT.CONCAT([.A242];LEFT([.B242];1))">
            <text:p/>
          </table:table-cell>
          <table:table-cell table:style-name="ce15" table:number-columns-repeated="2"/>
          <table:table-cell table:style-name="ce9" table:formula="of:=COM.MICROSOFT.CONCAT([.A242];LEFT([.B242];1))">
            <text:p/>
          </table:table-cell>
          <table:table-cell table:style-name="ce9" table:formula="of:=MID([.H242];1;4)">
            <text:p/>
          </table:table-cell>
          <table:table-cell table:style-name="ce9" table:formula="of:=MID([.H242];1;2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49 01 23</text:p>
          </table:table-cell>
          <table:table-cell office:value-type="string" calcext:value-type="string">
            <text:p>017 38 27</text:p>
          </table:table-cell>
          <table:table-cell table:style-name="ce14" table:formula="of:=COM.MICROSOFT.CONCAT([.A243];LEFT([.B243];1))" office:value-type="string" office:string-value="LKKUE" calcext:value-type="string">
            <text:p>LKKUE</text:p>
          </table:table-cell>
          <table:table-cell table:style-name="ce15" table:formula="of:=MIDB([.C243];1;2)+(MIDB([.C243];4;2)/60)+(MIDB([.C243];7;2)/3600)" office:value-type="float" office:value="49.0230555555556" calcext:value-type="float">
            <text:p>49,023055556</text:p>
          </table:table-cell>
          <table:table-cell table:style-name="ce15" table:formula="of:=MIDB([.D243];2;2)+(MIDB([.D243];5;2)/60)+(MIDB([.D243];8;2)/3600)" office:value-type="float" office:value="17.6408333333333" calcext:value-type="float">
            <text:p>17,640833333</text:p>
          </table:table-cell>
          <table:table-cell table:style-name="ce9" table:formula="of:=COM.MICROSOFT.CONCAT([.A243];LEFT([.B243];1))" office:value-type="string" office:string-value="LKKUE" calcext:value-type="string">
            <text:p>LKKUE</text:p>
          </table:table-cell>
          <table:table-cell table:style-name="ce9" table:formula="of:=MID([.H243];1;4)" office:value-type="string" office:string-value="LKKU" calcext:value-type="string">
            <text:p>LKKU</text:p>
          </table:table-cell>
          <table:table-cell table:style-name="ce9" table:formula="of:=MID([.H243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49 10 13</text:p>
          </table:table-cell>
          <table:table-cell office:value-type="string" calcext:value-type="string">
            <text:p>017 28 21</text:p>
          </table:table-cell>
          <table:table-cell table:style-name="ce14" table:formula="of:=COM.MICROSOFT.CONCAT([.A244];LEFT([.B244];1))" office:value-type="string" office:string-value="LKKUN" calcext:value-type="string">
            <text:p>LKKUN</text:p>
          </table:table-cell>
          <table:table-cell table:style-name="ce15" table:formula="of:=MIDB([.C244];1;2)+(MIDB([.C244];4;2)/60)+(MIDB([.C244];7;2)/3600)" office:value-type="float" office:value="49.1702777777778" calcext:value-type="float">
            <text:p>49,170277778</text:p>
          </table:table-cell>
          <table:table-cell table:style-name="ce15" table:formula="of:=MIDB([.D244];2;2)+(MIDB([.D244];5;2)/60)+(MIDB([.D244];8;2)/3600)" office:value-type="float" office:value="17.4725" calcext:value-type="float">
            <text:p>17,472500000</text:p>
          </table:table-cell>
          <table:table-cell table:style-name="ce9" table:formula="of:=COM.MICROSOFT.CONCAT([.A244];LEFT([.B244];1))" office:value-type="string" office:string-value="LKKUN" calcext:value-type="string">
            <text:p>LKKUN</text:p>
          </table:table-cell>
          <table:table-cell table:style-name="ce9" table:formula="of:=MID([.H244];1;4)" office:value-type="string" office:string-value="LKKU" calcext:value-type="string">
            <text:p>LKKU</text:p>
          </table:table-cell>
          <table:table-cell table:style-name="ce9" table:formula="of:=MID([.H244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48 58 27</text:p>
          </table:table-cell>
          <table:table-cell office:value-type="string" calcext:value-type="string">
            <text:p>017 16 05</text:p>
          </table:table-cell>
          <table:table-cell table:style-name="ce14" table:formula="of:=COM.MICROSOFT.CONCAT([.A245];LEFT([.B245];1))" office:value-type="string" office:string-value="LKKUS" calcext:value-type="string">
            <text:p>LKKUS</text:p>
          </table:table-cell>
          <table:table-cell table:style-name="ce15" table:formula="of:=MIDB([.C245];1;2)+(MIDB([.C245];4;2)/60)+(MIDB([.C245];7;2)/3600)" office:value-type="float" office:value="48.9741666666667" calcext:value-type="float">
            <text:p>48,974166667</text:p>
          </table:table-cell>
          <table:table-cell table:style-name="ce15" table:formula="of:=MIDB([.D245];2;2)+(MIDB([.D245];5;2)/60)+(MIDB([.D245];8;2)/3600)" office:value-type="float" office:value="17.2680555555556" calcext:value-type="float">
            <text:p>17,268055556</text:p>
          </table:table-cell>
          <table:table-cell table:style-name="ce9" table:formula="of:=COM.MICROSOFT.CONCAT([.A245];LEFT([.B245];1))" office:value-type="string" office:string-value="LKKUS" calcext:value-type="string">
            <text:p>LKKUS</text:p>
          </table:table-cell>
          <table:table-cell table:style-name="ce9" table:formula="of:=MID([.H245];1;4)" office:value-type="string" office:string-value="LKKU" calcext:value-type="string">
            <text:p>LKKU</text:p>
          </table:table-cell>
          <table:table-cell table:style-name="ce9" table:formula="of:=MID([.H245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KKU</text:p>
          </table:table-cell>
          <table:table-cell office:value-type="string" calcext:value-type="string">
            <text:p>WHISKEY</text:p>
          </table:table-cell>
          <table:table-cell office:value-type="string" calcext:value-type="string">
            <text:p>49 06 23</text:p>
          </table:table-cell>
          <table:table-cell office:value-type="string" calcext:value-type="string">
            <text:p>017 18 55</text:p>
          </table:table-cell>
          <table:table-cell table:style-name="ce14" table:formula="of:=COM.MICROSOFT.CONCAT([.A246];LEFT([.B246];1))" office:value-type="string" office:string-value="LKKUW" calcext:value-type="string">
            <text:p>LKKUW</text:p>
          </table:table-cell>
          <table:table-cell table:style-name="ce15" table:formula="of:=MIDB([.C246];1;2)+(MIDB([.C246];4;2)/60)+(MIDB([.C246];7;2)/3600)" office:value-type="float" office:value="49.1063888888889" calcext:value-type="float">
            <text:p>49,106388889</text:p>
          </table:table-cell>
          <table:table-cell table:style-name="ce15" table:formula="of:=MIDB([.D246];2;2)+(MIDB([.D246];5;2)/60)+(MIDB([.D246];8;2)/3600)" office:value-type="float" office:value="17.3152777777778" calcext:value-type="float">
            <text:p>17,315277778</text:p>
          </table:table-cell>
          <table:table-cell table:style-name="ce9" table:formula="of:=COM.MICROSOFT.CONCAT([.A246];LEFT([.B246];1))" office:value-type="string" office:string-value="LKKUW" calcext:value-type="string">
            <text:p>LKKUW</text:p>
          </table:table-cell>
          <table:table-cell table:style-name="ce9" table:formula="of:=MID([.H246];1;4)" office:value-type="string" office:string-value="LKKU" calcext:value-type="string">
            <text:p>LKKU</text:p>
          </table:table-cell>
          <table:table-cell table:style-name="ce9" table:formula="of:=MID([.H246];1;2)" office:value-type="string" office:string-value="LK" calcext:value-type="string">
            <text:p>LK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4" table:formula="of:=COM.MICROSOFT.CONCAT([.A247];LEFT([.B247];1))">
            <text:p/>
          </table:table-cell>
          <table:table-cell table:style-name="ce15" table:number-columns-repeated="2"/>
          <table:table-cell table:style-name="ce9" table:formula="of:=COM.MICROSOFT.CONCAT([.A247];LEFT([.B247];1))">
            <text:p/>
          </table:table-cell>
          <table:table-cell table:style-name="ce9" table:formula="of:=MID([.H247];1;4)">
            <text:p/>
          </table:table-cell>
          <table:table-cell table:style-name="ce9" table:formula="of:=MID([.H247];1;2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248];LEFT([.B248];1))" office:value-type="string" office:string-value="ABBA" calcext:value-type="string">
            <text:p>ABBA</text:p>
          </table:table-cell>
          <table:table-cell table:style-name="ce15" table:formula="of:=MIDB([.C248];1;2)+(MIDB([.C248];4;2)/60)+(MIDB([.C248];7;2)/3600)" office:value-type="string" office:string-value="" calcext:value-type="error">
            <text:p>#VALUE!</text:p>
          </table:table-cell>
          <table:table-cell table:style-name="ce15" table:formula="of:=MIDB([.D248];2;2)+(MIDB([.D248];5;2)/60)+(MIDB([.D248];8;2)/3600)" office:value-type="string" office:string-value="" calcext:value-type="error">
            <text:p>#VALUE!</text:p>
          </table:table-cell>
          <table:table-cell table:style-name="ce9" table:formula="of:=COM.MICROSOFT.CONCAT([.A248];LEFT([.B248];1))" office:value-type="string" office:string-value="ABBA" calcext:value-type="string">
            <text:p>ABBA</text:p>
          </table:table-cell>
          <table:table-cell table:style-name="ce9" table:formula="of:=MID([.H248];1;4)" office:value-type="string" office:string-value="ABBA" calcext:value-type="string">
            <text:p>ABBA</text:p>
          </table:table-cell>
          <table:table-cell table:style-name="ce9" table:formula="of:=MID([.H248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249];LEFT([.B249];1))" office:value-type="string" office:string-value="ABBA" calcext:value-type="string">
            <text:p>ABBA</text:p>
          </table:table-cell>
          <table:table-cell table:style-name="ce15" table:formula="of:=MIDB([.C249];1;2)+(MIDB([.C249];4;2)/60)+(MIDB([.C249];7;2)/3600)" office:value-type="string" office:string-value="" calcext:value-type="error">
            <text:p>#VALUE!</text:p>
          </table:table-cell>
          <table:table-cell table:style-name="ce15" table:formula="of:=MIDB([.D249];2;2)+(MIDB([.D249];5;2)/60)+(MIDB([.D249];8;2)/3600)" office:value-type="string" office:string-value="" calcext:value-type="error">
            <text:p>#VALUE!</text:p>
          </table:table-cell>
          <table:table-cell table:style-name="ce9" table:formula="of:=COM.MICROSOFT.CONCAT([.A249];LEFT([.B249];1))" office:value-type="string" office:string-value="ABBA" calcext:value-type="string">
            <text:p>ABBA</text:p>
          </table:table-cell>
          <table:table-cell table:style-name="ce9" table:formula="of:=MID([.H249];1;4)" office:value-type="string" office:string-value="ABBA" calcext:value-type="string">
            <text:p>ABBA</text:p>
          </table:table-cell>
          <table:table-cell table:style-name="ce9" table:formula="of:=MID([.H249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250];LEFT([.B250];1))" office:value-type="string" office:string-value="ABBA" calcext:value-type="string">
            <text:p>ABBA</text:p>
          </table:table-cell>
          <table:table-cell table:style-name="ce15" table:formula="of:=MIDB([.C250];1;2)+(MIDB([.C250];4;2)/60)+(MIDB([.C250];7;2)/3600)" office:value-type="string" office:string-value="" calcext:value-type="error">
            <text:p>#VALUE!</text:p>
          </table:table-cell>
          <table:table-cell table:style-name="ce15" table:formula="of:=MIDB([.D250];2;2)+(MIDB([.D250];5;2)/60)+(MIDB([.D250];8;2)/3600)" office:value-type="string" office:string-value="" calcext:value-type="error">
            <text:p>#VALUE!</text:p>
          </table:table-cell>
          <table:table-cell table:style-name="ce9" table:formula="of:=COM.MICROSOFT.CONCAT([.A250];LEFT([.B250];1))" office:value-type="string" office:string-value="ABBA" calcext:value-type="string">
            <text:p>ABBA</text:p>
          </table:table-cell>
          <table:table-cell table:style-name="ce9" table:formula="of:=MID([.H250];1;4)" office:value-type="string" office:string-value="ABBA" calcext:value-type="string">
            <text:p>ABBA</text:p>
          </table:table-cell>
          <table:table-cell table:style-name="ce9" table:formula="of:=MID([.H250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251];LEFT([.B251];1))" office:value-type="string" office:string-value="ABBA" calcext:value-type="string">
            <text:p>ABBA</text:p>
          </table:table-cell>
          <table:table-cell table:style-name="ce15" table:formula="of:=MIDB([.C251];1;2)+(MIDB([.C251];4;2)/60)+(MIDB([.C251];7;2)/3600)" office:value-type="string" office:string-value="" calcext:value-type="error">
            <text:p>#VALUE!</text:p>
          </table:table-cell>
          <table:table-cell table:style-name="ce15" table:formula="of:=MIDB([.D251];2;2)+(MIDB([.D251];5;2)/60)+(MIDB([.D251];8;2)/3600)" office:value-type="string" office:string-value="" calcext:value-type="error">
            <text:p>#VALUE!</text:p>
          </table:table-cell>
          <table:table-cell table:style-name="ce9" table:formula="of:=COM.MICROSOFT.CONCAT([.A251];LEFT([.B251];1))" office:value-type="string" office:string-value="ABBA" calcext:value-type="string">
            <text:p>ABBA</text:p>
          </table:table-cell>
          <table:table-cell table:style-name="ce9" table:formula="of:=MID([.H251];1;4)" office:value-type="string" office:string-value="ABBA" calcext:value-type="string">
            <text:p>ABBA</text:p>
          </table:table-cell>
          <table:table-cell table:style-name="ce9" table:formula="of:=MID([.H251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252];LEFT([.B252];1))" office:value-type="string" office:string-value="ABBA" calcext:value-type="string">
            <text:p>ABBA</text:p>
          </table:table-cell>
          <table:table-cell table:style-name="ce15" table:formula="of:=MIDB([.C252];1;2)+(MIDB([.C252];4;2)/60)+(MIDB([.C252];7;2)/3600)" office:value-type="string" office:string-value="" calcext:value-type="error">
            <text:p>#VALUE!</text:p>
          </table:table-cell>
          <table:table-cell table:style-name="ce15" table:formula="of:=MIDB([.D252];2;2)+(MIDB([.D252];5;2)/60)+(MIDB([.D252];8;2)/3600)" office:value-type="string" office:string-value="" calcext:value-type="error">
            <text:p>#VALUE!</text:p>
          </table:table-cell>
          <table:table-cell table:style-name="ce9" table:formula="of:=COM.MICROSOFT.CONCAT([.A252];LEFT([.B252];1))" office:value-type="string" office:string-value="ABBA" calcext:value-type="string">
            <text:p>ABBA</text:p>
          </table:table-cell>
          <table:table-cell table:style-name="ce9" table:formula="of:=MID([.H252];1;4)" office:value-type="string" office:string-value="ABBA" calcext:value-type="string">
            <text:p>ABBA</text:p>
          </table:table-cell>
          <table:table-cell table:style-name="ce9" table:formula="of:=MID([.H252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253];LEFT([.B253];1))" office:value-type="string" office:string-value="ABBA" calcext:value-type="string">
            <text:p>ABBA</text:p>
          </table:table-cell>
          <table:table-cell table:style-name="ce15" table:formula="of:=MIDB([.C253];1;2)+(MIDB([.C253];4;2)/60)+(MIDB([.C253];7;2)/3600)" office:value-type="string" office:string-value="" calcext:value-type="error">
            <text:p>#VALUE!</text:p>
          </table:table-cell>
          <table:table-cell table:style-name="ce15" table:formula="of:=MIDB([.D253];2;2)+(MIDB([.D253];5;2)/60)+(MIDB([.D253];8;2)/3600)" office:value-type="string" office:string-value="" calcext:value-type="error">
            <text:p>#VALUE!</text:p>
          </table:table-cell>
          <table:table-cell table:style-name="ce9" table:formula="of:=COM.MICROSOFT.CONCAT([.A253];LEFT([.B253];1))" office:value-type="string" office:string-value="ABBA" calcext:value-type="string">
            <text:p>ABBA</text:p>
          </table:table-cell>
          <table:table-cell table:style-name="ce9" table:formula="of:=MID([.H253];1;4)" office:value-type="string" office:string-value="ABBA" calcext:value-type="string">
            <text:p>ABBA</text:p>
          </table:table-cell>
          <table:table-cell table:style-name="ce9" table:formula="of:=MID([.H253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BBA</text:p>
          </table:table-cell>
          <table:table-cell table:number-columns-repeated="3"/>
          <table:table-cell table:style-name="ce14" table:formula="of:=COM.MICROSOFT.CONCAT([.A254];LEFT([.B254];1))" office:value-type="string" office:string-value="ABBA" calcext:value-type="string">
            <text:p>ABBA</text:p>
          </table:table-cell>
          <table:table-cell table:style-name="ce15" table:formula="of:=MIDB([.C254];1;2)+(MIDB([.C254];4;2)/60)+(MIDB([.C254];7;2)/3600)" office:value-type="string" office:string-value="" calcext:value-type="error">
            <text:p>#VALUE!</text:p>
          </table:table-cell>
          <table:table-cell table:style-name="ce15" table:formula="of:=MIDB([.D254];2;2)+(MIDB([.D254];5;2)/60)+(MIDB([.D254];8;2)/3600)" office:value-type="string" office:string-value="" calcext:value-type="error">
            <text:p>#VALUE!</text:p>
          </table:table-cell>
          <table:table-cell table:style-name="ce9" table:formula="of:=COM.MICROSOFT.CONCAT([.A254];LEFT([.B254];1))" office:value-type="string" office:string-value="ABBA" calcext:value-type="string">
            <text:p>ABBA</text:p>
          </table:table-cell>
          <table:table-cell table:style-name="ce9" table:formula="of:=MID([.H254];1;4)" office:value-type="string" office:string-value="ABBA" calcext:value-type="string">
            <text:p>ABBA</text:p>
          </table:table-cell>
          <table:table-cell table:style-name="ce9" table:formula="of:=MID([.H254];1;2)" office:value-type="string" office:string-value="AB" calcext:value-type="string">
            <text:p>AB</text:p>
          </table:table-cell>
          <table:table-cell table:number-columns-repeated="1014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WAGI" table:style-name="ta1">
        <table:table-column table:style-name="co1" table:default-cell-style-name="ce16"/>
        <table:table-row table:style-name="ro1">
          <table:table-cell office:value-type="string" calcext:value-type="string">
            <text:p>15.05.2019 doakonać aktualizacji punktów VFR na dzień 23.05.2019</text:p>
          </table:table-cell>
        </table:table-row>
      </table:table>
      <table:table table:name="Arkusz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table:number-columns-repeated="2" office:value-type="string" calcext:value-type="string">
            <text:p>EPBC AR</text:p>
          </table:table-cell>
          <table:table-cell/>
          <table:table-cell office:value-type="string" calcext:value-type="string">
            <text:p>5216.679N</text:p>
          </table:table-cell>
          <table:table-cell office:value-type="string" calcext:value-type="string">
            <text:p>02050.531E</text:p>
          </table:table-cell>
          <table:table-cell office:value-type="string" calcext:value-type="string">
            <text:p>NDB EPB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DELTA</text:p>
          </table:table-cell>
          <table:table-cell/>
          <table:table-cell office:value-type="string" calcext:value-type="string">
            <text:p>5220.599N</text:p>
          </table:table-cell>
          <table:table-cell office:value-type="string" calcext:value-type="string">
            <text:p>02113.666E</text:p>
          </table:table-cell>
          <table:table-cell office:value-type="string" calcext:value-type="string">
            <text:p>WOLOM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FOXTR</text:p>
          </table:table-cell>
          <table:table-cell/>
          <table:table-cell office:value-type="string" calcext:value-type="string">
            <text:p>5215.649N</text:p>
          </table:table-cell>
          <table:table-cell office:value-type="string" calcext:value-type="string">
            <text:p>02044.133E</text:p>
          </table:table-cell>
          <table:table-cell office:value-type="string" calcext:value-type="string">
            <text:p>BORZECIN DUZ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JULIE</text:p>
          </table:table-cell>
          <table:table-cell/>
          <table:table-cell office:value-type="string" calcext:value-type="string">
            <text:p>5222.666N</text:p>
          </table:table-cell>
          <table:table-cell office:value-type="string" calcext:value-type="string">
            <text:p>02054.999E</text:p>
          </table:table-cell>
          <table:table-cell office:value-type="string" calcext:value-type="string">
            <text:p>JABLON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LIMA</text:p>
          </table:table-cell>
          <table:table-cell/>
          <table:table-cell office:value-type="string" calcext:value-type="string">
            <text:p>5219.999N</text:p>
          </table:table-cell>
          <table:table-cell office:value-type="string" calcext:value-type="string">
            <text:p>02052.999E</text:p>
          </table:table-cell>
          <table:table-cell office:value-type="string" calcext:value-type="string">
            <text:p>LOMIAN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C WAR</text:p>
          </table:table-cell>
          <table:table-cell/>
          <table:table-cell office:value-type="string" calcext:value-type="string">
            <text:p>5215.554N</text:p>
          </table:table-cell>
          <table:table-cell office:value-type="string" calcext:value-type="string">
            <text:p>02039.429E</text:p>
          </table:table-cell>
          <table:table-cell office:value-type="string" calcext:value-type="string">
            <text:p>VOR ZABOROW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CHARL</text:p>
          </table:table-cell>
          <table:table-cell/>
          <table:table-cell office:value-type="string" calcext:value-type="string">
            <text:p>5258.266N</text:p>
          </table:table-cell>
          <table:table-cell office:value-type="string" calcext:value-type="string">
            <text:p>01832.383E</text:p>
          </table:table-cell>
          <table:table-cell office:value-type="string" calcext:value-type="string">
            <text:p>CIERPIS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KILO</text:p>
          </table:table-cell>
          <table:table-cell/>
          <table:table-cell office:value-type="string" calcext:value-type="string">
            <text:p>5258.349N</text:p>
          </table:table-cell>
          <table:table-cell office:value-type="string" calcext:value-type="string">
            <text:p>01743.366E</text:p>
          </table:table-cell>
          <table:table-cell office:value-type="string" calcext:value-type="string">
            <text:p>KOWAL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MIKE</text:p>
          </table:table-cell>
          <table:table-cell/>
          <table:table-cell office:value-type="string" calcext:value-type="string">
            <text:p>5313.416N</text:p>
          </table:table-cell>
          <table:table-cell office:value-type="string" calcext:value-type="string">
            <text:p>01802.216E</text:p>
          </table:table-cell>
          <table:table-cell office:value-type="string" calcext:value-type="string">
            <text:p>MAKSYMILIAN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NOVEM</text:p>
          </table:table-cell>
          <table:table-cell/>
          <table:table-cell office:value-type="string" calcext:value-type="string">
            <text:p>5310.566N</text:p>
          </table:table-cell>
          <table:table-cell office:value-type="string" calcext:value-type="string">
            <text:p>01803.383E</text:p>
          </table:table-cell>
          <table:table-cell office:value-type="string" calcext:value-type="string">
            <text:p>MYSLECINEK WIEZ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OSCAR</text:p>
          </table:table-cell>
          <table:table-cell/>
          <table:table-cell office:value-type="string" calcext:value-type="string">
            <text:p>5308.383N</text:p>
          </table:table-cell>
          <table:table-cell office:value-type="string" calcext:value-type="string">
            <text:p>01735.499E</text:p>
          </table:table-cell>
          <table:table-cell office:value-type="string" calcext:value-type="string">
            <text:p>NAKLO N.NOTEC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SIERR</text:p>
          </table:table-cell>
          <table:table-cell/>
          <table:table-cell office:value-type="string" calcext:value-type="string">
            <text:p>5303.149N</text:p>
          </table:table-cell>
          <table:table-cell office:value-type="string" calcext:value-type="string">
            <text:p>01759.766E</text:p>
          </table:table-cell>
          <table:table-cell office:value-type="string" calcext:value-type="string">
            <text:p>STRYSZEK SKRZYZOW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UNIFO</text:p>
          </table:table-cell>
          <table:table-cell/>
          <table:table-cell office:value-type="string" calcext:value-type="string">
            <text:p>5312.466N</text:p>
          </table:table-cell>
          <table:table-cell office:value-type="string" calcext:value-type="string">
            <text:p>01822.716E</text:p>
          </table:table-cell>
          <table:table-cell office:value-type="string" calcext:value-type="string">
            <text:p>UNISL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BY WHISK</text:p>
          </table:table-cell>
          <table:table-cell/>
          <table:table-cell office:value-type="string" calcext:value-type="string">
            <text:p>5258.566N</text:p>
          </table:table-cell>
          <table:table-cell office:value-type="string" calcext:value-type="string">
            <text:p>01805.966E</text:p>
          </table:table-cell>
          <table:table-cell office:value-type="string" calcext:value-type="string">
            <text:p>NOWA WIES WL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GOLF</text:p>
          </table:table-cell>
          <table:table-cell/>
          <table:table-cell office:value-type="string" calcext:value-type="string">
            <text:p>5433.166N</text:p>
          </table:table-cell>
          <table:table-cell office:value-type="string" calcext:value-type="string">
            <text:p>01750.183E</text:p>
          </table:table-cell>
          <table:table-cell office:value-type="string" calcext:value-type="string">
            <text:p>JEZ.LUBOWID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HOTEL</text:p>
          </table:table-cell>
          <table:table-cell/>
          <table:table-cell office:value-type="string" calcext:value-type="string">
            <text:p>5430.283N</text:p>
          </table:table-cell>
          <table:table-cell office:value-type="string" calcext:value-type="string">
            <text:p>01738.383E</text:p>
          </table:table-cell>
          <table:table-cell office:value-type="string" calcext:value-type="string">
            <text:p>POGORZEL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INDIA</text:p>
          </table:table-cell>
          <table:table-cell/>
          <table:table-cell office:value-type="string" calcext:value-type="string">
            <text:p>5429.816N</text:p>
          </table:table-cell>
          <table:table-cell office:value-type="string" calcext:value-type="string">
            <text:p>01729.666E</text:p>
          </table:table-cell>
          <table:table-cell office:value-type="string" calcext:value-type="string">
            <text:p>POTEG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JULIE</text:p>
          </table:table-cell>
          <table:table-cell/>
          <table:table-cell office:value-type="string" calcext:value-type="string">
            <text:p>5421.283N</text:p>
          </table:table-cell>
          <table:table-cell office:value-type="string" calcext:value-type="string">
            <text:p>01734.533E</text:p>
          </table:table-cell>
          <table:table-cell office:value-type="string" calcext:value-type="string">
            <text:p>CZ.DABROW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KILO</text:p>
          </table:table-cell>
          <table:table-cell/>
          <table:table-cell office:value-type="string" calcext:value-type="string">
            <text:p>5421.160N</text:p>
          </table:table-cell>
          <table:table-cell office:value-type="string" calcext:value-type="string">
            <text:p>01754.199E</text:p>
          </table:table-cell>
          <table:table-cell office:value-type="string" calcext:value-type="string">
            <text:p>SIERAK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CE LIMA</text:p>
          </table:table-cell>
          <table:table-cell/>
          <table:table-cell office:value-type="string" calcext:value-type="string">
            <text:p>5428.233N</text:p>
          </table:table-cell>
          <table:table-cell office:value-type="string" calcext:value-type="string">
            <text:p>01802.830E</text:p>
          </table:table-cell>
          <table:table-cell office:value-type="string" calcext:value-type="string">
            <text:p>STRZEP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DELTA</text:p>
          </table:table-cell>
          <table:table-cell/>
          <table:table-cell office:value-type="string" calcext:value-type="string">
            <text:p>5423.333N</text:p>
          </table:table-cell>
          <table:table-cell office:value-type="string" calcext:value-type="string">
            <text:p>01627.699E</text:p>
          </table:table-cell>
          <table:table-cell office:value-type="string" calcext:value-type="string">
            <text:p>DOMASLA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GOLF</text:p>
          </table:table-cell>
          <table:table-cell/>
          <table:table-cell office:value-type="string" calcext:value-type="string">
            <text:p>5426.399N</text:p>
          </table:table-cell>
          <table:table-cell office:value-type="string" calcext:value-type="string">
            <text:p>01622.399E</text:p>
          </table:table-cell>
          <table:table-cell office:value-type="string" calcext:value-type="string">
            <text:p>OUTRE POR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JULIE</text:p>
          </table:table-cell>
          <table:table-cell/>
          <table:table-cell office:value-type="string" calcext:value-type="string">
            <text:p>5432.399N</text:p>
          </table:table-cell>
          <table:table-cell office:value-type="string" calcext:value-type="string">
            <text:p>01632.699E</text:p>
          </table:table-cell>
          <table:table-cell office:value-type="string" calcext:value-type="string">
            <text:p>JAROSLAW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KILO</text:p>
          </table:table-cell>
          <table:table-cell/>
          <table:table-cell office:value-type="string" calcext:value-type="string">
            <text:p>5414.699N</text:p>
          </table:table-cell>
          <table:table-cell office:value-type="string" calcext:value-type="string">
            <text:p>01620.899E</text:p>
          </table:table-cell>
          <table:table-cell office:value-type="string" calcext:value-type="string">
            <text:p>KARNISZE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LIMA</text:p>
          </table:table-cell>
          <table:table-cell/>
          <table:table-cell office:value-type="string" calcext:value-type="string">
            <text:p>5418.399N</text:p>
          </table:table-cell>
          <table:table-cell office:value-type="string" calcext:value-type="string">
            <text:p>01611.799E</text:p>
          </table:table-cell>
          <table:table-cell office:value-type="string" calcext:value-type="string">
            <text:p>LAZ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OSKAR</text:p>
          </table:table-cell>
          <table:table-cell/>
          <table:table-cell office:value-type="string" calcext:value-type="string">
            <text:p>5421.499N</text:p>
          </table:table-cell>
          <table:table-cell office:value-type="string" calcext:value-type="string">
            <text:p>01630.899E</text:p>
          </table:table-cell>
          <table:table-cell office:value-type="string" calcext:value-type="string">
            <text:p>SLOW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A PAPA</text:p>
          </table:table-cell>
          <table:table-cell/>
          <table:table-cell office:value-type="string" calcext:value-type="string">
            <text:p>5429.299N</text:p>
          </table:table-cell>
          <table:table-cell office:value-type="string" calcext:value-type="string">
            <text:p>01642.699E</text:p>
          </table:table-cell>
          <table:table-cell office:value-type="string" calcext:value-type="string">
            <text:p>POSTOM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KILO</text:p>
          </table:table-cell>
          <table:table-cell/>
          <table:table-cell office:value-type="string" calcext:value-type="string">
            <text:p>5124.733N</text:p>
          </table:table-cell>
          <table:table-cell office:value-type="string" calcext:value-type="string">
            <text:p>02203.200E</text:p>
          </table:table-cell>
          <table:table-cell office:value-type="string" calcext:value-type="string">
            <text:p>Miasto Końskowol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NOVEMBER</text:p>
          </table:table-cell>
          <table:table-cell/>
          <table:table-cell office:value-type="string" calcext:value-type="string">
            <text:p>5138.383N</text:p>
          </table:table-cell>
          <table:table-cell office:value-type="string" calcext:value-type="string">
            <text:p>02159.017E</text:p>
          </table:table-cell>
          <table:table-cell office:value-type="string" calcext:value-type="string">
            <text:p>Budynek szkoły z boiskiem sportowym w m. Oszczywil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SIERRA</text:p>
          </table:table-cell>
          <table:table-cell/>
          <table:table-cell office:value-type="string" calcext:value-type="string">
            <text:p>5129.267N</text:p>
          </table:table-cell>
          <table:table-cell office:value-type="string" calcext:value-type="string">
            <text:p>02152.650E</text:p>
          </table:table-cell>
          <table:table-cell office:value-type="string" calcext:value-type="string">
            <text:p>Kościół w m. Gołąb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WHISKEY</text:p>
          </table:table-cell>
          <table:table-cell/>
          <table:table-cell office:value-type="string" calcext:value-type="string">
            <text:p>5135.350N</text:p>
          </table:table-cell>
          <table:table-cell office:value-type="string" calcext:value-type="string">
            <text:p>02132.467E</text:p>
          </table:table-cell>
          <table:table-cell office:value-type="string" calcext:value-type="string">
            <text:p>Stadion w m. Kozien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GOLF</text:p>
          </table:table-cell>
          <table:table-cell/>
          <table:table-cell office:value-type="string" calcext:value-type="string">
            <text:p>5422.466N</text:p>
          </table:table-cell>
          <table:table-cell office:value-type="string" calcext:value-type="string">
            <text:p>01846.733E</text:p>
          </table:table-cell>
          <table:table-cell office:value-type="string" calcext:value-type="string">
            <text:p>UJSCIE WISLY SMIALEJ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INDIA</text:p>
          </table:table-cell>
          <table:table-cell/>
          <table:table-cell office:value-type="string" calcext:value-type="string">
            <text:p>5428.266N</text:p>
          </table:table-cell>
          <table:table-cell office:value-type="string" calcext:value-type="string">
            <text:p>01818.583E</text:p>
          </table:table-cell>
          <table:table-cell office:value-type="string" calcext:value-type="string">
            <text:p>JEZ.MARCH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MIKE</text:p>
          </table:table-cell>
          <table:table-cell/>
          <table:table-cell office:value-type="string" calcext:value-type="string">
            <text:p>5426.683N</text:p>
          </table:table-cell>
          <table:table-cell office:value-type="string" calcext:value-type="string">
            <text:p>01832.666E</text:p>
          </table:table-cell>
          <table:table-cell office:value-type="string" calcext:value-type="string">
            <text:p>OPERA LESNA SOPO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NOVEM</text:p>
          </table:table-cell>
          <table:table-cell/>
          <table:table-cell office:value-type="string" calcext:value-type="string">
            <text:p>5424.699N</text:p>
          </table:table-cell>
          <table:table-cell office:value-type="string" calcext:value-type="string">
            <text:p>01829.990E</text:p>
          </table:table-cell>
          <table:table-cell office:value-type="string" calcext:value-type="string">
            <text:p>CENTR.HANDL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SIERR</text:p>
          </table:table-cell>
          <table:table-cell/>
          <table:table-cell office:value-type="string" calcext:value-type="string">
            <text:p>5420.699N</text:p>
          </table:table-cell>
          <table:table-cell office:value-type="string" calcext:value-type="string">
            <text:p>01826.990E</text:p>
          </table:table-cell>
          <table:table-cell office:value-type="string" calcext:value-type="string">
            <text:p>PALAC LE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XRAY</text:p>
          </table:table-cell>
          <table:table-cell/>
          <table:table-cell office:value-type="string" calcext:value-type="string">
            <text:p>5416.566N</text:p>
          </table:table-cell>
          <table:table-cell office:value-type="string" calcext:value-type="string">
            <text:p>01829.366E</text:p>
          </table:table-cell>
          <table:table-cell office:value-type="string" calcext:value-type="string">
            <text:p>KOLBUD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GD ZULU</text:p>
          </table:table-cell>
          <table:table-cell/>
          <table:table-cell office:value-type="string" calcext:value-type="string">
            <text:p>5419.499N</text:p>
          </table:table-cell>
          <table:table-cell office:value-type="string" calcext:value-type="string">
            <text:p>01811.160E</text:p>
          </table:table-cell>
          <table:table-cell office:value-type="string" calcext:value-type="string">
            <text:p>KARTUZ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JULIE</text:p>
          </table:table-cell>
          <table:table-cell/>
          <table:table-cell office:value-type="string" calcext:value-type="string">
            <text:p>5251.366N</text:p>
          </table:table-cell>
          <table:table-cell office:value-type="string" calcext:value-type="string">
            <text:p>01811.933E</text:p>
          </table:table-cell>
          <table:table-cell office:value-type="string" calcext:value-type="string">
            <text:p>JAKS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MIKE</text:p>
          </table:table-cell>
          <table:table-cell/>
          <table:table-cell office:value-type="string" calcext:value-type="string">
            <text:p>5240.633N</text:p>
          </table:table-cell>
          <table:table-cell office:value-type="string" calcext:value-type="string">
            <text:p>01800.449E</text:p>
          </table:table-cell>
          <table:table-cell office:value-type="string" calcext:value-type="string">
            <text:p>DABROW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NOVEM</text:p>
          </table:table-cell>
          <table:table-cell/>
          <table:table-cell office:value-type="string" calcext:value-type="string">
            <text:p>5253.649N</text:p>
          </table:table-cell>
          <table:table-cell office:value-type="string" calcext:value-type="string">
            <text:p>01818.966E</text:p>
          </table:table-cell>
          <table:table-cell office:value-type="string" calcext:value-type="string">
            <text:p>PLON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PAPA</text:p>
          </table:table-cell>
          <table:table-cell/>
          <table:table-cell office:value-type="string" calcext:value-type="string">
            <text:p>5250.330N</text:p>
          </table:table-cell>
          <table:table-cell office:value-type="string" calcext:value-type="string">
            <text:p>01839.216E</text:p>
          </table:table-cell>
          <table:table-cell office:value-type="string" calcext:value-type="string">
            <text:p>PRZYBRAN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ROMEO</text:p>
          </table:table-cell>
          <table:table-cell/>
          <table:table-cell office:value-type="string" calcext:value-type="string">
            <text:p>5237.883N</text:p>
          </table:table-cell>
          <table:table-cell office:value-type="string" calcext:value-type="string">
            <text:p>01832.990E</text:p>
          </table:table-cell>
          <table:table-cell office:value-type="string" calcext:value-type="string">
            <text:p>RADZIEJ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SIERR</text:p>
          </table:table-cell>
          <table:table-cell/>
          <table:table-cell office:value-type="string" calcext:value-type="string">
            <text:p>5244.599N</text:p>
          </table:table-cell>
          <table:table-cell office:value-type="string" calcext:value-type="string">
            <text:p>01815.990E</text:p>
          </table:table-cell>
          <table:table-cell office:value-type="string" calcext:value-type="string">
            <text:p>INOWROCL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WHISK</text:p>
          </table:table-cell>
          <table:table-cell/>
          <table:table-cell office:value-type="string" calcext:value-type="string">
            <text:p>5248.849N</text:p>
          </table:table-cell>
          <table:table-cell office:value-type="string" calcext:value-type="string">
            <text:p>01828.299E</text:p>
          </table:table-cell>
          <table:table-cell office:value-type="string" calcext:value-type="string">
            <text:p>WONORZ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IR ZULU</text:p>
          </table:table-cell>
          <table:table-cell/>
          <table:table-cell office:value-type="string" calcext:value-type="string">
            <text:p>5254.199N</text:p>
          </table:table-cell>
          <table:table-cell office:value-type="string" calcext:value-type="string">
            <text:p>01808.466E</text:p>
          </table:table-cell>
          <table:table-cell office:value-type="string" calcext:value-type="string">
            <text:p>ZLOTNIKI KULA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BRAVO</text:p>
          </table:table-cell>
          <table:table-cell/>
          <table:table-cell office:value-type="string" calcext:value-type="string">
            <text:p>5015.999N</text:p>
          </table:table-cell>
          <table:table-cell office:value-type="string" calcext:value-type="string">
            <text:p>01925.999E</text:p>
          </table:table-cell>
          <table:table-cell office:value-type="string" calcext:value-type="string">
            <text:p>BUKOW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DELTA</text:p>
          </table:table-cell>
          <table:table-cell/>
          <table:table-cell office:value-type="string" calcext:value-type="string">
            <text:p>4951.416N</text:p>
          </table:table-cell>
          <table:table-cell office:value-type="string" calcext:value-type="string">
            <text:p>02008.499E</text:p>
          </table:table-cell>
          <table:table-cell office:value-type="string" calcext:value-type="string">
            <text:p>DOBCZY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ECHO</text:p>
          </table:table-cell>
          <table:table-cell/>
          <table:table-cell office:value-type="string" calcext:value-type="string">
            <text:p>5002.516N</text:p>
          </table:table-cell>
          <table:table-cell office:value-type="string" calcext:value-type="string">
            <text:p>02005.866E</text:p>
          </table:table-cell>
          <table:table-cell office:value-type="string" calcext:value-type="string">
            <text:p>ELEKTROWNIA NA WISL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INDIA</text:p>
          </table:table-cell>
          <table:table-cell/>
          <table:table-cell office:value-type="string" calcext:value-type="string">
            <text:p>5008.999N</text:p>
          </table:table-cell>
          <table:table-cell office:value-type="string" calcext:value-type="string">
            <text:p>01937.999E</text:p>
          </table:table-cell>
          <table:table-cell office:value-type="string" calcext:value-type="string">
            <text:p>KRZESZOWICE KOPALN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KILO</text:p>
          </table:table-cell>
          <table:table-cell/>
          <table:table-cell office:value-type="string" calcext:value-type="string">
            <text:p>5002.999N</text:p>
          </table:table-cell>
          <table:table-cell office:value-type="string" calcext:value-type="string">
            <text:p>01947.999E</text:p>
          </table:table-cell>
          <table:table-cell office:value-type="string" calcext:value-type="string">
            <text:p>KRYSPINOW JEZIOR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LIMA</text:p>
          </table:table-cell>
          <table:table-cell/>
          <table:table-cell office:value-type="string" calcext:value-type="string">
            <text:p>5008.183N</text:p>
          </table:table-cell>
          <table:table-cell office:value-type="string" calcext:value-type="string">
            <text:p>02006.866E</text:p>
          </table:table-cell>
          <table:table-cell office:value-type="string" calcext:value-type="string">
            <text:p>LUBORZY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MIKE</text:p>
          </table:table-cell>
          <table:table-cell/>
          <table:table-cell office:value-type="string" calcext:value-type="string">
            <text:p>5020.999N</text:p>
          </table:table-cell>
          <table:table-cell office:value-type="string" calcext:value-type="string">
            <text:p>02001.999E</text:p>
          </table:table-cell>
          <table:table-cell office:value-type="string" calcext:value-type="string">
            <text:p>MIECH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OSCAR</text:p>
          </table:table-cell>
          <table:table-cell/>
          <table:table-cell office:value-type="string" calcext:value-type="string">
            <text:p>5011.999N</text:p>
          </table:table-cell>
          <table:table-cell office:value-type="string" calcext:value-type="string">
            <text:p>01952.999E</text:p>
          </table:table-cell>
          <table:table-cell office:value-type="string" calcext:value-type="string">
            <text:p>SMARDZOWICE KOSCIO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ROMEO</text:p>
          </table:table-cell>
          <table:table-cell/>
          <table:table-cell office:value-type="string" calcext:value-type="string">
            <text:p>4954.649N</text:p>
          </table:table-cell>
          <table:table-cell office:value-type="string" calcext:value-type="string">
            <text:p>01924.766E</text:p>
          </table:table-cell>
          <table:table-cell office:value-type="string" calcext:value-type="string">
            <text:p>RADO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SIERR</text:p>
          </table:table-cell>
          <table:table-cell/>
          <table:table-cell office:value-type="string" calcext:value-type="string">
            <text:p>4958.999N</text:p>
          </table:table-cell>
          <table:table-cell office:value-type="string" calcext:value-type="string">
            <text:p>01948.999E</text:p>
          </table:table-cell>
          <table:table-cell office:value-type="string" calcext:value-type="string">
            <text:p>SKAWI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UNIFO</text:p>
          </table:table-cell>
          <table:table-cell/>
          <table:table-cell office:value-type="string" calcext:value-type="string">
            <text:p>4947.516N</text:p>
          </table:table-cell>
          <table:table-cell office:value-type="string" calcext:value-type="string">
            <text:p>01946.683E</text:p>
          </table:table-cell>
          <table:table-cell office:value-type="string" calcext:value-type="string">
            <text:p>SULK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K ZULU</text:p>
          </table:table-cell>
          <table:table-cell/>
          <table:table-cell office:value-type="string" calcext:value-type="string">
            <text:p>5006.999N</text:p>
          </table:table-cell>
          <table:table-cell office:value-type="string" calcext:value-type="string">
            <text:p>01947.999E</text:p>
          </table:table-cell>
          <table:table-cell office:value-type="string" calcext:value-type="string">
            <text:p>ZABIER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BRAVO</text:p>
          </table:table-cell>
          <table:table-cell/>
          <table:table-cell office:value-type="string" calcext:value-type="string">
            <text:p>4945.749N</text:p>
          </table:table-cell>
          <table:table-cell office:value-type="string" calcext:value-type="string">
            <text:p>02145.830E</text:p>
          </table:table-cell>
          <table:table-cell office:value-type="string" calcext:value-type="string">
            <text:p>BAJD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HOTEL</text:p>
          </table:table-cell>
          <table:table-cell/>
          <table:table-cell office:value-type="string" calcext:value-type="string">
            <text:p>4940.216N</text:p>
          </table:table-cell>
          <table:table-cell office:value-type="string" calcext:value-type="string">
            <text:p>02153.349E</text:p>
          </table:table-cell>
          <table:table-cell office:value-type="string" calcext:value-type="string">
            <text:p>HAC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INDIA</text:p>
          </table:table-cell>
          <table:table-cell/>
          <table:table-cell office:value-type="string" calcext:value-type="string">
            <text:p>4936.299N</text:p>
          </table:table-cell>
          <table:table-cell office:value-type="string" calcext:value-type="string">
            <text:p>02148.416E</text:p>
          </table:table-cell>
          <table:table-cell office:value-type="string" calcext:value-type="string">
            <text:p>IWONI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R KILO</text:p>
          </table:table-cell>
          <table:table-cell/>
          <table:table-cell office:value-type="string" calcext:value-type="string">
            <text:p>4939.933N</text:p>
          </table:table-cell>
          <table:table-cell office:value-type="string" calcext:value-type="string">
            <text:p>02136.649E</text:p>
          </table:table-cell>
          <table:table-cell office:value-type="string" calcext:value-type="string">
            <text:p>KOPYT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CHARL</text:p>
          </table:table-cell>
          <table:table-cell/>
          <table:table-cell office:value-type="string" calcext:value-type="string">
            <text:p>5037.416N</text:p>
          </table:table-cell>
          <table:table-cell office:value-type="string" calcext:value-type="string">
            <text:p>01850.166E</text:p>
          </table:table-cell>
          <table:table-cell office:value-type="string" calcext:value-type="string">
            <text:p>KOSZEC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GOLF</text:p>
          </table:table-cell>
          <table:table-cell/>
          <table:table-cell office:value-type="string" calcext:value-type="string">
            <text:p>5023.999N</text:p>
          </table:table-cell>
          <table:table-cell office:value-type="string" calcext:value-type="string">
            <text:p>01902.999E</text:p>
          </table:table-cell>
          <table:table-cell office:value-type="string" calcext:value-type="string">
            <text:p>ROGOZNI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HOTEL</text:p>
          </table:table-cell>
          <table:table-cell/>
          <table:table-cell office:value-type="string" calcext:value-type="string">
            <text:p>5018.999N</text:p>
          </table:table-cell>
          <table:table-cell office:value-type="string" calcext:value-type="string">
            <text:p>01913.999E</text:p>
          </table:table-cell>
          <table:table-cell office:value-type="string" calcext:value-type="string">
            <text:p>STRZEMIESZYCE SKRZY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JULIE</text:p>
          </table:table-cell>
          <table:table-cell/>
          <table:table-cell office:value-type="string" calcext:value-type="string">
            <text:p>5040.299N</text:p>
          </table:table-cell>
          <table:table-cell office:value-type="string" calcext:value-type="string">
            <text:p>01912.299E</text:p>
          </table:table-cell>
          <table:table-cell office:value-type="string" calcext:value-type="string">
            <text:p>PORAJ JEZIOR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NOVEM</text:p>
          </table:table-cell>
          <table:table-cell/>
          <table:table-cell office:value-type="string" calcext:value-type="string">
            <text:p>5029.833N</text:p>
          </table:table-cell>
          <table:table-cell office:value-type="string" calcext:value-type="string">
            <text:p>01904.749E</text:p>
          </table:table-cell>
          <table:table-cell office:value-type="string" calcext:value-type="string">
            <text:p>ZENDEK KOSCIO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TANGO</text:p>
          </table:table-cell>
          <table:table-cell/>
          <table:table-cell office:value-type="string" calcext:value-type="string">
            <text:p>5020.999N</text:p>
          </table:table-cell>
          <table:table-cell office:value-type="string" calcext:value-type="string">
            <text:p>01850.999E</text:p>
          </table:table-cell>
          <table:table-cell office:value-type="string" calcext:value-type="string">
            <text:p>BYTOM KARB SKRZYZ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WHISK</text:p>
          </table:table-cell>
          <table:table-cell/>
          <table:table-cell office:value-type="string" calcext:value-type="string">
            <text:p>5034.999N</text:p>
          </table:table-cell>
          <table:table-cell office:value-type="string" calcext:value-type="string">
            <text:p>01903.499E</text:p>
          </table:table-cell>
          <table:table-cell office:value-type="string" calcext:value-type="string">
            <text:p>WOZNIKI SKRZYZOW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T XRAY</text:p>
          </table:table-cell>
          <table:table-cell/>
          <table:table-cell office:value-type="string" calcext:value-type="string">
            <text:p>5027.233N</text:p>
          </table:table-cell>
          <table:table-cell office:value-type="string" calcext:value-type="string">
            <text:p>01904.883E</text:p>
          </table:table-cell>
          <table:table-cell office:value-type="string" calcext:value-type="string">
            <text:p>PYRZOWICE-SKRZY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BRAVO</text:p>
          </table:table-cell>
          <table:table-cell/>
          <table:table-cell office:value-type="string" calcext:value-type="string">
            <text:p>5358.966N</text:p>
          </table:table-cell>
          <table:table-cell office:value-type="string" calcext:value-type="string">
            <text:p>01611.749E</text:p>
          </table:table-cell>
          <table:table-cell office:value-type="string" calcext:value-type="string">
            <text:p>BUKOWK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DELTA</text:p>
          </table:table-cell>
          <table:table-cell/>
          <table:table-cell office:value-type="string" calcext:value-type="string">
            <text:p>5402.330N</text:p>
          </table:table-cell>
          <table:table-cell office:value-type="string" calcext:value-type="string">
            <text:p>01624.216E</text:p>
          </table:table-cell>
          <table:table-cell office:value-type="string" calcext:value-type="string">
            <text:p>DAR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KILO</text:p>
          </table:table-cell>
          <table:table-cell/>
          <table:table-cell office:value-type="string" calcext:value-type="string">
            <text:p>5405.416N</text:p>
          </table:table-cell>
          <table:table-cell office:value-type="string" calcext:value-type="string">
            <text:p>01622.990E</text:p>
          </table:table-cell>
          <table:table-cell office:value-type="string" calcext:value-type="string">
            <text:p>KLIS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KZ NOVEM</text:p>
          </table:table-cell>
          <table:table-cell/>
          <table:table-cell office:value-type="string" calcext:value-type="string">
            <text:p>5403.999N</text:p>
          </table:table-cell>
          <table:table-cell office:value-type="string" calcext:value-type="string">
            <text:p>01609.883E</text:p>
          </table:table-cell>
          <table:table-cell office:value-type="string" calcext:value-type="string">
            <text:p>NIEDAL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BRAVO</text:p>
          </table:table-cell>
          <table:table-cell/>
          <table:table-cell office:value-type="string" calcext:value-type="string">
            <text:p>5105.417N</text:p>
          </table:table-cell>
          <table:table-cell office:value-type="string" calcext:value-type="string">
            <text:p>02217.267E</text:p>
          </table:table-cell>
          <table:table-cell office:value-type="string" calcext:value-type="string">
            <text:p>m.Borzechów - stad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DELTA</text:p>
          </table:table-cell>
          <table:table-cell/>
          <table:table-cell office:value-type="string" calcext:value-type="string">
            <text:p>5120.733N</text:p>
          </table:table-cell>
          <table:table-cell office:value-type="string" calcext:value-type="string">
            <text:p>02238.433E</text:p>
          </table:table-cell>
          <table:table-cell office:value-type="string" calcext:value-type="string">
            <text:p>na południe od m. Niemce - szklar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ECHO</text:p>
          </table:table-cell>
          <table:table-cell/>
          <table:table-cell office:value-type="string" calcext:value-type="string">
            <text:p>5109.633N</text:p>
          </table:table-cell>
          <table:table-cell office:value-type="string" calcext:value-type="string">
            <text:p>02256.717E</text:p>
          </table:table-cell>
          <table:table-cell office:value-type="string" calcext:value-type="string">
            <text:p>m. Biskupice - skrzyżowa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JULIETT</text:p>
          </table:table-cell>
          <table:table-cell/>
          <table:table-cell office:value-type="string" calcext:value-type="string">
            <text:p>5106.050N</text:p>
          </table:table-cell>
          <table:table-cell office:value-type="string" calcext:value-type="string">
            <text:p>02234.967E</text:p>
          </table:table-cell>
          <table:table-cell office:value-type="string" calcext:value-type="string">
            <text:p>m. Jabłonna-Majątek - jezior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KILO</text:p>
          </table:table-cell>
          <table:table-cell/>
          <table:table-cell office:value-type="string" calcext:value-type="string">
            <text:p>5106.950N</text:p>
          </table:table-cell>
          <table:table-cell office:value-type="string" calcext:value-type="string">
            <text:p>02245.717E</text:p>
          </table:table-cell>
          <table:table-cell office:value-type="string" calcext:value-type="string">
            <text:p>m. Majdanek Kozicki - skrzyżowanie dróg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LIMA</text:p>
          </table:table-cell>
          <table:table-cell/>
          <table:table-cell office:value-type="string" calcext:value-type="string">
            <text:p>5118.233N</text:p>
          </table:table-cell>
          <table:table-cell office:value-type="string" calcext:value-type="string">
            <text:p>02252.216E</text:p>
          </table:table-cell>
          <table:table-cell office:value-type="string" calcext:value-type="string">
            <text:p>m. Łęczna - 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PAPA</text:p>
          </table:table-cell>
          <table:table-cell/>
          <table:table-cell office:value-type="string" calcext:value-type="string">
            <text:p>5107.800N</text:p>
          </table:table-cell>
          <table:table-cell office:value-type="string" calcext:value-type="string">
            <text:p>02250.217E</text:p>
          </table:table-cell>
          <table:table-cell office:value-type="string" calcext:value-type="string">
            <text:p>na zachód od m. Pia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ROMEO</text:p>
          </table:table-cell>
          <table:table-cell/>
          <table:table-cell office:value-type="string" calcext:value-type="string">
            <text:p>5119.700N</text:p>
          </table:table-cell>
          <table:table-cell office:value-type="string" calcext:value-type="string">
            <text:p>02259.817E</text:p>
          </table:table-cell>
          <table:table-cell office:value-type="string" calcext:value-type="string">
            <text:p>Kopalnia Bogdan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SIERRA</text:p>
          </table:table-cell>
          <table:table-cell/>
          <table:table-cell office:value-type="string" calcext:value-type="string">
            <text:p>5113.299N</text:p>
          </table:table-cell>
          <table:table-cell office:value-type="string" calcext:value-type="string">
            <text:p>02244.516E</text:p>
          </table:table-cell>
          <table:table-cell office:value-type="string" calcext:value-type="string">
            <text:p>m. Franciszków - przejazd kolejow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TANGO</text:p>
          </table:table-cell>
          <table:table-cell/>
          <table:table-cell office:value-type="string" calcext:value-type="string">
            <text:p>5116.817N</text:p>
          </table:table-cell>
          <table:table-cell office:value-type="string" calcext:value-type="string">
            <text:p>02242.233E</text:p>
          </table:table-cell>
          <table:table-cell office:value-type="string" calcext:value-type="string">
            <text:p>m. Turka - las na południowywschód od miejscowośc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WHISKEY</text:p>
          </table:table-cell>
          <table:table-cell/>
          <table:table-cell office:value-type="string" calcext:value-type="string">
            <text:p>5120.983N</text:p>
          </table:table-cell>
          <table:table-cell office:value-type="string" calcext:value-type="string">
            <text:p>02220.699E</text:p>
          </table:table-cell>
          <table:table-cell office:value-type="string" calcext:value-type="string">
            <text:p>m. Garbów - kościół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B ZULU</text:p>
          </table:table-cell>
          <table:table-cell/>
          <table:table-cell office:value-type="string" calcext:value-type="string">
            <text:p>5110.666N</text:p>
          </table:table-cell>
          <table:table-cell office:value-type="string" calcext:value-type="string">
            <text:p>02231.699E</text:p>
          </table:table-cell>
          <table:table-cell office:value-type="string" calcext:value-type="string">
            <text:p>Zalew Zemborzyc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BRAVO</text:p>
          </table:table-cell>
          <table:table-cell/>
          <table:table-cell office:value-type="string" calcext:value-type="string">
            <text:p>5120.599N</text:p>
          </table:table-cell>
          <table:table-cell office:value-type="string" calcext:value-type="string">
            <text:p>01922.583E</text:p>
          </table:table-cell>
          <table:table-cell office:value-type="string" calcext:value-type="string">
            <text:p>GROCHOL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DELTA</text:p>
          </table:table-cell>
          <table:table-cell/>
          <table:table-cell office:value-type="string" calcext:value-type="string">
            <text:p>5141.399N</text:p>
          </table:table-cell>
          <table:table-cell office:value-type="string" calcext:value-type="string">
            <text:p>01858.849E</text:p>
          </table:table-cell>
          <table:table-cell office:value-type="string" calcext:value-type="string">
            <text:p>SZAD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GOLF</text:p>
          </table:table-cell>
          <table:table-cell/>
          <table:table-cell office:value-type="string" calcext:value-type="string">
            <text:p>5133.866N</text:p>
          </table:table-cell>
          <table:table-cell office:value-type="string" calcext:value-type="string">
            <text:p>01931.149E</text:p>
          </table:table-cell>
          <table:table-cell office:value-type="string" calcext:value-type="string">
            <text:p>GORKI DUZ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MIKE</text:p>
          </table:table-cell>
          <table:table-cell/>
          <table:table-cell office:value-type="string" calcext:value-type="string">
            <text:p>5127.483N</text:p>
          </table:table-cell>
          <table:table-cell office:value-type="string" calcext:value-type="string">
            <text:p>01850.249E</text:p>
          </table:table-cell>
          <table:table-cell office:value-type="string" calcext:value-type="string">
            <text:p>BURZEN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NOVEM</text:p>
          </table:table-cell>
          <table:table-cell/>
          <table:table-cell office:value-type="string" calcext:value-type="string">
            <text:p>5134.199N</text:p>
          </table:table-cell>
          <table:table-cell office:value-type="string" calcext:value-type="string">
            <text:p>01911.283E</text:p>
          </table:table-cell>
          <table:table-cell office:value-type="string" calcext:value-type="string">
            <text:p>TEODOR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SIERR</text:p>
          </table:table-cell>
          <table:table-cell/>
          <table:table-cell office:value-type="string" calcext:value-type="string">
            <text:p>5131.983N</text:p>
          </table:table-cell>
          <table:table-cell office:value-type="string" calcext:value-type="string">
            <text:p>01910.333E</text:p>
          </table:table-cell>
          <table:table-cell office:value-type="string" calcext:value-type="string">
            <text:p>WILKOWYJ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XRAY</text:p>
          </table:table-cell>
          <table:table-cell/>
          <table:table-cell office:value-type="string" calcext:value-type="string">
            <text:p>5130.749N</text:p>
          </table:table-cell>
          <table:table-cell office:value-type="string" calcext:value-type="string">
            <text:p>01901.533E</text:p>
          </table:table-cell>
          <table:table-cell office:value-type="string" calcext:value-type="string">
            <text:p>SEDZIER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K ZULU</text:p>
          </table:table-cell>
          <table:table-cell/>
          <table:table-cell office:value-type="string" calcext:value-type="string">
            <text:p>5127.933N</text:p>
          </table:table-cell>
          <table:table-cell office:value-type="string" calcext:value-type="string">
            <text:p>01913.133E</text:p>
          </table:table-cell>
          <table:table-cell office:value-type="string" calcext:value-type="string">
            <text:p>ZEL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CHARLIE</text:p>
          </table:table-cell>
          <table:table-cell/>
          <table:table-cell office:value-type="string" calcext:value-type="string">
            <text:p>5143.916N</text:p>
          </table:table-cell>
          <table:table-cell office:value-type="string" calcext:value-type="string">
            <text:p>01857.216E</text:p>
          </table:table-cell>
          <table:table-cell office:value-type="string" calcext:value-type="string">
            <text:p>CHOSZC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ECHO</text:p>
          </table:table-cell>
          <table:table-cell/>
          <table:table-cell office:value-type="string" calcext:value-type="string">
            <text:p>5147.999N</text:p>
          </table:table-cell>
          <table:table-cell office:value-type="string" calcext:value-type="string">
            <text:p>01938.166E</text:p>
          </table:table-cell>
          <table:table-cell office:value-type="string" calcext:value-type="string">
            <text:p>TEOL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GOLF</text:p>
          </table:table-cell>
          <table:table-cell/>
          <table:table-cell office:value-type="string" calcext:value-type="string">
            <text:p>5141.433N</text:p>
          </table:table-cell>
          <table:table-cell office:value-type="string" calcext:value-type="string">
            <text:p>01908.330E</text:p>
          </table:table-cell>
          <table:table-cell office:value-type="string" calcext:value-type="string">
            <text:p>PELAG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HOTEL</text:p>
          </table:table-cell>
          <table:table-cell/>
          <table:table-cell office:value-type="string" calcext:value-type="string">
            <text:p>5138.266N</text:p>
          </table:table-cell>
          <table:table-cell office:value-type="string" calcext:value-type="string">
            <text:p>01916.283E</text:p>
          </table:table-cell>
          <table:table-cell office:value-type="string" calcext:value-type="string">
            <text:p>CHECHLO DRUG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KILO</text:p>
          </table:table-cell>
          <table:table-cell/>
          <table:table-cell office:value-type="string" calcext:value-type="string">
            <text:p>5143.716N</text:p>
          </table:table-cell>
          <table:table-cell office:value-type="string" calcext:value-type="string">
            <text:p>01948.633E</text:p>
          </table:table-cell>
          <table:table-cell office:value-type="string" calcext:value-type="string">
            <text:p>KOLUSZ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LIMA</text:p>
          </table:table-cell>
          <table:table-cell/>
          <table:table-cell office:value-type="string" calcext:value-type="string">
            <text:p>5148.566N</text:p>
          </table:table-cell>
          <table:table-cell office:value-type="string" calcext:value-type="string">
            <text:p>01917.166E</text:p>
          </table:table-cell>
          <table:table-cell office:value-type="string" calcext:value-type="string">
            <text:p>ALEKSANDROW LODZ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ROMEO</text:p>
          </table:table-cell>
          <table:table-cell/>
          <table:table-cell office:value-type="string" calcext:value-type="string">
            <text:p>5138.333N</text:p>
          </table:table-cell>
          <table:table-cell office:value-type="string" calcext:value-type="string">
            <text:p>01929.916E</text:p>
          </table:table-cell>
          <table:table-cell office:value-type="string" calcext:value-type="string">
            <text:p>RZG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SIERR</text:p>
          </table:table-cell>
          <table:table-cell/>
          <table:table-cell office:value-type="string" calcext:value-type="string">
            <text:p>5141.416N</text:p>
          </table:table-cell>
          <table:table-cell office:value-type="string" calcext:value-type="string">
            <text:p>01926.599E</text:p>
          </table:table-cell>
          <table:table-cell office:value-type="string" calcext:value-type="string">
            <text:p>POND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WHISKEY</text:p>
          </table:table-cell>
          <table:table-cell/>
          <table:table-cell office:value-type="string" calcext:value-type="string">
            <text:p>5144.666N</text:p>
          </table:table-cell>
          <table:table-cell office:value-type="string" calcext:value-type="string">
            <text:p>01907.199E</text:p>
          </table:table-cell>
          <table:table-cell office:value-type="string" calcext:value-type="string">
            <text:p>KWIATK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XRAY</text:p>
          </table:table-cell>
          <table:table-cell/>
          <table:table-cell office:value-type="string" calcext:value-type="string">
            <text:p>5153.499N</text:p>
          </table:table-cell>
          <table:table-cell office:value-type="string" calcext:value-type="string">
            <text:p>01938.990E</text:p>
          </table:table-cell>
          <table:table-cell office:value-type="string" calcext:value-type="string">
            <text:p>STRYK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L YANKEE</text:p>
          </table:table-cell>
          <table:table-cell/>
          <table:table-cell office:value-type="string" calcext:value-type="string">
            <text:p>5144.916N</text:p>
          </table:table-cell>
          <table:table-cell office:value-type="string" calcext:value-type="string">
            <text:p>01920.999E</text:p>
          </table:table-cell>
          <table:table-cell office:value-type="string" calcext:value-type="string">
            <text:p>KONSTANTYN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KILO</text:p>
          </table:table-cell>
          <table:table-cell/>
          <table:table-cell office:value-type="string" calcext:value-type="string">
            <text:p>5204.566N</text:p>
          </table:table-cell>
          <table:table-cell office:value-type="string" calcext:value-type="string">
            <text:p>01908.266E</text:p>
          </table:table-cell>
          <table:table-cell office:value-type="string" calcext:value-type="string">
            <text:p>BLO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LIMA</text:p>
          </table:table-cell>
          <table:table-cell/>
          <table:table-cell office:value-type="string" calcext:value-type="string">
            <text:p>5201.433N</text:p>
          </table:table-cell>
          <table:table-cell office:value-type="string" calcext:value-type="string">
            <text:p>01916.799E</text:p>
          </table:table-cell>
          <table:table-cell office:value-type="string" calcext:value-type="string">
            <text:p>LESMIER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MIKE</text:p>
          </table:table-cell>
          <table:table-cell/>
          <table:table-cell office:value-type="string" calcext:value-type="string">
            <text:p>5156.683N</text:p>
          </table:table-cell>
          <table:table-cell office:value-type="string" calcext:value-type="string">
            <text:p>01910.649E</text:p>
          </table:table-cell>
          <table:table-cell office:value-type="string" calcext:value-type="string">
            <text:p>CHRZAST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NOVEM</text:p>
          </table:table-cell>
          <table:table-cell/>
          <table:table-cell office:value-type="string" calcext:value-type="string">
            <text:p>5159.816N</text:p>
          </table:table-cell>
          <table:table-cell office:value-type="string" calcext:value-type="string">
            <text:p>01927.990E</text:p>
          </table:table-cell>
          <table:table-cell office:value-type="string" calcext:value-type="string">
            <text:p>GIEC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ROMEO</text:p>
          </table:table-cell>
          <table:table-cell/>
          <table:table-cell office:value-type="string" calcext:value-type="string">
            <text:p>5207.599N</text:p>
          </table:table-cell>
          <table:table-cell office:value-type="string" calcext:value-type="string">
            <text:p>01900.383E</text:p>
          </table:table-cell>
          <table:table-cell office:value-type="string" calcext:value-type="string">
            <text:p>GRAB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LY UNIFO</text:p>
          </table:table-cell>
          <table:table-cell/>
          <table:table-cell office:value-type="string" calcext:value-type="string">
            <text:p>5158.133N</text:p>
          </table:table-cell>
          <table:table-cell office:value-type="string" calcext:value-type="string">
            <text:p>01847.616E</text:p>
          </table:table-cell>
          <table:table-cell office:value-type="string" calcext:value-type="string">
            <text:p>UNIEJ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DELTA</text:p>
          </table:table-cell>
          <table:table-cell/>
          <table:table-cell office:value-type="string" calcext:value-type="string">
            <text:p>5354.833N</text:p>
          </table:table-cell>
          <table:table-cell office:value-type="string" calcext:value-type="string">
            <text:p>01920.999E</text:p>
          </table:table-cell>
          <table:table-cell office:value-type="string" calcext:value-type="string">
            <text:p>DZIERZG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FOXTR</text:p>
          </table:table-cell>
          <table:table-cell/>
          <table:table-cell office:value-type="string" calcext:value-type="string">
            <text:p>5354.783N</text:p>
          </table:table-cell>
          <table:table-cell office:value-type="string" calcext:value-type="string">
            <text:p>01853.199E</text:p>
          </table:table-cell>
          <table:table-cell office:value-type="string" calcext:value-type="string">
            <text:p>UJSCIE NOGATU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GOLF</text:p>
          </table:table-cell>
          <table:table-cell/>
          <table:table-cell office:value-type="string" calcext:value-type="string">
            <text:p>5408.499N</text:p>
          </table:table-cell>
          <table:table-cell office:value-type="string" calcext:value-type="string">
            <text:p>01900.499E</text:p>
          </table:table-cell>
          <table:table-cell office:value-type="string" calcext:value-type="string">
            <text:p>NOWY ST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JULIE</text:p>
          </table:table-cell>
          <table:table-cell/>
          <table:table-cell office:value-type="string" calcext:value-type="string">
            <text:p>5407.349N</text:p>
          </table:table-cell>
          <table:table-cell office:value-type="string" calcext:value-type="string">
            <text:p>01917.749E</text:p>
          </table:table-cell>
          <table:table-cell office:value-type="string" calcext:value-type="string">
            <text:p>JEGLOWNI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LIMA</text:p>
          </table:table-cell>
          <table:table-cell/>
          <table:table-cell office:value-type="string" calcext:value-type="string">
            <text:p>5403.666N</text:p>
          </table:table-cell>
          <table:table-cell office:value-type="string" calcext:value-type="string">
            <text:p>01928.333E</text:p>
          </table:table-cell>
          <table:table-cell office:value-type="string" calcext:value-type="string">
            <text:p>JEZ.DRU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NOVEM</text:p>
          </table:table-cell>
          <table:table-cell/>
          <table:table-cell office:value-type="string" calcext:value-type="string">
            <text:p>5403.833N</text:p>
          </table:table-cell>
          <table:table-cell office:value-type="string" calcext:value-type="string">
            <text:p>01906.999E</text:p>
          </table:table-cell>
          <table:table-cell office:value-type="string" calcext:value-type="string">
            <text:p>SZAWAL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B SIERR</text:p>
          </table:table-cell>
          <table:table-cell/>
          <table:table-cell office:value-type="string" calcext:value-type="string">
            <text:p>5359.199N</text:p>
          </table:table-cell>
          <table:table-cell office:value-type="string" calcext:value-type="string">
            <text:p>01909.383E</text:p>
          </table:table-cell>
          <table:table-cell office:value-type="string" calcext:value-type="string">
            <text:p>SZROP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BRAVO</text:p>
          </table:table-cell>
          <table:table-cell/>
          <table:table-cell office:value-type="string" calcext:value-type="string">
            <text:p>5323.483N</text:p>
          </table:table-cell>
          <table:table-cell office:value-type="string" calcext:value-type="string">
            <text:p>01617.116E</text:p>
          </table:table-cell>
          <table:table-cell office:value-type="string" calcext:value-type="string">
            <text:p>KLOS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DELTA</text:p>
          </table:table-cell>
          <table:table-cell/>
          <table:table-cell office:value-type="string" calcext:value-type="string">
            <text:p>5316.449N</text:p>
          </table:table-cell>
          <table:table-cell office:value-type="string" calcext:value-type="string">
            <text:p>01607.349E</text:p>
          </table:table-cell>
          <table:table-cell office:value-type="string" calcext:value-type="string">
            <text:p>PLOCIC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GOLF</text:p>
          </table:table-cell>
          <table:table-cell/>
          <table:table-cell office:value-type="string" calcext:value-type="string">
            <text:p>5322.249N</text:p>
          </table:table-cell>
          <table:table-cell office:value-type="string" calcext:value-type="string">
            <text:p>01625.666E</text:p>
          </table:table-cell>
          <table:table-cell office:value-type="string" calcext:value-type="string">
            <text:p>GOL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KILO</text:p>
          </table:table-cell>
          <table:table-cell/>
          <table:table-cell office:value-type="string" calcext:value-type="string">
            <text:p>5317.899N</text:p>
          </table:table-cell>
          <table:table-cell office:value-type="string" calcext:value-type="string">
            <text:p>01554.349E</text:p>
          </table:table-cell>
          <table:table-cell office:value-type="string" calcext:value-type="string">
            <text:p>KALISZ POMOR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LIMA</text:p>
          </table:table-cell>
          <table:table-cell/>
          <table:table-cell office:value-type="string" calcext:value-type="string">
            <text:p>5327.499N</text:p>
          </table:table-cell>
          <table:table-cell office:value-type="string" calcext:value-type="string">
            <text:p>01556.733E</text:p>
          </table:table-cell>
          <table:table-cell office:value-type="string" calcext:value-type="string">
            <text:p>LUBIES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MIKE</text:p>
          </table:table-cell>
          <table:table-cell/>
          <table:table-cell office:value-type="string" calcext:value-type="string">
            <text:p>5328.966N</text:p>
          </table:table-cell>
          <table:table-cell office:value-type="string" calcext:value-type="string">
            <text:p>01620.716E</text:p>
          </table:table-cell>
          <table:table-cell office:value-type="string" calcext:value-type="string">
            <text:p>MACHLI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NOVEM</text:p>
          </table:table-cell>
          <table:table-cell/>
          <table:table-cell office:value-type="string" calcext:value-type="string">
            <text:p>5324.616N</text:p>
          </table:table-cell>
          <table:table-cell office:value-type="string" calcext:value-type="string">
            <text:p>01608.383E</text:p>
          </table:table-cell>
          <table:table-cell office:value-type="string" calcext:value-type="string">
            <text:p>GARB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SIERR</text:p>
          </table:table-cell>
          <table:table-cell/>
          <table:table-cell office:value-type="string" calcext:value-type="string">
            <text:p>5320.633N</text:p>
          </table:table-cell>
          <table:table-cell office:value-type="string" calcext:value-type="string">
            <text:p>01605.233E</text:p>
          </table:table-cell>
          <table:table-cell office:value-type="string" calcext:value-type="string">
            <text:p>MIROSLW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TANGO</text:p>
          </table:table-cell>
          <table:table-cell/>
          <table:table-cell office:value-type="string" calcext:value-type="string">
            <text:p>5311.633N</text:p>
          </table:table-cell>
          <table:table-cell office:value-type="string" calcext:value-type="string">
            <text:p>01609.266E</text:p>
          </table:table-cell>
          <table:table-cell office:value-type="string" calcext:value-type="string">
            <text:p>TUCZ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WHISK</text:p>
          </table:table-cell>
          <table:table-cell/>
          <table:table-cell office:value-type="string" calcext:value-type="string">
            <text:p>5316.616N</text:p>
          </table:table-cell>
          <table:table-cell office:value-type="string" calcext:value-type="string">
            <text:p>01627.799E</text:p>
          </table:table-cell>
          <table:table-cell office:value-type="string" calcext:value-type="string">
            <text:p>WAL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I ZULU</text:p>
          </table:table-cell>
          <table:table-cell/>
          <table:table-cell office:value-type="string" calcext:value-type="string">
            <text:p>5331.533N</text:p>
          </table:table-cell>
          <table:table-cell office:value-type="string" calcext:value-type="string">
            <text:p>01600.349E</text:p>
          </table:table-cell>
          <table:table-cell office:value-type="string" calcext:value-type="string">
            <text:p>ZLOCIEN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GOLF</text:p>
          </table:table-cell>
          <table:table-cell/>
          <table:table-cell office:value-type="string" calcext:value-type="string">
            <text:p>5216.166N</text:p>
          </table:table-cell>
          <table:table-cell office:value-type="string" calcext:value-type="string">
            <text:p>02154.733E</text:p>
          </table:table-cell>
          <table:table-cell office:value-type="string" calcext:value-type="string">
            <text:p>GREBK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KILO</text:p>
          </table:table-cell>
          <table:table-cell/>
          <table:table-cell office:value-type="string" calcext:value-type="string">
            <text:p>5206.799N</text:p>
          </table:table-cell>
          <table:table-cell office:value-type="string" calcext:value-type="string">
            <text:p>02135.116E</text:p>
          </table:table-cell>
          <table:table-cell office:value-type="string" calcext:value-type="string">
            <text:p>POGORZE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MIKE</text:p>
          </table:table-cell>
          <table:table-cell/>
          <table:table-cell office:value-type="string" calcext:value-type="string">
            <text:p>5206.466N</text:p>
          </table:table-cell>
          <table:table-cell office:value-type="string" calcext:value-type="string">
            <text:p>02149.666E</text:p>
          </table:table-cell>
          <table:table-cell office:value-type="string" calcext:value-type="string">
            <text:p>MALA WIE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NOVEM</text:p>
          </table:table-cell>
          <table:table-cell/>
          <table:table-cell office:value-type="string" calcext:value-type="string">
            <text:p>5214.699N</text:p>
          </table:table-cell>
          <table:table-cell office:value-type="string" calcext:value-type="string">
            <text:p>02139.660E</text:p>
          </table:table-cell>
          <table:table-cell office:value-type="string" calcext:value-type="string">
            <text:p>LAZI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OSKAR</text:p>
          </table:table-cell>
          <table:table-cell/>
          <table:table-cell office:value-type="string" calcext:value-type="string">
            <text:p>5207.433N</text:p>
          </table:table-cell>
          <table:table-cell office:value-type="string" calcext:value-type="string">
            <text:p>02201.333E</text:p>
          </table:table-cell>
          <table:table-cell office:value-type="string" calcext:value-type="string">
            <text:p>OZOR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ROMEO</text:p>
          </table:table-cell>
          <table:table-cell/>
          <table:table-cell office:value-type="string" calcext:value-type="string">
            <text:p>5218.266N</text:p>
          </table:table-cell>
          <table:table-cell office:value-type="string" calcext:value-type="string">
            <text:p>02132.999E</text:p>
          </table:table-cell>
          <table:table-cell office:value-type="string" calcext:value-type="string">
            <text:p>STANISLAW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M SIERR</text:p>
          </table:table-cell>
          <table:table-cell/>
          <table:table-cell office:value-type="string" calcext:value-type="string">
            <text:p>5208.999N</text:p>
          </table:table-cell>
          <table:table-cell office:value-type="string" calcext:value-type="string">
            <text:p>02139.983E</text:p>
          </table:table-cell>
          <table:table-cell office:value-type="string" calcext:value-type="string">
            <text:p>WOLKA WICIEJOW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HOTEL</text:p>
          </table:table-cell>
          <table:table-cell/>
          <table:table-cell office:value-type="string" calcext:value-type="string">
            <text:p>5232.949N</text:p>
          </table:table-cell>
          <table:table-cell office:value-type="string" calcext:value-type="string">
            <text:p>02030.660E</text:p>
          </table:table-cell>
          <table:table-cell office:value-type="string" calcext:value-type="string">
            <text:p>PRZYBOR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INDIA</text:p>
          </table:table-cell>
          <table:table-cell/>
          <table:table-cell office:value-type="string" calcext:value-type="string">
            <text:p>5228.466N</text:p>
          </table:table-cell>
          <table:table-cell office:value-type="string" calcext:value-type="string">
            <text:p>02038.916E</text:p>
          </table:table-cell>
          <table:table-cell office:value-type="string" calcext:value-type="string">
            <text:p>WYMYSL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QUEBEC</text:p>
          </table:table-cell>
          <table:table-cell/>
          <table:table-cell office:value-type="string" calcext:value-type="string">
            <text:p>5222.666N</text:p>
          </table:table-cell>
          <table:table-cell office:value-type="string" calcext:value-type="string">
            <text:p>02011.216E</text:p>
          </table:table-cell>
          <table:table-cell office:value-type="string" calcext:value-type="string">
            <text:p>WYSZOGRO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SIERR</text:p>
          </table:table-cell>
          <table:table-cell/>
          <table:table-cell office:value-type="string" calcext:value-type="string">
            <text:p>5236.349N</text:p>
          </table:table-cell>
          <table:table-cell office:value-type="string" calcext:value-type="string">
            <text:p>02023.966E</text:p>
          </table:table-cell>
          <table:table-cell office:value-type="string" calcext:value-type="string">
            <text:p>PLONS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UNIFO</text:p>
          </table:table-cell>
          <table:table-cell/>
          <table:table-cell office:value-type="string" calcext:value-type="string">
            <text:p>5225.749N</text:p>
          </table:table-cell>
          <table:table-cell office:value-type="string" calcext:value-type="string">
            <text:p>02039.249E</text:p>
          </table:table-cell>
          <table:table-cell office:value-type="string" calcext:value-type="string">
            <text:p>BRIDGE OVER VISTUL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VICTO</text:p>
          </table:table-cell>
          <table:table-cell/>
          <table:table-cell office:value-type="string" calcext:value-type="string">
            <text:p>5223.683N</text:p>
          </table:table-cell>
          <table:table-cell office:value-type="string" calcext:value-type="string">
            <text:p>02032.433E</text:p>
          </table:table-cell>
          <table:table-cell office:value-type="string" calcext:value-type="string">
            <text:p>LEONC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MO YANKE</text:p>
          </table:table-cell>
          <table:table-cell/>
          <table:table-cell office:value-type="string" calcext:value-type="string">
            <text:p>5234.799N</text:p>
          </table:table-cell>
          <table:table-cell office:value-type="string" calcext:value-type="string">
            <text:p>02046.416E</text:p>
          </table:table-cell>
          <table:table-cell office:value-type="string" calcext:value-type="string">
            <text:p>NASIELS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T ALFA</text:p>
          </table:table-cell>
          <table:table-cell/>
          <table:table-cell office:value-type="string" calcext:value-type="string">
            <text:p>4928.290N</text:p>
          </table:table-cell>
          <table:table-cell office:value-type="string" calcext:value-type="string">
            <text:p>02013.374E</text:p>
          </table:table-cell>
          <table:table-cell office:value-type="string" calcext:value-type="string">
            <text:p>DEBNO 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T BRAVO</text:p>
          </table:table-cell>
          <table:table-cell/>
          <table:table-cell office:value-type="string" calcext:value-type="string">
            <text:p>4922.686N</text:p>
          </table:table-cell>
          <table:table-cell office:value-type="string" calcext:value-type="string">
            <text:p>02000.648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NT CHARLIE</text:p>
          </table:table-cell>
          <table:table-cell/>
          <table:table-cell office:value-type="string" calcext:value-type="string">
            <text:p>4928.456N</text:p>
          </table:table-cell>
          <table:table-cell office:value-type="string" calcext:value-type="string">
            <text:p>01957.443E</text:p>
          </table:table-cell>
          <table:table-cell office:value-type="string" calcext:value-type="string">
            <text:p>KRAUS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T DELTA</text:p>
          </table:table-cell>
          <table:table-cell/>
          <table:table-cell office:value-type="string" calcext:value-type="string">
            <text:p>4931.600N</text:p>
          </table:table-cell>
          <table:table-cell office:value-type="string" calcext:value-type="string">
            <text:p>01959.213E</text:p>
          </table:table-cell>
          <table:table-cell office:value-type="string" calcext:value-type="string">
            <text:p>KLIKUSZ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D NOVEM</text:p>
          </table:table-cell>
          <table:table-cell/>
          <table:table-cell office:value-type="string" calcext:value-type="string">
            <text:p>5350.990N</text:p>
          </table:table-cell>
          <table:table-cell office:value-type="string" calcext:value-type="string">
            <text:p>02028.499E</text:p>
          </table:table-cell>
          <table:table-cell office:value-type="string" calcext:value-type="string">
            <text:p>DYWID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D SIERR</text:p>
          </table:table-cell>
          <table:table-cell/>
          <table:table-cell office:value-type="string" calcext:value-type="string">
            <text:p>5341.749N</text:p>
          </table:table-cell>
          <table:table-cell office:value-type="string" calcext:value-type="string">
            <text:p>02024.766E</text:p>
          </table:table-cell>
          <table:table-cell office:value-type="string" calcext:value-type="string">
            <text:p>DOROT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D WHISK</text:p>
          </table:table-cell>
          <table:table-cell/>
          <table:table-cell office:value-type="string" calcext:value-type="string">
            <text:p>5344.833N</text:p>
          </table:table-cell>
          <table:table-cell office:value-type="string" calcext:value-type="string">
            <text:p>02014.133E</text:p>
          </table:table-cell>
          <table:table-cell office:value-type="string" calcext:value-type="string">
            <text:p>GIETRZWAL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CHARL</text:p>
          </table:table-cell>
          <table:table-cell/>
          <table:table-cell office:value-type="string" calcext:value-type="string">
            <text:p>5433.199N</text:p>
          </table:table-cell>
          <table:table-cell office:value-type="string" calcext:value-type="string">
            <text:p>01828.849E</text:p>
          </table:table-cell>
          <table:table-cell office:value-type="string" calcext:value-type="string">
            <text:p>CHIMNE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DELTA</text:p>
          </table:table-cell>
          <table:table-cell/>
          <table:table-cell office:value-type="string" calcext:value-type="string">
            <text:p>5431.866N</text:p>
          </table:table-cell>
          <table:table-cell office:value-type="string" calcext:value-type="string">
            <text:p>01822.549E</text:p>
          </table:table-cell>
          <table:table-cell office:value-type="string" calcext:value-type="string">
            <text:p>LEZY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HOTEL</text:p>
          </table:table-cell>
          <table:table-cell/>
          <table:table-cell office:value-type="string" calcext:value-type="string">
            <text:p>5436.616N</text:p>
          </table:table-cell>
          <table:table-cell office:value-type="string" calcext:value-type="string">
            <text:p>01847.933E</text:p>
          </table:table-cell>
          <table:table-cell office:value-type="string" calcext:value-type="string">
            <text:p>HE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JULIE</text:p>
          </table:table-cell>
          <table:table-cell/>
          <table:table-cell office:value-type="string" calcext:value-type="string">
            <text:p>5440.733N</text:p>
          </table:table-cell>
          <table:table-cell office:value-type="string" calcext:value-type="string">
            <text:p>01843.216E</text:p>
          </table:table-cell>
          <table:table-cell office:value-type="string" calcext:value-type="string">
            <text:p>JASTARN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KILO</text:p>
          </table:table-cell>
          <table:table-cell/>
          <table:table-cell office:value-type="string" calcext:value-type="string">
            <text:p>5446.183N</text:p>
          </table:table-cell>
          <table:table-cell office:value-type="string" calcext:value-type="string">
            <text:p>01809.616E</text:p>
          </table:table-cell>
          <table:table-cell office:value-type="string" calcext:value-type="string">
            <text:p>KROK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LIMA</text:p>
          </table:table-cell>
          <table:table-cell/>
          <table:table-cell office:value-type="string" calcext:value-type="string">
            <text:p>5436.299N</text:p>
          </table:table-cell>
          <table:table-cell office:value-type="string" calcext:value-type="string">
            <text:p>01814.916E</text:p>
          </table:table-cell>
          <table:table-cell office:value-type="string" calcext:value-type="string">
            <text:p>WEJHER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OSKAR</text:p>
          </table:table-cell>
          <table:table-cell/>
          <table:table-cell office:value-type="string" calcext:value-type="string">
            <text:p>5428.816N</text:p>
          </table:table-cell>
          <table:table-cell office:value-type="string" calcext:value-type="string">
            <text:p>01833.849E</text:p>
          </table:table-cell>
          <table:table-cell office:value-type="string" calcext:value-type="string">
            <text:p>ORL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ROMEO</text:p>
          </table:table-cell>
          <table:table-cell/>
          <table:table-cell office:value-type="string" calcext:value-type="string">
            <text:p>5438.830N</text:p>
          </table:table-cell>
          <table:table-cell office:value-type="string" calcext:value-type="string">
            <text:p>01830.833E</text:p>
          </table:table-cell>
          <table:table-cell office:value-type="string" calcext:value-type="string">
            <text:p>RE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K WHISK</text:p>
          </table:table-cell>
          <table:table-cell/>
          <table:table-cell office:value-type="string" calcext:value-type="string">
            <text:p>5447.416N</text:p>
          </table:table-cell>
          <table:table-cell office:value-type="string" calcext:value-type="string">
            <text:p>01824.499E</text:p>
          </table:table-cell>
          <table:table-cell office:value-type="string" calcext:value-type="string">
            <text:p>WLADYSLAW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OM ECHO</text:p>
          </table:table-cell>
          <table:table-cell/>
          <table:table-cell office:value-type="string" calcext:value-type="string">
            <text:p>5142.299N</text:p>
          </table:table-cell>
          <table:table-cell office:value-type="string" calcext:value-type="string">
            <text:p>01759.22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OM NOVEM</text:p>
          </table:table-cell>
          <table:table-cell/>
          <table:table-cell office:value-type="string" calcext:value-type="string">
            <text:p>5146.489N</text:p>
          </table:table-cell>
          <table:table-cell office:value-type="string" calcext:value-type="string">
            <text:p>01751.40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OM SIERR</text:p>
          </table:table-cell>
          <table:table-cell/>
          <table:table-cell office:value-type="string" calcext:value-type="string">
            <text:p>5138.569N</text:p>
          </table:table-cell>
          <table:table-cell office:value-type="string" calcext:value-type="string">
            <text:p>01748.31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OM WHISK</text:p>
          </table:table-cell>
          <table:table-cell/>
          <table:table-cell office:value-type="string" calcext:value-type="string">
            <text:p>5143.149N</text:p>
          </table:table-cell>
          <table:table-cell office:value-type="string" calcext:value-type="string">
            <text:p>01743.409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EPPI ALFA</text:p>
          </table:table-cell>
          <table:table-cell/>
          <table:table-cell office:value-type="string" calcext:value-type="string">
            <text:p>5307.683N</text:p>
          </table:table-cell>
          <table:table-cell office:value-type="string" calcext:value-type="string">
            <text:p>01638.933E</text:p>
          </table:table-cell>
          <table:table-cell office:value-type="string" calcext:value-type="string">
            <text:p>KOTU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BRAVO</text:p>
          </table:table-cell>
          <table:table-cell/>
          <table:table-cell office:value-type="string" calcext:value-type="string">
            <text:p>5311.616N</text:p>
          </table:table-cell>
          <table:table-cell office:value-type="string" calcext:value-type="string">
            <text:p>01638.999E</text:p>
          </table:table-cell>
          <table:table-cell office:value-type="string" calcext:value-type="string">
            <text:p>ZAWAD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CHARL</text:p>
          </table:table-cell>
          <table:table-cell/>
          <table:table-cell office:value-type="string" calcext:value-type="string">
            <text:p>5313.199N</text:p>
          </table:table-cell>
          <table:table-cell office:value-type="string" calcext:value-type="string">
            <text:p>01647.216E</text:p>
          </table:table-cell>
          <table:table-cell office:value-type="string" calcext:value-type="string">
            <text:p>DOBRZY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DELTA</text:p>
          </table:table-cell>
          <table:table-cell/>
          <table:table-cell office:value-type="string" calcext:value-type="string">
            <text:p>5308.983N</text:p>
          </table:table-cell>
          <table:table-cell office:value-type="string" calcext:value-type="string">
            <text:p>01647.349E</text:p>
          </table:table-cell>
          <table:table-cell office:value-type="string" calcext:value-type="string">
            <text:p>SKRZYZ.DK 10 i 11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GOLF</text:p>
          </table:table-cell>
          <table:table-cell/>
          <table:table-cell office:value-type="string" calcext:value-type="string">
            <text:p>5311.418N</text:p>
          </table:table-cell>
          <table:table-cell office:value-type="string" calcext:value-type="string">
            <text:p>01625.959E</text:p>
          </table:table-cell>
          <table:table-cell office:value-type="string" calcext:value-type="string">
            <text:p>GOSTOM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KILO</text:p>
          </table:table-cell>
          <table:table-cell/>
          <table:table-cell office:value-type="string" calcext:value-type="string">
            <text:p>5317.344N</text:p>
          </table:table-cell>
          <table:table-cell office:value-type="string" calcext:value-type="string">
            <text:p>01659.491E</text:p>
          </table:table-cell>
          <table:table-cell office:value-type="string" calcext:value-type="string">
            <text:p>KRAJEN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MIKE</text:p>
          </table:table-cell>
          <table:table-cell/>
          <table:table-cell office:value-type="string" calcext:value-type="string">
            <text:p>5302.328N</text:p>
          </table:table-cell>
          <table:table-cell office:value-type="string" calcext:value-type="string">
            <text:p>01641.180E</text:p>
          </table:table-cell>
          <table:table-cell office:value-type="string" calcext:value-type="string">
            <text:p>MIROSLA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NOVEM</text:p>
          </table:table-cell>
          <table:table-cell/>
          <table:table-cell office:value-type="string" calcext:value-type="string">
            <text:p>5303.343N</text:p>
          </table:table-cell>
          <table:table-cell office:value-type="string" calcext:value-type="string">
            <text:p>01650.551E</text:p>
          </table:table-cell>
          <table:table-cell office:value-type="string" calcext:value-type="string">
            <text:p>MOST K.MILCZ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PAPA</text:p>
          </table:table-cell>
          <table:table-cell/>
          <table:table-cell office:value-type="string" calcext:value-type="string">
            <text:p>5321.883N</text:p>
          </table:table-cell>
          <table:table-cell office:value-type="string" calcext:value-type="string">
            <text:p>01647.340E</text:p>
          </table:table-cell>
          <table:table-cell office:value-type="string" calcext:value-type="string">
            <text:p>ST.KOL.PTUSZ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SIERR</text:p>
          </table:table-cell>
          <table:table-cell/>
          <table:table-cell office:value-type="string" calcext:value-type="string">
            <text:p>5320.623N</text:p>
          </table:table-cell>
          <table:table-cell office:value-type="string" calcext:value-type="string">
            <text:p>01634.208E</text:p>
          </table:table-cell>
          <table:table-cell office:value-type="string" calcext:value-type="string">
            <text:p>SZWECJ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TANGO</text:p>
          </table:table-cell>
          <table:table-cell/>
          <table:table-cell office:value-type="string" calcext:value-type="string">
            <text:p>5301.974N</text:p>
          </table:table-cell>
          <table:table-cell office:value-type="string" calcext:value-type="string">
            <text:p>01627.899E</text:p>
          </table:table-cell>
          <table:table-cell office:value-type="string" calcext:value-type="string">
            <text:p>TRZCIAN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VICTO</text:p>
          </table:table-cell>
          <table:table-cell/>
          <table:table-cell office:value-type="string" calcext:value-type="string">
            <text:p>5316.508N</text:p>
          </table:table-cell>
          <table:table-cell office:value-type="string" calcext:value-type="string">
            <text:p>01629.590E</text:p>
          </table:table-cell>
          <table:table-cell office:value-type="string" calcext:value-type="string">
            <text:p>WAL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I WHISK</text:p>
          </table:table-cell>
          <table:table-cell/>
          <table:table-cell office:value-type="string" calcext:value-type="string">
            <text:p>5310.888N</text:p>
          </table:table-cell>
          <table:table-cell office:value-type="string" calcext:value-type="string">
            <text:p>01704.816E</text:p>
          </table:table-cell>
          <table:table-cell office:value-type="string" calcext:value-type="string">
            <text:p>WYSO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CHARL</text:p>
          </table:table-cell>
          <table:table-cell/>
          <table:table-cell office:value-type="string" calcext:value-type="string">
            <text:p>5230.683N</text:p>
          </table:table-cell>
          <table:table-cell office:value-type="string" calcext:value-type="string">
            <text:p>01644.416E</text:p>
          </table:table-cell>
          <table:table-cell office:value-type="string" calcext:value-type="string">
            <text:p>ROKIT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ECHO</text:p>
          </table:table-cell>
          <table:table-cell/>
          <table:table-cell office:value-type="string" calcext:value-type="string">
            <text:p>5212.683N</text:p>
          </table:table-cell>
          <table:table-cell office:value-type="string" calcext:value-type="string">
            <text:p>01717.149E</text:p>
          </table:table-cell>
          <table:table-cell office:value-type="string" calcext:value-type="string">
            <text:p>KIJ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KILO</text:p>
          </table:table-cell>
          <table:table-cell/>
          <table:table-cell office:value-type="string" calcext:value-type="string">
            <text:p>5219.883N</text:p>
          </table:table-cell>
          <table:table-cell office:value-type="string" calcext:value-type="string">
            <text:p>01710.266E</text:p>
          </table:table-cell>
          <table:table-cell office:value-type="string" calcext:value-type="string">
            <text:p>KLESZC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MIKE</text:p>
          </table:table-cell>
          <table:table-cell/>
          <table:table-cell office:value-type="string" calcext:value-type="string">
            <text:p>5213.999N</text:p>
          </table:table-cell>
          <table:table-cell office:value-type="string" calcext:value-type="string">
            <text:p>01649.999E</text:p>
          </table:table-cell>
          <table:table-cell office:value-type="string" calcext:value-type="string">
            <text:p>MOSI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NOVEM</text:p>
          </table:table-cell>
          <table:table-cell/>
          <table:table-cell office:value-type="string" calcext:value-type="string">
            <text:p>5227.916N</text:p>
          </table:table-cell>
          <table:table-cell office:value-type="string" calcext:value-type="string">
            <text:p>01651.566E</text:p>
          </table:table-cell>
          <table:table-cell office:value-type="string" calcext:value-type="string">
            <text:p>STRZESZY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SIERR</text:p>
          </table:table-cell>
          <table:table-cell/>
          <table:table-cell office:value-type="string" calcext:value-type="string">
            <text:p>5222.666N</text:p>
          </table:table-cell>
          <table:table-cell office:value-type="string" calcext:value-type="string">
            <text:p>01649.533E</text:p>
          </table:table-cell>
          <table:table-cell office:value-type="string" calcext:value-type="string">
            <text:p>JUNI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TANGO</text:p>
          </table:table-cell>
          <table:table-cell/>
          <table:table-cell office:value-type="string" calcext:value-type="string">
            <text:p>5227.183N</text:p>
          </table:table-cell>
          <table:table-cell office:value-type="string" calcext:value-type="string">
            <text:p>01658.799E</text:p>
          </table:table-cell>
          <table:table-cell office:value-type="string" calcext:value-type="string">
            <text:p>KOZIEGLOW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WHISK</text:p>
          </table:table-cell>
          <table:table-cell/>
          <table:table-cell office:value-type="string" calcext:value-type="string">
            <text:p>5222.549N</text:p>
          </table:table-cell>
          <table:table-cell office:value-type="string" calcext:value-type="string">
            <text:p>01637.199E</text:p>
          </table:table-cell>
          <table:table-cell office:value-type="string" calcext:value-type="string">
            <text:p>JEZ.NIEPRUSZE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O ZULU</text:p>
          </table:table-cell>
          <table:table-cell/>
          <table:table-cell office:value-type="string" calcext:value-type="string">
            <text:p>5209.999N</text:p>
          </table:table-cell>
          <table:table-cell office:value-type="string" calcext:value-type="string">
            <text:p>01709.999E</text:p>
          </table:table-cell>
          <table:table-cell office:value-type="string" calcext:value-type="string">
            <text:p>ZANIEMYS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KILO</text:p>
          </table:table-cell>
          <table:table-cell/>
          <table:table-cell office:value-type="string" calcext:value-type="string">
            <text:p>5417.283N</text:p>
          </table:table-cell>
          <table:table-cell office:value-type="string" calcext:value-type="string">
            <text:p>01849.266E</text:p>
          </table:table-cell>
          <table:table-cell office:value-type="string" calcext:value-type="string">
            <text:p>KOSZWAL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NOVEM</text:p>
          </table:table-cell>
          <table:table-cell/>
          <table:table-cell office:value-type="string" calcext:value-type="string">
            <text:p>5415.949N</text:p>
          </table:table-cell>
          <table:table-cell office:value-type="string" calcext:value-type="string">
            <text:p>01844.533E</text:p>
          </table:table-cell>
          <table:table-cell office:value-type="string" calcext:value-type="string">
            <text:p>LED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PAPA</text:p>
          </table:table-cell>
          <table:table-cell/>
          <table:table-cell office:value-type="string" calcext:value-type="string">
            <text:p>5410.366N</text:p>
          </table:table-cell>
          <table:table-cell office:value-type="string" calcext:value-type="string">
            <text:p>01841.866E</text:p>
          </table:table-cell>
          <table:table-cell office:value-type="string" calcext:value-type="string">
            <text:p>PSZCZOL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ROMEO</text:p>
          </table:table-cell>
          <table:table-cell/>
          <table:table-cell office:value-type="string" calcext:value-type="string">
            <text:p>5409.883N</text:p>
          </table:table-cell>
          <table:table-cell office:value-type="string" calcext:value-type="string">
            <text:p>01853.783E</text:p>
          </table:table-cell>
          <table:table-cell office:value-type="string" calcext:value-type="string">
            <text:p>PALCZE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SIERR</text:p>
          </table:table-cell>
          <table:table-cell/>
          <table:table-cell office:value-type="string" calcext:value-type="string">
            <text:p>5412.949N</text:p>
          </table:table-cell>
          <table:table-cell office:value-type="string" calcext:value-type="string">
            <text:p>01839.383E</text:p>
          </table:table-cell>
          <table:table-cell office:value-type="string" calcext:value-type="string">
            <text:p>LEG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WHISK</text:p>
          </table:table-cell>
          <table:table-cell/>
          <table:table-cell office:value-type="string" calcext:value-type="string">
            <text:p>5415.399N</text:p>
          </table:table-cell>
          <table:table-cell office:value-type="string" calcext:value-type="string">
            <text:p>01856.833E</text:p>
          </table:table-cell>
          <table:table-cell office:value-type="string" calcext:value-type="string">
            <text:p>KIEZMAR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R ZULU</text:p>
          </table:table-cell>
          <table:table-cell/>
          <table:table-cell office:value-type="string" calcext:value-type="string">
            <text:p>5413.349N</text:p>
          </table:table-cell>
          <table:table-cell office:value-type="string" calcext:value-type="string">
            <text:p>01834.783E</text:p>
          </table:table-cell>
          <table:table-cell office:value-type="string" calcext:value-type="string">
            <text:p>SWINC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BRAVO</text:p>
          </table:table-cell>
          <table:table-cell/>
          <table:table-cell office:value-type="string" calcext:value-type="string">
            <text:p>5226.166N</text:p>
          </table:table-cell>
          <table:table-cell office:value-type="string" calcext:value-type="string">
            <text:p>01804.966E</text:p>
          </table:table-cell>
          <table:table-cell office:value-type="string" calcext:value-type="string">
            <text:p>BUDZISLAW KOSCIEL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KILO</text:p>
          </table:table-cell>
          <table:table-cell/>
          <table:table-cell office:value-type="string" calcext:value-type="string">
            <text:p>5231.733N</text:p>
          </table:table-cell>
          <table:table-cell office:value-type="string" calcext:value-type="string">
            <text:p>01745.199E</text:p>
          </table:table-cell>
          <table:table-cell office:value-type="string" calcext:value-type="string">
            <text:p>JEZ.WIERZBICZAN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LIMA</text:p>
          </table:table-cell>
          <table:table-cell/>
          <table:table-cell office:value-type="string" calcext:value-type="string">
            <text:p>5224.749N</text:p>
          </table:table-cell>
          <table:table-cell office:value-type="string" calcext:value-type="string">
            <text:p>01752.490E</text:p>
          </table:table-cell>
          <table:table-cell office:value-type="string" calcext:value-type="string">
            <text:p>OCZYSZCZALNI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MIKE</text:p>
          </table:table-cell>
          <table:table-cell/>
          <table:table-cell office:value-type="string" calcext:value-type="string">
            <text:p>5213.733N</text:p>
          </table:table-cell>
          <table:table-cell office:value-type="string" calcext:value-type="string">
            <text:p>01803.616E</text:p>
          </table:table-cell>
          <table:table-cell office:value-type="string" calcext:value-type="string">
            <text:p>MYSLIBOR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NOVEM</text:p>
          </table:table-cell>
          <table:table-cell/>
          <table:table-cell office:value-type="string" calcext:value-type="string">
            <text:p>5227.466N</text:p>
          </table:table-cell>
          <table:table-cell office:value-type="string" calcext:value-type="string">
            <text:p>01753.466E</text:p>
          </table:table-cell>
          <table:table-cell office:value-type="string" calcext:value-type="string">
            <text:p>JEZ.NIEDZIEGIE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OSKAR</text:p>
          </table:table-cell>
          <table:table-cell/>
          <table:table-cell office:value-type="string" calcext:value-type="string">
            <text:p>5220.849N</text:p>
          </table:table-cell>
          <table:table-cell office:value-type="string" calcext:value-type="string">
            <text:p>01750.133E</text:p>
          </table:table-cell>
          <table:table-cell office:value-type="string" calcext:value-type="string">
            <text:p>OSTROWO KOSCIELN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SIERR</text:p>
          </table:table-cell>
          <table:table-cell/>
          <table:table-cell office:value-type="string" calcext:value-type="string">
            <text:p>5218.649N</text:p>
          </table:table-cell>
          <table:table-cell office:value-type="string" calcext:value-type="string">
            <text:p>01748.999E</text:p>
          </table:table-cell>
          <table:table-cell office:value-type="string" calcext:value-type="string">
            <text:p>STRZAL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PW WHISK</text:p>
          </table:table-cell>
          <table:table-cell/>
          <table:table-cell office:value-type="string" calcext:value-type="string">
            <text:p>5220.399N</text:p>
          </table:table-cell>
          <table:table-cell office:value-type="string" calcext:value-type="string">
            <text:p>01733.383E</text:p>
          </table:table-cell>
          <table:table-cell office:value-type="string" calcext:value-type="string">
            <text:p>SKRZ.L.KOLEJ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BRAVO</text:p>
          </table:table-cell>
          <table:table-cell/>
          <table:table-cell office:value-type="string" calcext:value-type="string">
            <text:p>5114.833N</text:p>
          </table:table-cell>
          <table:table-cell office:value-type="string" calcext:value-type="string">
            <text:p>02114.333E</text:p>
          </table:table-cell>
          <table:table-cell office:value-type="string" calcext:value-type="string">
            <text:p>BUJA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KILO</text:p>
          </table:table-cell>
          <table:table-cell/>
          <table:table-cell office:value-type="string" calcext:value-type="string">
            <text:p>5116.383N</text:p>
          </table:table-cell>
          <table:table-cell office:value-type="string" calcext:value-type="string">
            <text:p>02127.616E</text:p>
          </table:table-cell>
          <table:table-cell office:value-type="string" calcext:value-type="string">
            <text:p>KAZAN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MIKE</text:p>
          </table:table-cell>
          <table:table-cell/>
          <table:table-cell office:value-type="string" calcext:value-type="string">
            <text:p>5121.966N</text:p>
          </table:table-cell>
          <table:table-cell office:value-type="string" calcext:value-type="string">
            <text:p>02129.416E</text:p>
          </table:table-cell>
          <table:table-cell office:value-type="string" calcext:value-type="string">
            <text:p>MIODN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NOVEM</text:p>
          </table:table-cell>
          <table:table-cell/>
          <table:table-cell office:value-type="string" calcext:value-type="string">
            <text:p>5126.583N</text:p>
          </table:table-cell>
          <table:table-cell office:value-type="string" calcext:value-type="string">
            <text:p>02111.999E</text:p>
          </table:table-cell>
          <table:table-cell office:value-type="string" calcext:value-type="string">
            <text:p>GOLEBI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PAPA</text:p>
          </table:table-cell>
          <table:table-cell/>
          <table:table-cell office:value-type="string" calcext:value-type="string">
            <text:p>5132.249N</text:p>
          </table:table-cell>
          <table:table-cell office:value-type="string" calcext:value-type="string">
            <text:p>02123.933E</text:p>
          </table:table-cell>
          <table:table-cell office:value-type="string" calcext:value-type="string">
            <text:p>PRZEJAZ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ROMEO</text:p>
          </table:table-cell>
          <table:table-cell/>
          <table:table-cell office:value-type="string" calcext:value-type="string">
            <text:p>5124.199N</text:p>
          </table:table-cell>
          <table:table-cell office:value-type="string" calcext:value-type="string">
            <text:p>02105.333E</text:p>
          </table:table-cell>
          <table:table-cell office:value-type="string" calcext:value-type="string">
            <text:p>RADOM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SIERR</text:p>
          </table:table-cell>
          <table:table-cell/>
          <table:table-cell office:value-type="string" calcext:value-type="string">
            <text:p>5118.633N</text:p>
          </table:table-cell>
          <table:table-cell office:value-type="string" calcext:value-type="string">
            <text:p>02115.166E</text:p>
          </table:table-cell>
          <table:table-cell office:value-type="string" calcext:value-type="string">
            <text:p>SKARYSZE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A WHISK</text:p>
          </table:table-cell>
          <table:table-cell/>
          <table:table-cell office:value-type="string" calcext:value-type="string">
            <text:p>5115.490N</text:p>
          </table:table-cell>
          <table:table-cell office:value-type="string" calcext:value-type="string">
            <text:p>02104.749E</text:p>
          </table:table-cell>
          <table:table-cell office:value-type="string" calcext:value-type="string">
            <text:p>WIERZB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ALFA</text:p>
          </table:table-cell>
          <table:table-cell/>
          <table:table-cell office:value-type="string" calcext:value-type="string">
            <text:p>5016.566N</text:p>
          </table:table-cell>
          <table:table-cell office:value-type="string" calcext:value-type="string">
            <text:p>02136.366E</text:p>
          </table:table-cell>
          <table:table-cell office:value-type="string" calcext:value-type="string">
            <text:p>PRZYL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BRAVO</text:p>
          </table:table-cell>
          <table:table-cell/>
          <table:table-cell office:value-type="string" calcext:value-type="string">
            <text:p>4959.330N</text:p>
          </table:table-cell>
          <table:table-cell office:value-type="string" calcext:value-type="string">
            <text:p>02156.666E</text:p>
          </table:table-cell>
          <table:table-cell office:value-type="string" calcext:value-type="string">
            <text:p>BOGUCHWAL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CHARL</text:p>
          </table:table-cell>
          <table:table-cell/>
          <table:table-cell office:value-type="string" calcext:value-type="string">
            <text:p>4959.416N</text:p>
          </table:table-cell>
          <table:table-cell office:value-type="string" calcext:value-type="string">
            <text:p>02208.699E</text:p>
          </table:table-cell>
          <table:table-cell office:value-type="string" calcext:value-type="string">
            <text:p>CHMIELNI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DELTA</text:p>
          </table:table-cell>
          <table:table-cell/>
          <table:table-cell office:value-type="string" calcext:value-type="string">
            <text:p>5019.233N</text:p>
          </table:table-cell>
          <table:table-cell office:value-type="string" calcext:value-type="string">
            <text:p>02220.683E</text:p>
          </table:table-cell>
          <table:table-cell office:value-type="string" calcext:value-type="string">
            <text:p>NOWA SARZYN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HOTEL</text:p>
          </table:table-cell>
          <table:table-cell/>
          <table:table-cell office:value-type="string" calcext:value-type="string">
            <text:p>5001.166N</text:p>
          </table:table-cell>
          <table:table-cell office:value-type="string" calcext:value-type="string">
            <text:p>02215.566E</text:p>
          </table:table-cell>
          <table:table-cell office:value-type="string" calcext:value-type="string">
            <text:p>GRA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INDIA</text:p>
          </table:table-cell>
          <table:table-cell/>
          <table:table-cell office:value-type="string" calcext:value-type="string">
            <text:p>5002.316N</text:p>
          </table:table-cell>
          <table:table-cell office:value-type="string" calcext:value-type="string">
            <text:p>02234.366E</text:p>
          </table:table-cell>
          <table:table-cell office:value-type="string" calcext:value-type="string">
            <text:p>MIROCI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KILO</text:p>
          </table:table-cell>
          <table:table-cell/>
          <table:table-cell office:value-type="string" calcext:value-type="string">
            <text:p>5014.766N</text:p>
          </table:table-cell>
          <table:table-cell office:value-type="string" calcext:value-type="string">
            <text:p>02147.199E</text:p>
          </table:table-cell>
          <table:table-cell office:value-type="string" calcext:value-type="string">
            <text:p>KOLBUSZ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MIKE</text:p>
          </table:table-cell>
          <table:table-cell/>
          <table:table-cell office:value-type="string" calcext:value-type="string">
            <text:p>5014.949N</text:p>
          </table:table-cell>
          <table:table-cell office:value-type="string" calcext:value-type="string">
            <text:p>02207.316E</text:p>
          </table:table-cell>
          <table:table-cell office:value-type="string" calcext:value-type="string">
            <text:p>SOKOLOW MALOPOL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NOVEM</text:p>
          </table:table-cell>
          <table:table-cell/>
          <table:table-cell office:value-type="string" calcext:value-type="string">
            <text:p>5009.999N</text:p>
          </table:table-cell>
          <table:table-cell office:value-type="string" calcext:value-type="string">
            <text:p>02201.999E</text:p>
          </table:table-cell>
          <table:table-cell office:value-type="string" calcext:value-type="string">
            <text:p>WYSOKA GLOGOW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OSKAR</text:p>
          </table:table-cell>
          <table:table-cell/>
          <table:table-cell office:value-type="string" calcext:value-type="string">
            <text:p>5018.599N</text:p>
          </table:table-cell>
          <table:table-cell office:value-type="string" calcext:value-type="string">
            <text:p>02144.199E</text:p>
          </table:table-cell>
          <table:table-cell office:value-type="string" calcext:value-type="string">
            <text:p>CMOLA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SIERR</text:p>
          </table:table-cell>
          <table:table-cell/>
          <table:table-cell office:value-type="string" calcext:value-type="string">
            <text:p>5003.866N</text:p>
          </table:table-cell>
          <table:table-cell office:value-type="string" calcext:value-type="string">
            <text:p>02202.990E</text:p>
          </table:table-cell>
          <table:table-cell office:value-type="string" calcext:value-type="string">
            <text:p>RZESZOW ZALEZ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TANGO</text:p>
          </table:table-cell>
          <table:table-cell/>
          <table:table-cell office:value-type="string" calcext:value-type="string">
            <text:p>4958.366N</text:p>
          </table:table-cell>
          <table:table-cell office:value-type="string" calcext:value-type="string">
            <text:p>02202.330E</text:p>
          </table:table-cell>
          <table:table-cell office:value-type="string" calcext:value-type="string">
            <text:p>TYCZY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WHISK</text:p>
          </table:table-cell>
          <table:table-cell/>
          <table:table-cell office:value-type="string" calcext:value-type="string">
            <text:p>5004.233N</text:p>
          </table:table-cell>
          <table:table-cell office:value-type="string" calcext:value-type="string">
            <text:p>02143.749E</text:p>
          </table:table-cell>
          <table:table-cell office:value-type="string" calcext:value-type="string">
            <text:p>SEDZISZOW MALOPOL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RZ ZULU</text:p>
          </table:table-cell>
          <table:table-cell/>
          <table:table-cell office:value-type="string" calcext:value-type="string">
            <text:p>5003.383N</text:p>
          </table:table-cell>
          <table:table-cell office:value-type="string" calcext:value-type="string">
            <text:p>02128.983E</text:p>
          </table:table-cell>
          <table:table-cell office:value-type="string" calcext:value-type="string">
            <text:p>ZAWAD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INDIA</text:p>
          </table:table-cell>
          <table:table-cell/>
          <table:table-cell office:value-type="string" calcext:value-type="string">
            <text:p>5332.433N</text:p>
          </table:table-cell>
          <table:table-cell office:value-type="string" calcext:value-type="string">
            <text:p>01447.233E</text:p>
          </table:table-cell>
          <table:table-cell office:value-type="string" calcext:value-type="string">
            <text:p>LOZIE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NOVEM</text:p>
          </table:table-cell>
          <table:table-cell/>
          <table:table-cell office:value-type="string" calcext:value-type="string">
            <text:p>5336.990N</text:p>
          </table:table-cell>
          <table:table-cell office:value-type="string" calcext:value-type="string">
            <text:p>01457.849E</text:p>
          </table:table-cell>
          <table:table-cell office:value-type="string" calcext:value-type="string">
            <text:p>KRZYWICE KOSCIO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ROMEO</text:p>
          </table:table-cell>
          <table:table-cell/>
          <table:table-cell office:value-type="string" calcext:value-type="string">
            <text:p>5339.660N</text:p>
          </table:table-cell>
          <table:table-cell office:value-type="string" calcext:value-type="string">
            <text:p>01504.160E</text:p>
          </table:table-cell>
          <table:table-cell office:value-type="string" calcext:value-type="string">
            <text:p>OLCH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C SIERR</text:p>
          </table:table-cell>
          <table:table-cell/>
          <table:table-cell office:value-type="string" calcext:value-type="string">
            <text:p>5334.660N</text:p>
          </table:table-cell>
          <table:table-cell office:value-type="string" calcext:value-type="string">
            <text:p>01450.816E</text:p>
          </table:table-cell>
          <table:table-cell office:value-type="string" calcext:value-type="string">
            <text:p>GOLENI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DELTA</text:p>
          </table:table-cell>
          <table:table-cell/>
          <table:table-cell office:value-type="string" calcext:value-type="string">
            <text:p>5422.499N</text:p>
          </table:table-cell>
          <table:table-cell office:value-type="string" calcext:value-type="string">
            <text:p>01708.533E</text:p>
          </table:table-cell>
          <table:table-cell office:value-type="string" calcext:value-type="string">
            <text:p>DEBNICA KASZUB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KILO</text:p>
          </table:table-cell>
          <table:table-cell/>
          <table:table-cell office:value-type="string" calcext:value-type="string">
            <text:p>5421.649N</text:p>
          </table:table-cell>
          <table:table-cell office:value-type="string" calcext:value-type="string">
            <text:p>01701.499E</text:p>
          </table:table-cell>
          <table:table-cell office:value-type="string" calcext:value-type="string">
            <text:p>KWA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LIMA</text:p>
          </table:table-cell>
          <table:table-cell/>
          <table:table-cell office:value-type="string" calcext:value-type="string">
            <text:p>5425.583N</text:p>
          </table:table-cell>
          <table:table-cell office:value-type="string" calcext:value-type="string">
            <text:p>01700.133E</text:p>
          </table:table-cell>
          <table:table-cell office:value-type="string" calcext:value-type="string">
            <text:p>OBWODNICA - LOS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K MIKE</text:p>
          </table:table-cell>
          <table:table-cell/>
          <table:table-cell office:value-type="string" calcext:value-type="string">
            <text:p>5427.416N</text:p>
          </table:table-cell>
          <table:table-cell office:value-type="string" calcext:value-type="string">
            <text:p>01712.616E</text:p>
          </table:table-cell>
          <table:table-cell office:value-type="string" calcext:value-type="string">
            <text:p>MIAN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BARDO</text:p>
          </table:table-cell>
          <table:table-cell/>
          <table:table-cell office:value-type="string" calcext:value-type="string">
            <text:p>5349.833N</text:p>
          </table:table-cell>
          <table:table-cell office:value-type="string" calcext:value-type="string">
            <text:p>01606.333E</text:p>
          </table:table-cell>
          <table:table-cell office:value-type="string" calcext:value-type="string">
            <text:p>OSTRE BARD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GOLF</text:p>
          </table:table-cell>
          <table:table-cell/>
          <table:table-cell office:value-type="string" calcext:value-type="string">
            <text:p>5339.830N</text:p>
          </table:table-cell>
          <table:table-cell office:value-type="string" calcext:value-type="string">
            <text:p>01601.666E</text:p>
          </table:table-cell>
          <table:table-cell office:value-type="string" calcext:value-type="string">
            <text:p>JEZ SLEC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LEKOV</text:p>
          </table:table-cell>
          <table:table-cell/>
          <table:table-cell office:value-type="string" calcext:value-type="string">
            <text:p>5348.933N</text:p>
          </table:table-cell>
          <table:table-cell office:value-type="string" calcext:value-type="string">
            <text:p>01540.466E</text:p>
          </table:table-cell>
          <table:table-cell office:value-type="string" calcext:value-type="string">
            <text:p>LEKO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MIKE</text:p>
          </table:table-cell>
          <table:table-cell/>
          <table:table-cell office:value-type="string" calcext:value-type="string">
            <text:p>5348.649N</text:p>
          </table:table-cell>
          <table:table-cell office:value-type="string" calcext:value-type="string">
            <text:p>01551.699E</text:p>
          </table:table-cell>
          <table:table-cell office:value-type="string" calcext:value-type="string">
            <text:p>ROGALI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NOVEM</text:p>
          </table:table-cell>
          <table:table-cell/>
          <table:table-cell office:value-type="string" calcext:value-type="string">
            <text:p>5353.149N</text:p>
          </table:table-cell>
          <table:table-cell office:value-type="string" calcext:value-type="string">
            <text:p>01600.716E</text:p>
          </table:table-cell>
          <table:table-cell office:value-type="string" calcext:value-type="string">
            <text:p>BIALA GOR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PAPA</text:p>
          </table:table-cell>
          <table:table-cell/>
          <table:table-cell office:value-type="string" calcext:value-type="string">
            <text:p>5345.949N</text:p>
          </table:table-cell>
          <table:table-cell office:value-type="string" calcext:value-type="string">
            <text:p>01549.166E</text:p>
          </table:table-cell>
          <table:table-cell office:value-type="string" calcext:value-type="string">
            <text:p>SWIDWIN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REDLO</text:p>
          </table:table-cell>
          <table:table-cell/>
          <table:table-cell office:value-type="string" calcext:value-type="string">
            <text:p>5346.366N</text:p>
          </table:table-cell>
          <table:table-cell office:value-type="string" calcext:value-type="string">
            <text:p>01558.166E</text:p>
          </table:table-cell>
          <table:table-cell office:value-type="string" calcext:value-type="string">
            <text:p>REDL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SIERR</text:p>
          </table:table-cell>
          <table:table-cell/>
          <table:table-cell office:value-type="string" calcext:value-type="string">
            <text:p>5342.160N</text:p>
          </table:table-cell>
          <table:table-cell office:value-type="string" calcext:value-type="string">
            <text:p>01549.133E</text:p>
          </table:table-cell>
          <table:table-cell office:value-type="string" calcext:value-type="string">
            <text:p>RZEPCZYN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TANGO</text:p>
          </table:table-cell>
          <table:table-cell/>
          <table:table-cell office:value-type="string" calcext:value-type="string">
            <text:p>5345.499N</text:p>
          </table:table-cell>
          <table:table-cell office:value-type="string" calcext:value-type="string">
            <text:p>01532.333E</text:p>
          </table:table-cell>
          <table:table-cell office:value-type="string" calcext:value-type="string">
            <text:p>STAROGARD LOBESK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WHISK</text:p>
          </table:table-cell>
          <table:table-cell/>
          <table:table-cell office:value-type="string" calcext:value-type="string">
            <text:p>5344.166N</text:p>
          </table:table-cell>
          <table:table-cell office:value-type="string" calcext:value-type="string">
            <text:p>01620.999E</text:p>
          </table:table-cell>
          <table:table-cell office:value-type="string" calcext:value-type="string">
            <text:p>BAR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N YANKE</text:p>
          </table:table-cell>
          <table:table-cell/>
          <table:table-cell office:value-type="string" calcext:value-type="string">
            <text:p>5356.616N</text:p>
          </table:table-cell>
          <table:table-cell office:value-type="string" calcext:value-type="string">
            <text:p>01537.166E</text:p>
          </table:table-cell>
          <table:table-cell office:value-type="string" calcext:value-type="string">
            <text:p>RYMA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BRAVO</text:p>
          </table:table-cell>
          <table:table-cell/>
          <table:table-cell office:value-type="string" calcext:value-type="string">
            <text:p>5332.666N</text:p>
          </table:table-cell>
          <table:table-cell office:value-type="string" calcext:value-type="string">
            <text:p>02049.216E</text:p>
          </table:table-cell>
          <table:table-cell office:value-type="string" calcext:value-type="string">
            <text:p>JEZ.BRAJNIC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ECHO</text:p>
          </table:table-cell>
          <table:table-cell/>
          <table:table-cell office:value-type="string" calcext:value-type="string">
            <text:p>5328.433N</text:p>
          </table:table-cell>
          <table:table-cell office:value-type="string" calcext:value-type="string">
            <text:p>02058.490E</text:p>
          </table:table-cell>
          <table:table-cell office:value-type="string" calcext:value-type="string">
            <text:p>WSCH.OD SZYMA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WHISK</text:p>
          </table:table-cell>
          <table:table-cell/>
          <table:table-cell office:value-type="string" calcext:value-type="string">
            <text:p>5330.116N</text:p>
          </table:table-cell>
          <table:table-cell office:value-type="string" calcext:value-type="string">
            <text:p>02053.916E</text:p>
          </table:table-cell>
          <table:table-cell office:value-type="string" calcext:value-type="string">
            <text:p>JEZ.SASEK MAL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SY ZULU</text:p>
          </table:table-cell>
          <table:table-cell/>
          <table:table-cell office:value-type="string" calcext:value-type="string">
            <text:p>5325.216N</text:p>
          </table:table-cell>
          <table:table-cell office:value-type="string" calcext:value-type="string">
            <text:p>02107.830E</text:p>
          </table:table-cell>
          <table:table-cell office:value-type="string" calcext:value-type="string">
            <text:p>ZIELEN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ECHO</text:p>
          </table:table-cell>
          <table:table-cell/>
          <table:table-cell office:value-type="string" calcext:value-type="string">
            <text:p>5131.633N</text:p>
          </table:table-cell>
          <table:table-cell office:value-type="string" calcext:value-type="string">
            <text:p>02013.583E</text:p>
          </table:table-cell>
          <table:table-cell office:value-type="string" calcext:value-type="string">
            <text:p>INOWLODZ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NOVEM</text:p>
          </table:table-cell>
          <table:table-cell/>
          <table:table-cell office:value-type="string" calcext:value-type="string">
            <text:p>5139.433N</text:p>
          </table:table-cell>
          <table:table-cell office:value-type="string" calcext:value-type="string">
            <text:p>02009.633E</text:p>
          </table:table-cell>
          <table:table-cell office:value-type="string" calcext:value-type="string">
            <text:p>CZERNIE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SIERR</text:p>
          </table:table-cell>
          <table:table-cell/>
          <table:table-cell office:value-type="string" calcext:value-type="string">
            <text:p>5128.483N</text:p>
          </table:table-cell>
          <table:table-cell office:value-type="string" calcext:value-type="string">
            <text:p>02000.366E</text:p>
          </table:table-cell>
          <table:table-cell office:value-type="string" calcext:value-type="string">
            <text:p>JEZ.SULEJO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TM WHISK</text:p>
          </table:table-cell>
          <table:table-cell/>
          <table:table-cell office:value-type="string" calcext:value-type="string">
            <text:p>5136.660N</text:p>
          </table:table-cell>
          <table:table-cell office:value-type="string" calcext:value-type="string">
            <text:p>01955.316E</text:p>
          </table:table-cell>
          <table:table-cell office:value-type="string" calcext:value-type="string">
            <text:p>UJAZD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ALPHA</text:p>
          </table:table-cell>
          <table:table-cell/>
          <table:table-cell office:value-type="string" calcext:value-type="string">
            <text:p>5203.791N</text:p>
          </table:table-cell>
          <table:table-cell office:value-type="string" calcext:value-type="string">
            <text:p>02044.593E</text:p>
          </table:table-cell>
          <table:table-cell office:value-type="string" calcext:value-type="string">
            <text:p>SIESTRZEN MAGAZYN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BRAVO</text:p>
          </table:table-cell>
          <table:table-cell/>
          <table:table-cell office:value-type="string" calcext:value-type="string">
            <text:p>5211.560N</text:p>
          </table:table-cell>
          <table:table-cell office:value-type="string" calcext:value-type="string">
            <text:p>02036.831E</text:p>
          </table:table-cell>
          <table:table-cell office:value-type="string" calcext:value-type="string">
            <text:p>BLO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ECHO</text:p>
          </table:table-cell>
          <table:table-cell/>
          <table:table-cell office:value-type="string" calcext:value-type="string">
            <text:p>5210.693N</text:p>
          </table:table-cell>
          <table:table-cell office:value-type="string" calcext:value-type="string">
            <text:p>02059.600E</text:p>
          </table:table-cell>
          <table:table-cell office:value-type="string" calcext:value-type="string">
            <text:p>HOTEL OKEC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GOLF</text:p>
          </table:table-cell>
          <table:table-cell/>
          <table:table-cell office:value-type="string" calcext:value-type="string">
            <text:p>5159.441N</text:p>
          </table:table-cell>
          <table:table-cell office:value-type="string" calcext:value-type="string">
            <text:p>02114.810E</text:p>
          </table:table-cell>
          <table:table-cell office:value-type="string" calcext:value-type="string">
            <text:p>G.KALWARIA 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KILO</text:p>
          </table:table-cell>
          <table:table-cell/>
          <table:table-cell office:value-type="string" calcext:value-type="string">
            <text:p>5205.478N</text:p>
          </table:table-cell>
          <table:table-cell office:value-type="string" calcext:value-type="string">
            <text:p>02114.243E</text:p>
          </table:table-cell>
          <table:table-cell office:value-type="string" calcext:value-type="string">
            <text:p>KARCZE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MIKE</text:p>
          </table:table-cell>
          <table:table-cell/>
          <table:table-cell office:value-type="string" calcext:value-type="string">
            <text:p>5213.363N</text:p>
          </table:table-cell>
          <table:table-cell office:value-type="string" calcext:value-type="string">
            <text:p>02114.991E</text:p>
          </table:table-cell>
          <table:table-cell office:value-type="string" calcext:value-type="string">
            <text:p>MILOSNA - ZAKRE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NOVEM</text:p>
          </table:table-cell>
          <table:table-cell/>
          <table:table-cell office:value-type="string" calcext:value-type="string">
            <text:p>5213.510N</text:p>
          </table:table-cell>
          <table:table-cell office:value-type="string" calcext:value-type="string">
            <text:p>02105.836E</text:p>
          </table:table-cell>
          <table:table-cell office:value-type="string" calcext:value-type="string">
            <text:p>TRASA S - WAL MIEDZ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OSKAR</text:p>
          </table:table-cell>
          <table:table-cell/>
          <table:table-cell office:value-type="string" calcext:value-type="string">
            <text:p>5211.853N</text:p>
          </table:table-cell>
          <table:table-cell office:value-type="string" calcext:value-type="string">
            <text:p>02103.101E</text:p>
          </table:table-cell>
          <table:table-cell office:value-type="string" calcext:value-type="string">
            <text:p>TRASA S - CZERNIAK.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PAPA</text:p>
          </table:table-cell>
          <table:table-cell/>
          <table:table-cell office:value-type="string" calcext:value-type="string">
            <text:p>5218.283N</text:p>
          </table:table-cell>
          <table:table-cell office:value-type="string" calcext:value-type="string">
            <text:p>02105.330E</text:p>
          </table:table-cell>
          <table:table-cell office:value-type="string" calcext:value-type="string">
            <text:p>CENTRUM HANDLOW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ROMEO</text:p>
          </table:table-cell>
          <table:table-cell/>
          <table:table-cell office:value-type="string" calcext:value-type="string">
            <text:p>5208.103N</text:p>
          </table:table-cell>
          <table:table-cell office:value-type="string" calcext:value-type="string">
            <text:p>02053.373E</text:p>
          </table:table-cell>
          <table:table-cell office:value-type="string" calcext:value-type="string">
            <text:p>JANKI PARKING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TANGO</text:p>
          </table:table-cell>
          <table:table-cell/>
          <table:table-cell office:value-type="string" calcext:value-type="string">
            <text:p>5158.241N</text:p>
          </table:table-cell>
          <table:table-cell office:value-type="string" calcext:value-type="string">
            <text:p>02050.130E</text:p>
          </table:table-cell>
          <table:table-cell office:value-type="string" calcext:value-type="string">
            <text:p>TARCZY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WHISK</text:p>
          </table:table-cell>
          <table:table-cell/>
          <table:table-cell office:value-type="string" calcext:value-type="string">
            <text:p>5209.416N</text:p>
          </table:table-cell>
          <table:table-cell office:value-type="string" calcext:value-type="string">
            <text:p>02056.983E</text:p>
          </table:table-cell>
          <table:table-cell office:value-type="string" calcext:value-type="string">
            <text:p>OKECIE WIEZA RADARU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XRAY</text:p>
          </table:table-cell>
          <table:table-cell/>
          <table:table-cell office:value-type="string" calcext:value-type="string">
            <text:p>5206.516N</text:p>
          </table:table-cell>
          <table:table-cell office:value-type="string" calcext:value-type="string">
            <text:p>02049.854E</text:p>
          </table:table-cell>
          <table:table-cell office:value-type="string" calcext:value-type="string">
            <text:p>MAXIMUS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A ZULU</text:p>
          </table:table-cell>
          <table:table-cell/>
          <table:table-cell office:value-type="string" calcext:value-type="string">
            <text:p>5217.423N</text:p>
          </table:table-cell>
          <table:table-cell office:value-type="string" calcext:value-type="string">
            <text:p>02100.651E</text:p>
          </table:table-cell>
          <table:table-cell office:value-type="string" calcext:value-type="string">
            <text:p>ZERAN SKRZYZOWAN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BRAVO</text:p>
          </table:table-cell>
          <table:table-cell/>
          <table:table-cell office:value-type="string" calcext:value-type="string">
            <text:p>5108.660N</text:p>
          </table:table-cell>
          <table:table-cell office:value-type="string" calcext:value-type="string">
            <text:p>01659.699E</text:p>
          </table:table-cell>
          <table:table-cell office:value-type="string" calcext:value-type="string">
            <text:p>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GOLF</text:p>
          </table:table-cell>
          <table:table-cell/>
          <table:table-cell office:value-type="string" calcext:value-type="string">
            <text:p>5059.366N</text:p>
          </table:table-cell>
          <table:table-cell office:value-type="string" calcext:value-type="string">
            <text:p>01650.490E</text:p>
          </table:table-cell>
          <table:table-cell office:value-type="string" calcext:value-type="string">
            <text:p>GNIECHOW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KILO</text:p>
          </table:table-cell>
          <table:table-cell/>
          <table:table-cell office:value-type="string" calcext:value-type="string">
            <text:p>5102.899N</text:p>
          </table:table-cell>
          <table:table-cell office:value-type="string" calcext:value-type="string">
            <text:p>01636.799E</text:p>
          </table:table-cell>
          <table:table-cell office:value-type="string" calcext:value-type="string">
            <text:p>KOSTOMLOTY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MIKE</text:p>
          </table:table-cell>
          <table:table-cell/>
          <table:table-cell office:value-type="string" calcext:value-type="string">
            <text:p>5110.999N</text:p>
          </table:table-cell>
          <table:table-cell office:value-type="string" calcext:value-type="string">
            <text:p>01647.633E</text:p>
          </table:table-cell>
          <table:table-cell office:value-type="string" calcext:value-type="string">
            <text:p>MRO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NOVEM</text:p>
          </table:table-cell>
          <table:table-cell/>
          <table:table-cell office:value-type="string" calcext:value-type="string">
            <text:p>5107.549N</text:p>
          </table:table-cell>
          <table:table-cell office:value-type="string" calcext:value-type="string">
            <text:p>01654.183E</text:p>
          </table:table-cell>
          <table:table-cell office:value-type="string" calcext:value-type="string">
            <text:p>FABRY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WR SIERR</text:p>
          </table:table-cell>
          <table:table-cell/>
          <table:table-cell office:value-type="string" calcext:value-type="string">
            <text:p>5104.499N</text:p>
          </table:table-cell>
          <table:table-cell office:value-type="string" calcext:value-type="string">
            <text:p>01653.330E</text:p>
          </table:table-cell>
          <table:table-cell office:value-type="string" calcext:value-type="string">
            <text:p>SMOL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BRAVO</text:p>
          </table:table-cell>
          <table:table-cell/>
          <table:table-cell office:value-type="string" calcext:value-type="string">
            <text:p>5043.830N</text:p>
          </table:table-cell>
          <table:table-cell office:value-type="string" calcext:value-type="string">
            <text:p>02301.966E</text:p>
          </table:table-cell>
          <table:table-cell office:value-type="string" calcext:value-type="string">
            <text:p>BODACZO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LIMA</text:p>
          </table:table-cell>
          <table:table-cell/>
          <table:table-cell office:value-type="string" calcext:value-type="string">
            <text:p>5039.799N</text:p>
          </table:table-cell>
          <table:table-cell office:value-type="string" calcext:value-type="string">
            <text:p>02311.733E</text:p>
          </table:table-cell>
          <table:table-cell office:value-type="string" calcext:value-type="string">
            <text:p>LIPSK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SIERR</text:p>
          </table:table-cell>
          <table:table-cell/>
          <table:table-cell office:value-type="string" calcext:value-type="string">
            <text:p>5045.490N</text:p>
          </table:table-cell>
          <table:table-cell office:value-type="string" calcext:value-type="string">
            <text:p>02314.449E</text:p>
          </table:table-cell>
          <table:table-cell office:value-type="string" calcext:value-type="string">
            <text:p>SITANIEC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A ZULU</text:p>
          </table:table-cell>
          <table:table-cell/>
          <table:table-cell office:value-type="string" calcext:value-type="string">
            <text:p>5043.316N</text:p>
          </table:table-cell>
          <table:table-cell office:value-type="string" calcext:value-type="string">
            <text:p>02308.160E</text:p>
          </table:table-cell>
          <table:table-cell office:value-type="string" calcext:value-type="string">
            <text:p>ZAWAD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CHARL</text:p>
          </table:table-cell>
          <table:table-cell/>
          <table:table-cell office:value-type="string" calcext:value-type="string">
            <text:p>5201.899N</text:p>
          </table:table-cell>
          <table:table-cell office:value-type="string" calcext:value-type="string">
            <text:p>01537.616E</text:p>
          </table:table-cell>
          <table:table-cell office:value-type="string" calcext:value-type="string">
            <text:p>CIGACI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DELTA</text:p>
          </table:table-cell>
          <table:table-cell/>
          <table:table-cell office:value-type="string" calcext:value-type="string">
            <text:p>5209.483N</text:p>
          </table:table-cell>
          <table:table-cell office:value-type="string" calcext:value-type="string">
            <text:p>01531.199E</text:p>
          </table:table-cell>
          <table:table-cell office:value-type="string" calcext:value-type="string">
            <text:p>DARNA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INDIA</text:p>
          </table:table-cell>
          <table:table-cell/>
          <table:table-cell office:value-type="string" calcext:value-type="string">
            <text:p>5218.249N</text:p>
          </table:table-cell>
          <table:table-cell office:value-type="string" calcext:value-type="string">
            <text:p>01607.883E</text:p>
          </table:table-cell>
          <table:table-cell office:value-type="string" calcext:value-type="string">
            <text:p>NOWY TOMYSL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KILO</text:p>
          </table:table-cell>
          <table:table-cell/>
          <table:table-cell office:value-type="string" calcext:value-type="string">
            <text:p>5203.999N</text:p>
          </table:table-cell>
          <table:table-cell office:value-type="string" calcext:value-type="string">
            <text:p>01551.599E</text:p>
          </table:table-cell>
          <table:table-cell office:value-type="string" calcext:value-type="string">
            <text:p>KARGOW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NOVEM</text:p>
          </table:table-cell>
          <table:table-cell/>
          <table:table-cell office:value-type="string" calcext:value-type="string">
            <text:p>5209.883N</text:p>
          </table:table-cell>
          <table:table-cell office:value-type="string" calcext:value-type="string">
            <text:p>01548.716E</text:p>
          </table:table-cell>
          <table:table-cell office:value-type="string" calcext:value-type="string">
            <text:p>BABIMOST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SIERR</text:p>
          </table:table-cell>
          <table:table-cell/>
          <table:table-cell office:value-type="string" calcext:value-type="string">
            <text:p>5207.299N</text:p>
          </table:table-cell>
          <table:table-cell office:value-type="string" calcext:value-type="string">
            <text:p>01548.616E</text:p>
          </table:table-cell>
          <table:table-cell office:value-type="string" calcext:value-type="string">
            <text:p>JEZ.WOJNOW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WHISK</text:p>
          </table:table-cell>
          <table:table-cell/>
          <table:table-cell office:value-type="string" calcext:value-type="string">
            <text:p>5205.849N</text:p>
          </table:table-cell>
          <table:table-cell office:value-type="string" calcext:value-type="string">
            <text:p>01605.716E</text:p>
          </table:table-cell>
          <table:table-cell office:value-type="string" calcext:value-type="string">
            <text:p>JEZ.BERZYNSKI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ZG ZULU</text:p>
          </table:table-cell>
          <table:table-cell/>
          <table:table-cell office:value-type="string" calcext:value-type="string">
            <text:p>5213.849N</text:p>
          </table:table-cell>
          <table:table-cell office:value-type="string" calcext:value-type="string">
            <text:p>01548.333E</text:p>
          </table:table-cell>
          <table:table-cell office:value-type="string" calcext:value-type="string">
            <text:p>ZBASZYNEK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C ALPHA</text:p>
          </table:table-cell>
          <table:table-cell/>
          <table:table-cell office:value-type="string" calcext:value-type="string">
            <text:p>5238.583N</text:p>
          </table:table-cell>
          <table:table-cell office:value-type="string" calcext:value-type="string">
            <text:p>02056.500E</text:p>
          </table:table-cell>
          <table:table-cell office:value-type="string" calcext:value-type="string">
            <text:p>WINNIC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C BRAVO</text:p>
          </table:table-cell>
          <table:table-cell/>
          <table:table-cell office:value-type="string" calcext:value-type="string">
            <text:p>5231.983N</text:p>
          </table:table-cell>
          <table:table-cell office:value-type="string" calcext:value-type="string">
            <text:p>02104.883E</text:p>
          </table:table-cell>
          <table:table-cell office:value-type="string" calcext:value-type="string">
            <text:p>MOST NA NARWI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NC CHARLIE</text:p>
          </table:table-cell>
          <table:table-cell/>
          <table:table-cell office:value-type="string" calcext:value-type="string">
            <text:p>5229.317N</text:p>
          </table:table-cell>
          <table:table-cell office:value-type="string" calcext:value-type="string">
            <text:p>02055.417E</text:p>
          </table:table-cell>
          <table:table-cell office:value-type="string" calcext:value-type="string">
            <text:p>TAMA W DĘB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BRAVO</text:p>
          </table:table-cell>
          <table:table-cell/>
          <table:table-cell office:value-type="string" calcext:value-type="string">
            <text:p>5134.050N</text:p>
          </table:table-cell>
          <table:table-cell office:value-type="string" calcext:value-type="string">
            <text:p>02207.867E</text:p>
          </table:table-cell>
          <table:table-cell office:value-type="string" calcext:value-type="string">
            <text:p>Most na rzece Wieprz w m. Baranó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FOXTROT</text:p>
          </table:table-cell>
          <table:table-cell/>
          <table:table-cell office:value-type="string" calcext:value-type="string">
            <text:p>5139.417N</text:p>
          </table:table-cell>
          <table:table-cell office:value-type="string" calcext:value-type="string">
            <text:p>02141.550E</text:p>
          </table:table-cell>
          <table:table-cell office:value-type="string" calcext:value-type="string">
            <text:p>"Farma Iluzji</text:p>
          </table:table-cell>
          <table:table-cell office:value-type="string" calcext:value-type="string">
            <text:p>pn.-wsch.</text:p>
          </table:table-cell>
          <table:table-cell office:value-type="string" calcext:value-type="string">
            <text:p>kraniec</text:p>
          </table:table-cell>
          <table:table-cell office:value-type="string" calcext:value-type="string">
            <text:p>m.</text:p>
          </table:table-cell>
          <table:table-cell office:value-type="string" calcext:value-type="string">
            <text:p>Mościska"</text:p>
          </table:table-cell>
        </table:table-row>
        <table:table-row table:style-name="ro1">
          <table:table-cell table:number-columns-repeated="2" office:value-type="string" calcext:value-type="string">
            <text:p>EPDE GOLF</text:p>
          </table:table-cell>
          <table:table-cell/>
          <table:table-cell office:value-type="string" calcext:value-type="string">
            <text:p>5124.667N</text:p>
          </table:table-cell>
          <table:table-cell office:value-type="string" calcext:value-type="string">
            <text:p>02155.700E</text:p>
          </table:table-cell>
          <table:table-cell office:value-type="string" calcext:value-type="string">
            <text:p>Kościół w m. Góra Puławsk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LIMA</text:p>
          </table:table-cell>
          <table:table-cell/>
          <table:table-cell office:value-type="string" calcext:value-type="string">
            <text:p>5144.383N</text:p>
          </table:table-cell>
          <table:table-cell office:value-type="string" calcext:value-type="string">
            <text:p>02140.483E</text:p>
          </table:table-cell>
          <table:table-cell office:value-type="string" calcext:value-type="string">
            <text:p>Stacja kolejowa w m. Sobole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MIKE</text:p>
          </table:table-cell>
          <table:table-cell/>
          <table:table-cell office:value-type="string" calcext:value-type="string">
            <text:p>5131.417N</text:p>
          </table:table-cell>
          <table:table-cell office:value-type="string" calcext:value-type="string">
            <text:p>02218.950E</text:p>
          </table:table-cell>
          <table:table-cell office:value-type="string" calcext:value-type="string">
            <text:p>Kościół w m. Michów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OSCAR</text:p>
          </table:table-cell>
          <table:table-cell/>
          <table:table-cell office:value-type="string" calcext:value-type="string">
            <text:p>5132.100N</text:p>
          </table:table-cell>
          <table:table-cell office:value-type="string" calcext:value-type="string">
            <text:p>02145.667E</text:p>
          </table:table-cell>
          <table:table-cell office:value-type="string" calcext:value-type="string">
            <text:p>Kościół w m. Opactwo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EPDE ZULU</text:p>
          </table:table-cell>
          <table:table-cell/>
          <table:table-cell office:value-type="string" calcext:value-type="string">
            <text:p>5121.783N</text:p>
          </table:table-cell>
          <table:table-cell office:value-type="string" calcext:value-type="string">
            <text:p>02217.650E</text:p>
          </table:table-cell>
          <table:table-cell office:value-type="string" calcext:value-type="string">
            <text:p>Wieże wodne w m. Zagrody</text:p>
          </table:table-cell>
          <table:table-cell table:number-columns-repeated="4"/>
        </table:table-row>
      </table:table>
      <table:table table:name="Arkusz6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6" number:min-decimal-places="6" number:min-integer-digits="1" number:grouping="true"/>
    </number:number-style>
    <number:number-style style:name="N121">
      <number:number number:decimal-places="7" number:min-decimal-places="7" number:min-integer-digits="1" number:grouping="true"/>
    </number:number-style>
    <number:number-style style:name="N122">
      <number:number number:decimal-places="8" number:min-decimal-places="8" number:min-integer-digits="1" number:grouping="true"/>
    </number:number-style>
    <number:number-style style:name="N123" number:title="### 1.2345">
      <number:number number:decimal-places="0" number:min-decimal-places="0" number:min-integer-digits="9">
        <number:embedded-text number:position="8">.</number:embedded-text>
      </number:number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.00.0000</text:date>, <text:time style:data-style-name="N2" text:time-value="14:13:53.42359965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usz Migut</meta:initial-creator>
    <meta:creation-date>2016-03-25T13:39:39.742195166</meta:creation-date>
    <dc:date>2021-07-03T17:57:54.482969083</dc:date>
    <meta:editing-duration>P1DT51M3S</meta:editing-duration>
    <meta:editing-cycles>235</meta:editing-cycles>
    <meta:generator>LibreOffice/7.0.4.2$Linux_X86_64 LibreOffice_project/00$Build-2</meta:generator>
    <meta:document-statistic meta:table-count="6" meta:cell-count="5756" meta:object-count="0"/>
  </office:meta>
</office:document-meta>
</file>